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6.1862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c0c0c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ffffff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country="none" style:country-asian="none" style:font-name-asian="Calibri" style:font-size-asian="11pt"/>
    </style:style>
  </office:automatic-styles>
  <office:body>
    <office:spreadsheet>
      <table:table table:name="geo part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ID</text:p>
          </table:table-cell>
          <table:table-cell office:value-type="float" office:value="6" calcext:value-type="float">
            <text:p>6</text:p>
          </table:table-cell>
          <table:table-cell table:formula="of:=[.A2]&amp;&quot; varchar,&quot;" office:value-type="string" office:string-value="FILEID varchar," calcext:value-type="string">
            <text:p>FILEID varchar,</text:p>
          </table:table-cell>
          <table:table-cell office:value-type="float" office:value="0" calcext:value-type="float">
            <text:p>0</text:p>
          </table:table-cell>
          <table:table-cell table:formula="of:=[.D2]+[.B2]" office:value-type="float" office:value="6" calcext:value-type="float">
            <text:p>6</text:p>
          </table:table-cell>
          <table:table-cell table:formula="of:=&quot;,&quot;&amp;[.E2]" office:value-type="string" office:string-value=",6" calcext:value-type="string">
            <text:p>,6</text:p>
          </table:table-cell>
          <table:table-cell table:formula="of:=[.G1]&amp;[.F2]" office:value-type="string" office:string-value="0,6" calcext:value-type="string">
            <text:p>0,6</text:p>
          </table:table-cell>
        </table:table-row>
        <table:table-row table:style-name="ro1">
          <table:table-cell office:value-type="string" calcext:value-type="string">
            <text:p>STUSAB</text:p>
          </table:table-cell>
          <table:table-cell office:value-type="float" office:value="2" calcext:value-type="float">
            <text:p>2</text:p>
          </table:table-cell>
          <table:table-cell table:formula="of:=[.A3]&amp;&quot; varchar,&quot;" office:value-type="string" office:string-value="STUSAB varchar," calcext:value-type="string">
            <text:p>STUSAB varchar,</text:p>
          </table:table-cell>
          <table:table-cell table:formula="of:=[.E2]+1" office:value-type="float" office:value="7" calcext:value-type="float">
            <text:p>7</text:p>
          </table:table-cell>
          <table:table-cell table:formula="of:=[.D3]+[.B3]-1" office:value-type="float" office:value="8" calcext:value-type="float">
            <text:p>8</text:p>
          </table:table-cell>
          <table:table-cell table:formula="of:=&quot;,&quot;&amp;[.E3]" office:value-type="string" office:string-value=",8" calcext:value-type="string">
            <text:p>,8</text:p>
          </table:table-cell>
          <table:table-cell table:formula="of:=[.G2]&amp;[.F3]" office:value-type="string" office:string-value="0,6,8" calcext:value-type="string">
            <text:p>0,6,8</text:p>
          </table:table-cell>
        </table:table-row>
        <table:table-row table:style-name="ro1">
          <table:table-cell office:value-type="string" calcext:value-type="string">
            <text:p>SUMLEV</text:p>
          </table:table-cell>
          <table:table-cell office:value-type="float" office:value="3" calcext:value-type="float">
            <text:p>3</text:p>
          </table:table-cell>
          <table:table-cell table:formula="of:=[.A4]&amp;&quot; varchar,&quot;" office:value-type="string" office:string-value="SUMLEV varchar," calcext:value-type="string">
            <text:p>SUMLEV varchar,</text:p>
          </table:table-cell>
          <table:table-cell table:formula="of:=[.E3]+1" office:value-type="float" office:value="9" calcext:value-type="float">
            <text:p>9</text:p>
          </table:table-cell>
          <table:table-cell table:formula="of:=[.D4]+[.B4]-1" office:value-type="float" office:value="11" calcext:value-type="float">
            <text:p>11</text:p>
          </table:table-cell>
          <table:table-cell table:formula="of:=&quot;,&quot;&amp;[.E4]" office:value-type="string" office:string-value=",11" calcext:value-type="string">
            <text:p>,11</text:p>
          </table:table-cell>
          <table:table-cell table:formula="of:=[.G3]&amp;[.F4]" office:value-type="string" office:string-value="0,6,8,11" calcext:value-type="string">
            <text:p>0,6,8,11</text:p>
          </table:table-cell>
        </table:table-row>
        <table:table-row table:style-name="ro1">
          <table:table-cell office:value-type="string" calcext:value-type="string">
            <text:p>GEOCOMP</text:p>
          </table:table-cell>
          <table:table-cell office:value-type="float" office:value="2" calcext:value-type="float">
            <text:p>2</text:p>
          </table:table-cell>
          <table:table-cell table:formula="of:=[.A5]&amp;&quot; varchar,&quot;" office:value-type="string" office:string-value="GEOCOMP varchar," calcext:value-type="string">
            <text:p>GEOCOMP varchar,</text:p>
          </table:table-cell>
          <table:table-cell table:formula="of:=[.E4]+1" office:value-type="float" office:value="12" calcext:value-type="float">
            <text:p>12</text:p>
          </table:table-cell>
          <table:table-cell table:formula="of:=[.D5]+[.B5]-1" office:value-type="float" office:value="13" calcext:value-type="float">
            <text:p>13</text:p>
          </table:table-cell>
          <table:table-cell table:formula="of:=&quot;,&quot;&amp;[.E5]" office:value-type="string" office:string-value=",13" calcext:value-type="string">
            <text:p>,13</text:p>
          </table:table-cell>
          <table:table-cell table:formula="of:=[.G4]&amp;[.F5]" office:value-type="string" office:string-value="0,6,8,11,13" calcext:value-type="string">
            <text:p>0,6,8,11,13</text:p>
          </table:table-cell>
        </table:table-row>
        <table:table-row table:style-name="ro1">
          <table:table-cell office:value-type="string" calcext:value-type="string">
            <text:p>CHARITER</text:p>
          </table:table-cell>
          <table:table-cell office:value-type="float" office:value="3" calcext:value-type="float">
            <text:p>3</text:p>
          </table:table-cell>
          <table:table-cell table:formula="of:=[.A6]&amp;&quot; varchar,&quot;" office:value-type="string" office:string-value="CHARITER varchar," calcext:value-type="string">
            <text:p>CHARITER varchar,</text:p>
          </table:table-cell>
          <table:table-cell table:formula="of:=[.E5]+1" office:value-type="float" office:value="14" calcext:value-type="float">
            <text:p>14</text:p>
          </table:table-cell>
          <table:table-cell table:formula="of:=[.D6]+[.B6]-1" office:value-type="float" office:value="16" calcext:value-type="float">
            <text:p>16</text:p>
          </table:table-cell>
          <table:table-cell table:formula="of:=&quot;,&quot;&amp;[.E6]" office:value-type="string" office:string-value=",16" calcext:value-type="string">
            <text:p>,16</text:p>
          </table:table-cell>
          <table:table-cell table:formula="of:=[.G5]&amp;[.F6]" office:value-type="string" office:string-value="0,6,8,11,13,16" calcext:value-type="string">
            <text:p>0,6,8,11,13,16</text:p>
          </table:table-cell>
        </table:table-row>
        <table:table-row table:style-name="ro1">
          <table:table-cell office:value-type="string" calcext:value-type="string">
            <text:p>CIFSN</text:p>
          </table:table-cell>
          <table:table-cell office:value-type="float" office:value="2" calcext:value-type="float">
            <text:p>2</text:p>
          </table:table-cell>
          <table:table-cell table:formula="of:=[.A7]&amp;&quot; varchar,&quot;" office:value-type="string" office:string-value="CIFSN varchar," calcext:value-type="string">
            <text:p>CIFSN varchar,</text:p>
          </table:table-cell>
          <table:table-cell table:formula="of:=[.E6]+1" office:value-type="float" office:value="17" calcext:value-type="float">
            <text:p>17</text:p>
          </table:table-cell>
          <table:table-cell table:formula="of:=[.D7]+[.B7]-1" office:value-type="float" office:value="18" calcext:value-type="float">
            <text:p>18</text:p>
          </table:table-cell>
          <table:table-cell table:formula="of:=&quot;,&quot;&amp;[.E7]" office:value-type="string" office:string-value=",18" calcext:value-type="string">
            <text:p>,18</text:p>
          </table:table-cell>
          <table:table-cell table:formula="of:=[.G6]&amp;[.F7]" office:value-type="string" office:string-value="0,6,8,11,13,16,18" calcext:value-type="string">
            <text:p>0,6,8,11,13,16,18</text:p>
          </table:table-cell>
        </table:table-row>
        <table:table-row table:style-name="ro1">
          <table:table-cell office:value-type="string" calcext:value-type="string">
            <text:p>LOGRECNO</text:p>
          </table:table-cell>
          <table:table-cell office:value-type="float" office:value="7" calcext:value-type="float">
            <text:p>7</text:p>
          </table:table-cell>
          <table:table-cell table:formula="of:=[.A8]&amp;&quot; varchar,&quot;" office:value-type="string" office:string-value="LOGRECNO varchar," calcext:value-type="string">
            <text:p>LOGRECNO varchar,</text:p>
          </table:table-cell>
          <table:table-cell table:formula="of:=[.E7]+1" office:value-type="float" office:value="19" calcext:value-type="float">
            <text:p>19</text:p>
          </table:table-cell>
          <table:table-cell table:formula="of:=[.D8]+[.B8]-1" office:value-type="float" office:value="25" calcext:value-type="float">
            <text:p>25</text:p>
          </table:table-cell>
          <table:table-cell table:formula="of:=&quot;,&quot;&amp;[.E8]" office:value-type="string" office:string-value=",25" calcext:value-type="string">
            <text:p>,25</text:p>
          </table:table-cell>
          <table:table-cell table:formula="of:=[.G7]&amp;[.F8]" office:value-type="string" office:string-value="0,6,8,11,13,16,18,25" calcext:value-type="string">
            <text:p>0,6,8,11,13,16,18,25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table:formula="of:=[.A9]&amp;&quot; varchar,&quot;" office:value-type="string" office:string-value="REGION varchar," calcext:value-type="string">
            <text:p>REGION varchar,</text:p>
          </table:table-cell>
          <table:table-cell table:formula="of:=[.E8]+1" office:value-type="float" office:value="26" calcext:value-type="float">
            <text:p>26</text:p>
          </table:table-cell>
          <table:table-cell table:formula="of:=[.D9]+[.B9]-1" office:value-type="float" office:value="26" calcext:value-type="float">
            <text:p>26</text:p>
          </table:table-cell>
          <table:table-cell table:formula="of:=&quot;,&quot;&amp;[.E9]" office:value-type="string" office:string-value=",26" calcext:value-type="string">
            <text:p>,26</text:p>
          </table:table-cell>
          <table:table-cell table:formula="of:=[.G8]&amp;[.F9]" office:value-type="string" office:string-value="0,6,8,11,13,16,18,25,26" calcext:value-type="string">
            <text:p>0,6,8,11,13,16,18,25,26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1" calcext:value-type="float">
            <text:p>1</text:p>
          </table:table-cell>
          <table:table-cell table:formula="of:=[.A10]&amp;&quot; varchar,&quot;" office:value-type="string" office:string-value="DIVISION varchar," calcext:value-type="string">
            <text:p>DIVISION varchar,</text:p>
          </table:table-cell>
          <table:table-cell table:formula="of:=[.E9]+1" office:value-type="float" office:value="27" calcext:value-type="float">
            <text:p>27</text:p>
          </table:table-cell>
          <table:table-cell table:formula="of:=[.D10]+[.B10]-1" office:value-type="float" office:value="27" calcext:value-type="float">
            <text:p>27</text:p>
          </table:table-cell>
          <table:table-cell table:formula="of:=&quot;,&quot;&amp;[.E10]" office:value-type="string" office:string-value=",27" calcext:value-type="string">
            <text:p>,27</text:p>
          </table:table-cell>
          <table:table-cell table:formula="of:=[.G9]&amp;[.F10]" office:value-type="string" office:string-value="0,6,8,11,13,16,18,25,26,27" calcext:value-type="string">
            <text:p>0,6,8,11,13,16,18,25,26,27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formula="of:=[.A11]&amp;&quot; varchar,&quot;" office:value-type="string" office:string-value="STATE varchar," calcext:value-type="string">
            <text:p>STATE varchar,</text:p>
          </table:table-cell>
          <table:table-cell table:formula="of:=[.E10]+1" office:value-type="float" office:value="28" calcext:value-type="float">
            <text:p>28</text:p>
          </table:table-cell>
          <table:table-cell table:formula="of:=[.D11]+[.B11]-1" office:value-type="float" office:value="29" calcext:value-type="float">
            <text:p>29</text:p>
          </table:table-cell>
          <table:table-cell table:formula="of:=&quot;,&quot;&amp;[.E11]" office:value-type="string" office:string-value=",29" calcext:value-type="string">
            <text:p>,29</text:p>
          </table:table-cell>
          <table:table-cell table:formula="of:=[.G10]&amp;[.F11]" office:value-type="string" office:string-value="0,6,8,11,13,16,18,25,26,27,29" calcext:value-type="string">
            <text:p>0,6,8,11,13,16,18,25,26,27,29</text:p>
          </table:table-cell>
        </table:table-row>
        <table:table-row table:style-name="ro1">
          <table:table-cell office:value-type="string" calcext:value-type="string">
            <text:p>COUNTY</text:p>
          </table:table-cell>
          <table:table-cell office:value-type="float" office:value="3" calcext:value-type="float">
            <text:p>3</text:p>
          </table:table-cell>
          <table:table-cell table:formula="of:=[.A12]&amp;&quot; varchar,&quot;" office:value-type="string" office:string-value="COUNTY varchar," calcext:value-type="string">
            <text:p>COUNTY varchar,</text:p>
          </table:table-cell>
          <table:table-cell table:formula="of:=[.E11]+1" office:value-type="float" office:value="30" calcext:value-type="float">
            <text:p>30</text:p>
          </table:table-cell>
          <table:table-cell table:formula="of:=[.D12]+[.B12]-1" office:value-type="float" office:value="32" calcext:value-type="float">
            <text:p>32</text:p>
          </table:table-cell>
          <table:table-cell table:formula="of:=&quot;,&quot;&amp;[.E12]" office:value-type="string" office:string-value=",32" calcext:value-type="string">
            <text:p>,32</text:p>
          </table:table-cell>
          <table:table-cell table:formula="of:=[.G11]&amp;[.F12]" office:value-type="string" office:string-value="0,6,8,11,13,16,18,25,26,27,29,32" calcext:value-type="string">
            <text:p>0,6,8,11,13,16,18,25,26,27,29,32</text:p>
          </table:table-cell>
        </table:table-row>
        <table:table-row table:style-name="ro1">
          <table:table-cell office:value-type="string" calcext:value-type="string">
            <text:p>COUNTYCC</text:p>
          </table:table-cell>
          <table:table-cell office:value-type="float" office:value="2" calcext:value-type="float">
            <text:p>2</text:p>
          </table:table-cell>
          <table:table-cell table:formula="of:=[.A13]&amp;&quot; varchar,&quot;" office:value-type="string" office:string-value="COUNTYCC varchar," calcext:value-type="string">
            <text:p>COUNTYCC varchar,</text:p>
          </table:table-cell>
          <table:table-cell table:formula="of:=[.E12]+1" office:value-type="float" office:value="33" calcext:value-type="float">
            <text:p>33</text:p>
          </table:table-cell>
          <table:table-cell table:formula="of:=[.D13]+[.B13]-1" office:value-type="float" office:value="34" calcext:value-type="float">
            <text:p>34</text:p>
          </table:table-cell>
          <table:table-cell table:formula="of:=&quot;,&quot;&amp;[.E13]" office:value-type="string" office:string-value=",34" calcext:value-type="string">
            <text:p>,34</text:p>
          </table:table-cell>
          <table:table-cell table:formula="of:=[.G12]&amp;[.F13]" office:value-type="string" office:string-value="0,6,8,11,13,16,18,25,26,27,29,32,34" calcext:value-type="string">
            <text:p>0,6,8,11,13,16,18,25,26,27,29,32,34</text:p>
          </table:table-cell>
        </table:table-row>
        <table:table-row table:style-name="ro1">
          <table:table-cell office:value-type="string" calcext:value-type="string">
            <text:p>COUNTYSC</text:p>
          </table:table-cell>
          <table:table-cell office:value-type="float" office:value="2" calcext:value-type="float">
            <text:p>2</text:p>
          </table:table-cell>
          <table:table-cell table:formula="of:=[.A14]&amp;&quot; varchar,&quot;" office:value-type="string" office:string-value="COUNTYSC varchar," calcext:value-type="string">
            <text:p>COUNTYSC varchar,</text:p>
          </table:table-cell>
          <table:table-cell table:formula="of:=[.E13]+1" office:value-type="float" office:value="35" calcext:value-type="float">
            <text:p>35</text:p>
          </table:table-cell>
          <table:table-cell table:formula="of:=[.D14]+[.B14]-1" office:value-type="float" office:value="36" calcext:value-type="float">
            <text:p>36</text:p>
          </table:table-cell>
          <table:table-cell table:formula="of:=&quot;,&quot;&amp;[.E14]" office:value-type="string" office:string-value=",36" calcext:value-type="string">
            <text:p>,36</text:p>
          </table:table-cell>
          <table:table-cell table:formula="of:=[.G13]&amp;[.F14]" office:value-type="string" office:string-value="0,6,8,11,13,16,18,25,26,27,29,32,34,36" calcext:value-type="string">
            <text:p>0,6,8,11,13,16,18,25,26,27,29,32,34,36</text:p>
          </table:table-cell>
        </table:table-row>
        <table:table-row table:style-name="ro1">
          <table:table-cell office:value-type="string" calcext:value-type="string">
            <text:p>COUSUB</text:p>
          </table:table-cell>
          <table:table-cell office:value-type="float" office:value="5" calcext:value-type="float">
            <text:p>5</text:p>
          </table:table-cell>
          <table:table-cell table:formula="of:=[.A15]&amp;&quot; varchar,&quot;" office:value-type="string" office:string-value="COUSUB varchar," calcext:value-type="string">
            <text:p>COUSUB varchar,</text:p>
          </table:table-cell>
          <table:table-cell table:formula="of:=[.E14]+1" office:value-type="float" office:value="37" calcext:value-type="float">
            <text:p>37</text:p>
          </table:table-cell>
          <table:table-cell table:formula="of:=[.D15]+[.B15]-1" office:value-type="float" office:value="41" calcext:value-type="float">
            <text:p>41</text:p>
          </table:table-cell>
          <table:table-cell table:formula="of:=&quot;,&quot;&amp;[.E15]" office:value-type="string" office:string-value=",41" calcext:value-type="string">
            <text:p>,41</text:p>
          </table:table-cell>
          <table:table-cell table:formula="of:=[.G14]&amp;[.F15]" office:value-type="string" office:string-value="0,6,8,11,13,16,18,25,26,27,29,32,34,36,41" calcext:value-type="string">
            <text:p>0,6,8,11,13,16,18,25,26,27,29,32,34,36,41</text:p>
          </table:table-cell>
        </table:table-row>
        <table:table-row table:style-name="ro1">
          <table:table-cell office:value-type="string" calcext:value-type="string">
            <text:p>COUSUBCC</text:p>
          </table:table-cell>
          <table:table-cell office:value-type="float" office:value="2" calcext:value-type="float">
            <text:p>2</text:p>
          </table:table-cell>
          <table:table-cell table:formula="of:=[.A16]&amp;&quot; varchar,&quot;" office:value-type="string" office:string-value="COUSUBCC varchar," calcext:value-type="string">
            <text:p>COUSUBCC varchar,</text:p>
          </table:table-cell>
          <table:table-cell table:formula="of:=[.E15]+1" office:value-type="float" office:value="42" calcext:value-type="float">
            <text:p>42</text:p>
          </table:table-cell>
          <table:table-cell table:formula="of:=[.D16]+[.B16]-1" office:value-type="float" office:value="43" calcext:value-type="float">
            <text:p>43</text:p>
          </table:table-cell>
          <table:table-cell table:formula="of:=&quot;,&quot;&amp;[.E16]" office:value-type="string" office:string-value=",43" calcext:value-type="string">
            <text:p>,43</text:p>
          </table:table-cell>
          <table:table-cell table:formula="of:=[.G15]&amp;[.F16]" office:value-type="string" office:string-value="0,6,8,11,13,16,18,25,26,27,29,32,34,36,41,43" calcext:value-type="string">
            <text:p>0,6,8,11,13,16,18,25,26,27,29,32,34,36,41,43</text:p>
          </table:table-cell>
        </table:table-row>
        <table:table-row table:style-name="ro1">
          <table:table-cell office:value-type="string" calcext:value-type="string">
            <text:p>COUSUBSC</text:p>
          </table:table-cell>
          <table:table-cell office:value-type="float" office:value="2" calcext:value-type="float">
            <text:p>2</text:p>
          </table:table-cell>
          <table:table-cell table:formula="of:=[.A17]&amp;&quot; varchar,&quot;" office:value-type="string" office:string-value="COUSUBSC varchar," calcext:value-type="string">
            <text:p>COUSUBSC varchar,</text:p>
          </table:table-cell>
          <table:table-cell table:formula="of:=[.E16]+1" office:value-type="float" office:value="44" calcext:value-type="float">
            <text:p>44</text:p>
          </table:table-cell>
          <table:table-cell table:formula="of:=[.D17]+[.B17]-1" office:value-type="float" office:value="45" calcext:value-type="float">
            <text:p>45</text:p>
          </table:table-cell>
          <table:table-cell table:formula="of:=&quot;,&quot;&amp;[.E17]" office:value-type="string" office:string-value=",45" calcext:value-type="string">
            <text:p>,45</text:p>
          </table:table-cell>
          <table:table-cell table:formula="of:=[.G16]&amp;[.F17]" office:value-type="string" office:string-value="0,6,8,11,13,16,18,25,26,27,29,32,34,36,41,43,45" calcext:value-type="string">
            <text:p>0,6,8,11,13,16,18,25,26,27,29,32,34,36,41,43,45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5" calcext:value-type="float">
            <text:p>5</text:p>
          </table:table-cell>
          <table:table-cell table:formula="of:=[.A18]&amp;&quot; varchar,&quot;" office:value-type="string" office:string-value="PLACE varchar," calcext:value-type="string">
            <text:p>PLACE varchar,</text:p>
          </table:table-cell>
          <table:table-cell table:formula="of:=[.E17]+1" office:value-type="float" office:value="46" calcext:value-type="float">
            <text:p>46</text:p>
          </table:table-cell>
          <table:table-cell table:formula="of:=[.D18]+[.B18]-1" office:value-type="float" office:value="50" calcext:value-type="float">
            <text:p>50</text:p>
          </table:table-cell>
          <table:table-cell table:formula="of:=&quot;,&quot;&amp;[.E18]" office:value-type="string" office:string-value=",50" calcext:value-type="string">
            <text:p>,50</text:p>
          </table:table-cell>
          <table:table-cell table:formula="of:=[.G17]&amp;[.F18]" office:value-type="string" office:string-value="0,6,8,11,13,16,18,25,26,27,29,32,34,36,41,43,45,50" calcext:value-type="string">
            <text:p>0,6,8,11,13,16,18,25,26,27,29,32,34,36,41,43,45,50</text:p>
          </table:table-cell>
        </table:table-row>
        <table:table-row table:style-name="ro1">
          <table:table-cell office:value-type="string" calcext:value-type="string">
            <text:p>PLACECC</text:p>
          </table:table-cell>
          <table:table-cell office:value-type="float" office:value="2" calcext:value-type="float">
            <text:p>2</text:p>
          </table:table-cell>
          <table:table-cell table:formula="of:=[.A19]&amp;&quot; varchar,&quot;" office:value-type="string" office:string-value="PLACECC varchar," calcext:value-type="string">
            <text:p>PLACECC varchar,</text:p>
          </table:table-cell>
          <table:table-cell table:formula="of:=[.E18]+1" office:value-type="float" office:value="51" calcext:value-type="float">
            <text:p>51</text:p>
          </table:table-cell>
          <table:table-cell table:formula="of:=[.D19]+[.B19]-1" office:value-type="float" office:value="52" calcext:value-type="float">
            <text:p>52</text:p>
          </table:table-cell>
          <table:table-cell table:formula="of:=&quot;,&quot;&amp;[.E19]" office:value-type="string" office:string-value=",52" calcext:value-type="string">
            <text:p>,52</text:p>
          </table:table-cell>
          <table:table-cell table:formula="of:=[.G18]&amp;[.F19]" office:value-type="string" office:string-value="0,6,8,11,13,16,18,25,26,27,29,32,34,36,41,43,45,50,52" calcext:value-type="string">
            <text:p>0,6,8,11,13,16,18,25,26,27,29,32,34,36,41,43,45,50,52</text:p>
          </table:table-cell>
        </table:table-row>
        <table:table-row table:style-name="ro1">
          <table:table-cell office:value-type="string" calcext:value-type="string">
            <text:p>PLACESC</text:p>
          </table:table-cell>
          <table:table-cell office:value-type="float" office:value="2" calcext:value-type="float">
            <text:p>2</text:p>
          </table:table-cell>
          <table:table-cell table:formula="of:=[.A20]&amp;&quot; varchar,&quot;" office:value-type="string" office:string-value="PLACESC varchar," calcext:value-type="string">
            <text:p>PLACESC varchar,</text:p>
          </table:table-cell>
          <table:table-cell table:formula="of:=[.E19]+1" office:value-type="float" office:value="53" calcext:value-type="float">
            <text:p>53</text:p>
          </table:table-cell>
          <table:table-cell table:formula="of:=[.D20]+[.B20]-1" office:value-type="float" office:value="54" calcext:value-type="float">
            <text:p>54</text:p>
          </table:table-cell>
          <table:table-cell table:formula="of:=&quot;,&quot;&amp;[.E20]" office:value-type="string" office:string-value=",54" calcext:value-type="string">
            <text:p>,54</text:p>
          </table:table-cell>
          <table:table-cell table:formula="of:=[.G19]&amp;[.F20]" office:value-type="string" office:string-value="0,6,8,11,13,16,18,25,26,27,29,32,34,36,41,43,45,50,52,54" calcext:value-type="string">
            <text:p>0,6,8,11,13,16,18,25,26,27,29,32,34,36,41,43,45,50,52,54</text:p>
          </table:table-cell>
        </table:table-row>
        <table:table-row table:style-name="ro1">
          <table:table-cell office:value-type="string" calcext:value-type="string">
            <text:p>TRACT</text:p>
          </table:table-cell>
          <table:table-cell office:value-type="float" office:value="6" calcext:value-type="float">
            <text:p>6</text:p>
          </table:table-cell>
          <table:table-cell table:formula="of:=[.A21]&amp;&quot; varchar,&quot;" office:value-type="string" office:string-value="TRACT varchar," calcext:value-type="string">
            <text:p>TRACT varchar,</text:p>
          </table:table-cell>
          <table:table-cell table:formula="of:=[.E20]+1" office:value-type="float" office:value="55" calcext:value-type="float">
            <text:p>55</text:p>
          </table:table-cell>
          <table:table-cell table:formula="of:=[.D21]+[.B21]-1" office:value-type="float" office:value="60" calcext:value-type="float">
            <text:p>60</text:p>
          </table:table-cell>
          <table:table-cell table:formula="of:=&quot;,&quot;&amp;[.E21]" office:value-type="string" office:string-value=",60" calcext:value-type="string">
            <text:p>,60</text:p>
          </table:table-cell>
          <table:table-cell table:formula="of:=[.G20]&amp;[.F21]" office:value-type="string" office:string-value="0,6,8,11,13,16,18,25,26,27,29,32,34,36,41,43,45,50,52,54,60" calcext:value-type="string">
            <text:p>0,6,8,11,13,16,18,25,26,27,29,32,34,36,41,43,45,50,52,54,60</text:p>
          </table:table-cell>
        </table:table-row>
        <table:table-row table:style-name="ro1">
          <table:table-cell office:value-type="string" calcext:value-type="string">
            <text:p>BLKGRP</text:p>
          </table:table-cell>
          <table:table-cell office:value-type="float" office:value="1" calcext:value-type="float">
            <text:p>1</text:p>
          </table:table-cell>
          <table:table-cell table:formula="of:=[.A22]&amp;&quot; varchar,&quot;" office:value-type="string" office:string-value="BLKGRP varchar," calcext:value-type="string">
            <text:p>BLKGRP varchar,</text:p>
          </table:table-cell>
          <table:table-cell table:formula="of:=[.E21]+1" office:value-type="float" office:value="61" calcext:value-type="float">
            <text:p>61</text:p>
          </table:table-cell>
          <table:table-cell table:formula="of:=[.D22]+[.B22]-1" office:value-type="float" office:value="61" calcext:value-type="float">
            <text:p>61</text:p>
          </table:table-cell>
          <table:table-cell table:formula="of:=&quot;,&quot;&amp;[.E22]" office:value-type="string" office:string-value=",61" calcext:value-type="string">
            <text:p>,61</text:p>
          </table:table-cell>
          <table:table-cell table:formula="of:=[.G21]&amp;[.F22]" office:value-type="string" office:string-value="0,6,8,11,13,16,18,25,26,27,29,32,34,36,41,43,45,50,52,54,60,61" calcext:value-type="string">
            <text:p>0,6,8,11,13,16,18,25,26,27,29,32,34,36,41,43,45,50,52,54,60,61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4" calcext:value-type="float">
            <text:p>4</text:p>
          </table:table-cell>
          <table:table-cell table:formula="of:=[.A23]&amp;&quot; varchar,&quot;" office:value-type="string" office:string-value="BLOCK varchar," calcext:value-type="string">
            <text:p>BLOCK varchar,</text:p>
          </table:table-cell>
          <table:table-cell table:formula="of:=[.E22]+1" office:value-type="float" office:value="62" calcext:value-type="float">
            <text:p>62</text:p>
          </table:table-cell>
          <table:table-cell table:formula="of:=[.D23]+[.B23]-1" office:value-type="float" office:value="65" calcext:value-type="float">
            <text:p>65</text:p>
          </table:table-cell>
          <table:table-cell table:formula="of:=&quot;,&quot;&amp;[.E23]" office:value-type="string" office:string-value=",65" calcext:value-type="string">
            <text:p>,65</text:p>
          </table:table-cell>
          <table:table-cell table:formula="of:=[.G22]&amp;[.F23]" office:value-type="string" office:string-value="0,6,8,11,13,16,18,25,26,27,29,32,34,36,41,43,45,50,52,54,60,61,65" calcext:value-type="string">
            <text:p>0,6,8,11,13,16,18,25,26,27,29,32,34,36,41,43,45,50,52,54,60,61,65</text:p>
          </table:table-cell>
        </table:table-row>
        <table:table-row table:style-name="ro1">
          <table:table-cell office:value-type="string" calcext:value-type="string">
            <text:p>IUC</text:p>
          </table:table-cell>
          <table:table-cell office:value-type="float" office:value="2" calcext:value-type="float">
            <text:p>2</text:p>
          </table:table-cell>
          <table:table-cell table:formula="of:=[.A24]&amp;&quot; varchar,&quot;" office:value-type="string" office:string-value="IUC varchar," calcext:value-type="string">
            <text:p>IUC varchar,</text:p>
          </table:table-cell>
          <table:table-cell table:formula="of:=[.E23]+1" office:value-type="float" office:value="66" calcext:value-type="float">
            <text:p>66</text:p>
          </table:table-cell>
          <table:table-cell table:formula="of:=[.D24]+[.B24]-1" office:value-type="float" office:value="67" calcext:value-type="float">
            <text:p>67</text:p>
          </table:table-cell>
          <table:table-cell table:formula="of:=&quot;,&quot;&amp;[.E24]" office:value-type="string" office:string-value=",67" calcext:value-type="string">
            <text:p>,67</text:p>
          </table:table-cell>
          <table:table-cell table:formula="of:=[.G23]&amp;[.F24]" office:value-type="string" office:string-value="0,6,8,11,13,16,18,25,26,27,29,32,34,36,41,43,45,50,52,54,60,61,65,67" calcext:value-type="string">
            <text:p>0,6,8,11,13,16,18,25,26,27,29,32,34,36,41,43,45,50,52,54,60,61,65,67</text:p>
          </table:table-cell>
        </table:table-row>
        <table:table-row table:style-name="ro1">
          <table:table-cell office:value-type="string" calcext:value-type="string">
            <text:p>CONCIT</text:p>
          </table:table-cell>
          <table:table-cell office:value-type="float" office:value="5" calcext:value-type="float">
            <text:p>5</text:p>
          </table:table-cell>
          <table:table-cell table:formula="of:=[.A25]&amp;&quot; varchar,&quot;" office:value-type="string" office:string-value="CONCIT varchar," calcext:value-type="string">
            <text:p>CONCIT varchar,</text:p>
          </table:table-cell>
          <table:table-cell table:formula="of:=[.E24]+1" office:value-type="float" office:value="68" calcext:value-type="float">
            <text:p>68</text:p>
          </table:table-cell>
          <table:table-cell table:formula="of:=[.D25]+[.B25]-1" office:value-type="float" office:value="72" calcext:value-type="float">
            <text:p>72</text:p>
          </table:table-cell>
          <table:table-cell table:formula="of:=&quot;,&quot;&amp;[.E25]" office:value-type="string" office:string-value=",72" calcext:value-type="string">
            <text:p>,72</text:p>
          </table:table-cell>
          <table:table-cell table:formula="of:=[.G24]&amp;[.F25]" office:value-type="string" office:string-value="0,6,8,11,13,16,18,25,26,27,29,32,34,36,41,43,45,50,52,54,60,61,65,67,72" calcext:value-type="string">
            <text:p>0,6,8,11,13,16,18,25,26,27,29,32,34,36,41,43,45,50,52,54,60,61,65,67,72</text:p>
          </table:table-cell>
        </table:table-row>
        <table:table-row table:style-name="ro1">
          <table:table-cell office:value-type="string" calcext:value-type="string">
            <text:p>CONCITCC</text:p>
          </table:table-cell>
          <table:table-cell office:value-type="float" office:value="2" calcext:value-type="float">
            <text:p>2</text:p>
          </table:table-cell>
          <table:table-cell table:formula="of:=[.A26]&amp;&quot; varchar,&quot;" office:value-type="string" office:string-value="CONCITCC varchar," calcext:value-type="string">
            <text:p>CONCITCC varchar,</text:p>
          </table:table-cell>
          <table:table-cell table:formula="of:=[.E25]+1" office:value-type="float" office:value="73" calcext:value-type="float">
            <text:p>73</text:p>
          </table:table-cell>
          <table:table-cell table:formula="of:=[.D26]+[.B26]-1" office:value-type="float" office:value="74" calcext:value-type="float">
            <text:p>74</text:p>
          </table:table-cell>
          <table:table-cell table:formula="of:=&quot;,&quot;&amp;[.E26]" office:value-type="string" office:string-value=",74" calcext:value-type="string">
            <text:p>,74</text:p>
          </table:table-cell>
          <table:table-cell table:formula="of:=[.G25]&amp;[.F26]" office:value-type="string" office:string-value="0,6,8,11,13,16,18,25,26,27,29,32,34,36,41,43,45,50,52,54,60,61,65,67,72,74" calcext:value-type="string">
            <text:p>0,6,8,11,13,16,18,25,26,27,29,32,34,36,41,43,45,50,52,54,60,61,65,67,72,74</text:p>
          </table:table-cell>
        </table:table-row>
        <table:table-row table:style-name="ro1">
          <table:table-cell office:value-type="string" calcext:value-type="string">
            <text:p>CONCITSC</text:p>
          </table:table-cell>
          <table:table-cell office:value-type="float" office:value="2" calcext:value-type="float">
            <text:p>2</text:p>
          </table:table-cell>
          <table:table-cell table:formula="of:=[.A27]&amp;&quot; varchar,&quot;" office:value-type="string" office:string-value="CONCITSC varchar," calcext:value-type="string">
            <text:p>CONCITSC varchar,</text:p>
          </table:table-cell>
          <table:table-cell table:formula="of:=[.E26]+1" office:value-type="float" office:value="75" calcext:value-type="float">
            <text:p>75</text:p>
          </table:table-cell>
          <table:table-cell table:formula="of:=[.D27]+[.B27]-1" office:value-type="float" office:value="76" calcext:value-type="float">
            <text:p>76</text:p>
          </table:table-cell>
          <table:table-cell table:formula="of:=&quot;,&quot;&amp;[.E27]" office:value-type="string" office:string-value=",76" calcext:value-type="string">
            <text:p>,76</text:p>
          </table:table-cell>
          <table:table-cell table:formula="of:=[.G26]&amp;[.F27]" office:value-type="string" office:string-value="0,6,8,11,13,16,18,25,26,27,29,32,34,36,41,43,45,50,52,54,60,61,65,67,72,74,76" calcext:value-type="string">
            <text:p>0,6,8,11,13,16,18,25,26,27,29,32,34,36,41,43,45,50,52,54,60,61,65,67,72,74,76</text:p>
          </table:table-cell>
        </table:table-row>
        <table:table-row table:style-name="ro1">
          <table:table-cell office:value-type="string" calcext:value-type="string">
            <text:p>AIANHH</text:p>
          </table:table-cell>
          <table:table-cell office:value-type="float" office:value="4" calcext:value-type="float">
            <text:p>4</text:p>
          </table:table-cell>
          <table:table-cell table:formula="of:=[.A28]&amp;&quot; varchar,&quot;" office:value-type="string" office:string-value="AIANHH varchar," calcext:value-type="string">
            <text:p>AIANHH varchar,</text:p>
          </table:table-cell>
          <table:table-cell table:formula="of:=[.E27]+1" office:value-type="float" office:value="77" calcext:value-type="float">
            <text:p>77</text:p>
          </table:table-cell>
          <table:table-cell table:formula="of:=[.D28]+[.B28]-1" office:value-type="float" office:value="80" calcext:value-type="float">
            <text:p>80</text:p>
          </table:table-cell>
          <table:table-cell table:formula="of:=&quot;,&quot;&amp;[.E28]" office:value-type="string" office:string-value=",80" calcext:value-type="string">
            <text:p>,80</text:p>
          </table:table-cell>
          <table:table-cell table:formula="of:=[.G27]&amp;[.F28]" office:value-type="string" office:string-value="0,6,8,11,13,16,18,25,26,27,29,32,34,36,41,43,45,50,52,54,60,61,65,67,72,74,76,80" calcext:value-type="string">
            <text:p>0,6,8,11,13,16,18,25,26,27,29,32,34,36,41,43,45,50,52,54,60,61,65,67,72,74,76,80</text:p>
          </table:table-cell>
        </table:table-row>
        <table:table-row table:style-name="ro1">
          <table:table-cell office:value-type="string" calcext:value-type="string">
            <text:p>AIANHHFP</text:p>
          </table:table-cell>
          <table:table-cell office:value-type="float" office:value="5" calcext:value-type="float">
            <text:p>5</text:p>
          </table:table-cell>
          <table:table-cell table:formula="of:=[.A29]&amp;&quot; varchar,&quot;" office:value-type="string" office:string-value="AIANHHFP varchar," calcext:value-type="string">
            <text:p>AIANHHFP varchar,</text:p>
          </table:table-cell>
          <table:table-cell table:formula="of:=[.E28]+1" office:value-type="float" office:value="81" calcext:value-type="float">
            <text:p>81</text:p>
          </table:table-cell>
          <table:table-cell table:formula="of:=[.D29]+[.B29]-1" office:value-type="float" office:value="85" calcext:value-type="float">
            <text:p>85</text:p>
          </table:table-cell>
          <table:table-cell table:formula="of:=&quot;,&quot;&amp;[.E29]" office:value-type="string" office:string-value=",85" calcext:value-type="string">
            <text:p>,85</text:p>
          </table:table-cell>
          <table:table-cell table:formula="of:=[.G28]&amp;[.F29]" office:value-type="string" office:string-value="0,6,8,11,13,16,18,25,26,27,29,32,34,36,41,43,45,50,52,54,60,61,65,67,72,74,76,80,85" calcext:value-type="string">
            <text:p>0,6,8,11,13,16,18,25,26,27,29,32,34,36,41,43,45,50,52,54,60,61,65,67,72,74,76,80,85</text:p>
          </table:table-cell>
        </table:table-row>
        <table:table-row table:style-name="ro1">
          <table:table-cell office:value-type="string" calcext:value-type="string">
            <text:p>AIANHHCC</text:p>
          </table:table-cell>
          <table:table-cell office:value-type="float" office:value="2" calcext:value-type="float">
            <text:p>2</text:p>
          </table:table-cell>
          <table:table-cell table:formula="of:=[.A30]&amp;&quot; varchar,&quot;" office:value-type="string" office:string-value="AIANHHCC varchar," calcext:value-type="string">
            <text:p>AIANHHCC varchar,</text:p>
          </table:table-cell>
          <table:table-cell table:formula="of:=[.E29]+1" office:value-type="float" office:value="86" calcext:value-type="float">
            <text:p>86</text:p>
          </table:table-cell>
          <table:table-cell table:formula="of:=[.D30]+[.B30]-1" office:value-type="float" office:value="87" calcext:value-type="float">
            <text:p>87</text:p>
          </table:table-cell>
          <table:table-cell table:formula="of:=&quot;,&quot;&amp;[.E30]" office:value-type="string" office:string-value=",87" calcext:value-type="string">
            <text:p>,87</text:p>
          </table:table-cell>
          <table:table-cell table:formula="of:=[.G29]&amp;[.F30]" office:value-type="string" office:string-value="0,6,8,11,13,16,18,25,26,27,29,32,34,36,41,43,45,50,52,54,60,61,65,67,72,74,76,80,85,87" calcext:value-type="string">
            <text:p>0,6,8,11,13,16,18,25,26,27,29,32,34,36,41,43,45,50,52,54,60,61,65,67,72,74,76,80,85,87</text:p>
          </table:table-cell>
        </table:table-row>
        <table:table-row table:style-name="ro1">
          <table:table-cell office:value-type="string" calcext:value-type="string">
            <text:p>AIHHTLI</text:p>
          </table:table-cell>
          <table:table-cell office:value-type="float" office:value="1" calcext:value-type="float">
            <text:p>1</text:p>
          </table:table-cell>
          <table:table-cell table:formula="of:=[.A31]&amp;&quot; varchar,&quot;" office:value-type="string" office:string-value="AIHHTLI varchar," calcext:value-type="string">
            <text:p>AIHHTLI varchar,</text:p>
          </table:table-cell>
          <table:table-cell table:formula="of:=[.E30]+1" office:value-type="float" office:value="88" calcext:value-type="float">
            <text:p>88</text:p>
          </table:table-cell>
          <table:table-cell table:formula="of:=[.D31]+[.B31]-1" office:value-type="float" office:value="88" calcext:value-type="float">
            <text:p>88</text:p>
          </table:table-cell>
          <table:table-cell table:formula="of:=&quot;,&quot;&amp;[.E31]" office:value-type="string" office:string-value=",88" calcext:value-type="string">
            <text:p>,88</text:p>
          </table:table-cell>
          <table:table-cell table:formula="of:=[.G30]&amp;[.F31]" office:value-type="string" office:string-value="0,6,8,11,13,16,18,25,26,27,29,32,34,36,41,43,45,50,52,54,60,61,65,67,72,74,76,80,85,87,88" calcext:value-type="string">
            <text:p>0,6,8,11,13,16,18,25,26,27,29,32,34,36,41,43,45,50,52,54,60,61,65,67,72,74,76,80,85,87,88</text:p>
          </table:table-cell>
        </table:table-row>
        <table:table-row table:style-name="ro1">
          <table:table-cell office:value-type="string" calcext:value-type="string">
            <text:p>AITSCE</text:p>
          </table:table-cell>
          <table:table-cell office:value-type="float" office:value="3" calcext:value-type="float">
            <text:p>3</text:p>
          </table:table-cell>
          <table:table-cell table:formula="of:=[.A32]&amp;&quot; varchar,&quot;" office:value-type="string" office:string-value="AITSCE varchar," calcext:value-type="string">
            <text:p>AITSCE varchar,</text:p>
          </table:table-cell>
          <table:table-cell table:formula="of:=[.E31]+1" office:value-type="float" office:value="89" calcext:value-type="float">
            <text:p>89</text:p>
          </table:table-cell>
          <table:table-cell table:formula="of:=[.D32]+[.B32]-1" office:value-type="float" office:value="91" calcext:value-type="float">
            <text:p>91</text:p>
          </table:table-cell>
          <table:table-cell table:formula="of:=&quot;,&quot;&amp;[.E32]" office:value-type="string" office:string-value=",91" calcext:value-type="string">
            <text:p>,91</text:p>
          </table:table-cell>
          <table:table-cell table:formula="of:=[.G31]&amp;[.F32]" office:value-type="string" office:string-value="0,6,8,11,13,16,18,25,26,27,29,32,34,36,41,43,45,50,52,54,60,61,65,67,72,74,76,80,85,87,88,91" calcext:value-type="string">
            <text:p>0,6,8,11,13,16,18,25,26,27,29,32,34,36,41,43,45,50,52,54,60,61,65,67,72,74,76,80,85,87,88,91</text:p>
          </table:table-cell>
        </table:table-row>
        <table:table-row table:style-name="ro1">
          <table:table-cell office:value-type="string" calcext:value-type="string">
            <text:p>AITS</text:p>
          </table:table-cell>
          <table:table-cell office:value-type="float" office:value="5" calcext:value-type="float">
            <text:p>5</text:p>
          </table:table-cell>
          <table:table-cell table:formula="of:=[.A33]&amp;&quot; varchar,&quot;" office:value-type="string" office:string-value="AITS varchar," calcext:value-type="string">
            <text:p>AITS varchar,</text:p>
          </table:table-cell>
          <table:table-cell table:formula="of:=[.E32]+1" office:value-type="float" office:value="92" calcext:value-type="float">
            <text:p>92</text:p>
          </table:table-cell>
          <table:table-cell table:formula="of:=[.D33]+[.B33]-1" office:value-type="float" office:value="96" calcext:value-type="float">
            <text:p>96</text:p>
          </table:table-cell>
          <table:table-cell table:formula="of:=&quot;,&quot;&amp;[.E33]" office:value-type="string" office:string-value=",96" calcext:value-type="string">
            <text:p>,96</text:p>
          </table:table-cell>
          <table:table-cell table:formula="of:=[.G32]&amp;[.F33]" office:value-type="string" office:string-value="0,6,8,11,13,16,18,25,26,27,29,32,34,36,41,43,45,50,52,54,60,61,65,67,72,74,76,80,85,87,88,91,96" calcext:value-type="string">
            <text:p>0,6,8,11,13,16,18,25,26,27,29,32,34,36,41,43,45,50,52,54,60,61,65,67,72,74,76,80,85,87,88,91,96</text:p>
          </table:table-cell>
        </table:table-row>
        <table:table-row table:style-name="ro1">
          <table:table-cell office:value-type="string" calcext:value-type="string">
            <text:p>AITSCC</text:p>
          </table:table-cell>
          <table:table-cell office:value-type="float" office:value="2" calcext:value-type="float">
            <text:p>2</text:p>
          </table:table-cell>
          <table:table-cell table:formula="of:=[.A34]&amp;&quot; varchar,&quot;" office:value-type="string" office:string-value="AITSCC varchar," calcext:value-type="string">
            <text:p>AITSCC varchar,</text:p>
          </table:table-cell>
          <table:table-cell table:formula="of:=[.E33]+1" office:value-type="float" office:value="97" calcext:value-type="float">
            <text:p>97</text:p>
          </table:table-cell>
          <table:table-cell table:formula="of:=[.D34]+[.B34]-1" office:value-type="float" office:value="98" calcext:value-type="float">
            <text:p>98</text:p>
          </table:table-cell>
          <table:table-cell table:formula="of:=&quot;,&quot;&amp;[.E34]" office:value-type="string" office:string-value=",98" calcext:value-type="string">
            <text:p>,98</text:p>
          </table:table-cell>
          <table:table-cell table:formula="of:=[.G33]&amp;[.F34]" office:value-type="string" office:string-value="0,6,8,11,13,16,18,25,26,27,29,32,34,36,41,43,45,50,52,54,60,61,65,67,72,74,76,80,85,87,88,91,96,98" calcext:value-type="string">
            <text:p>0,6,8,11,13,16,18,25,26,27,29,32,34,36,41,43,45,50,52,54,60,61,65,67,72,74,76,80,85,87,88,91,96,98</text:p>
          </table:table-cell>
        </table:table-row>
        <table:table-row table:style-name="ro1">
          <table:table-cell office:value-type="string" calcext:value-type="string">
            <text:p>TTRACT</text:p>
          </table:table-cell>
          <table:table-cell office:value-type="float" office:value="6" calcext:value-type="float">
            <text:p>6</text:p>
          </table:table-cell>
          <table:table-cell table:formula="of:=[.A35]&amp;&quot; varchar,&quot;" office:value-type="string" office:string-value="TTRACT varchar," calcext:value-type="string">
            <text:p>TTRACT varchar,</text:p>
          </table:table-cell>
          <table:table-cell table:formula="of:=[.E34]+1" office:value-type="float" office:value="99" calcext:value-type="float">
            <text:p>99</text:p>
          </table:table-cell>
          <table:table-cell table:formula="of:=[.D35]+[.B35]-1" office:value-type="float" office:value="104" calcext:value-type="float">
            <text:p>104</text:p>
          </table:table-cell>
          <table:table-cell table:formula="of:=&quot;,&quot;&amp;[.E35]" office:value-type="string" office:string-value=",104" calcext:value-type="string">
            <text:p>,104</text:p>
          </table:table-cell>
          <table:table-cell table:formula="of:=[.G34]&amp;[.F35]" office:value-type="string" office:string-value="0,6,8,11,13,16,18,25,26,27,29,32,34,36,41,43,45,50,52,54,60,61,65,67,72,74,76,80,85,87,88,91,96,98,104" calcext:value-type="string">
            <text:p>0,6,8,11,13,16,18,25,26,27,29,32,34,36,41,43,45,50,52,54,60,61,65,67,72,74,76,80,85,87,88,91,96,98,104</text:p>
          </table:table-cell>
        </table:table-row>
        <table:table-row table:style-name="ro1">
          <table:table-cell office:value-type="string" calcext:value-type="string">
            <text:p>TBLKGRP</text:p>
          </table:table-cell>
          <table:table-cell office:value-type="float" office:value="1" calcext:value-type="float">
            <text:p>1</text:p>
          </table:table-cell>
          <table:table-cell table:formula="of:=[.A36]&amp;&quot; varchar,&quot;" office:value-type="string" office:string-value="TBLKGRP varchar," calcext:value-type="string">
            <text:p>TBLKGRP varchar,</text:p>
          </table:table-cell>
          <table:table-cell table:formula="of:=[.E35]+1" office:value-type="float" office:value="105" calcext:value-type="float">
            <text:p>105</text:p>
          </table:table-cell>
          <table:table-cell table:formula="of:=[.D36]+[.B36]-1" office:value-type="float" office:value="105" calcext:value-type="float">
            <text:p>105</text:p>
          </table:table-cell>
          <table:table-cell table:formula="of:=&quot;,&quot;&amp;[.E36]" office:value-type="string" office:string-value=",105" calcext:value-type="string">
            <text:p>,105</text:p>
          </table:table-cell>
          <table:table-cell table:formula="of:=[.G35]&amp;[.F36]" office:value-type="string" office:string-value="0,6,8,11,13,16,18,25,26,27,29,32,34,36,41,43,45,50,52,54,60,61,65,67,72,74,76,80,85,87,88,91,96,98,104,105" calcext:value-type="string">
            <text:p>0,6,8,11,13,16,18,25,26,27,29,32,34,36,41,43,45,50,52,54,60,61,65,67,72,74,76,80,85,87,88,91,96,98,104,105</text:p>
          </table:table-cell>
        </table:table-row>
        <table:table-row table:style-name="ro1">
          <table:table-cell office:value-type="string" calcext:value-type="string">
            <text:p>ANRC</text:p>
          </table:table-cell>
          <table:table-cell office:value-type="float" office:value="5" calcext:value-type="float">
            <text:p>5</text:p>
          </table:table-cell>
          <table:table-cell table:formula="of:=[.A37]&amp;&quot; varchar,&quot;" office:value-type="string" office:string-value="ANRC varchar," calcext:value-type="string">
            <text:p>ANRC varchar,</text:p>
          </table:table-cell>
          <table:table-cell table:formula="of:=[.E36]+1" office:value-type="float" office:value="106" calcext:value-type="float">
            <text:p>106</text:p>
          </table:table-cell>
          <table:table-cell table:formula="of:=[.D37]+[.B37]-1" office:value-type="float" office:value="110" calcext:value-type="float">
            <text:p>110</text:p>
          </table:table-cell>
          <table:table-cell table:formula="of:=&quot;,&quot;&amp;[.E37]" office:value-type="string" office:string-value=",110" calcext:value-type="string">
            <text:p>,110</text:p>
          </table:table-cell>
          <table:table-cell table:formula="of:=[.G36]&amp;[.F37]" office:value-type="string" office:string-value="0,6,8,11,13,16,18,25,26,27,29,32,34,36,41,43,45,50,52,54,60,61,65,67,72,74,76,80,85,87,88,91,96,98,104,105,110" calcext:value-type="string">
            <text:p>0,6,8,11,13,16,18,25,26,27,29,32,34,36,41,43,45,50,52,54,60,61,65,67,72,74,76,80,85,87,88,91,96,98,104,105,110</text:p>
          </table:table-cell>
        </table:table-row>
        <table:table-row table:style-name="ro1">
          <table:table-cell office:value-type="string" calcext:value-type="string">
            <text:p>ANRCCC</text:p>
          </table:table-cell>
          <table:table-cell office:value-type="float" office:value="2" calcext:value-type="float">
            <text:p>2</text:p>
          </table:table-cell>
          <table:table-cell table:formula="of:=[.A38]&amp;&quot; varchar,&quot;" office:value-type="string" office:string-value="ANRCCC varchar," calcext:value-type="string">
            <text:p>ANRCCC varchar,</text:p>
          </table:table-cell>
          <table:table-cell table:formula="of:=[.E37]+1" office:value-type="float" office:value="111" calcext:value-type="float">
            <text:p>111</text:p>
          </table:table-cell>
          <table:table-cell table:formula="of:=[.D38]+[.B38]-1" office:value-type="float" office:value="112" calcext:value-type="float">
            <text:p>112</text:p>
          </table:table-cell>
          <table:table-cell table:formula="of:=&quot;,&quot;&amp;[.E38]" office:value-type="string" office:string-value=",112" calcext:value-type="string">
            <text:p>,112</text:p>
          </table:table-cell>
          <table:table-cell table:formula="of:=[.G37]&amp;[.F38]" office:value-type="string" office:string-value="0,6,8,11,13,16,18,25,26,27,29,32,34,36,41,43,45,50,52,54,60,61,65,67,72,74,76,80,85,87,88,91,96,98,104,105,110,112" calcext:value-type="string">
            <text:p>0,6,8,11,13,16,18,25,26,27,29,32,34,36,41,43,45,50,52,54,60,61,65,67,72,74,76,80,85,87,88,91,96,98,104,105,110,112</text:p>
          </table:table-cell>
        </table:table-row>
        <table:table-row table:style-name="ro1">
          <table:table-cell office:value-type="string" calcext:value-type="string">
            <text:p>CBSA</text:p>
          </table:table-cell>
          <table:table-cell office:value-type="float" office:value="5" calcext:value-type="float">
            <text:p>5</text:p>
          </table:table-cell>
          <table:table-cell table:formula="of:=[.A39]&amp;&quot; varchar,&quot;" office:value-type="string" office:string-value="CBSA varchar," calcext:value-type="string">
            <text:p>CBSA varchar,</text:p>
          </table:table-cell>
          <table:table-cell table:formula="of:=[.E38]+1" office:value-type="float" office:value="113" calcext:value-type="float">
            <text:p>113</text:p>
          </table:table-cell>
          <table:table-cell table:formula="of:=[.D39]+[.B39]-1" office:value-type="float" office:value="117" calcext:value-type="float">
            <text:p>117</text:p>
          </table:table-cell>
          <table:table-cell table:formula="of:=&quot;,&quot;&amp;[.E39]" office:value-type="string" office:string-value=",117" calcext:value-type="string">
            <text:p>,117</text:p>
          </table:table-cell>
          <table:table-cell table:formula="of:=[.G38]&amp;[.F39]" office:value-type="string" office:string-value="0,6,8,11,13,16,18,25,26,27,29,32,34,36,41,43,45,50,52,54,60,61,65,67,72,74,76,80,85,87,88,91,96,98,104,105,110,112,117" calcext:value-type="string">
            <text:p>0,6,8,11,13,16,18,25,26,27,29,32,34,36,41,43,45,50,52,54,60,61,65,67,72,74,76,80,85,87,88,91,96,98,104,105,110,112,117</text:p>
          </table:table-cell>
        </table:table-row>
        <table:table-row table:style-name="ro1">
          <table:table-cell office:value-type="string" calcext:value-type="string">
            <text:p>CBSASC</text:p>
          </table:table-cell>
          <table:table-cell office:value-type="float" office:value="2" calcext:value-type="float">
            <text:p>2</text:p>
          </table:table-cell>
          <table:table-cell table:formula="of:=[.A40]&amp;&quot; varchar,&quot;" office:value-type="string" office:string-value="CBSASC varchar," calcext:value-type="string">
            <text:p>CBSASC varchar,</text:p>
          </table:table-cell>
          <table:table-cell table:formula="of:=[.E39]+1" office:value-type="float" office:value="118" calcext:value-type="float">
            <text:p>118</text:p>
          </table:table-cell>
          <table:table-cell table:formula="of:=[.D40]+[.B40]-1" office:value-type="float" office:value="119" calcext:value-type="float">
            <text:p>119</text:p>
          </table:table-cell>
          <table:table-cell table:formula="of:=&quot;,&quot;&amp;[.E40]" office:value-type="string" office:string-value=",119" calcext:value-type="string">
            <text:p>,119</text:p>
          </table:table-cell>
          <table:table-cell table:formula="of:=[.G39]&amp;[.F40]" office:value-type="string" office:string-value="0,6,8,11,13,16,18,25,26,27,29,32,34,36,41,43,45,50,52,54,60,61,65,67,72,74,76,80,85,87,88,91,96,98,104,105,110,112,117,119" calcext:value-type="string">
            <text:p>0,6,8,11,13,16,18,25,26,27,29,32,34,36,41,43,45,50,52,54,60,61,65,67,72,74,76,80,85,87,88,91,96,98,104,105,110,112,117,119</text:p>
          </table:table-cell>
        </table:table-row>
        <table:table-row table:style-name="ro1">
          <table:table-cell office:value-type="string" calcext:value-type="string">
            <text:p>METDIV</text:p>
          </table:table-cell>
          <table:table-cell office:value-type="float" office:value="5" calcext:value-type="float">
            <text:p>5</text:p>
          </table:table-cell>
          <table:table-cell table:formula="of:=[.A41]&amp;&quot; varchar,&quot;" office:value-type="string" office:string-value="METDIV varchar," calcext:value-type="string">
            <text:p>METDIV varchar,</text:p>
          </table:table-cell>
          <table:table-cell table:formula="of:=[.E40]+1" office:value-type="float" office:value="120" calcext:value-type="float">
            <text:p>120</text:p>
          </table:table-cell>
          <table:table-cell table:formula="of:=[.D41]+[.B41]-1" office:value-type="float" office:value="124" calcext:value-type="float">
            <text:p>124</text:p>
          </table:table-cell>
          <table:table-cell table:formula="of:=&quot;,&quot;&amp;[.E41]" office:value-type="string" office:string-value=",124" calcext:value-type="string">
            <text:p>,124</text:p>
          </table:table-cell>
          <table:table-cell table:formula="of:=[.G40]&amp;[.F41]" office:value-type="string" office:string-value="0,6,8,11,13,16,18,25,26,27,29,32,34,36,41,43,45,50,52,54,60,61,65,67,72,74,76,80,85,87,88,91,96,98,104,105,110,112,117,119,124" calcext:value-type="string">
            <text:p>0,6,8,11,13,16,18,25,26,27,29,32,34,36,41,43,45,50,52,54,60,61,65,67,72,74,76,80,85,87,88,91,96,98,104,105,110,112,117,119,124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" calcext:value-type="float">
            <text:p>3</text:p>
          </table:table-cell>
          <table:table-cell table:formula="of:=[.A42]&amp;&quot; varchar,&quot;" office:value-type="string" office:string-value="CSA varchar," calcext:value-type="string">
            <text:p>CSA varchar,</text:p>
          </table:table-cell>
          <table:table-cell table:formula="of:=[.E41]+1" office:value-type="float" office:value="125" calcext:value-type="float">
            <text:p>125</text:p>
          </table:table-cell>
          <table:table-cell table:formula="of:=[.D42]+[.B42]-1" office:value-type="float" office:value="127" calcext:value-type="float">
            <text:p>127</text:p>
          </table:table-cell>
          <table:table-cell table:formula="of:=&quot;,&quot;&amp;[.E42]" office:value-type="string" office:string-value=",127" calcext:value-type="string">
            <text:p>,127</text:p>
          </table:table-cell>
          <table:table-cell table:formula="of:=[.G41]&amp;[.F42]" office:value-type="string" office:string-value="0,6,8,11,13,16,18,25,26,27,29,32,34,36,41,43,45,50,52,54,60,61,65,67,72,74,76,80,85,87,88,91,96,98,104,105,110,112,117,119,124,127" calcext:value-type="string">
            <text:p>0,6,8,11,13,16,18,25,26,27,29,32,34,36,41,43,45,50,52,54,60,61,65,67,72,74,76,80,85,87,88,91,96,98,104,105,110,112,117,119,124,127</text:p>
          </table:table-cell>
        </table:table-row>
        <table:table-row table:style-name="ro1">
          <table:table-cell office:value-type="string" calcext:value-type="string">
            <text:p>NECTA</text:p>
          </table:table-cell>
          <table:table-cell office:value-type="float" office:value="5" calcext:value-type="float">
            <text:p>5</text:p>
          </table:table-cell>
          <table:table-cell table:formula="of:=[.A43]&amp;&quot; varchar,&quot;" office:value-type="string" office:string-value="NECTA varchar," calcext:value-type="string">
            <text:p>NECTA varchar,</text:p>
          </table:table-cell>
          <table:table-cell table:formula="of:=[.E42]+1" office:value-type="float" office:value="128" calcext:value-type="float">
            <text:p>128</text:p>
          </table:table-cell>
          <table:table-cell table:formula="of:=[.D43]+[.B43]-1" office:value-type="float" office:value="132" calcext:value-type="float">
            <text:p>132</text:p>
          </table:table-cell>
          <table:table-cell table:formula="of:=&quot;,&quot;&amp;[.E43]" office:value-type="string" office:string-value=",132" calcext:value-type="string">
            <text:p>,132</text:p>
          </table:table-cell>
          <table:table-cell table:formula="of:=[.G42]&amp;[.F43]" office:value-type="string" office:string-value="0,6,8,11,13,16,18,25,26,27,29,32,34,36,41,43,45,50,52,54,60,61,65,67,72,74,76,80,85,87,88,91,96,98,104,105,110,112,117,119,124,127,132" calcext:value-type="string">
            <text:p>0,6,8,11,13,16,18,25,26,27,29,32,34,36,41,43,45,50,52,54,60,61,65,67,72,74,76,80,85,87,88,91,96,98,104,105,110,112,117,119,124,127,132</text:p>
          </table:table-cell>
        </table:table-row>
        <table:table-row table:style-name="ro1">
          <table:table-cell office:value-type="string" calcext:value-type="string">
            <text:p>NECTASC</text:p>
          </table:table-cell>
          <table:table-cell office:value-type="float" office:value="2" calcext:value-type="float">
            <text:p>2</text:p>
          </table:table-cell>
          <table:table-cell table:formula="of:=[.A44]&amp;&quot; varchar,&quot;" office:value-type="string" office:string-value="NECTASC varchar," calcext:value-type="string">
            <text:p>NECTASC varchar,</text:p>
          </table:table-cell>
          <table:table-cell table:formula="of:=[.E43]+1" office:value-type="float" office:value="133" calcext:value-type="float">
            <text:p>133</text:p>
          </table:table-cell>
          <table:table-cell table:formula="of:=[.D44]+[.B44]-1" office:value-type="float" office:value="134" calcext:value-type="float">
            <text:p>134</text:p>
          </table:table-cell>
          <table:table-cell table:formula="of:=&quot;,&quot;&amp;[.E44]" office:value-type="string" office:string-value=",134" calcext:value-type="string">
            <text:p>,134</text:p>
          </table:table-cell>
          <table:table-cell table:formula="of:=[.G43]&amp;[.F44]" office:value-type="string" office:string-value="0,6,8,11,13,16,18,25,26,27,29,32,34,36,41,43,45,50,52,54,60,61,65,67,72,74,76,80,85,87,88,91,96,98,104,105,110,112,117,119,124,127,132,134" calcext:value-type="string">
            <text:p>0,6,8,11,13,16,18,25,26,27,29,32,34,36,41,43,45,50,52,54,60,61,65,67,72,74,76,80,85,87,88,91,96,98,104,105,110,112,117,119,124,127,132,134</text:p>
          </table:table-cell>
        </table:table-row>
        <table:table-row table:style-name="ro1">
          <table:table-cell office:value-type="string" calcext:value-type="string">
            <text:p>NECTADIV</text:p>
          </table:table-cell>
          <table:table-cell office:value-type="float" office:value="5" calcext:value-type="float">
            <text:p>5</text:p>
          </table:table-cell>
          <table:table-cell table:formula="of:=[.A45]&amp;&quot; varchar,&quot;" office:value-type="string" office:string-value="NECTADIV varchar," calcext:value-type="string">
            <text:p>NECTADIV varchar,</text:p>
          </table:table-cell>
          <table:table-cell table:formula="of:=[.E44]+1" office:value-type="float" office:value="135" calcext:value-type="float">
            <text:p>135</text:p>
          </table:table-cell>
          <table:table-cell table:formula="of:=[.D45]+[.B45]-1" office:value-type="float" office:value="139" calcext:value-type="float">
            <text:p>139</text:p>
          </table:table-cell>
          <table:table-cell table:formula="of:=&quot;,&quot;&amp;[.E45]" office:value-type="string" office:string-value=",139" calcext:value-type="string">
            <text:p>,139</text:p>
          </table:table-cell>
          <table:table-cell table:formula="of:=[.G44]&amp;[.F45]" office:value-type="string" office:string-value="0,6,8,11,13,16,18,25,26,27,29,32,34,36,41,43,45,50,52,54,60,61,65,67,72,74,76,80,85,87,88,91,96,98,104,105,110,112,117,119,124,127,132,134,139" calcext:value-type="string">
            <text:p>0,6,8,11,13,16,18,25,26,27,29,32,34,36,41,43,45,50,52,54,60,61,65,67,72,74,76,80,85,87,88,91,96,98,104,105,110,112,117,119,124,127,132,134,139</text:p>
          </table:table-cell>
        </table:table-row>
        <table:table-row table:style-name="ro1">
          <table:table-cell office:value-type="string" calcext:value-type="string">
            <text:p>CNECTA</text:p>
          </table:table-cell>
          <table:table-cell office:value-type="float" office:value="3" calcext:value-type="float">
            <text:p>3</text:p>
          </table:table-cell>
          <table:table-cell table:formula="of:=[.A46]&amp;&quot; varchar,&quot;" office:value-type="string" office:string-value="CNECTA varchar," calcext:value-type="string">
            <text:p>CNECTA varchar,</text:p>
          </table:table-cell>
          <table:table-cell table:formula="of:=[.E45]+1" office:value-type="float" office:value="140" calcext:value-type="float">
            <text:p>140</text:p>
          </table:table-cell>
          <table:table-cell table:formula="of:=[.D46]+[.B46]-1" office:value-type="float" office:value="142" calcext:value-type="float">
            <text:p>142</text:p>
          </table:table-cell>
          <table:table-cell table:formula="of:=&quot;,&quot;&amp;[.E46]" office:value-type="string" office:string-value=",142" calcext:value-type="string">
            <text:p>,142</text:p>
          </table:table-cell>
          <table:table-cell table:formula="of:=[.G45]&amp;[.F46]" office:value-type="string" office:string-value="0,6,8,11,13,16,18,25,26,27,29,32,34,36,41,43,45,50,52,54,60,61,65,67,72,74,76,80,85,87,88,91,96,98,104,105,110,112,117,119,124,127,132,134,139,142" calcext:value-type="string">
            <text:p>0,6,8,11,13,16,18,25,26,27,29,32,34,36,41,43,45,50,52,54,60,61,65,67,72,74,76,80,85,87,88,91,96,98,104,105,110,112,117,119,124,127,132,134,139,142</text:p>
          </table:table-cell>
        </table:table-row>
        <table:table-row table:style-name="ro1">
          <table:table-cell office:value-type="string" calcext:value-type="string">
            <text:p>CBSAPCI</text:p>
          </table:table-cell>
          <table:table-cell office:value-type="float" office:value="1" calcext:value-type="float">
            <text:p>1</text:p>
          </table:table-cell>
          <table:table-cell table:formula="of:=[.A47]&amp;&quot; varchar,&quot;" office:value-type="string" office:string-value="CBSAPCI varchar," calcext:value-type="string">
            <text:p>CBSAPCI varchar,</text:p>
          </table:table-cell>
          <table:table-cell table:formula="of:=[.E46]+1" office:value-type="float" office:value="143" calcext:value-type="float">
            <text:p>143</text:p>
          </table:table-cell>
          <table:table-cell table:formula="of:=[.D47]+[.B47]-1" office:value-type="float" office:value="143" calcext:value-type="float">
            <text:p>143</text:p>
          </table:table-cell>
          <table:table-cell table:formula="of:=&quot;,&quot;&amp;[.E47]" office:value-type="string" office:string-value=",143" calcext:value-type="string">
            <text:p>,143</text:p>
          </table:table-cell>
          <table:table-cell table:formula="of:=[.G46]&amp;[.F47]" office:value-type="string" office:string-value="0,6,8,11,13,16,18,25,26,27,29,32,34,36,41,43,45,50,52,54,60,61,65,67,72,74,76,80,85,87,88,91,96,98,104,105,110,112,117,119,124,127,132,134,139,142,143" calcext:value-type="string">
            <text:p>0,6,8,11,13,16,18,25,26,27,29,32,34,36,41,43,45,50,52,54,60,61,65,67,72,74,76,80,85,87,88,91,96,98,104,105,110,112,117,119,124,127,132,134,139,142,143</text:p>
          </table:table-cell>
        </table:table-row>
        <table:table-row table:style-name="ro1">
          <table:table-cell office:value-type="string" calcext:value-type="string">
            <text:p>NECTAPCI</text:p>
          </table:table-cell>
          <table:table-cell office:value-type="float" office:value="1" calcext:value-type="float">
            <text:p>1</text:p>
          </table:table-cell>
          <table:table-cell table:formula="of:=[.A48]&amp;&quot; varchar,&quot;" office:value-type="string" office:string-value="NECTAPCI varchar," calcext:value-type="string">
            <text:p>NECTAPCI varchar,</text:p>
          </table:table-cell>
          <table:table-cell table:formula="of:=[.E47]+1" office:value-type="float" office:value="144" calcext:value-type="float">
            <text:p>144</text:p>
          </table:table-cell>
          <table:table-cell table:formula="of:=[.D48]+[.B48]-1" office:value-type="float" office:value="144" calcext:value-type="float">
            <text:p>144</text:p>
          </table:table-cell>
          <table:table-cell table:formula="of:=&quot;,&quot;&amp;[.E48]" office:value-type="string" office:string-value=",144" calcext:value-type="string">
            <text:p>,144</text:p>
          </table:table-cell>
          <table:table-cell table:formula="of:=[.G47]&amp;[.F48]" office:value-type="string" office:string-value="0,6,8,11,13,16,18,25,26,27,29,32,34,36,41,43,45,50,52,54,60,61,65,67,72,74,76,80,85,87,88,91,96,98,104,105,110,112,117,119,124,127,132,134,139,142,143,144" calcext:value-type="string">
            <text:p>0,6,8,11,13,16,18,25,26,27,29,32,34,36,41,43,45,50,52,54,60,61,65,67,72,74,76,80,85,87,88,91,96,98,104,105,110,112,117,119,124,127,132,134,139,142,143,144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table:formula="of:=[.A49]&amp;&quot; varchar,&quot;" office:value-type="string" office:string-value="UA varchar," calcext:value-type="string">
            <text:p>UA varchar,</text:p>
          </table:table-cell>
          <table:table-cell table:formula="of:=[.E48]+1" office:value-type="float" office:value="145" calcext:value-type="float">
            <text:p>145</text:p>
          </table:table-cell>
          <table:table-cell table:formula="of:=[.D49]+[.B49]-1" office:value-type="float" office:value="149" calcext:value-type="float">
            <text:p>149</text:p>
          </table:table-cell>
          <table:table-cell table:formula="of:=&quot;,&quot;&amp;[.E49]" office:value-type="string" office:string-value=",149" calcext:value-type="string">
            <text:p>,149</text:p>
          </table:table-cell>
          <table:table-cell table:formula="of:=[.G48]&amp;[.F49]" office:value-type="string" office:string-value="0,6,8,11,13,16,18,25,26,27,29,32,34,36,41,43,45,50,52,54,60,61,65,67,72,74,76,80,85,87,88,91,96,98,104,105,110,112,117,119,124,127,132,134,139,142,143,144,149" calcext:value-type="string">
            <text:p>0,6,8,11,13,16,18,25,26,27,29,32,34,36,41,43,45,50,52,54,60,61,65,67,72,74,76,80,85,87,88,91,96,98,104,105,110,112,117,119,124,127,132,134,139,142,143,144,149</text:p>
          </table:table-cell>
        </table:table-row>
        <table:table-row table:style-name="ro1">
          <table:table-cell office:value-type="string" calcext:value-type="string">
            <text:p>UASC</text:p>
          </table:table-cell>
          <table:table-cell office:value-type="float" office:value="2" calcext:value-type="float">
            <text:p>2</text:p>
          </table:table-cell>
          <table:table-cell table:formula="of:=[.A50]&amp;&quot; varchar,&quot;" office:value-type="string" office:string-value="UASC varchar," calcext:value-type="string">
            <text:p>UASC varchar,</text:p>
          </table:table-cell>
          <table:table-cell table:formula="of:=[.E49]+1" office:value-type="float" office:value="150" calcext:value-type="float">
            <text:p>150</text:p>
          </table:table-cell>
          <table:table-cell table:formula="of:=[.D50]+[.B50]-1" office:value-type="float" office:value="151" calcext:value-type="float">
            <text:p>151</text:p>
          </table:table-cell>
          <table:table-cell table:formula="of:=&quot;,&quot;&amp;[.E50]" office:value-type="string" office:string-value=",151" calcext:value-type="string">
            <text:p>,151</text:p>
          </table:table-cell>
          <table:table-cell table:formula="of:=[.G49]&amp;[.F50]" office:value-type="string" office:string-value="0,6,8,11,13,16,18,25,26,27,29,32,34,36,41,43,45,50,52,54,60,61,65,67,72,74,76,80,85,87,88,91,96,98,104,105,110,112,117,119,124,127,132,134,139,142,143,144,149,151" calcext:value-type="string">
            <text:p>0,6,8,11,13,16,18,25,26,27,29,32,34,36,41,43,45,50,52,54,60,61,65,67,72,74,76,80,85,87,88,91,96,98,104,105,110,112,117,119,124,127,132,134,139,142,143,144,149,151</text:p>
          </table:table-cell>
        </table:table-row>
        <table:table-row table:style-name="ro1">
          <table:table-cell office:value-type="string" calcext:value-type="string">
            <text:p>UATYPE</text:p>
          </table:table-cell>
          <table:table-cell office:value-type="float" office:value="1" calcext:value-type="float">
            <text:p>1</text:p>
          </table:table-cell>
          <table:table-cell table:formula="of:=[.A51]&amp;&quot; varchar,&quot;" office:value-type="string" office:string-value="UATYPE varchar," calcext:value-type="string">
            <text:p>UATYPE varchar,</text:p>
          </table:table-cell>
          <table:table-cell table:formula="of:=[.E50]+1" office:value-type="float" office:value="152" calcext:value-type="float">
            <text:p>152</text:p>
          </table:table-cell>
          <table:table-cell table:formula="of:=[.D51]+[.B51]-1" office:value-type="float" office:value="152" calcext:value-type="float">
            <text:p>152</text:p>
          </table:table-cell>
          <table:table-cell table:formula="of:=&quot;,&quot;&amp;[.E51]" office:value-type="string" office:string-value=",152" calcext:value-type="string">
            <text:p>,152</text:p>
          </table:table-cell>
          <table:table-cell table:formula="of:=[.G50]&amp;[.F51]" office:value-type="string" office:string-value="0,6,8,11,13,16,18,25,26,27,29,32,34,36,41,43,45,50,52,54,60,61,65,67,72,74,76,80,85,87,88,91,96,98,104,105,110,112,117,119,124,127,132,134,139,142,143,144,149,151,152" calcext:value-type="string">
            <text:p>0,6,8,11,13,16,18,25,26,27,29,32,34,36,41,43,45,50,52,54,60,61,65,67,72,74,76,80,85,87,88,91,96,98,104,105,110,112,117,119,124,127,132,134,139,142,143,144,149,151,152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" calcext:value-type="float">
            <text:p>1</text:p>
          </table:table-cell>
          <table:table-cell table:formula="of:=[.A52]&amp;&quot; varchar,&quot;" office:value-type="string" office:string-value="UR varchar," calcext:value-type="string">
            <text:p>UR varchar,</text:p>
          </table:table-cell>
          <table:table-cell table:formula="of:=[.E51]+1" office:value-type="float" office:value="153" calcext:value-type="float">
            <text:p>153</text:p>
          </table:table-cell>
          <table:table-cell table:formula="of:=[.D52]+[.B52]-1" office:value-type="float" office:value="153" calcext:value-type="float">
            <text:p>153</text:p>
          </table:table-cell>
          <table:table-cell table:formula="of:=&quot;,&quot;&amp;[.E52]" office:value-type="string" office:string-value=",153" calcext:value-type="string">
            <text:p>,153</text:p>
          </table:table-cell>
          <table:table-cell table:formula="of:=[.G51]&amp;[.F52]" office:value-type="string" office:string-value="0,6,8,11,13,16,18,25,26,27,29,32,34,36,41,43,45,50,52,54,60,61,65,67,72,74,76,80,85,87,88,91,96,98,104,105,110,112,117,119,124,127,132,134,139,142,143,144,149,151,152,153" calcext:value-type="string">
            <text:p>0,6,8,11,13,16,18,25,26,27,29,32,34,36,41,43,45,50,52,54,60,61,65,67,72,74,76,80,85,87,88,91,96,98,104,105,110,112,117,119,124,127,132,134,139,142,143,144,149,151,152,15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table:formula="of:=[.A53]&amp;&quot; varchar,&quot;" office:value-type="string" office:string-value="CD varchar," calcext:value-type="string">
            <text:p>CD varchar,</text:p>
          </table:table-cell>
          <table:table-cell table:formula="of:=[.E52]+1" office:value-type="float" office:value="154" calcext:value-type="float">
            <text:p>154</text:p>
          </table:table-cell>
          <table:table-cell table:formula="of:=[.D53]+[.B53]-1" office:value-type="float" office:value="155" calcext:value-type="float">
            <text:p>155</text:p>
          </table:table-cell>
          <table:table-cell table:formula="of:=&quot;,&quot;&amp;[.E53]" office:value-type="string" office:string-value=",155" calcext:value-type="string">
            <text:p>,155</text:p>
          </table:table-cell>
          <table:table-cell table:formula="of:=[.G52]&amp;[.F53]" office:value-type="string" office:string-value="0,6,8,11,13,16,18,25,26,27,29,32,34,36,41,43,45,50,52,54,60,61,65,67,72,74,76,80,85,87,88,91,96,98,104,105,110,112,117,119,124,127,132,134,139,142,143,144,149,151,152,153,155" calcext:value-type="string">
            <text:p>0,6,8,11,13,16,18,25,26,27,29,32,34,36,41,43,45,50,52,54,60,61,65,67,72,74,76,80,85,87,88,91,96,98,104,105,110,112,117,119,124,127,132,134,139,142,143,144,149,151,152,153,155</text:p>
          </table:table-cell>
        </table:table-row>
        <table:table-row table:style-name="ro1">
          <table:table-cell office:value-type="string" calcext:value-type="string">
            <text:p>SLDU</text:p>
          </table:table-cell>
          <table:table-cell office:value-type="float" office:value="3" calcext:value-type="float">
            <text:p>3</text:p>
          </table:table-cell>
          <table:table-cell table:formula="of:=[.A54]&amp;&quot; varchar,&quot;" office:value-type="string" office:string-value="SLDU varchar," calcext:value-type="string">
            <text:p>SLDU varchar,</text:p>
          </table:table-cell>
          <table:table-cell table:formula="of:=[.E53]+1" office:value-type="float" office:value="156" calcext:value-type="float">
            <text:p>156</text:p>
          </table:table-cell>
          <table:table-cell table:formula="of:=[.D54]+[.B54]-1" office:value-type="float" office:value="158" calcext:value-type="float">
            <text:p>158</text:p>
          </table:table-cell>
          <table:table-cell table:formula="of:=&quot;,&quot;&amp;[.E54]" office:value-type="string" office:string-value=",158" calcext:value-type="string">
            <text:p>,158</text:p>
          </table:table-cell>
          <table:table-cell table:formula="of:=[.G53]&amp;[.F54]" office:value-type="string" office:string-value="0,6,8,11,13,16,18,25,26,27,29,32,34,36,41,43,45,50,52,54,60,61,65,67,72,74,76,80,85,87,88,91,96,98,104,105,110,112,117,119,124,127,132,134,139,142,143,144,149,151,152,153,155,158" calcext:value-type="string">
            <text:p>0,6,8,11,13,16,18,25,26,27,29,32,34,36,41,43,45,50,52,54,60,61,65,67,72,74,76,80,85,87,88,91,96,98,104,105,110,112,117,119,124,127,132,134,139,142,143,144,149,151,152,153,155,158</text:p>
          </table:table-cell>
        </table:table-row>
        <table:table-row table:style-name="ro1">
          <table:table-cell office:value-type="string" calcext:value-type="string">
            <text:p>SLDL</text:p>
          </table:table-cell>
          <table:table-cell office:value-type="float" office:value="3" calcext:value-type="float">
            <text:p>3</text:p>
          </table:table-cell>
          <table:table-cell table:formula="of:=[.A55]&amp;&quot; varchar,&quot;" office:value-type="string" office:string-value="SLDL varchar," calcext:value-type="string">
            <text:p>SLDL varchar,</text:p>
          </table:table-cell>
          <table:table-cell table:formula="of:=[.E54]+1" office:value-type="float" office:value="159" calcext:value-type="float">
            <text:p>159</text:p>
          </table:table-cell>
          <table:table-cell table:formula="of:=[.D55]+[.B55]-1" office:value-type="float" office:value="161" calcext:value-type="float">
            <text:p>161</text:p>
          </table:table-cell>
          <table:table-cell table:formula="of:=&quot;,&quot;&amp;[.E55]" office:value-type="string" office:string-value=",161" calcext:value-type="string">
            <text:p>,161</text:p>
          </table:table-cell>
          <table:table-cell table:formula="of:=[.G54]&amp;[.F55]" office:value-type="string" office:string-value="0,6,8,11,13,16,18,25,26,27,29,32,34,36,41,43,45,50,52,54,60,61,65,67,72,74,76,80,85,87,88,91,96,98,104,105,110,112,117,119,124,127,132,134,139,142,143,144,149,151,152,153,155,158,161" calcext:value-type="string">
            <text:p>0,6,8,11,13,16,18,25,26,27,29,32,34,36,41,43,45,50,52,54,60,61,65,67,72,74,76,80,85,87,88,91,96,98,104,105,110,112,117,119,124,127,132,134,139,142,143,144,149,151,152,153,155,158,161</text:p>
          </table:table-cell>
        </table:table-row>
        <table:table-row table:style-name="ro1">
          <table:table-cell office:value-type="string" calcext:value-type="string">
            <text:p>VTD</text:p>
          </table:table-cell>
          <table:table-cell office:value-type="float" office:value="6" calcext:value-type="float">
            <text:p>6</text:p>
          </table:table-cell>
          <table:table-cell table:formula="of:=[.A56]&amp;&quot; varchar,&quot;" office:value-type="string" office:string-value="VTD varchar," calcext:value-type="string">
            <text:p>VTD varchar,</text:p>
          </table:table-cell>
          <table:table-cell table:formula="of:=[.E55]+1" office:value-type="float" office:value="162" calcext:value-type="float">
            <text:p>162</text:p>
          </table:table-cell>
          <table:table-cell table:formula="of:=[.D56]+[.B56]-1" office:value-type="float" office:value="167" calcext:value-type="float">
            <text:p>167</text:p>
          </table:table-cell>
          <table:table-cell table:formula="of:=&quot;,&quot;&amp;[.E56]" office:value-type="string" office:string-value=",167" calcext:value-type="string">
            <text:p>,167</text:p>
          </table:table-cell>
          <table:table-cell table:formula="of:=[.G55]&amp;[.F56]" office:value-type="string" office:string-value="0,6,8,11,13,16,18,25,26,27,29,32,34,36,41,43,45,50,52,54,60,61,65,67,72,74,76,80,85,87,88,91,96,98,104,105,110,112,117,119,124,127,132,134,139,142,143,144,149,151,152,153,155,158,161,167" calcext:value-type="string">
            <text:p>0,6,8,11,13,16,18,25,26,27,29,32,34,36,41,43,45,50,52,54,60,61,65,67,72,74,76,80,85,87,88,91,96,98,104,105,110,112,117,119,124,127,132,134,139,142,143,144,149,151,152,153,155,158,161,167</text:p>
          </table:table-cell>
        </table:table-row>
        <table:table-row table:style-name="ro1">
          <table:table-cell office:value-type="string" calcext:value-type="string">
            <text:p>VTDI</text:p>
          </table:table-cell>
          <table:table-cell office:value-type="float" office:value="1" calcext:value-type="float">
            <text:p>1</text:p>
          </table:table-cell>
          <table:table-cell table:formula="of:=[.A57]&amp;&quot; varchar,&quot;" office:value-type="string" office:string-value="VTDI varchar," calcext:value-type="string">
            <text:p>VTDI varchar,</text:p>
          </table:table-cell>
          <table:table-cell table:formula="of:=[.E56]+1" office:value-type="float" office:value="168" calcext:value-type="float">
            <text:p>168</text:p>
          </table:table-cell>
          <table:table-cell table:formula="of:=[.D57]+[.B57]-1" office:value-type="float" office:value="168" calcext:value-type="float">
            <text:p>168</text:p>
          </table:table-cell>
          <table:table-cell table:formula="of:=&quot;,&quot;&amp;[.E57]" office:value-type="string" office:string-value=",168" calcext:value-type="string">
            <text:p>,168</text:p>
          </table:table-cell>
          <table:table-cell table:formula="of:=[.G56]&amp;[.F57]" office:value-type="string" office:string-value="0,6,8,11,13,16,18,25,26,27,29,32,34,36,41,43,45,50,52,54,60,61,65,67,72,74,76,80,85,87,88,91,96,98,104,105,110,112,117,119,124,127,132,134,139,142,143,144,149,151,152,153,155,158,161,167,168" calcext:value-type="string">
            <text:p>0,6,8,11,13,16,18,25,26,27,29,32,34,36,41,43,45,50,52,54,60,61,65,67,72,74,76,80,85,87,88,91,96,98,104,105,110,112,117,119,124,127,132,134,139,142,143,144,149,151,152,153,155,158,161,167,168</text:p>
          </table:table-cell>
        </table:table-row>
        <table:table-row table:style-name="ro1">
          <table:table-cell office:value-type="string" calcext:value-type="string">
            <text:p>RESERVE2</text:p>
          </table:table-cell>
          <table:table-cell office:value-type="float" office:value="3" calcext:value-type="float">
            <text:p>3</text:p>
          </table:table-cell>
          <table:table-cell table:formula="of:=[.A58]&amp;&quot; varchar,&quot;" office:value-type="string" office:string-value="RESERVE2 varchar," calcext:value-type="string">
            <text:p>RESERVE2 varchar,</text:p>
          </table:table-cell>
          <table:table-cell table:formula="of:=[.E57]+1" office:value-type="float" office:value="169" calcext:value-type="float">
            <text:p>169</text:p>
          </table:table-cell>
          <table:table-cell table:formula="of:=[.D58]+[.B58]-1" office:value-type="float" office:value="171" calcext:value-type="float">
            <text:p>171</text:p>
          </table:table-cell>
          <table:table-cell table:formula="of:=&quot;,&quot;&amp;[.E58]" office:value-type="string" office:string-value=",171" calcext:value-type="string">
            <text:p>,171</text:p>
          </table:table-cell>
          <table:table-cell table:formula="of:=[.G57]&amp;[.F58]" office:value-type="string" office:string-value="0,6,8,11,13,16,18,25,26,27,29,32,34,36,41,43,45,50,52,54,60,61,65,67,72,74,76,80,85,87,88,91,96,98,104,105,110,112,117,119,124,127,132,134,139,142,143,144,149,151,152,153,155,158,161,167,168,171" calcext:value-type="string">
            <text:p>0,6,8,11,13,16,18,25,26,27,29,32,34,36,41,43,45,50,52,54,60,61,65,67,72,74,76,80,85,87,88,91,96,98,104,105,110,112,117,119,124,127,132,134,139,142,143,144,149,151,152,153,155,158,161,167,168,171</text:p>
          </table:table-cell>
        </table:table-row>
        <table:table-row table:style-name="ro1">
          <table:table-cell office:value-type="string" calcext:value-type="string">
            <text:p>ZCTA5</text:p>
          </table:table-cell>
          <table:table-cell office:value-type="float" office:value="5" calcext:value-type="float">
            <text:p>5</text:p>
          </table:table-cell>
          <table:table-cell table:formula="of:=[.A59]&amp;&quot; varchar,&quot;" office:value-type="string" office:string-value="ZCTA5 varchar," calcext:value-type="string">
            <text:p>ZCTA5 varchar,</text:p>
          </table:table-cell>
          <table:table-cell table:formula="of:=[.E58]+1" office:value-type="float" office:value="172" calcext:value-type="float">
            <text:p>172</text:p>
          </table:table-cell>
          <table:table-cell table:formula="of:=[.D59]+[.B59]-1" office:value-type="float" office:value="176" calcext:value-type="float">
            <text:p>176</text:p>
          </table:table-cell>
          <table:table-cell table:formula="of:=&quot;,&quot;&amp;[.E59]" office:value-type="string" office:string-value=",176" calcext:value-type="string">
            <text:p>,176</text:p>
          </table:table-cell>
          <table:table-cell table:formula="of:=[.G58]&amp;[.F59]" office:value-type="string" office:string-value="0,6,8,11,13,16,18,25,26,27,29,32,34,36,41,43,45,50,52,54,60,61,65,67,72,74,76,80,85,87,88,91,96,98,104,105,110,112,117,119,124,127,132,134,139,142,143,144,149,151,152,153,155,158,161,167,168,171,176" calcext:value-type="string">
            <text:p>0,6,8,11,13,16,18,25,26,27,29,32,34,36,41,43,45,50,52,54,60,61,65,67,72,74,76,80,85,87,88,91,96,98,104,105,110,112,117,119,124,127,132,134,139,142,143,144,149,151,152,153,155,158,161,167,168,171,176</text:p>
          </table:table-cell>
        </table:table-row>
        <table:table-row table:style-name="ro1">
          <table:table-cell office:value-type="string" calcext:value-type="string">
            <text:p>SUBMCD</text:p>
          </table:table-cell>
          <table:table-cell office:value-type="float" office:value="5" calcext:value-type="float">
            <text:p>5</text:p>
          </table:table-cell>
          <table:table-cell table:formula="of:=[.A60]&amp;&quot; varchar,&quot;" office:value-type="string" office:string-value="SUBMCD varchar," calcext:value-type="string">
            <text:p>SUBMCD varchar,</text:p>
          </table:table-cell>
          <table:table-cell table:formula="of:=[.E59]+1" office:value-type="float" office:value="177" calcext:value-type="float">
            <text:p>177</text:p>
          </table:table-cell>
          <table:table-cell table:formula="of:=[.D60]+[.B60]-1" office:value-type="float" office:value="181" calcext:value-type="float">
            <text:p>181</text:p>
          </table:table-cell>
          <table:table-cell table:formula="of:=&quot;,&quot;&amp;[.E60]" office:value-type="string" office:string-value=",181" calcext:value-type="string">
            <text:p>,181</text:p>
          </table:table-cell>
          <table:table-cell table:formula="of:=[.G59]&amp;[.F60]" office:value-type="string" office:string-value="0,6,8,11,13,16,18,25,26,27,29,32,34,36,41,43,45,50,52,54,60,61,65,67,72,74,76,80,85,87,88,91,96,98,104,105,110,112,117,119,124,127,132,134,139,142,143,144,149,151,152,153,155,158,161,167,168,171,176,181" calcext:value-type="string">
            <text:p>0,6,8,11,13,16,18,25,26,27,29,32,34,36,41,43,45,50,52,54,60,61,65,67,72,74,76,80,85,87,88,91,96,98,104,105,110,112,117,119,124,127,132,134,139,142,143,144,149,151,152,153,155,158,161,167,168,171,176,181</text:p>
          </table:table-cell>
        </table:table-row>
        <table:table-row table:style-name="ro1">
          <table:table-cell office:value-type="string" calcext:value-type="string">
            <text:p>SUBMCDCC</text:p>
          </table:table-cell>
          <table:table-cell office:value-type="float" office:value="2" calcext:value-type="float">
            <text:p>2</text:p>
          </table:table-cell>
          <table:table-cell table:formula="of:=[.A61]&amp;&quot; varchar,&quot;" office:value-type="string" office:string-value="SUBMCDCC varchar," calcext:value-type="string">
            <text:p>SUBMCDCC varchar,</text:p>
          </table:table-cell>
          <table:table-cell table:formula="of:=[.E60]+1" office:value-type="float" office:value="182" calcext:value-type="float">
            <text:p>182</text:p>
          </table:table-cell>
          <table:table-cell table:formula="of:=[.D61]+[.B61]-1" office:value-type="float" office:value="183" calcext:value-type="float">
            <text:p>183</text:p>
          </table:table-cell>
          <table:table-cell table:formula="of:=&quot;,&quot;&amp;[.E61]" office:value-type="string" office:string-value=",183" calcext:value-type="string">
            <text:p>,183</text:p>
          </table:table-cell>
          <table:table-cell table:formula="of:=[.G60]&amp;[.F61]" office:value-type="string" office:string-value="0,6,8,11,13,16,18,25,26,27,29,32,34,36,41,43,45,50,52,54,60,61,65,67,72,74,76,80,85,87,88,91,96,98,104,105,110,112,117,119,124,127,132,134,139,142,143,144,149,151,152,153,155,158,161,167,168,171,176,181,183" calcext:value-type="string">
            <text:p>0,6,8,11,13,16,18,25,26,27,29,32,34,36,41,43,45,50,52,54,60,61,65,67,72,74,76,80,85,87,88,91,96,98,104,105,110,112,117,119,124,127,132,134,139,142,143,144,149,151,152,153,155,158,161,167,168,171,176,181,183</text:p>
          </table:table-cell>
        </table:table-row>
        <table:table-row table:style-name="ro1">
          <table:table-cell office:value-type="string" calcext:value-type="string">
            <text:p>SDELM</text:p>
          </table:table-cell>
          <table:table-cell office:value-type="float" office:value="5" calcext:value-type="float">
            <text:p>5</text:p>
          </table:table-cell>
          <table:table-cell table:formula="of:=[.A62]&amp;&quot; varchar,&quot;" office:value-type="string" office:string-value="SDELM varchar," calcext:value-type="string">
            <text:p>SDELM varchar,</text:p>
          </table:table-cell>
          <table:table-cell table:formula="of:=[.E61]+1" office:value-type="float" office:value="184" calcext:value-type="float">
            <text:p>184</text:p>
          </table:table-cell>
          <table:table-cell table:formula="of:=[.D62]+[.B62]-1" office:value-type="float" office:value="188" calcext:value-type="float">
            <text:p>188</text:p>
          </table:table-cell>
          <table:table-cell table:formula="of:=&quot;,&quot;&amp;[.E62]" office:value-type="string" office:string-value=",188" calcext:value-type="string">
            <text:p>,188</text:p>
          </table:table-cell>
          <table:table-cell table:formula="of:=[.G61]&amp;[.F62]" office:value-type="string" office:string-value="0,6,8,11,13,16,18,25,26,27,29,32,34,36,41,43,45,50,52,54,60,61,65,67,72,74,76,80,85,87,88,91,96,98,104,105,110,112,117,119,124,127,132,134,139,142,143,144,149,151,152,153,155,158,161,167,168,171,176,181,183,188" calcext:value-type="string">
            <text:p>0,6,8,11,13,16,18,25,26,27,29,32,34,36,41,43,45,50,52,54,60,61,65,67,72,74,76,80,85,87,88,91,96,98,104,105,110,112,117,119,124,127,132,134,139,142,143,144,149,151,152,153,155,158,161,167,168,171,176,181,183,188</text:p>
          </table:table-cell>
        </table:table-row>
        <table:table-row table:style-name="ro1">
          <table:table-cell office:value-type="string" calcext:value-type="string">
            <text:p>SDSEC</text:p>
          </table:table-cell>
          <table:table-cell office:value-type="float" office:value="5" calcext:value-type="float">
            <text:p>5</text:p>
          </table:table-cell>
          <table:table-cell table:formula="of:=[.A63]&amp;&quot; varchar,&quot;" office:value-type="string" office:string-value="SDSEC varchar," calcext:value-type="string">
            <text:p>SDSEC varchar,</text:p>
          </table:table-cell>
          <table:table-cell table:formula="of:=[.E62]+1" office:value-type="float" office:value="189" calcext:value-type="float">
            <text:p>189</text:p>
          </table:table-cell>
          <table:table-cell table:formula="of:=[.D63]+[.B63]-1" office:value-type="float" office:value="193" calcext:value-type="float">
            <text:p>193</text:p>
          </table:table-cell>
          <table:table-cell table:formula="of:=&quot;,&quot;&amp;[.E63]" office:value-type="string" office:string-value=",193" calcext:value-type="string">
            <text:p>,193</text:p>
          </table:table-cell>
          <table:table-cell table:formula="of:=[.G62]&amp;[.F63]" office:value-type="string" office:string-value="0,6,8,11,13,16,18,25,26,27,29,32,34,36,41,43,45,50,52,54,60,61,65,67,72,74,76,80,85,87,88,91,96,98,104,105,110,112,117,119,124,127,132,134,139,142,143,144,149,151,152,153,155,158,161,167,168,171,176,181,183,188,193" calcext:value-type="string">
            <text:p>0,6,8,11,13,16,18,25,26,27,29,32,34,36,41,43,45,50,52,54,60,61,65,67,72,74,76,80,85,87,88,91,96,98,104,105,110,112,117,119,124,127,132,134,139,142,143,144,149,151,152,153,155,158,161,167,168,171,176,181,183,188,193</text:p>
          </table:table-cell>
        </table:table-row>
        <table:table-row table:style-name="ro1">
          <table:table-cell office:value-type="string" calcext:value-type="string">
            <text:p>SDUNI</text:p>
          </table:table-cell>
          <table:table-cell office:value-type="float" office:value="5" calcext:value-type="float">
            <text:p>5</text:p>
          </table:table-cell>
          <table:table-cell table:formula="of:=[.A64]&amp;&quot; varchar,&quot;" office:value-type="string" office:string-value="SDUNI varchar," calcext:value-type="string">
            <text:p>SDUNI varchar,</text:p>
          </table:table-cell>
          <table:table-cell table:formula="of:=[.E63]+1" office:value-type="float" office:value="194" calcext:value-type="float">
            <text:p>194</text:p>
          </table:table-cell>
          <table:table-cell table:formula="of:=[.D64]+[.B64]-1" office:value-type="float" office:value="198" calcext:value-type="float">
            <text:p>198</text:p>
          </table:table-cell>
          <table:table-cell table:formula="of:=&quot;,&quot;&amp;[.E64]" office:value-type="string" office:string-value=",198" calcext:value-type="string">
            <text:p>,198</text:p>
          </table:table-cell>
          <table:table-cell table:formula="of:=[.G63]&amp;[.F64]" office:value-type="string" office:string-value="0,6,8,11,13,16,18,25,26,27,29,32,34,36,41,43,45,50,52,54,60,61,65,67,72,74,76,80,85,87,88,91,96,98,104,105,110,112,117,119,124,127,132,134,139,142,143,144,149,151,152,153,155,158,161,167,168,171,176,181,183,188,193,198" calcext:value-type="string">
            <text:p>0,6,8,11,13,16,18,25,26,27,29,32,34,36,41,43,45,50,52,54,60,61,65,67,72,74,76,80,85,87,88,91,96,98,104,105,110,112,117,119,124,127,132,134,139,142,143,144,149,151,152,153,155,158,161,167,168,171,176,181,183,188,193,198</text:p>
          </table:table-cell>
        </table:table-row>
        <table:table-row table:style-name="ro1">
          <table:table-cell office:value-type="string" calcext:value-type="string">
            <text:p>AREALAND</text:p>
          </table:table-cell>
          <table:table-cell office:value-type="float" office:value="14" calcext:value-type="float">
            <text:p>14</text:p>
          </table:table-cell>
          <table:table-cell table:formula="of:=[.A65]&amp;&quot; varchar,&quot;" office:value-type="string" office:string-value="AREALAND varchar," calcext:value-type="string">
            <text:p>AREALAND varchar,</text:p>
          </table:table-cell>
          <table:table-cell table:formula="of:=[.E64]+1" office:value-type="float" office:value="199" calcext:value-type="float">
            <text:p>199</text:p>
          </table:table-cell>
          <table:table-cell table:formula="of:=[.D65]+[.B65]-1" office:value-type="float" office:value="212" calcext:value-type="float">
            <text:p>212</text:p>
          </table:table-cell>
          <table:table-cell table:formula="of:=&quot;,&quot;&amp;[.E65]" office:value-type="string" office:string-value=",212" calcext:value-type="string">
            <text:p>,212</text:p>
          </table:table-cell>
          <table:table-cell table:formula="of:=[.G64]&amp;[.F65]" office:value-type="string" office:string-value="0,6,8,11,13,16,18,25,26,27,29,32,34,36,41,43,45,50,52,54,60,61,65,67,72,74,76,80,85,87,88,91,96,98,104,105,110,112,117,119,124,127,132,134,139,142,143,144,149,151,152,153,155,158,161,167,168,171,176,181,183,188,193,198,212" calcext:value-type="string">
            <text:p>0,6,8,11,13,16,18,25,26,27,29,32,34,36,41,43,45,50,52,54,60,61,65,67,72,74,76,80,85,87,88,91,96,98,104,105,110,112,117,119,124,127,132,134,139,142,143,144,149,151,152,153,155,158,161,167,168,171,176,181,183,188,193,198,212</text:p>
          </table:table-cell>
        </table:table-row>
        <table:table-row table:style-name="ro1">
          <table:table-cell office:value-type="string" calcext:value-type="string">
            <text:p>AREAWATR</text:p>
          </table:table-cell>
          <table:table-cell office:value-type="float" office:value="14" calcext:value-type="float">
            <text:p>14</text:p>
          </table:table-cell>
          <table:table-cell table:formula="of:=[.A66]&amp;&quot; varchar,&quot;" office:value-type="string" office:string-value="AREAWATR varchar," calcext:value-type="string">
            <text:p>AREAWATR varchar,</text:p>
          </table:table-cell>
          <table:table-cell table:formula="of:=[.E65]+1" office:value-type="float" office:value="213" calcext:value-type="float">
            <text:p>213</text:p>
          </table:table-cell>
          <table:table-cell table:formula="of:=[.D66]+[.B66]-1" office:value-type="float" office:value="226" calcext:value-type="float">
            <text:p>226</text:p>
          </table:table-cell>
          <table:table-cell table:formula="of:=&quot;,&quot;&amp;[.E66]" office:value-type="string" office:string-value=",226" calcext:value-type="string">
            <text:p>,226</text:p>
          </table:table-cell>
          <table:table-cell table:formula="of:=[.G65]&amp;[.F66]" office:value-type="string" office:string-value="0,6,8,11,13,16,18,25,26,27,29,32,34,36,41,43,45,50,52,54,60,61,65,67,72,74,76,80,85,87,88,91,96,98,104,105,110,112,117,119,124,127,132,134,139,142,143,144,149,151,152,153,155,158,161,167,168,171,176,181,183,188,193,198,212,226" calcext:value-type="string">
            <text:p>0,6,8,11,13,16,18,25,26,27,29,32,34,36,41,43,45,50,52,54,60,61,65,67,72,74,76,80,85,87,88,91,96,98,104,105,110,112,117,119,124,127,132,134,139,142,143,144,149,151,152,153,155,158,161,167,168,171,176,181,183,188,193,198,212,22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90" calcext:value-type="float">
            <text:p>90</text:p>
          </table:table-cell>
          <table:table-cell table:formula="of:=[.A67]&amp;&quot; varchar,&quot;" office:value-type="string" office:string-value="NAME varchar," calcext:value-type="string">
            <text:p>NAME varchar,</text:p>
          </table:table-cell>
          <table:table-cell table:formula="of:=[.E66]+1" office:value-type="float" office:value="227" calcext:value-type="float">
            <text:p>227</text:p>
          </table:table-cell>
          <table:table-cell table:formula="of:=[.D67]+[.B67]-1" office:value-type="float" office:value="316" calcext:value-type="float">
            <text:p>316</text:p>
          </table:table-cell>
          <table:table-cell table:formula="of:=&quot;,&quot;&amp;[.E67]" office:value-type="string" office:string-value=",316" calcext:value-type="string">
            <text:p>,316</text:p>
          </table:table-cell>
          <table:table-cell table:formula="of:=[.G66]&amp;[.F6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</text:p>
          </table:table-cell>
        </table:table-row>
        <table:table-row table:style-name="ro1">
          <table:table-cell office:value-type="string" calcext:value-type="string">
            <text:p>FUNCSTAT</text:p>
          </table:table-cell>
          <table:table-cell office:value-type="float" office:value="1" calcext:value-type="float">
            <text:p>1</text:p>
          </table:table-cell>
          <table:table-cell table:formula="of:=[.A68]&amp;&quot; varchar,&quot;" office:value-type="string" office:string-value="FUNCSTAT varchar," calcext:value-type="string">
            <text:p>FUNCSTAT varchar,</text:p>
          </table:table-cell>
          <table:table-cell table:formula="of:=[.E67]+1" office:value-type="float" office:value="317" calcext:value-type="float">
            <text:p>317</text:p>
          </table:table-cell>
          <table:table-cell table:formula="of:=[.D68]+[.B68]-1" office:value-type="float" office:value="317" calcext:value-type="float">
            <text:p>317</text:p>
          </table:table-cell>
          <table:table-cell table:formula="of:=&quot;,&quot;&amp;[.E68]" office:value-type="string" office:string-value=",317" calcext:value-type="string">
            <text:p>,317</text:p>
          </table:table-cell>
          <table:table-cell table:formula="of:=[.G67]&amp;[.F6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</text:p>
          </table:table-cell>
        </table:table-row>
        <table:table-row table:style-name="ro1">
          <table:table-cell office:value-type="string" calcext:value-type="string">
            <text:p>GCUNI</text:p>
          </table:table-cell>
          <table:table-cell office:value-type="float" office:value="1" calcext:value-type="float">
            <text:p>1</text:p>
          </table:table-cell>
          <table:table-cell table:formula="of:=[.A69]&amp;&quot; varchar,&quot;" office:value-type="string" office:string-value="GCUNI varchar," calcext:value-type="string">
            <text:p>GCUNI varchar,</text:p>
          </table:table-cell>
          <table:table-cell table:formula="of:=[.E68]+1" office:value-type="float" office:value="318" calcext:value-type="float">
            <text:p>318</text:p>
          </table:table-cell>
          <table:table-cell table:formula="of:=[.D69]+[.B69]-1" office:value-type="float" office:value="318" calcext:value-type="float">
            <text:p>318</text:p>
          </table:table-cell>
          <table:table-cell table:formula="of:=&quot;,&quot;&amp;[.E69]" office:value-type="string" office:string-value=",318" calcext:value-type="string">
            <text:p>,318</text:p>
          </table:table-cell>
          <table:table-cell table:formula="of:=[.G68]&amp;[.F6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</text:p>
          </table:table-cell>
        </table:table-row>
        <table:table-row table:style-name="ro1">
          <table:table-cell office:value-type="string" calcext:value-type="string">
            <text:p>POP100</text:p>
          </table:table-cell>
          <table:table-cell office:value-type="float" office:value="9" calcext:value-type="float">
            <text:p>9</text:p>
          </table:table-cell>
          <table:table-cell table:formula="of:=[.A70]&amp;&quot; varchar,&quot;" office:value-type="string" office:string-value="POP100 varchar," calcext:value-type="string">
            <text:p>POP100 varchar,</text:p>
          </table:table-cell>
          <table:table-cell table:formula="of:=[.E69]+1" office:value-type="float" office:value="319" calcext:value-type="float">
            <text:p>319</text:p>
          </table:table-cell>
          <table:table-cell table:formula="of:=[.D70]+[.B70]-1" office:value-type="float" office:value="327" calcext:value-type="float">
            <text:p>327</text:p>
          </table:table-cell>
          <table:table-cell table:formula="of:=&quot;,&quot;&amp;[.E70]" office:value-type="string" office:string-value=",327" calcext:value-type="string">
            <text:p>,327</text:p>
          </table:table-cell>
          <table:table-cell table:formula="of:=[.G69]&amp;[.F7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</text:p>
          </table:table-cell>
        </table:table-row>
        <table:table-row table:style-name="ro1">
          <table:table-cell office:value-type="string" calcext:value-type="string">
            <text:p>HU100</text:p>
          </table:table-cell>
          <table:table-cell office:value-type="float" office:value="9" calcext:value-type="float">
            <text:p>9</text:p>
          </table:table-cell>
          <table:table-cell table:formula="of:=[.A71]&amp;&quot; varchar,&quot;" office:value-type="string" office:string-value="HU100 varchar," calcext:value-type="string">
            <text:p>HU100 varchar,</text:p>
          </table:table-cell>
          <table:table-cell table:formula="of:=[.E70]+1" office:value-type="float" office:value="328" calcext:value-type="float">
            <text:p>328</text:p>
          </table:table-cell>
          <table:table-cell table:formula="of:=[.D71]+[.B71]-1" office:value-type="float" office:value="336" calcext:value-type="float">
            <text:p>336</text:p>
          </table:table-cell>
          <table:table-cell table:formula="of:=&quot;,&quot;&amp;[.E71]" office:value-type="string" office:string-value=",336" calcext:value-type="string">
            <text:p>,336</text:p>
          </table:table-cell>
          <table:table-cell table:formula="of:=[.G70]&amp;[.F7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</text:p>
          </table:table-cell>
        </table:table-row>
        <table:table-row table:style-name="ro1">
          <table:table-cell office:value-type="string" calcext:value-type="string">
            <text:p>INTPTLAT</text:p>
          </table:table-cell>
          <table:table-cell office:value-type="float" office:value="11" calcext:value-type="float">
            <text:p>11</text:p>
          </table:table-cell>
          <table:table-cell table:formula="of:=[.A72]&amp;&quot; varchar,&quot;" office:value-type="string" office:string-value="INTPTLAT varchar," calcext:value-type="string">
            <text:p>INTPTLAT varchar,</text:p>
          </table:table-cell>
          <table:table-cell table:formula="of:=[.E71]+1" office:value-type="float" office:value="337" calcext:value-type="float">
            <text:p>337</text:p>
          </table:table-cell>
          <table:table-cell table:formula="of:=[.D72]+[.B72]-1" office:value-type="float" office:value="347" calcext:value-type="float">
            <text:p>347</text:p>
          </table:table-cell>
          <table:table-cell table:formula="of:=&quot;,&quot;&amp;[.E72]" office:value-type="string" office:string-value=",347" calcext:value-type="string">
            <text:p>,347</text:p>
          </table:table-cell>
          <table:table-cell table:formula="of:=[.G71]&amp;[.F7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</text:p>
          </table:table-cell>
        </table:table-row>
        <table:table-row table:style-name="ro1">
          <table:table-cell office:value-type="string" calcext:value-type="string">
            <text:p>INTPTLON</text:p>
          </table:table-cell>
          <table:table-cell office:value-type="float" office:value="12" calcext:value-type="float">
            <text:p>12</text:p>
          </table:table-cell>
          <table:table-cell table:formula="of:=[.A73]&amp;&quot; varchar,&quot;" office:value-type="string" office:string-value="INTPTLON varchar," calcext:value-type="string">
            <text:p>INTPTLON varchar,</text:p>
          </table:table-cell>
          <table:table-cell table:formula="of:=[.E72]+1" office:value-type="float" office:value="348" calcext:value-type="float">
            <text:p>348</text:p>
          </table:table-cell>
          <table:table-cell table:formula="of:=[.D73]+[.B73]-1" office:value-type="float" office:value="359" calcext:value-type="float">
            <text:p>359</text:p>
          </table:table-cell>
          <table:table-cell table:formula="of:=&quot;,&quot;&amp;[.E73]" office:value-type="string" office:string-value=",359" calcext:value-type="string">
            <text:p>,359</text:p>
          </table:table-cell>
          <table:table-cell table:formula="of:=[.G72]&amp;[.F7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</text:p>
          </table:table-cell>
        </table:table-row>
        <table:table-row table:style-name="ro1">
          <table:table-cell office:value-type="string" calcext:value-type="string">
            <text:p>LSADC</text:p>
          </table:table-cell>
          <table:table-cell office:value-type="float" office:value="2" calcext:value-type="float">
            <text:p>2</text:p>
          </table:table-cell>
          <table:table-cell table:formula="of:=[.A74]&amp;&quot; varchar,&quot;" office:value-type="string" office:string-value="LSADC varchar," calcext:value-type="string">
            <text:p>LSADC varchar,</text:p>
          </table:table-cell>
          <table:table-cell table:formula="of:=[.E73]+1" office:value-type="float" office:value="360" calcext:value-type="float">
            <text:p>360</text:p>
          </table:table-cell>
          <table:table-cell table:formula="of:=[.D74]+[.B74]-1" office:value-type="float" office:value="361" calcext:value-type="float">
            <text:p>361</text:p>
          </table:table-cell>
          <table:table-cell table:formula="of:=&quot;,&quot;&amp;[.E74]" office:value-type="string" office:string-value=",361" calcext:value-type="string">
            <text:p>,361</text:p>
          </table:table-cell>
          <table:table-cell table:formula="of:=[.G73]&amp;[.F7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</text:p>
          </table:table-cell>
        </table:table-row>
        <table:table-row table:style-name="ro1">
          <table:table-cell office:value-type="string" calcext:value-type="string">
            <text:p>PARTFLAG</text:p>
          </table:table-cell>
          <table:table-cell office:value-type="float" office:value="1" calcext:value-type="float">
            <text:p>1</text:p>
          </table:table-cell>
          <table:table-cell table:formula="of:=[.A75]&amp;&quot; varchar,&quot;" office:value-type="string" office:string-value="PARTFLAG varchar," calcext:value-type="string">
            <text:p>PARTFLAG varchar,</text:p>
          </table:table-cell>
          <table:table-cell table:formula="of:=[.E74]+1" office:value-type="float" office:value="362" calcext:value-type="float">
            <text:p>362</text:p>
          </table:table-cell>
          <table:table-cell table:formula="of:=[.D75]+[.B75]-1" office:value-type="float" office:value="362" calcext:value-type="float">
            <text:p>362</text:p>
          </table:table-cell>
          <table:table-cell table:formula="of:=&quot;,&quot;&amp;[.E75]" office:value-type="string" office:string-value=",362" calcext:value-type="string">
            <text:p>,362</text:p>
          </table:table-cell>
          <table:table-cell table:formula="of:=[.G74]&amp;[.F7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</text:p>
          </table:table-cell>
        </table:table-row>
        <table:table-row table:style-name="ro1">
          <table:table-cell office:value-type="string" calcext:value-type="string">
            <text:p>RESERVE3</text:p>
          </table:table-cell>
          <table:table-cell office:value-type="float" office:value="6" calcext:value-type="float">
            <text:p>6</text:p>
          </table:table-cell>
          <table:table-cell table:formula="of:=[.A76]&amp;&quot; varchar,&quot;" office:value-type="string" office:string-value="RESERVE3 varchar," calcext:value-type="string">
            <text:p>RESERVE3 varchar,</text:p>
          </table:table-cell>
          <table:table-cell table:formula="of:=[.E75]+1" office:value-type="float" office:value="363" calcext:value-type="float">
            <text:p>363</text:p>
          </table:table-cell>
          <table:table-cell table:formula="of:=[.D76]+[.B76]-1" office:value-type="float" office:value="368" calcext:value-type="float">
            <text:p>368</text:p>
          </table:table-cell>
          <table:table-cell table:formula="of:=&quot;,&quot;&amp;[.E76]" office:value-type="string" office:string-value=",368" calcext:value-type="string">
            <text:p>,368</text:p>
          </table:table-cell>
          <table:table-cell table:formula="of:=[.G75]&amp;[.F7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5" calcext:value-type="float">
            <text:p>5</text:p>
          </table:table-cell>
          <table:table-cell table:formula="of:=[.A77]&amp;&quot; varchar,&quot;" office:value-type="string" office:string-value="UGA varchar," calcext:value-type="string">
            <text:p>UGA varchar,</text:p>
          </table:table-cell>
          <table:table-cell table:formula="of:=[.E76]+1" office:value-type="float" office:value="369" calcext:value-type="float">
            <text:p>369</text:p>
          </table:table-cell>
          <table:table-cell table:formula="of:=[.D77]+[.B77]-1" office:value-type="float" office:value="373" calcext:value-type="float">
            <text:p>373</text:p>
          </table:table-cell>
          <table:table-cell table:formula="of:=&quot;,&quot;&amp;[.E77]" office:value-type="string" office:string-value=",373" calcext:value-type="string">
            <text:p>,373</text:p>
          </table:table-cell>
          <table:table-cell table:formula="of:=[.G76]&amp;[.F7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</text:p>
          </table:table-cell>
        </table:table-row>
        <table:table-row table:style-name="ro1">
          <table:table-cell office:value-type="string" calcext:value-type="string">
            <text:p>STATENS</text:p>
          </table:table-cell>
          <table:table-cell office:value-type="float" office:value="8" calcext:value-type="float">
            <text:p>8</text:p>
          </table:table-cell>
          <table:table-cell table:formula="of:=[.A78]&amp;&quot; varchar,&quot;" office:value-type="string" office:string-value="STATENS varchar," calcext:value-type="string">
            <text:p>STATENS varchar,</text:p>
          </table:table-cell>
          <table:table-cell table:formula="of:=[.E77]+1" office:value-type="float" office:value="374" calcext:value-type="float">
            <text:p>374</text:p>
          </table:table-cell>
          <table:table-cell table:formula="of:=[.D78]+[.B78]-1" office:value-type="float" office:value="381" calcext:value-type="float">
            <text:p>381</text:p>
          </table:table-cell>
          <table:table-cell table:formula="of:=&quot;,&quot;&amp;[.E78]" office:value-type="string" office:string-value=",381" calcext:value-type="string">
            <text:p>,381</text:p>
          </table:table-cell>
          <table:table-cell table:formula="of:=[.G77]&amp;[.F7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</text:p>
          </table:table-cell>
        </table:table-row>
        <table:table-row table:style-name="ro1">
          <table:table-cell office:value-type="string" calcext:value-type="string">
            <text:p>COUNTYNS</text:p>
          </table:table-cell>
          <table:table-cell office:value-type="float" office:value="8" calcext:value-type="float">
            <text:p>8</text:p>
          </table:table-cell>
          <table:table-cell table:formula="of:=[.A79]&amp;&quot; varchar,&quot;" office:value-type="string" office:string-value="COUNTYNS varchar," calcext:value-type="string">
            <text:p>COUNTYNS varchar,</text:p>
          </table:table-cell>
          <table:table-cell table:formula="of:=[.E78]+1" office:value-type="float" office:value="382" calcext:value-type="float">
            <text:p>382</text:p>
          </table:table-cell>
          <table:table-cell table:formula="of:=[.D79]+[.B79]-1" office:value-type="float" office:value="389" calcext:value-type="float">
            <text:p>389</text:p>
          </table:table-cell>
          <table:table-cell table:formula="of:=&quot;,&quot;&amp;[.E79]" office:value-type="string" office:string-value=",389" calcext:value-type="string">
            <text:p>,389</text:p>
          </table:table-cell>
          <table:table-cell table:formula="of:=[.G78]&amp;[.F7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</text:p>
          </table:table-cell>
        </table:table-row>
        <table:table-row table:style-name="ro1">
          <table:table-cell office:value-type="string" calcext:value-type="string">
            <text:p>COUSUBNS</text:p>
          </table:table-cell>
          <table:table-cell office:value-type="float" office:value="8" calcext:value-type="float">
            <text:p>8</text:p>
          </table:table-cell>
          <table:table-cell table:formula="of:=[.A80]&amp;&quot; varchar,&quot;" office:value-type="string" office:string-value="COUSUBNS varchar," calcext:value-type="string">
            <text:p>COUSUBNS varchar,</text:p>
          </table:table-cell>
          <table:table-cell table:formula="of:=[.E79]+1" office:value-type="float" office:value="390" calcext:value-type="float">
            <text:p>390</text:p>
          </table:table-cell>
          <table:table-cell table:formula="of:=[.D80]+[.B80]-1" office:value-type="float" office:value="397" calcext:value-type="float">
            <text:p>397</text:p>
          </table:table-cell>
          <table:table-cell table:formula="of:=&quot;,&quot;&amp;[.E80]" office:value-type="string" office:string-value=",397" calcext:value-type="string">
            <text:p>,397</text:p>
          </table:table-cell>
          <table:table-cell table:formula="of:=[.G79]&amp;[.F8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</text:p>
          </table:table-cell>
        </table:table-row>
        <table:table-row table:style-name="ro1">
          <table:table-cell office:value-type="string" calcext:value-type="string">
            <text:p>PLACENS</text:p>
          </table:table-cell>
          <table:table-cell office:value-type="float" office:value="8" calcext:value-type="float">
            <text:p>8</text:p>
          </table:table-cell>
          <table:table-cell table:formula="of:=[.A81]&amp;&quot; varchar,&quot;" office:value-type="string" office:string-value="PLACENS varchar," calcext:value-type="string">
            <text:p>PLACENS varchar,</text:p>
          </table:table-cell>
          <table:table-cell table:formula="of:=[.E80]+1" office:value-type="float" office:value="398" calcext:value-type="float">
            <text:p>398</text:p>
          </table:table-cell>
          <table:table-cell table:formula="of:=[.D81]+[.B81]-1" office:value-type="float" office:value="405" calcext:value-type="float">
            <text:p>405</text:p>
          </table:table-cell>
          <table:table-cell table:formula="of:=&quot;,&quot;&amp;[.E81]" office:value-type="string" office:string-value=",405" calcext:value-type="string">
            <text:p>,405</text:p>
          </table:table-cell>
          <table:table-cell table:formula="of:=[.G80]&amp;[.F8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</text:p>
          </table:table-cell>
        </table:table-row>
        <table:table-row table:style-name="ro1">
          <table:table-cell office:value-type="string" calcext:value-type="string">
            <text:p>CONCITNS</text:p>
          </table:table-cell>
          <table:table-cell office:value-type="float" office:value="8" calcext:value-type="float">
            <text:p>8</text:p>
          </table:table-cell>
          <table:table-cell table:formula="of:=[.A82]&amp;&quot; varchar,&quot;" office:value-type="string" office:string-value="CONCITNS varchar," calcext:value-type="string">
            <text:p>CONCITNS varchar,</text:p>
          </table:table-cell>
          <table:table-cell table:formula="of:=[.E81]+1" office:value-type="float" office:value="406" calcext:value-type="float">
            <text:p>406</text:p>
          </table:table-cell>
          <table:table-cell table:formula="of:=[.D82]+[.B82]-1" office:value-type="float" office:value="413" calcext:value-type="float">
            <text:p>413</text:p>
          </table:table-cell>
          <table:table-cell table:formula="of:=&quot;,&quot;&amp;[.E82]" office:value-type="string" office:string-value=",413" calcext:value-type="string">
            <text:p>,413</text:p>
          </table:table-cell>
          <table:table-cell table:formula="of:=[.G81]&amp;[.F8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</text:p>
          </table:table-cell>
        </table:table-row>
        <table:table-row table:style-name="ro1">
          <table:table-cell office:value-type="string" calcext:value-type="string">
            <text:p>AIANHHNS</text:p>
          </table:table-cell>
          <table:table-cell office:value-type="float" office:value="8" calcext:value-type="float">
            <text:p>8</text:p>
          </table:table-cell>
          <table:table-cell table:formula="of:=[.A83]&amp;&quot; varchar,&quot;" office:value-type="string" office:string-value="AIANHHNS varchar," calcext:value-type="string">
            <text:p>AIANHHNS varchar,</text:p>
          </table:table-cell>
          <table:table-cell table:formula="of:=[.E82]+1" office:value-type="float" office:value="414" calcext:value-type="float">
            <text:p>414</text:p>
          </table:table-cell>
          <table:table-cell table:formula="of:=[.D83]+[.B83]-1" office:value-type="float" office:value="421" calcext:value-type="float">
            <text:p>421</text:p>
          </table:table-cell>
          <table:table-cell table:formula="of:=&quot;,&quot;&amp;[.E83]" office:value-type="string" office:string-value=",421" calcext:value-type="string">
            <text:p>,421</text:p>
          </table:table-cell>
          <table:table-cell table:formula="of:=[.G82]&amp;[.F8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</text:p>
          </table:table-cell>
        </table:table-row>
        <table:table-row table:style-name="ro1">
          <table:table-cell office:value-type="string" calcext:value-type="string">
            <text:p>AITSNS</text:p>
          </table:table-cell>
          <table:table-cell office:value-type="float" office:value="8" calcext:value-type="float">
            <text:p>8</text:p>
          </table:table-cell>
          <table:table-cell table:formula="of:=[.A84]&amp;&quot; varchar,&quot;" office:value-type="string" office:string-value="AITSNS varchar," calcext:value-type="string">
            <text:p>AITSNS varchar,</text:p>
          </table:table-cell>
          <table:table-cell table:formula="of:=[.E83]+1" office:value-type="float" office:value="422" calcext:value-type="float">
            <text:p>422</text:p>
          </table:table-cell>
          <table:table-cell table:formula="of:=[.D84]+[.B84]-1" office:value-type="float" office:value="429" calcext:value-type="float">
            <text:p>429</text:p>
          </table:table-cell>
          <table:table-cell table:formula="of:=&quot;,&quot;&amp;[.E84]" office:value-type="string" office:string-value=",429" calcext:value-type="string">
            <text:p>,429</text:p>
          </table:table-cell>
          <table:table-cell table:formula="of:=[.G83]&amp;[.F8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</text:p>
          </table:table-cell>
        </table:table-row>
        <table:table-row table:style-name="ro1">
          <table:table-cell office:value-type="string" calcext:value-type="string">
            <text:p>ANRCNS</text:p>
          </table:table-cell>
          <table:table-cell office:value-type="float" office:value="8" calcext:value-type="float">
            <text:p>8</text:p>
          </table:table-cell>
          <table:table-cell table:formula="of:=[.A85]&amp;&quot; varchar,&quot;" office:value-type="string" office:string-value="ANRCNS varchar," calcext:value-type="string">
            <text:p>ANRCNS varchar,</text:p>
          </table:table-cell>
          <table:table-cell table:formula="of:=[.E84]+1" office:value-type="float" office:value="430" calcext:value-type="float">
            <text:p>430</text:p>
          </table:table-cell>
          <table:table-cell table:formula="of:=[.D85]+[.B85]-1" office:value-type="float" office:value="437" calcext:value-type="float">
            <text:p>437</text:p>
          </table:table-cell>
          <table:table-cell table:formula="of:=&quot;,&quot;&amp;[.E85]" office:value-type="string" office:string-value=",437" calcext:value-type="string">
            <text:p>,437</text:p>
          </table:table-cell>
          <table:table-cell table:formula="of:=[.G84]&amp;[.F8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</text:p>
          </table:table-cell>
        </table:table-row>
        <table:table-row table:style-name="ro1">
          <table:table-cell office:value-type="string" calcext:value-type="string">
            <text:p>SUBMCDNS</text:p>
          </table:table-cell>
          <table:table-cell office:value-type="float" office:value="8" calcext:value-type="float">
            <text:p>8</text:p>
          </table:table-cell>
          <table:table-cell table:formula="of:=[.A86]&amp;&quot; varchar,&quot;" office:value-type="string" office:string-value="SUBMCDNS varchar," calcext:value-type="string">
            <text:p>SUBMCDNS varchar,</text:p>
          </table:table-cell>
          <table:table-cell table:formula="of:=[.E85]+1" office:value-type="float" office:value="438" calcext:value-type="float">
            <text:p>438</text:p>
          </table:table-cell>
          <table:table-cell table:formula="of:=[.D86]+[.B86]-1" office:value-type="float" office:value="445" calcext:value-type="float">
            <text:p>445</text:p>
          </table:table-cell>
          <table:table-cell table:formula="of:=&quot;,&quot;&amp;[.E86]" office:value-type="string" office:string-value=",445" calcext:value-type="string">
            <text:p>,445</text:p>
          </table:table-cell>
          <table:table-cell table:formula="of:=[.G85]&amp;[.F8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</text:p>
          </table:table-cell>
        </table:table-row>
        <table:table-row table:style-name="ro1">
          <table:table-cell office:value-type="string" calcext:value-type="string">
            <text:p>CD113</text:p>
          </table:table-cell>
          <table:table-cell office:value-type="float" office:value="2" calcext:value-type="float">
            <text:p>2</text:p>
          </table:table-cell>
          <table:table-cell table:formula="of:=[.A87]&amp;&quot; varchar,&quot;" office:value-type="string" office:string-value="CD113 varchar," calcext:value-type="string">
            <text:p>CD113 varchar,</text:p>
          </table:table-cell>
          <table:table-cell table:formula="of:=[.E86]+1" office:value-type="float" office:value="446" calcext:value-type="float">
            <text:p>446</text:p>
          </table:table-cell>
          <table:table-cell table:formula="of:=[.D87]+[.B87]-1" office:value-type="float" office:value="447" calcext:value-type="float">
            <text:p>447</text:p>
          </table:table-cell>
          <table:table-cell table:formula="of:=&quot;,&quot;&amp;[.E87]" office:value-type="string" office:string-value=",447" calcext:value-type="string">
            <text:p>,447</text:p>
          </table:table-cell>
          <table:table-cell table:formula="of:=[.G86]&amp;[.F8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</text:p>
          </table:table-cell>
        </table:table-row>
        <table:table-row table:style-name="ro1">
          <table:table-cell office:value-type="string" calcext:value-type="string">
            <text:p>CD114</text:p>
          </table:table-cell>
          <table:table-cell office:value-type="float" office:value="2" calcext:value-type="float">
            <text:p>2</text:p>
          </table:table-cell>
          <table:table-cell table:formula="of:=[.A88]&amp;&quot; varchar,&quot;" office:value-type="string" office:string-value="CD114 varchar," calcext:value-type="string">
            <text:p>CD114 varchar,</text:p>
          </table:table-cell>
          <table:table-cell table:formula="of:=[.E87]+1" office:value-type="float" office:value="448" calcext:value-type="float">
            <text:p>448</text:p>
          </table:table-cell>
          <table:table-cell table:formula="of:=[.D88]+[.B88]-1" office:value-type="float" office:value="449" calcext:value-type="float">
            <text:p>449</text:p>
          </table:table-cell>
          <table:table-cell table:formula="of:=&quot;,&quot;&amp;[.E88]" office:value-type="string" office:string-value=",449" calcext:value-type="string">
            <text:p>,449</text:p>
          </table:table-cell>
          <table:table-cell table:formula="of:=[.G87]&amp;[.F8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</text:p>
          </table:table-cell>
        </table:table-row>
        <table:table-row table:style-name="ro1">
          <table:table-cell office:value-type="string" calcext:value-type="string">
            <text:p>CD115</text:p>
          </table:table-cell>
          <table:table-cell office:value-type="float" office:value="2" calcext:value-type="float">
            <text:p>2</text:p>
          </table:table-cell>
          <table:table-cell table:formula="of:=[.A89]&amp;&quot; varchar,&quot;" office:value-type="string" office:string-value="CD115 varchar," calcext:value-type="string">
            <text:p>CD115 varchar,</text:p>
          </table:table-cell>
          <table:table-cell table:formula="of:=[.E88]+1" office:value-type="float" office:value="450" calcext:value-type="float">
            <text:p>450</text:p>
          </table:table-cell>
          <table:table-cell table:formula="of:=[.D89]+[.B89]-1" office:value-type="float" office:value="451" calcext:value-type="float">
            <text:p>451</text:p>
          </table:table-cell>
          <table:table-cell table:formula="of:=&quot;,&quot;&amp;[.E89]" office:value-type="string" office:string-value=",451" calcext:value-type="string">
            <text:p>,451</text:p>
          </table:table-cell>
          <table:table-cell table:formula="of:=[.G88]&amp;[.F8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</text:p>
          </table:table-cell>
        </table:table-row>
        <table:table-row table:style-name="ro1">
          <table:table-cell office:value-type="string" calcext:value-type="string">
            <text:p>SLDU2</text:p>
          </table:table-cell>
          <table:table-cell office:value-type="float" office:value="3" calcext:value-type="float">
            <text:p>3</text:p>
          </table:table-cell>
          <table:table-cell table:formula="of:=[.A90]&amp;&quot; varchar,&quot;" office:value-type="string" office:string-value="SLDU2 varchar," calcext:value-type="string">
            <text:p>SLDU2 varchar,</text:p>
          </table:table-cell>
          <table:table-cell table:formula="of:=[.E89]+1" office:value-type="float" office:value="452" calcext:value-type="float">
            <text:p>452</text:p>
          </table:table-cell>
          <table:table-cell table:formula="of:=[.D90]+[.B90]-1" office:value-type="float" office:value="454" calcext:value-type="float">
            <text:p>454</text:p>
          </table:table-cell>
          <table:table-cell table:formula="of:=&quot;,&quot;&amp;[.E90]" office:value-type="string" office:string-value=",454" calcext:value-type="string">
            <text:p>,454</text:p>
          </table:table-cell>
          <table:table-cell table:formula="of:=[.G89]&amp;[.F9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</text:p>
          </table:table-cell>
        </table:table-row>
        <table:table-row table:style-name="ro1">
          <table:table-cell office:value-type="string" calcext:value-type="string">
            <text:p>SLDU3</text:p>
          </table:table-cell>
          <table:table-cell office:value-type="float" office:value="3" calcext:value-type="float">
            <text:p>3</text:p>
          </table:table-cell>
          <table:table-cell table:formula="of:=[.A91]&amp;&quot; varchar,&quot;" office:value-type="string" office:string-value="SLDU3 varchar," calcext:value-type="string">
            <text:p>SLDU3 varchar,</text:p>
          </table:table-cell>
          <table:table-cell table:formula="of:=[.E90]+1" office:value-type="float" office:value="455" calcext:value-type="float">
            <text:p>455</text:p>
          </table:table-cell>
          <table:table-cell table:formula="of:=[.D91]+[.B91]-1" office:value-type="float" office:value="457" calcext:value-type="float">
            <text:p>457</text:p>
          </table:table-cell>
          <table:table-cell table:formula="of:=&quot;,&quot;&amp;[.E91]" office:value-type="string" office:string-value=",457" calcext:value-type="string">
            <text:p>,457</text:p>
          </table:table-cell>
          <table:table-cell table:formula="of:=[.G90]&amp;[.F9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</text:p>
          </table:table-cell>
        </table:table-row>
        <table:table-row table:style-name="ro1">
          <table:table-cell office:value-type="string" calcext:value-type="string">
            <text:p>SLDU4</text:p>
          </table:table-cell>
          <table:table-cell office:value-type="float" office:value="3" calcext:value-type="float">
            <text:p>3</text:p>
          </table:table-cell>
          <table:table-cell table:formula="of:=[.A92]&amp;&quot; varchar,&quot;" office:value-type="string" office:string-value="SLDU4 varchar," calcext:value-type="string">
            <text:p>SLDU4 varchar,</text:p>
          </table:table-cell>
          <table:table-cell table:formula="of:=[.E91]+1" office:value-type="float" office:value="458" calcext:value-type="float">
            <text:p>458</text:p>
          </table:table-cell>
          <table:table-cell table:formula="of:=[.D92]+[.B92]-1" office:value-type="float" office:value="460" calcext:value-type="float">
            <text:p>460</text:p>
          </table:table-cell>
          <table:table-cell table:formula="of:=&quot;,&quot;&amp;[.E92]" office:value-type="string" office:string-value=",460" calcext:value-type="string">
            <text:p>,460</text:p>
          </table:table-cell>
          <table:table-cell table:formula="of:=[.G91]&amp;[.F9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</text:p>
          </table:table-cell>
        </table:table-row>
        <table:table-row table:style-name="ro1">
          <table:table-cell office:value-type="string" calcext:value-type="string">
            <text:p>SLDL2</text:p>
          </table:table-cell>
          <table:table-cell office:value-type="float" office:value="3" calcext:value-type="float">
            <text:p>3</text:p>
          </table:table-cell>
          <table:table-cell table:formula="of:=[.A93]&amp;&quot; varchar,&quot;" office:value-type="string" office:string-value="SLDL2 varchar," calcext:value-type="string">
            <text:p>SLDL2 varchar,</text:p>
          </table:table-cell>
          <table:table-cell table:formula="of:=[.E92]+1" office:value-type="float" office:value="461" calcext:value-type="float">
            <text:p>461</text:p>
          </table:table-cell>
          <table:table-cell table:formula="of:=[.D93]+[.B93]-1" office:value-type="float" office:value="463" calcext:value-type="float">
            <text:p>463</text:p>
          </table:table-cell>
          <table:table-cell table:formula="of:=&quot;,&quot;&amp;[.E93]" office:value-type="string" office:string-value=",463" calcext:value-type="string">
            <text:p>,463</text:p>
          </table:table-cell>
          <table:table-cell table:formula="of:=[.G92]&amp;[.F9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</text:p>
          </table:table-cell>
        </table:table-row>
        <table:table-row table:style-name="ro1">
          <table:table-cell office:value-type="string" calcext:value-type="string">
            <text:p>SLDL3</text:p>
          </table:table-cell>
          <table:table-cell office:value-type="float" office:value="3" calcext:value-type="float">
            <text:p>3</text:p>
          </table:table-cell>
          <table:table-cell table:formula="of:=[.A94]&amp;&quot; varchar,&quot;" office:value-type="string" office:string-value="SLDL3 varchar," calcext:value-type="string">
            <text:p>SLDL3 varchar,</text:p>
          </table:table-cell>
          <table:table-cell table:formula="of:=[.E93]+1" office:value-type="float" office:value="464" calcext:value-type="float">
            <text:p>464</text:p>
          </table:table-cell>
          <table:table-cell table:formula="of:=[.D94]+[.B94]-1" office:value-type="float" office:value="466" calcext:value-type="float">
            <text:p>466</text:p>
          </table:table-cell>
          <table:table-cell table:formula="of:=&quot;,&quot;&amp;[.E94]" office:value-type="string" office:string-value=",466" calcext:value-type="string">
            <text:p>,466</text:p>
          </table:table-cell>
          <table:table-cell table:formula="of:=[.G93]&amp;[.F9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</text:p>
          </table:table-cell>
        </table:table-row>
        <table:table-row table:style-name="ro1">
          <table:table-cell office:value-type="string" calcext:value-type="string">
            <text:p>SLDL4</text:p>
          </table:table-cell>
          <table:table-cell office:value-type="float" office:value="3" calcext:value-type="float">
            <text:p>3</text:p>
          </table:table-cell>
          <table:table-cell table:formula="of:=[.A95]&amp;&quot; varchar,&quot;" office:value-type="string" office:string-value="SLDL4 varchar," calcext:value-type="string">
            <text:p>SLDL4 varchar,</text:p>
          </table:table-cell>
          <table:table-cell table:formula="of:=[.E94]+1" office:value-type="float" office:value="467" calcext:value-type="float">
            <text:p>467</text:p>
          </table:table-cell>
          <table:table-cell table:formula="of:=[.D95]+[.B95]-1" office:value-type="float" office:value="469" calcext:value-type="float">
            <text:p>469</text:p>
          </table:table-cell>
          <table:table-cell table:formula="of:=&quot;,&quot;&amp;[.E95]" office:value-type="string" office:string-value=",469" calcext:value-type="string">
            <text:p>,469</text:p>
          </table:table-cell>
          <table:table-cell table:formula="of:=[.G94]&amp;[.F9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</text:p>
          </table:table-cell>
        </table:table-row>
        <table:table-row table:style-name="ro1">
          <table:table-cell office:value-type="string" calcext:value-type="string">
            <text:p>AIANHHSC</text:p>
          </table:table-cell>
          <table:table-cell office:value-type="float" office:value="2" calcext:value-type="float">
            <text:p>2</text:p>
          </table:table-cell>
          <table:table-cell table:formula="of:=[.A96]&amp;&quot; varchar,&quot;" office:value-type="string" office:string-value="AIANHHSC varchar," calcext:value-type="string">
            <text:p>AIANHHSC varchar,</text:p>
          </table:table-cell>
          <table:table-cell table:formula="of:=[.E95]+1" office:value-type="float" office:value="470" calcext:value-type="float">
            <text:p>470</text:p>
          </table:table-cell>
          <table:table-cell table:formula="of:=[.D96]+[.B96]-1" office:value-type="float" office:value="471" calcext:value-type="float">
            <text:p>471</text:p>
          </table:table-cell>
          <table:table-cell table:formula="of:=&quot;,&quot;&amp;[.E96]" office:value-type="string" office:string-value=",471" calcext:value-type="string">
            <text:p>,471</text:p>
          </table:table-cell>
          <table:table-cell table:formula="of:=[.G95]&amp;[.F9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</text:p>
          </table:table-cell>
        </table:table-row>
        <table:table-row table:style-name="ro1">
          <table:table-cell office:value-type="string" calcext:value-type="string">
            <text:p>CSASC</text:p>
          </table:table-cell>
          <table:table-cell office:value-type="float" office:value="2" calcext:value-type="float">
            <text:p>2</text:p>
          </table:table-cell>
          <table:table-cell table:formula="of:=[.A97]&amp;&quot; varchar,&quot;" office:value-type="string" office:string-value="CSASC varchar," calcext:value-type="string">
            <text:p>CSASC varchar,</text:p>
          </table:table-cell>
          <table:table-cell table:formula="of:=[.E96]+1" office:value-type="float" office:value="472" calcext:value-type="float">
            <text:p>472</text:p>
          </table:table-cell>
          <table:table-cell table:formula="of:=[.D97]+[.B97]-1" office:value-type="float" office:value="473" calcext:value-type="float">
            <text:p>473</text:p>
          </table:table-cell>
          <table:table-cell table:formula="of:=&quot;,&quot;&amp;[.E97]" office:value-type="string" office:string-value=",473" calcext:value-type="string">
            <text:p>,473</text:p>
          </table:table-cell>
          <table:table-cell table:formula="of:=[.G96]&amp;[.F9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</text:p>
          </table:table-cell>
        </table:table-row>
        <table:table-row table:style-name="ro1">
          <table:table-cell office:value-type="string" calcext:value-type="string">
            <text:p>CNECTASC</text:p>
          </table:table-cell>
          <table:table-cell office:value-type="float" office:value="2" calcext:value-type="float">
            <text:p>2</text:p>
          </table:table-cell>
          <table:table-cell table:formula="of:=[.A98]&amp;&quot; varchar,&quot;" office:value-type="string" office:string-value="CNECTASC varchar," calcext:value-type="string">
            <text:p>CNECTASC varchar,</text:p>
          </table:table-cell>
          <table:table-cell table:formula="of:=[.E97]+1" office:value-type="float" office:value="474" calcext:value-type="float">
            <text:p>474</text:p>
          </table:table-cell>
          <table:table-cell table:formula="of:=[.D98]+[.B98]-1" office:value-type="float" office:value="475" calcext:value-type="float">
            <text:p>475</text:p>
          </table:table-cell>
          <table:table-cell table:formula="of:=&quot;,&quot;&amp;[.E98]" office:value-type="string" office:string-value=",475" calcext:value-type="string">
            <text:p>,475</text:p>
          </table:table-cell>
          <table:table-cell table:formula="of:=[.G97]&amp;[.F9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</text:p>
          </table:table-cell>
        </table:table-row>
        <table:table-row table:style-name="ro1">
          <table:table-cell office:value-type="string" calcext:value-type="string">
            <text:p>MEMI</text:p>
          </table:table-cell>
          <table:table-cell office:value-type="float" office:value="1" calcext:value-type="float">
            <text:p>1</text:p>
          </table:table-cell>
          <table:table-cell table:formula="of:=[.A99]&amp;&quot; varchar,&quot;" office:value-type="string" office:string-value="MEMI varchar," calcext:value-type="string">
            <text:p>MEMI varchar,</text:p>
          </table:table-cell>
          <table:table-cell table:formula="of:=[.E98]+1" office:value-type="float" office:value="476" calcext:value-type="float">
            <text:p>476</text:p>
          </table:table-cell>
          <table:table-cell table:formula="of:=[.D99]+[.B99]-1" office:value-type="float" office:value="476" calcext:value-type="float">
            <text:p>476</text:p>
          </table:table-cell>
          <table:table-cell table:formula="of:=&quot;,&quot;&amp;[.E99]" office:value-type="string" office:string-value=",476" calcext:value-type="string">
            <text:p>,476</text:p>
          </table:table-cell>
          <table:table-cell table:formula="of:=[.G98]&amp;[.F9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</text:p>
          </table:table-cell>
        </table:table-row>
        <table:table-row table:style-name="ro1">
          <table:table-cell office:value-type="string" calcext:value-type="string">
            <text:p>NMEMI</text:p>
          </table:table-cell>
          <table:table-cell office:value-type="float" office:value="1" calcext:value-type="float">
            <text:p>1</text:p>
          </table:table-cell>
          <table:table-cell table:formula="of:=[.A100]&amp;&quot; varchar,&quot;" office:value-type="string" office:string-value="NMEMI varchar," calcext:value-type="string">
            <text:p>NMEMI varchar,</text:p>
          </table:table-cell>
          <table:table-cell table:formula="of:=[.E99]+1" office:value-type="float" office:value="477" calcext:value-type="float">
            <text:p>477</text:p>
          </table:table-cell>
          <table:table-cell table:formula="of:=[.D100]+[.B100]-1" office:value-type="float" office:value="477" calcext:value-type="float">
            <text:p>477</text:p>
          </table:table-cell>
          <table:table-cell table:formula="of:=&quot;,&quot;&amp;[.E100]" office:value-type="string" office:string-value=",477" calcext:value-type="string">
            <text:p>,477</text:p>
          </table:table-cell>
          <table:table-cell table:formula="of:=[.G99]&amp;[.F10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 office:value-type="float" office:value="5" calcext:value-type="float">
            <text:p>5</text:p>
          </table:table-cell>
          <table:table-cell table:formula="of:=[.A101]&amp;&quot; varchar,&quot;" office:value-type="string" office:string-value="PUMA varchar," calcext:value-type="string">
            <text:p>PUMA varchar,</text:p>
          </table:table-cell>
          <table:table-cell table:formula="of:=[.E100]+1" office:value-type="float" office:value="478" calcext:value-type="float">
            <text:p>478</text:p>
          </table:table-cell>
          <table:table-cell table:formula="of:=[.D101]+[.B101]-1" office:value-type="float" office:value="482" calcext:value-type="float">
            <text:p>482</text:p>
          </table:table-cell>
          <table:table-cell table:formula="of:=&quot;,&quot;&amp;[.E101]" office:value-type="string" office:string-value=",482" calcext:value-type="string">
            <text:p>,482</text:p>
          </table:table-cell>
          <table:table-cell table:formula="of:=[.G100]&amp;[.F10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" calcext:value-type="float">
            <text:p>18</text:p>
          </table:table-cell>
          <table:table-cell table:formula="of:=[.A102]&amp;&quot; varchar,&quot;" office:value-type="string" office:string-value="RESERVED varchar," calcext:value-type="string">
            <text:p>RESERVED varchar,</text:p>
          </table:table-cell>
          <table:table-cell table:formula="of:=[.E101]+1" office:value-type="float" office:value="483" calcext:value-type="float">
            <text:p>483</text:p>
          </table:table-cell>
          <table:table-cell table:formula="of:=[.D102]+[.B102]-1" office:value-type="float" office:value="500" calcext:value-type="float">
            <text:p>500</text:p>
          </table:table-cell>
          <table:table-cell table:formula="of:=&quot;,&quot;&amp;[.E102]" office:value-type="string" office:string-value=",500" calcext:value-type="string">
            <text:p>,500</text:p>
          </table:table-cell>
          <table:table-cell table:formula="of:=[.G101]&amp;[.F10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,500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,500</text:p>
          </table:table-cell>
        </table:table-row>
      </table:table>
      <table:table table:name="part 2 structure" table:style-name="ta1">
        <table:table-column table:style-name="co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full type</text:p>
          </table:table-cell>
          <table:table-cell/>
        </table:table-row>
        <table:table-row table:style-name="ro2">
          <table:table-cell table:style-name="ce1" office:value-type="string" calcext:value-type="string">
            <text:p>FILEID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6" calcext:value-type="float">
            <text:p>6</text:p>
          </table:table-cell>
          <table:table-cell table:formula="of:=IF([.B2]=&quot;Text&quot;;&quot;varchar(&quot;&amp;[.C2]&amp;&quot;)&quot;;IF([.B2]=&quot;Number (Long)&quot;; &quot;int&quot;; &quot;other&quot;))" office:value-type="string" office:string-value="varchar(6)" calcext:value-type="string">
            <text:p>varchar(6)</text:p>
          </table:table-cell>
          <table:table-cell table:formula="of:=[.A2]&amp;&quot; &quot; &amp;[.D2]&amp;&quot;,&quot;" office:value-type="string" office:string-value="FILEID varchar(6)," calcext:value-type="string">
            <text:p>FILEID varchar(6),</text:p>
          </table:table-cell>
        </table:table-row>
        <table:table-row table:style-name="ro2">
          <table:table-cell table:style-name="ce1" office:value-type="string" calcext:value-type="string">
            <text:p>STUSAB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[.B3]=&quot;Text&quot;;&quot;varchar(&quot;&amp;[.C3]&amp;&quot;)&quot;;IF([.B3]=&quot;Number (Long)&quot;; &quot;int&quot;; &quot;other&quot;))" office:value-type="string" office:string-value="varchar(2)" calcext:value-type="string">
            <text:p>varchar(2)</text:p>
          </table:table-cell>
          <table:table-cell table:formula="of:=[.A3]&amp;&quot; &quot; &amp;[.D3]&amp;&quot;,&quot;" office:value-type="string" office:string-value="STUSAB varchar(2)," calcext:value-type="string">
            <text:p>STUSAB varchar(2),</text:p>
          </table:table-cell>
        </table:table-row>
        <table:table-row table:style-name="ro2">
          <table:table-cell table:style-name="ce1" office:value-type="string" calcext:value-type="string">
            <text:p>CHARITER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3" calcext:value-type="float">
            <text:p>3</text:p>
          </table:table-cell>
          <table:table-cell table:formula="of:=IF([.B4]=&quot;Text&quot;;&quot;varchar(&quot;&amp;[.C4]&amp;&quot;)&quot;;IF([.B4]=&quot;Number (Long)&quot;; &quot;int&quot;; &quot;other&quot;))" office:value-type="string" office:string-value="varchar(3)" calcext:value-type="string">
            <text:p>varchar(3)</text:p>
          </table:table-cell>
          <table:table-cell table:formula="of:=[.A4]&amp;&quot; &quot; &amp;[.D4]&amp;&quot;,&quot;" office:value-type="string" office:string-value="CHARITER varchar(3)," calcext:value-type="string">
            <text:p>CHARITER varchar(3),</text:p>
          </table:table-cell>
        </table:table-row>
        <table:table-row table:style-name="ro2">
          <table:table-cell table:style-name="ce1" office:value-type="string" calcext:value-type="string">
            <text:p>CIFSN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[.B5]=&quot;Text&quot;;&quot;varchar(&quot;&amp;[.C5]&amp;&quot;)&quot;;IF([.B5]=&quot;Number (Long)&quot;; &quot;int&quot;; &quot;other&quot;))" office:value-type="string" office:string-value="varchar(2)" calcext:value-type="string">
            <text:p>varchar(2)</text:p>
          </table:table-cell>
          <table:table-cell table:formula="of:=[.A5]&amp;&quot; &quot; &amp;[.D5]&amp;&quot;,&quot;" office:value-type="string" office:string-value="CIFSN varchar(2)," calcext:value-type="string">
            <text:p>CIFSN varchar(2),</text:p>
          </table:table-cell>
        </table:table-row>
        <table:table-row table:style-name="ro2">
          <table:table-cell table:style-name="ce1" office:value-type="string" calcext:value-type="string">
            <text:p>LOGRECNO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7" calcext:value-type="float">
            <text:p>7</text:p>
          </table:table-cell>
          <table:table-cell table:formula="of:=IF([.B6]=&quot;Text&quot;;&quot;varchar(&quot;&amp;[.C6]&amp;&quot;)&quot;;IF([.B6]=&quot;Number (Long)&quot;; &quot;int&quot;; &quot;other&quot;))" office:value-type="string" office:string-value="varchar(7)" calcext:value-type="string">
            <text:p>varchar(7)</text:p>
          </table:table-cell>
          <table:table-cell table:formula="of:=[.A6]&amp;&quot; &quot; &amp;[.D6]&amp;&quot;,&quot;" office:value-type="string" office:string-value="LOGRECNO varchar(7)," calcext:value-type="string">
            <text:p>LOGRECNO varchar(7),</text:p>
          </table:table-cell>
        </table:table-row>
        <table:table-row table:style-name="ro2">
          <table:table-cell office:value-type="string" calcext:value-type="string">
            <text:p>DPSF00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]=&quot;Text&quot;;&quot;varchar(&quot;&amp;[.C7]&amp;&quot;)&quot;;IF([.B7]=&quot;Number (Long)&quot;; &quot;int&quot;; &quot;other&quot;))" office:value-type="string" office:string-value="int" calcext:value-type="string">
            <text:p>int</text:p>
          </table:table-cell>
          <table:table-cell table:formula="of:=[.A7]&amp;&quot; &quot; &amp;[.D7]&amp;&quot;,&quot;" office:value-type="string" office:string-value="DPSF0010001 int," calcext:value-type="string">
            <text:p>DPSF0010001 int,</text:p>
          </table:table-cell>
        </table:table-row>
        <table:table-row table:style-name="ro2">
          <table:table-cell office:value-type="string" calcext:value-type="string">
            <text:p>DPSF00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]=&quot;Text&quot;;&quot;varchar(&quot;&amp;[.C8]&amp;&quot;)&quot;;IF([.B8]=&quot;Number (Long)&quot;; &quot;int&quot;; &quot;other&quot;))" office:value-type="string" office:string-value="int" calcext:value-type="string">
            <text:p>int</text:p>
          </table:table-cell>
          <table:table-cell table:formula="of:=[.A8]&amp;&quot; &quot; &amp;[.D8]&amp;&quot;,&quot;" office:value-type="string" office:string-value="DPSF0010002 int," calcext:value-type="string">
            <text:p>DPSF0010002 int,</text:p>
          </table:table-cell>
        </table:table-row>
        <table:table-row table:style-name="ro2">
          <table:table-cell office:value-type="string" calcext:value-type="string">
            <text:p>DPSF00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]=&quot;Text&quot;;&quot;varchar(&quot;&amp;[.C9]&amp;&quot;)&quot;;IF([.B9]=&quot;Number (Long)&quot;; &quot;int&quot;; &quot;other&quot;))" office:value-type="string" office:string-value="int" calcext:value-type="string">
            <text:p>int</text:p>
          </table:table-cell>
          <table:table-cell table:formula="of:=[.A9]&amp;&quot; &quot; &amp;[.D9]&amp;&quot;,&quot;" office:value-type="string" office:string-value="DPSF0010003 int," calcext:value-type="string">
            <text:p>DPSF0010003 int,</text:p>
          </table:table-cell>
        </table:table-row>
        <table:table-row table:style-name="ro2">
          <table:table-cell office:value-type="string" calcext:value-type="string">
            <text:p>DPSF00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]=&quot;Text&quot;;&quot;varchar(&quot;&amp;[.C10]&amp;&quot;)&quot;;IF([.B10]=&quot;Number (Long)&quot;; &quot;int&quot;; &quot;other&quot;))" office:value-type="string" office:string-value="int" calcext:value-type="string">
            <text:p>int</text:p>
          </table:table-cell>
          <table:table-cell table:formula="of:=[.A10]&amp;&quot; &quot; &amp;[.D10]&amp;&quot;,&quot;" office:value-type="string" office:string-value="DPSF0010004 int," calcext:value-type="string">
            <text:p>DPSF0010004 int,</text:p>
          </table:table-cell>
        </table:table-row>
        <table:table-row table:style-name="ro2">
          <table:table-cell office:value-type="string" calcext:value-type="string">
            <text:p>DPSF00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]=&quot;Text&quot;;&quot;varchar(&quot;&amp;[.C11]&amp;&quot;)&quot;;IF([.B11]=&quot;Number (Long)&quot;; &quot;int&quot;; &quot;other&quot;))" office:value-type="string" office:string-value="int" calcext:value-type="string">
            <text:p>int</text:p>
          </table:table-cell>
          <table:table-cell table:formula="of:=[.A11]&amp;&quot; &quot; &amp;[.D11]&amp;&quot;,&quot;" office:value-type="string" office:string-value="DPSF0010005 int," calcext:value-type="string">
            <text:p>DPSF0010005 int,</text:p>
          </table:table-cell>
        </table:table-row>
        <table:table-row table:style-name="ro2">
          <table:table-cell office:value-type="string" calcext:value-type="string">
            <text:p>DPSF00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]=&quot;Text&quot;;&quot;varchar(&quot;&amp;[.C12]&amp;&quot;)&quot;;IF([.B12]=&quot;Number (Long)&quot;; &quot;int&quot;; &quot;other&quot;))" office:value-type="string" office:string-value="int" calcext:value-type="string">
            <text:p>int</text:p>
          </table:table-cell>
          <table:table-cell table:formula="of:=[.A12]&amp;&quot; &quot; &amp;[.D12]&amp;&quot;,&quot;" office:value-type="string" office:string-value="DPSF0010006 int," calcext:value-type="string">
            <text:p>DPSF0010006 int,</text:p>
          </table:table-cell>
        </table:table-row>
        <table:table-row table:style-name="ro2">
          <table:table-cell office:value-type="string" calcext:value-type="string">
            <text:p>DPSF00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]=&quot;Text&quot;;&quot;varchar(&quot;&amp;[.C13]&amp;&quot;)&quot;;IF([.B13]=&quot;Number (Long)&quot;; &quot;int&quot;; &quot;other&quot;))" office:value-type="string" office:string-value="int" calcext:value-type="string">
            <text:p>int</text:p>
          </table:table-cell>
          <table:table-cell table:formula="of:=[.A13]&amp;&quot; &quot; &amp;[.D13]&amp;&quot;,&quot;" office:value-type="string" office:string-value="DPSF0010007 int," calcext:value-type="string">
            <text:p>DPSF0010007 int,</text:p>
          </table:table-cell>
        </table:table-row>
        <table:table-row table:style-name="ro2">
          <table:table-cell office:value-type="string" calcext:value-type="string">
            <text:p>DPSF00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]=&quot;Text&quot;;&quot;varchar(&quot;&amp;[.C14]&amp;&quot;)&quot;;IF([.B14]=&quot;Number (Long)&quot;; &quot;int&quot;; &quot;other&quot;))" office:value-type="string" office:string-value="int" calcext:value-type="string">
            <text:p>int</text:p>
          </table:table-cell>
          <table:table-cell table:formula="of:=[.A14]&amp;&quot; &quot; &amp;[.D14]&amp;&quot;,&quot;" office:value-type="string" office:string-value="DPSF0010008 int," calcext:value-type="string">
            <text:p>DPSF0010008 int,</text:p>
          </table:table-cell>
        </table:table-row>
        <table:table-row table:style-name="ro2">
          <table:table-cell office:value-type="string" calcext:value-type="string">
            <text:p>DPSF00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]=&quot;Text&quot;;&quot;varchar(&quot;&amp;[.C15]&amp;&quot;)&quot;;IF([.B15]=&quot;Number (Long)&quot;; &quot;int&quot;; &quot;other&quot;))" office:value-type="string" office:string-value="int" calcext:value-type="string">
            <text:p>int</text:p>
          </table:table-cell>
          <table:table-cell table:formula="of:=[.A15]&amp;&quot; &quot; &amp;[.D15]&amp;&quot;,&quot;" office:value-type="string" office:string-value="DPSF0010009 int," calcext:value-type="string">
            <text:p>DPSF0010009 int,</text:p>
          </table:table-cell>
        </table:table-row>
        <table:table-row table:style-name="ro2">
          <table:table-cell office:value-type="string" calcext:value-type="string">
            <text:p>DPSF00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]=&quot;Text&quot;;&quot;varchar(&quot;&amp;[.C16]&amp;&quot;)&quot;;IF([.B16]=&quot;Number (Long)&quot;; &quot;int&quot;; &quot;other&quot;))" office:value-type="string" office:string-value="int" calcext:value-type="string">
            <text:p>int</text:p>
          </table:table-cell>
          <table:table-cell table:formula="of:=[.A16]&amp;&quot; &quot; &amp;[.D16]&amp;&quot;,&quot;" office:value-type="string" office:string-value="DPSF0010010 int," calcext:value-type="string">
            <text:p>DPSF0010010 int,</text:p>
          </table:table-cell>
        </table:table-row>
        <table:table-row table:style-name="ro2">
          <table:table-cell office:value-type="string" calcext:value-type="string">
            <text:p>DPSF00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]=&quot;Text&quot;;&quot;varchar(&quot;&amp;[.C17]&amp;&quot;)&quot;;IF([.B17]=&quot;Number (Long)&quot;; &quot;int&quot;; &quot;other&quot;))" office:value-type="string" office:string-value="int" calcext:value-type="string">
            <text:p>int</text:p>
          </table:table-cell>
          <table:table-cell table:formula="of:=[.A17]&amp;&quot; &quot; &amp;[.D17]&amp;&quot;,&quot;" office:value-type="string" office:string-value="DPSF0010011 int," calcext:value-type="string">
            <text:p>DPSF0010011 int,</text:p>
          </table:table-cell>
        </table:table-row>
        <table:table-row table:style-name="ro2">
          <table:table-cell office:value-type="string" calcext:value-type="string">
            <text:p>DPSF00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]=&quot;Text&quot;;&quot;varchar(&quot;&amp;[.C18]&amp;&quot;)&quot;;IF([.B18]=&quot;Number (Long)&quot;; &quot;int&quot;; &quot;other&quot;))" office:value-type="string" office:string-value="int" calcext:value-type="string">
            <text:p>int</text:p>
          </table:table-cell>
          <table:table-cell table:formula="of:=[.A18]&amp;&quot; &quot; &amp;[.D18]&amp;&quot;,&quot;" office:value-type="string" office:string-value="DPSF0010012 int," calcext:value-type="string">
            <text:p>DPSF0010012 int,</text:p>
          </table:table-cell>
        </table:table-row>
        <table:table-row table:style-name="ro2">
          <table:table-cell office:value-type="string" calcext:value-type="string">
            <text:p>DPSF00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]=&quot;Text&quot;;&quot;varchar(&quot;&amp;[.C19]&amp;&quot;)&quot;;IF([.B19]=&quot;Number (Long)&quot;; &quot;int&quot;; &quot;other&quot;))" office:value-type="string" office:string-value="int" calcext:value-type="string">
            <text:p>int</text:p>
          </table:table-cell>
          <table:table-cell table:formula="of:=[.A19]&amp;&quot; &quot; &amp;[.D19]&amp;&quot;,&quot;" office:value-type="string" office:string-value="DPSF0010013 int," calcext:value-type="string">
            <text:p>DPSF0010013 int,</text:p>
          </table:table-cell>
        </table:table-row>
        <table:table-row table:style-name="ro2">
          <table:table-cell office:value-type="string" calcext:value-type="string">
            <text:p>DPSF00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0]=&quot;Text&quot;;&quot;varchar(&quot;&amp;[.C20]&amp;&quot;)&quot;;IF([.B20]=&quot;Number (Long)&quot;; &quot;int&quot;; &quot;other&quot;))" office:value-type="string" office:string-value="int" calcext:value-type="string">
            <text:p>int</text:p>
          </table:table-cell>
          <table:table-cell table:formula="of:=[.A20]&amp;&quot; &quot; &amp;[.D20]&amp;&quot;,&quot;" office:value-type="string" office:string-value="DPSF0010014 int," calcext:value-type="string">
            <text:p>DPSF0010014 int,</text:p>
          </table:table-cell>
        </table:table-row>
        <table:table-row table:style-name="ro2">
          <table:table-cell office:value-type="string" calcext:value-type="string">
            <text:p>DPSF00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1]=&quot;Text&quot;;&quot;varchar(&quot;&amp;[.C21]&amp;&quot;)&quot;;IF([.B21]=&quot;Number (Long)&quot;; &quot;int&quot;; &quot;other&quot;))" office:value-type="string" office:string-value="int" calcext:value-type="string">
            <text:p>int</text:p>
          </table:table-cell>
          <table:table-cell table:formula="of:=[.A21]&amp;&quot; &quot; &amp;[.D21]&amp;&quot;,&quot;" office:value-type="string" office:string-value="DPSF0010015 int," calcext:value-type="string">
            <text:p>DPSF0010015 int,</text:p>
          </table:table-cell>
        </table:table-row>
        <table:table-row table:style-name="ro2">
          <table:table-cell office:value-type="string" calcext:value-type="string">
            <text:p>DPSF00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2]=&quot;Text&quot;;&quot;varchar(&quot;&amp;[.C22]&amp;&quot;)&quot;;IF([.B22]=&quot;Number (Long)&quot;; &quot;int&quot;; &quot;other&quot;))" office:value-type="string" office:string-value="int" calcext:value-type="string">
            <text:p>int</text:p>
          </table:table-cell>
          <table:table-cell table:formula="of:=[.A22]&amp;&quot; &quot; &amp;[.D22]&amp;&quot;,&quot;" office:value-type="string" office:string-value="DPSF0010016 int," calcext:value-type="string">
            <text:p>DPSF0010016 int,</text:p>
          </table:table-cell>
        </table:table-row>
        <table:table-row table:style-name="ro2">
          <table:table-cell office:value-type="string" calcext:value-type="string">
            <text:p>DPSF00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3]=&quot;Text&quot;;&quot;varchar(&quot;&amp;[.C23]&amp;&quot;)&quot;;IF([.B23]=&quot;Number (Long)&quot;; &quot;int&quot;; &quot;other&quot;))" office:value-type="string" office:string-value="int" calcext:value-type="string">
            <text:p>int</text:p>
          </table:table-cell>
          <table:table-cell table:formula="of:=[.A23]&amp;&quot; &quot; &amp;[.D23]&amp;&quot;,&quot;" office:value-type="string" office:string-value="DPSF0010017 int," calcext:value-type="string">
            <text:p>DPSF0010017 int,</text:p>
          </table:table-cell>
        </table:table-row>
        <table:table-row table:style-name="ro2">
          <table:table-cell office:value-type="string" calcext:value-type="string">
            <text:p>DPSF001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4]=&quot;Text&quot;;&quot;varchar(&quot;&amp;[.C24]&amp;&quot;)&quot;;IF([.B24]=&quot;Number (Long)&quot;; &quot;int&quot;; &quot;other&quot;))" office:value-type="string" office:string-value="int" calcext:value-type="string">
            <text:p>int</text:p>
          </table:table-cell>
          <table:table-cell table:formula="of:=[.A24]&amp;&quot; &quot; &amp;[.D24]&amp;&quot;,&quot;" office:value-type="string" office:string-value="DPSF0010018 int," calcext:value-type="string">
            <text:p>DPSF0010018 int,</text:p>
          </table:table-cell>
        </table:table-row>
        <table:table-row table:style-name="ro2">
          <table:table-cell office:value-type="string" calcext:value-type="string">
            <text:p>DPSF001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5]=&quot;Text&quot;;&quot;varchar(&quot;&amp;[.C25]&amp;&quot;)&quot;;IF([.B25]=&quot;Number (Long)&quot;; &quot;int&quot;; &quot;other&quot;))" office:value-type="string" office:string-value="int" calcext:value-type="string">
            <text:p>int</text:p>
          </table:table-cell>
          <table:table-cell table:formula="of:=[.A25]&amp;&quot; &quot; &amp;[.D25]&amp;&quot;,&quot;" office:value-type="string" office:string-value="DPSF0010019 int," calcext:value-type="string">
            <text:p>DPSF0010019 int,</text:p>
          </table:table-cell>
        </table:table-row>
        <table:table-row table:style-name="ro2">
          <table:table-cell office:value-type="string" calcext:value-type="string">
            <text:p>DPSF001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6]=&quot;Text&quot;;&quot;varchar(&quot;&amp;[.C26]&amp;&quot;)&quot;;IF([.B26]=&quot;Number (Long)&quot;; &quot;int&quot;; &quot;other&quot;))" office:value-type="string" office:string-value="int" calcext:value-type="string">
            <text:p>int</text:p>
          </table:table-cell>
          <table:table-cell table:formula="of:=[.A26]&amp;&quot; &quot; &amp;[.D26]&amp;&quot;,&quot;" office:value-type="string" office:string-value="DPSF0010020 int," calcext:value-type="string">
            <text:p>DPSF0010020 int,</text:p>
          </table:table-cell>
        </table:table-row>
        <table:table-row table:style-name="ro2">
          <table:table-cell office:value-type="string" calcext:value-type="string">
            <text:p>DPSF001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7]=&quot;Text&quot;;&quot;varchar(&quot;&amp;[.C27]&amp;&quot;)&quot;;IF([.B27]=&quot;Number (Long)&quot;; &quot;int&quot;; &quot;other&quot;))" office:value-type="string" office:string-value="int" calcext:value-type="string">
            <text:p>int</text:p>
          </table:table-cell>
          <table:table-cell table:formula="of:=[.A27]&amp;&quot; &quot; &amp;[.D27]&amp;&quot;,&quot;" office:value-type="string" office:string-value="DPSF0010021 int," calcext:value-type="string">
            <text:p>DPSF0010021 int,</text:p>
          </table:table-cell>
        </table:table-row>
        <table:table-row table:style-name="ro2">
          <table:table-cell office:value-type="string" calcext:value-type="string">
            <text:p>DPSF001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8]=&quot;Text&quot;;&quot;varchar(&quot;&amp;[.C28]&amp;&quot;)&quot;;IF([.B28]=&quot;Number (Long)&quot;; &quot;int&quot;; &quot;other&quot;))" office:value-type="string" office:string-value="int" calcext:value-type="string">
            <text:p>int</text:p>
          </table:table-cell>
          <table:table-cell table:formula="of:=[.A28]&amp;&quot; &quot; &amp;[.D28]&amp;&quot;,&quot;" office:value-type="string" office:string-value="DPSF0010022 int," calcext:value-type="string">
            <text:p>DPSF0010022 int,</text:p>
          </table:table-cell>
        </table:table-row>
        <table:table-row table:style-name="ro2">
          <table:table-cell office:value-type="string" calcext:value-type="string">
            <text:p>DPSF001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9]=&quot;Text&quot;;&quot;varchar(&quot;&amp;[.C29]&amp;&quot;)&quot;;IF([.B29]=&quot;Number (Long)&quot;; &quot;int&quot;; &quot;other&quot;))" office:value-type="string" office:string-value="int" calcext:value-type="string">
            <text:p>int</text:p>
          </table:table-cell>
          <table:table-cell table:formula="of:=[.A29]&amp;&quot; &quot; &amp;[.D29]&amp;&quot;,&quot;" office:value-type="string" office:string-value="DPSF0010023 int," calcext:value-type="string">
            <text:p>DPSF0010023 int,</text:p>
          </table:table-cell>
        </table:table-row>
        <table:table-row table:style-name="ro2">
          <table:table-cell office:value-type="string" calcext:value-type="string">
            <text:p>DPSF001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0]=&quot;Text&quot;;&quot;varchar(&quot;&amp;[.C30]&amp;&quot;)&quot;;IF([.B30]=&quot;Number (Long)&quot;; &quot;int&quot;; &quot;other&quot;))" office:value-type="string" office:string-value="int" calcext:value-type="string">
            <text:p>int</text:p>
          </table:table-cell>
          <table:table-cell table:formula="of:=[.A30]&amp;&quot; &quot; &amp;[.D30]&amp;&quot;,&quot;" office:value-type="string" office:string-value="DPSF0010024 int," calcext:value-type="string">
            <text:p>DPSF0010024 int,</text:p>
          </table:table-cell>
        </table:table-row>
        <table:table-row table:style-name="ro2">
          <table:table-cell office:value-type="string" calcext:value-type="string">
            <text:p>DPSF001002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1]=&quot;Text&quot;;&quot;varchar(&quot;&amp;[.C31]&amp;&quot;)&quot;;IF([.B31]=&quot;Number (Long)&quot;; &quot;int&quot;; &quot;other&quot;))" office:value-type="string" office:string-value="int" calcext:value-type="string">
            <text:p>int</text:p>
          </table:table-cell>
          <table:table-cell table:formula="of:=[.A31]&amp;&quot; &quot; &amp;[.D31]&amp;&quot;,&quot;" office:value-type="string" office:string-value="DPSF0010025 int," calcext:value-type="string">
            <text:p>DPSF0010025 int,</text:p>
          </table:table-cell>
        </table:table-row>
        <table:table-row table:style-name="ro2">
          <table:table-cell office:value-type="string" calcext:value-type="string">
            <text:p>DPSF001002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2]=&quot;Text&quot;;&quot;varchar(&quot;&amp;[.C32]&amp;&quot;)&quot;;IF([.B32]=&quot;Number (Long)&quot;; &quot;int&quot;; &quot;other&quot;))" office:value-type="string" office:string-value="int" calcext:value-type="string">
            <text:p>int</text:p>
          </table:table-cell>
          <table:table-cell table:formula="of:=[.A32]&amp;&quot; &quot; &amp;[.D32]&amp;&quot;,&quot;" office:value-type="string" office:string-value="DPSF0010026 int," calcext:value-type="string">
            <text:p>DPSF0010026 int,</text:p>
          </table:table-cell>
        </table:table-row>
        <table:table-row table:style-name="ro2">
          <table:table-cell office:value-type="string" calcext:value-type="string">
            <text:p>DPSF001002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3]=&quot;Text&quot;;&quot;varchar(&quot;&amp;[.C33]&amp;&quot;)&quot;;IF([.B33]=&quot;Number (Long)&quot;; &quot;int&quot;; &quot;other&quot;))" office:value-type="string" office:string-value="int" calcext:value-type="string">
            <text:p>int</text:p>
          </table:table-cell>
          <table:table-cell table:formula="of:=[.A33]&amp;&quot; &quot; &amp;[.D33]&amp;&quot;,&quot;" office:value-type="string" office:string-value="DPSF0010027 int," calcext:value-type="string">
            <text:p>DPSF0010027 int,</text:p>
          </table:table-cell>
        </table:table-row>
        <table:table-row table:style-name="ro2">
          <table:table-cell office:value-type="string" calcext:value-type="string">
            <text:p>DPSF001002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4]=&quot;Text&quot;;&quot;varchar(&quot;&amp;[.C34]&amp;&quot;)&quot;;IF([.B34]=&quot;Number (Long)&quot;; &quot;int&quot;; &quot;other&quot;))" office:value-type="string" office:string-value="int" calcext:value-type="string">
            <text:p>int</text:p>
          </table:table-cell>
          <table:table-cell table:formula="of:=[.A34]&amp;&quot; &quot; &amp;[.D34]&amp;&quot;,&quot;" office:value-type="string" office:string-value="DPSF0010028 int," calcext:value-type="string">
            <text:p>DPSF0010028 int,</text:p>
          </table:table-cell>
        </table:table-row>
        <table:table-row table:style-name="ro2">
          <table:table-cell office:value-type="string" calcext:value-type="string">
            <text:p>DPSF001002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5]=&quot;Text&quot;;&quot;varchar(&quot;&amp;[.C35]&amp;&quot;)&quot;;IF([.B35]=&quot;Number (Long)&quot;; &quot;int&quot;; &quot;other&quot;))" office:value-type="string" office:string-value="int" calcext:value-type="string">
            <text:p>int</text:p>
          </table:table-cell>
          <table:table-cell table:formula="of:=[.A35]&amp;&quot; &quot; &amp;[.D35]&amp;&quot;,&quot;" office:value-type="string" office:string-value="DPSF0010029 int," calcext:value-type="string">
            <text:p>DPSF0010029 int,</text:p>
          </table:table-cell>
        </table:table-row>
        <table:table-row table:style-name="ro2">
          <table:table-cell office:value-type="string" calcext:value-type="string">
            <text:p>DPSF001003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6]=&quot;Text&quot;;&quot;varchar(&quot;&amp;[.C36]&amp;&quot;)&quot;;IF([.B36]=&quot;Number (Long)&quot;; &quot;int&quot;; &quot;other&quot;))" office:value-type="string" office:string-value="int" calcext:value-type="string">
            <text:p>int</text:p>
          </table:table-cell>
          <table:table-cell table:formula="of:=[.A36]&amp;&quot; &quot; &amp;[.D36]&amp;&quot;,&quot;" office:value-type="string" office:string-value="DPSF0010030 int," calcext:value-type="string">
            <text:p>DPSF0010030 int,</text:p>
          </table:table-cell>
        </table:table-row>
        <table:table-row table:style-name="ro2">
          <table:table-cell office:value-type="string" calcext:value-type="string">
            <text:p>DPSF001003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7]=&quot;Text&quot;;&quot;varchar(&quot;&amp;[.C37]&amp;&quot;)&quot;;IF([.B37]=&quot;Number (Long)&quot;; &quot;int&quot;; &quot;other&quot;))" office:value-type="string" office:string-value="int" calcext:value-type="string">
            <text:p>int</text:p>
          </table:table-cell>
          <table:table-cell table:formula="of:=[.A37]&amp;&quot; &quot; &amp;[.D37]&amp;&quot;,&quot;" office:value-type="string" office:string-value="DPSF0010031 int," calcext:value-type="string">
            <text:p>DPSF0010031 int,</text:p>
          </table:table-cell>
        </table:table-row>
        <table:table-row table:style-name="ro2">
          <table:table-cell office:value-type="string" calcext:value-type="string">
            <text:p>DPSF001003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8]=&quot;Text&quot;;&quot;varchar(&quot;&amp;[.C38]&amp;&quot;)&quot;;IF([.B38]=&quot;Number (Long)&quot;; &quot;int&quot;; &quot;other&quot;))" office:value-type="string" office:string-value="int" calcext:value-type="string">
            <text:p>int</text:p>
          </table:table-cell>
          <table:table-cell table:formula="of:=[.A38]&amp;&quot; &quot; &amp;[.D38]&amp;&quot;,&quot;" office:value-type="string" office:string-value="DPSF0010032 int," calcext:value-type="string">
            <text:p>DPSF0010032 int,</text:p>
          </table:table-cell>
        </table:table-row>
        <table:table-row table:style-name="ro2">
          <table:table-cell office:value-type="string" calcext:value-type="string">
            <text:p>DPSF001003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9]=&quot;Text&quot;;&quot;varchar(&quot;&amp;[.C39]&amp;&quot;)&quot;;IF([.B39]=&quot;Number (Long)&quot;; &quot;int&quot;; &quot;other&quot;))" office:value-type="string" office:string-value="int" calcext:value-type="string">
            <text:p>int</text:p>
          </table:table-cell>
          <table:table-cell table:formula="of:=[.A39]&amp;&quot; &quot; &amp;[.D39]&amp;&quot;,&quot;" office:value-type="string" office:string-value="DPSF0010033 int," calcext:value-type="string">
            <text:p>DPSF0010033 int,</text:p>
          </table:table-cell>
        </table:table-row>
        <table:table-row table:style-name="ro2">
          <table:table-cell office:value-type="string" calcext:value-type="string">
            <text:p>DPSF001003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0]=&quot;Text&quot;;&quot;varchar(&quot;&amp;[.C40]&amp;&quot;)&quot;;IF([.B40]=&quot;Number (Long)&quot;; &quot;int&quot;; &quot;other&quot;))" office:value-type="string" office:string-value="int" calcext:value-type="string">
            <text:p>int</text:p>
          </table:table-cell>
          <table:table-cell table:formula="of:=[.A40]&amp;&quot; &quot; &amp;[.D40]&amp;&quot;,&quot;" office:value-type="string" office:string-value="DPSF0010034 int," calcext:value-type="string">
            <text:p>DPSF0010034 int,</text:p>
          </table:table-cell>
        </table:table-row>
        <table:table-row table:style-name="ro2">
          <table:table-cell office:value-type="string" calcext:value-type="string">
            <text:p>DPSF001003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1]=&quot;Text&quot;;&quot;varchar(&quot;&amp;[.C41]&amp;&quot;)&quot;;IF([.B41]=&quot;Number (Long)&quot;; &quot;int&quot;; &quot;other&quot;))" office:value-type="string" office:string-value="int" calcext:value-type="string">
            <text:p>int</text:p>
          </table:table-cell>
          <table:table-cell table:formula="of:=[.A41]&amp;&quot; &quot; &amp;[.D41]&amp;&quot;,&quot;" office:value-type="string" office:string-value="DPSF0010035 int," calcext:value-type="string">
            <text:p>DPSF0010035 int,</text:p>
          </table:table-cell>
        </table:table-row>
        <table:table-row table:style-name="ro2">
          <table:table-cell office:value-type="string" calcext:value-type="string">
            <text:p>DPSF001003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2]=&quot;Text&quot;;&quot;varchar(&quot;&amp;[.C42]&amp;&quot;)&quot;;IF([.B42]=&quot;Number (Long)&quot;; &quot;int&quot;; &quot;other&quot;))" office:value-type="string" office:string-value="int" calcext:value-type="string">
            <text:p>int</text:p>
          </table:table-cell>
          <table:table-cell table:formula="of:=[.A42]&amp;&quot; &quot; &amp;[.D42]&amp;&quot;,&quot;" office:value-type="string" office:string-value="DPSF0010036 int," calcext:value-type="string">
            <text:p>DPSF0010036 int,</text:p>
          </table:table-cell>
        </table:table-row>
        <table:table-row table:style-name="ro2">
          <table:table-cell office:value-type="string" calcext:value-type="string">
            <text:p>DPSF001003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3]=&quot;Text&quot;;&quot;varchar(&quot;&amp;[.C43]&amp;&quot;)&quot;;IF([.B43]=&quot;Number (Long)&quot;; &quot;int&quot;; &quot;other&quot;))" office:value-type="string" office:string-value="int" calcext:value-type="string">
            <text:p>int</text:p>
          </table:table-cell>
          <table:table-cell table:formula="of:=[.A43]&amp;&quot; &quot; &amp;[.D43]&amp;&quot;,&quot;" office:value-type="string" office:string-value="DPSF0010037 int," calcext:value-type="string">
            <text:p>DPSF0010037 int,</text:p>
          </table:table-cell>
        </table:table-row>
        <table:table-row table:style-name="ro2">
          <table:table-cell office:value-type="string" calcext:value-type="string">
            <text:p>DPSF001003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4]=&quot;Text&quot;;&quot;varchar(&quot;&amp;[.C44]&amp;&quot;)&quot;;IF([.B44]=&quot;Number (Long)&quot;; &quot;int&quot;; &quot;other&quot;))" office:value-type="string" office:string-value="int" calcext:value-type="string">
            <text:p>int</text:p>
          </table:table-cell>
          <table:table-cell table:formula="of:=[.A44]&amp;&quot; &quot; &amp;[.D44]&amp;&quot;,&quot;" office:value-type="string" office:string-value="DPSF0010038 int," calcext:value-type="string">
            <text:p>DPSF0010038 int,</text:p>
          </table:table-cell>
        </table:table-row>
        <table:table-row table:style-name="ro2">
          <table:table-cell office:value-type="string" calcext:value-type="string">
            <text:p>DPSF001003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5]=&quot;Text&quot;;&quot;varchar(&quot;&amp;[.C45]&amp;&quot;)&quot;;IF([.B45]=&quot;Number (Long)&quot;; &quot;int&quot;; &quot;other&quot;))" office:value-type="string" office:string-value="int" calcext:value-type="string">
            <text:p>int</text:p>
          </table:table-cell>
          <table:table-cell table:formula="of:=[.A45]&amp;&quot; &quot; &amp;[.D45]&amp;&quot;,&quot;" office:value-type="string" office:string-value="DPSF0010039 int," calcext:value-type="string">
            <text:p>DPSF0010039 int,</text:p>
          </table:table-cell>
        </table:table-row>
        <table:table-row table:style-name="ro2">
          <table:table-cell office:value-type="string" calcext:value-type="string">
            <text:p>DPSF001004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6]=&quot;Text&quot;;&quot;varchar(&quot;&amp;[.C46]&amp;&quot;)&quot;;IF([.B46]=&quot;Number (Long)&quot;; &quot;int&quot;; &quot;other&quot;))" office:value-type="string" office:string-value="int" calcext:value-type="string">
            <text:p>int</text:p>
          </table:table-cell>
          <table:table-cell table:formula="of:=[.A46]&amp;&quot; &quot; &amp;[.D46]&amp;&quot;,&quot;" office:value-type="string" office:string-value="DPSF0010040 int," calcext:value-type="string">
            <text:p>DPSF0010040 int,</text:p>
          </table:table-cell>
        </table:table-row>
        <table:table-row table:style-name="ro2">
          <table:table-cell office:value-type="string" calcext:value-type="string">
            <text:p>DPSF001004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7]=&quot;Text&quot;;&quot;varchar(&quot;&amp;[.C47]&amp;&quot;)&quot;;IF([.B47]=&quot;Number (Long)&quot;; &quot;int&quot;; &quot;other&quot;))" office:value-type="string" office:string-value="int" calcext:value-type="string">
            <text:p>int</text:p>
          </table:table-cell>
          <table:table-cell table:formula="of:=[.A47]&amp;&quot; &quot; &amp;[.D47]&amp;&quot;,&quot;" office:value-type="string" office:string-value="DPSF0010041 int," calcext:value-type="string">
            <text:p>DPSF0010041 int,</text:p>
          </table:table-cell>
        </table:table-row>
        <table:table-row table:style-name="ro2">
          <table:table-cell office:value-type="string" calcext:value-type="string">
            <text:p>DPSF001004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8]=&quot;Text&quot;;&quot;varchar(&quot;&amp;[.C48]&amp;&quot;)&quot;;IF([.B48]=&quot;Number (Long)&quot;; &quot;int&quot;; &quot;other&quot;))" office:value-type="string" office:string-value="int" calcext:value-type="string">
            <text:p>int</text:p>
          </table:table-cell>
          <table:table-cell table:formula="of:=[.A48]&amp;&quot; &quot; &amp;[.D48]&amp;&quot;,&quot;" office:value-type="string" office:string-value="DPSF0010042 int," calcext:value-type="string">
            <text:p>DPSF0010042 int,</text:p>
          </table:table-cell>
        </table:table-row>
        <table:table-row table:style-name="ro2">
          <table:table-cell office:value-type="string" calcext:value-type="string">
            <text:p>DPSF001004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9]=&quot;Text&quot;;&quot;varchar(&quot;&amp;[.C49]&amp;&quot;)&quot;;IF([.B49]=&quot;Number (Long)&quot;; &quot;int&quot;; &quot;other&quot;))" office:value-type="string" office:string-value="int" calcext:value-type="string">
            <text:p>int</text:p>
          </table:table-cell>
          <table:table-cell table:formula="of:=[.A49]&amp;&quot; &quot; &amp;[.D49]&amp;&quot;,&quot;" office:value-type="string" office:string-value="DPSF0010043 int," calcext:value-type="string">
            <text:p>DPSF0010043 int,</text:p>
          </table:table-cell>
        </table:table-row>
        <table:table-row table:style-name="ro2">
          <table:table-cell office:value-type="string" calcext:value-type="string">
            <text:p>DPSF001004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0]=&quot;Text&quot;;&quot;varchar(&quot;&amp;[.C50]&amp;&quot;)&quot;;IF([.B50]=&quot;Number (Long)&quot;; &quot;int&quot;; &quot;other&quot;))" office:value-type="string" office:string-value="int" calcext:value-type="string">
            <text:p>int</text:p>
          </table:table-cell>
          <table:table-cell table:formula="of:=[.A50]&amp;&quot; &quot; &amp;[.D50]&amp;&quot;,&quot;" office:value-type="string" office:string-value="DPSF0010044 int," calcext:value-type="string">
            <text:p>DPSF0010044 int,</text:p>
          </table:table-cell>
        </table:table-row>
        <table:table-row table:style-name="ro2">
          <table:table-cell office:value-type="string" calcext:value-type="string">
            <text:p>DPSF001004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1]=&quot;Text&quot;;&quot;varchar(&quot;&amp;[.C51]&amp;&quot;)&quot;;IF([.B51]=&quot;Number (Long)&quot;; &quot;int&quot;; &quot;other&quot;))" office:value-type="string" office:string-value="int" calcext:value-type="string">
            <text:p>int</text:p>
          </table:table-cell>
          <table:table-cell table:formula="of:=[.A51]&amp;&quot; &quot; &amp;[.D51]&amp;&quot;,&quot;" office:value-type="string" office:string-value="DPSF0010045 int," calcext:value-type="string">
            <text:p>DPSF0010045 int,</text:p>
          </table:table-cell>
        </table:table-row>
        <table:table-row table:style-name="ro2">
          <table:table-cell office:value-type="string" calcext:value-type="string">
            <text:p>DPSF001004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2]=&quot;Text&quot;;&quot;varchar(&quot;&amp;[.C52]&amp;&quot;)&quot;;IF([.B52]=&quot;Number (Long)&quot;; &quot;int&quot;; &quot;other&quot;))" office:value-type="string" office:string-value="int" calcext:value-type="string">
            <text:p>int</text:p>
          </table:table-cell>
          <table:table-cell table:formula="of:=[.A52]&amp;&quot; &quot; &amp;[.D52]&amp;&quot;,&quot;" office:value-type="string" office:string-value="DPSF0010046 int," calcext:value-type="string">
            <text:p>DPSF0010046 int,</text:p>
          </table:table-cell>
        </table:table-row>
        <table:table-row table:style-name="ro2">
          <table:table-cell office:value-type="string" calcext:value-type="string">
            <text:p>DPSF001004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3]=&quot;Text&quot;;&quot;varchar(&quot;&amp;[.C53]&amp;&quot;)&quot;;IF([.B53]=&quot;Number (Long)&quot;; &quot;int&quot;; &quot;other&quot;))" office:value-type="string" office:string-value="int" calcext:value-type="string">
            <text:p>int</text:p>
          </table:table-cell>
          <table:table-cell table:formula="of:=[.A53]&amp;&quot; &quot; &amp;[.D53]&amp;&quot;,&quot;" office:value-type="string" office:string-value="DPSF0010047 int," calcext:value-type="string">
            <text:p>DPSF0010047 int,</text:p>
          </table:table-cell>
        </table:table-row>
        <table:table-row table:style-name="ro2">
          <table:table-cell office:value-type="string" calcext:value-type="string">
            <text:p>DPSF001004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4]=&quot;Text&quot;;&quot;varchar(&quot;&amp;[.C54]&amp;&quot;)&quot;;IF([.B54]=&quot;Number (Long)&quot;; &quot;int&quot;; &quot;other&quot;))" office:value-type="string" office:string-value="int" calcext:value-type="string">
            <text:p>int</text:p>
          </table:table-cell>
          <table:table-cell table:formula="of:=[.A54]&amp;&quot; &quot; &amp;[.D54]&amp;&quot;,&quot;" office:value-type="string" office:string-value="DPSF0010048 int," calcext:value-type="string">
            <text:p>DPSF0010048 int,</text:p>
          </table:table-cell>
        </table:table-row>
        <table:table-row table:style-name="ro2">
          <table:table-cell office:value-type="string" calcext:value-type="string">
            <text:p>DPSF001004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5]=&quot;Text&quot;;&quot;varchar(&quot;&amp;[.C55]&amp;&quot;)&quot;;IF([.B55]=&quot;Number (Long)&quot;; &quot;int&quot;; &quot;other&quot;))" office:value-type="string" office:string-value="int" calcext:value-type="string">
            <text:p>int</text:p>
          </table:table-cell>
          <table:table-cell table:formula="of:=[.A55]&amp;&quot; &quot; &amp;[.D55]&amp;&quot;,&quot;" office:value-type="string" office:string-value="DPSF0010049 int," calcext:value-type="string">
            <text:p>DPSF0010049 int,</text:p>
          </table:table-cell>
        </table:table-row>
        <table:table-row table:style-name="ro2">
          <table:table-cell office:value-type="string" calcext:value-type="string">
            <text:p>DPSF001005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6]=&quot;Text&quot;;&quot;varchar(&quot;&amp;[.C56]&amp;&quot;)&quot;;IF([.B56]=&quot;Number (Long)&quot;; &quot;int&quot;; &quot;other&quot;))" office:value-type="string" office:string-value="int" calcext:value-type="string">
            <text:p>int</text:p>
          </table:table-cell>
          <table:table-cell table:formula="of:=[.A56]&amp;&quot; &quot; &amp;[.D56]&amp;&quot;,&quot;" office:value-type="string" office:string-value="DPSF0010050 int," calcext:value-type="string">
            <text:p>DPSF0010050 int,</text:p>
          </table:table-cell>
        </table:table-row>
        <table:table-row table:style-name="ro2">
          <table:table-cell office:value-type="string" calcext:value-type="string">
            <text:p>DPSF001005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7]=&quot;Text&quot;;&quot;varchar(&quot;&amp;[.C57]&amp;&quot;)&quot;;IF([.B57]=&quot;Number (Long)&quot;; &quot;int&quot;; &quot;other&quot;))" office:value-type="string" office:string-value="int" calcext:value-type="string">
            <text:p>int</text:p>
          </table:table-cell>
          <table:table-cell table:formula="of:=[.A57]&amp;&quot; &quot; &amp;[.D57]&amp;&quot;,&quot;" office:value-type="string" office:string-value="DPSF0010051 int," calcext:value-type="string">
            <text:p>DPSF0010051 int,</text:p>
          </table:table-cell>
        </table:table-row>
        <table:table-row table:style-name="ro2">
          <table:table-cell office:value-type="string" calcext:value-type="string">
            <text:p>DPSF001005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8]=&quot;Text&quot;;&quot;varchar(&quot;&amp;[.C58]&amp;&quot;)&quot;;IF([.B58]=&quot;Number (Long)&quot;; &quot;int&quot;; &quot;other&quot;))" office:value-type="string" office:string-value="int" calcext:value-type="string">
            <text:p>int</text:p>
          </table:table-cell>
          <table:table-cell table:formula="of:=[.A58]&amp;&quot; &quot; &amp;[.D58]&amp;&quot;,&quot;" office:value-type="string" office:string-value="DPSF0010052 int," calcext:value-type="string">
            <text:p>DPSF0010052 int,</text:p>
          </table:table-cell>
        </table:table-row>
        <table:table-row table:style-name="ro2">
          <table:table-cell office:value-type="string" calcext:value-type="string">
            <text:p>DPSF001005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9]=&quot;Text&quot;;&quot;varchar(&quot;&amp;[.C59]&amp;&quot;)&quot;;IF([.B59]=&quot;Number (Long)&quot;; &quot;int&quot;; &quot;other&quot;))" office:value-type="string" office:string-value="int" calcext:value-type="string">
            <text:p>int</text:p>
          </table:table-cell>
          <table:table-cell table:formula="of:=[.A59]&amp;&quot; &quot; &amp;[.D59]&amp;&quot;,&quot;" office:value-type="string" office:string-value="DPSF0010053 int," calcext:value-type="string">
            <text:p>DPSF0010053 int,</text:p>
          </table:table-cell>
        </table:table-row>
        <table:table-row table:style-name="ro2">
          <table:table-cell office:value-type="string" calcext:value-type="string">
            <text:p>DPSF001005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0]=&quot;Text&quot;;&quot;varchar(&quot;&amp;[.C60]&amp;&quot;)&quot;;IF([.B60]=&quot;Number (Long)&quot;; &quot;int&quot;; &quot;other&quot;))" office:value-type="string" office:string-value="int" calcext:value-type="string">
            <text:p>int</text:p>
          </table:table-cell>
          <table:table-cell table:formula="of:=[.A60]&amp;&quot; &quot; &amp;[.D60]&amp;&quot;,&quot;" office:value-type="string" office:string-value="DPSF0010054 int," calcext:value-type="string">
            <text:p>DPSF0010054 int,</text:p>
          </table:table-cell>
        </table:table-row>
        <table:table-row table:style-name="ro2">
          <table:table-cell office:value-type="string" calcext:value-type="string">
            <text:p>DPSF001005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1]=&quot;Text&quot;;&quot;varchar(&quot;&amp;[.C61]&amp;&quot;)&quot;;IF([.B61]=&quot;Number (Long)&quot;; &quot;int&quot;; &quot;other&quot;))" office:value-type="string" office:string-value="int" calcext:value-type="string">
            <text:p>int</text:p>
          </table:table-cell>
          <table:table-cell table:formula="of:=[.A61]&amp;&quot; &quot; &amp;[.D61]&amp;&quot;,&quot;" office:value-type="string" office:string-value="DPSF0010055 int," calcext:value-type="string">
            <text:p>DPSF0010055 int,</text:p>
          </table:table-cell>
        </table:table-row>
        <table:table-row table:style-name="ro2">
          <table:table-cell office:value-type="string" calcext:value-type="string">
            <text:p>DPSF001005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2]=&quot;Text&quot;;&quot;varchar(&quot;&amp;[.C62]&amp;&quot;)&quot;;IF([.B62]=&quot;Number (Long)&quot;; &quot;int&quot;; &quot;other&quot;))" office:value-type="string" office:string-value="int" calcext:value-type="string">
            <text:p>int</text:p>
          </table:table-cell>
          <table:table-cell table:formula="of:=[.A62]&amp;&quot; &quot; &amp;[.D62]&amp;&quot;,&quot;" office:value-type="string" office:string-value="DPSF0010056 int," calcext:value-type="string">
            <text:p>DPSF0010056 int,</text:p>
          </table:table-cell>
        </table:table-row>
        <table:table-row table:style-name="ro2">
          <table:table-cell office:value-type="string" calcext:value-type="string">
            <text:p>DPSF001005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3]=&quot;Text&quot;;&quot;varchar(&quot;&amp;[.C63]&amp;&quot;)&quot;;IF([.B63]=&quot;Number (Long)&quot;; &quot;int&quot;; &quot;other&quot;))" office:value-type="string" office:string-value="int" calcext:value-type="string">
            <text:p>int</text:p>
          </table:table-cell>
          <table:table-cell table:formula="of:=[.A63]&amp;&quot; &quot; &amp;[.D63]&amp;&quot;,&quot;" office:value-type="string" office:string-value="DPSF0010057 int," calcext:value-type="string">
            <text:p>DPSF0010057 int,</text:p>
          </table:table-cell>
        </table:table-row>
        <table:table-row table:style-name="ro2">
          <table:table-cell office:value-type="string" calcext:value-type="string">
            <text:p>DPSF00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4]=&quot;Text&quot;;&quot;varchar(&quot;&amp;[.C64]&amp;&quot;)&quot;;IF([.B64]=&quot;Number (Long)&quot;; &quot;int&quot;; &quot;other&quot;))" office:value-type="string" office:string-value="int" calcext:value-type="string">
            <text:p>int</text:p>
          </table:table-cell>
          <table:table-cell table:formula="of:=[.A64]&amp;&quot; &quot; &amp;[.D64]&amp;&quot;,&quot;" office:value-type="string" office:string-value="DPSF0020001 int," calcext:value-type="string">
            <text:p>DPSF0020001 int,</text:p>
          </table:table-cell>
        </table:table-row>
        <table:table-row table:style-name="ro2">
          <table:table-cell office:value-type="string" calcext:value-type="string">
            <text:p>DPSF00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5]=&quot;Text&quot;;&quot;varchar(&quot;&amp;[.C65]&amp;&quot;)&quot;;IF([.B65]=&quot;Number (Long)&quot;; &quot;int&quot;; &quot;other&quot;))" office:value-type="string" office:string-value="int" calcext:value-type="string">
            <text:p>int</text:p>
          </table:table-cell>
          <table:table-cell table:formula="of:=[.A65]&amp;&quot; &quot; &amp;[.D65]&amp;&quot;,&quot;" office:value-type="string" office:string-value="DPSF0020002 int," calcext:value-type="string">
            <text:p>DPSF0020002 int,</text:p>
          </table:table-cell>
        </table:table-row>
        <table:table-row table:style-name="ro2">
          <table:table-cell office:value-type="string" calcext:value-type="string">
            <text:p>DPSF00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6]=&quot;Text&quot;;&quot;varchar(&quot;&amp;[.C66]&amp;&quot;)&quot;;IF([.B66]=&quot;Number (Long)&quot;; &quot;int&quot;; &quot;other&quot;))" office:value-type="string" office:string-value="int" calcext:value-type="string">
            <text:p>int</text:p>
          </table:table-cell>
          <table:table-cell table:formula="of:=[.A66]&amp;&quot; &quot; &amp;[.D66]&amp;&quot;,&quot;" office:value-type="string" office:string-value="DPSF0020003 int," calcext:value-type="string">
            <text:p>DPSF0020003 int,</text:p>
          </table:table-cell>
        </table:table-row>
        <table:table-row table:style-name="ro2">
          <table:table-cell office:value-type="string" calcext:value-type="string">
            <text:p>DPSF00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7]=&quot;Text&quot;;&quot;varchar(&quot;&amp;[.C67]&amp;&quot;)&quot;;IF([.B67]=&quot;Number (Long)&quot;; &quot;int&quot;; &quot;other&quot;))" office:value-type="string" office:string-value="int" calcext:value-type="string">
            <text:p>int</text:p>
          </table:table-cell>
          <table:table-cell table:formula="of:=[.A67]&amp;&quot; &quot; &amp;[.D67]&amp;&quot;,&quot;" office:value-type="string" office:string-value="DPSF0030001 int," calcext:value-type="string">
            <text:p>DPSF0030001 int,</text:p>
          </table:table-cell>
        </table:table-row>
        <table:table-row table:style-name="ro2">
          <table:table-cell office:value-type="string" calcext:value-type="string">
            <text:p>DPSF00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8]=&quot;Text&quot;;&quot;varchar(&quot;&amp;[.C68]&amp;&quot;)&quot;;IF([.B68]=&quot;Number (Long)&quot;; &quot;int&quot;; &quot;other&quot;))" office:value-type="string" office:string-value="int" calcext:value-type="string">
            <text:p>int</text:p>
          </table:table-cell>
          <table:table-cell table:formula="of:=[.A68]&amp;&quot; &quot; &amp;[.D68]&amp;&quot;,&quot;" office:value-type="string" office:string-value="DPSF0030002 int," calcext:value-type="string">
            <text:p>DPSF0030002 int,</text:p>
          </table:table-cell>
        </table:table-row>
        <table:table-row table:style-name="ro2">
          <table:table-cell office:value-type="string" calcext:value-type="string">
            <text:p>DPSF00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9]=&quot;Text&quot;;&quot;varchar(&quot;&amp;[.C69]&amp;&quot;)&quot;;IF([.B69]=&quot;Number (Long)&quot;; &quot;int&quot;; &quot;other&quot;))" office:value-type="string" office:string-value="int" calcext:value-type="string">
            <text:p>int</text:p>
          </table:table-cell>
          <table:table-cell table:formula="of:=[.A69]&amp;&quot; &quot; &amp;[.D69]&amp;&quot;,&quot;" office:value-type="string" office:string-value="DPSF0030003 int," calcext:value-type="string">
            <text:p>DPSF0030003 int,</text:p>
          </table:table-cell>
        </table:table-row>
        <table:table-row table:style-name="ro2">
          <table:table-cell office:value-type="string" calcext:value-type="string">
            <text:p>DPSF00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0]=&quot;Text&quot;;&quot;varchar(&quot;&amp;[.C70]&amp;&quot;)&quot;;IF([.B70]=&quot;Number (Long)&quot;; &quot;int&quot;; &quot;other&quot;))" office:value-type="string" office:string-value="int" calcext:value-type="string">
            <text:p>int</text:p>
          </table:table-cell>
          <table:table-cell table:formula="of:=[.A70]&amp;&quot; &quot; &amp;[.D70]&amp;&quot;,&quot;" office:value-type="string" office:string-value="DPSF0040001 int," calcext:value-type="string">
            <text:p>DPSF0040001 int,</text:p>
          </table:table-cell>
        </table:table-row>
        <table:table-row table:style-name="ro2">
          <table:table-cell office:value-type="string" calcext:value-type="string">
            <text:p>DPSF004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1]=&quot;Text&quot;;&quot;varchar(&quot;&amp;[.C71]&amp;&quot;)&quot;;IF([.B71]=&quot;Number (Long)&quot;; &quot;int&quot;; &quot;other&quot;))" office:value-type="string" office:string-value="int" calcext:value-type="string">
            <text:p>int</text:p>
          </table:table-cell>
          <table:table-cell table:formula="of:=[.A71]&amp;&quot; &quot; &amp;[.D71]&amp;&quot;,&quot;" office:value-type="string" office:string-value="DPSF0040002 int," calcext:value-type="string">
            <text:p>DPSF0040002 int,</text:p>
          </table:table-cell>
        </table:table-row>
        <table:table-row table:style-name="ro2">
          <table:table-cell office:value-type="string" calcext:value-type="string">
            <text:p>DPSF004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2]=&quot;Text&quot;;&quot;varchar(&quot;&amp;[.C72]&amp;&quot;)&quot;;IF([.B72]=&quot;Number (Long)&quot;; &quot;int&quot;; &quot;other&quot;))" office:value-type="string" office:string-value="int" calcext:value-type="string">
            <text:p>int</text:p>
          </table:table-cell>
          <table:table-cell table:formula="of:=[.A72]&amp;&quot; &quot; &amp;[.D72]&amp;&quot;,&quot;" office:value-type="string" office:string-value="DPSF0040003 int," calcext:value-type="string">
            <text:p>DPSF0040003 int,</text:p>
          </table:table-cell>
        </table:table-row>
        <table:table-row table:style-name="ro2">
          <table:table-cell office:value-type="string" calcext:value-type="string">
            <text:p>DPSF00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3]=&quot;Text&quot;;&quot;varchar(&quot;&amp;[.C73]&amp;&quot;)&quot;;IF([.B73]=&quot;Number (Long)&quot;; &quot;int&quot;; &quot;other&quot;))" office:value-type="string" office:string-value="int" calcext:value-type="string">
            <text:p>int</text:p>
          </table:table-cell>
          <table:table-cell table:formula="of:=[.A73]&amp;&quot; &quot; &amp;[.D73]&amp;&quot;,&quot;" office:value-type="string" office:string-value="DPSF0050001 int," calcext:value-type="string">
            <text:p>DPSF0050001 int,</text:p>
          </table:table-cell>
        </table:table-row>
        <table:table-row table:style-name="ro2">
          <table:table-cell office:value-type="string" calcext:value-type="string">
            <text:p>DPSF005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4]=&quot;Text&quot;;&quot;varchar(&quot;&amp;[.C74]&amp;&quot;)&quot;;IF([.B74]=&quot;Number (Long)&quot;; &quot;int&quot;; &quot;other&quot;))" office:value-type="string" office:string-value="int" calcext:value-type="string">
            <text:p>int</text:p>
          </table:table-cell>
          <table:table-cell table:formula="of:=[.A74]&amp;&quot; &quot; &amp;[.D74]&amp;&quot;,&quot;" office:value-type="string" office:string-value="DPSF0050002 int," calcext:value-type="string">
            <text:p>DPSF0050002 int,</text:p>
          </table:table-cell>
        </table:table-row>
        <table:table-row table:style-name="ro2">
          <table:table-cell office:value-type="string" calcext:value-type="string">
            <text:p>DPSF005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5]=&quot;Text&quot;;&quot;varchar(&quot;&amp;[.C75]&amp;&quot;)&quot;;IF([.B75]=&quot;Number (Long)&quot;; &quot;int&quot;; &quot;other&quot;))" office:value-type="string" office:string-value="int" calcext:value-type="string">
            <text:p>int</text:p>
          </table:table-cell>
          <table:table-cell table:formula="of:=[.A75]&amp;&quot; &quot; &amp;[.D75]&amp;&quot;,&quot;" office:value-type="string" office:string-value="DPSF0050003 int," calcext:value-type="string">
            <text:p>DPSF0050003 int,</text:p>
          </table:table-cell>
        </table:table-row>
        <table:table-row table:style-name="ro3">
          <table:table-cell office:value-type="string" calcext:value-type="string">
            <text:p>DPSF0060001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6]=&quot;Text&quot;;&quot;varchar(&quot;&amp;[.C76]&amp;&quot;)&quot;;IF([.B76]=&quot;Number (Long)&quot;; &quot;int&quot;; &quot;other&quot;))" office:value-type="string" office:string-value="int" calcext:value-type="string">
            <text:p>int</text:p>
          </table:table-cell>
          <table:table-cell table:formula="of:=[.A76]&amp;&quot; &quot; &amp;[.D76]&amp;&quot;,&quot;" office:value-type="string" office:string-value="DPSF0060001 int," calcext:value-type="string">
            <text:p>DPSF0060001 int,</text:p>
          </table:table-cell>
        </table:table-row>
        <table:table-row table:style-name="ro3">
          <table:table-cell office:value-type="string" calcext:value-type="string">
            <text:p>DPSF0060002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7]=&quot;Text&quot;;&quot;varchar(&quot;&amp;[.C77]&amp;&quot;)&quot;;IF([.B77]=&quot;Number (Long)&quot;; &quot;int&quot;; &quot;other&quot;))" office:value-type="string" office:string-value="int" calcext:value-type="string">
            <text:p>int</text:p>
          </table:table-cell>
          <table:table-cell table:formula="of:=[.A77]&amp;&quot; &quot; &amp;[.D77]&amp;&quot;,&quot;" office:value-type="string" office:string-value="DPSF0060002 int," calcext:value-type="string">
            <text:p>DPSF0060002 int,</text:p>
          </table:table-cell>
        </table:table-row>
        <table:table-row table:style-name="ro3">
          <table:table-cell office:value-type="string" calcext:value-type="string">
            <text:p>DPSF0060003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8]=&quot;Text&quot;;&quot;varchar(&quot;&amp;[.C78]&amp;&quot;)&quot;;IF([.B78]=&quot;Number (Long)&quot;; &quot;int&quot;; &quot;other&quot;))" office:value-type="string" office:string-value="int" calcext:value-type="string">
            <text:p>int</text:p>
          </table:table-cell>
          <table:table-cell table:formula="of:=[.A78]&amp;&quot; &quot; &amp;[.D78]&amp;&quot;,&quot;" office:value-type="string" office:string-value="DPSF0060003 int," calcext:value-type="string">
            <text:p>DPSF0060003 int,</text:p>
          </table:table-cell>
        </table:table-row>
        <table:table-row table:style-name="ro2">
          <table:table-cell office:value-type="string" calcext:value-type="string">
            <text:p>DPSF00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9]=&quot;Text&quot;;&quot;varchar(&quot;&amp;[.C79]&amp;&quot;)&quot;;IF([.B79]=&quot;Number (Long)&quot;; &quot;int&quot;; &quot;other&quot;))" office:value-type="string" office:string-value="int" calcext:value-type="string">
            <text:p>int</text:p>
          </table:table-cell>
          <table:table-cell table:formula="of:=[.A79]&amp;&quot; &quot; &amp;[.D79]&amp;&quot;,&quot;" office:value-type="string" office:string-value="DPSF0070001 int," calcext:value-type="string">
            <text:p>DPSF0070001 int,</text:p>
          </table:table-cell>
        </table:table-row>
        <table:table-row table:style-name="ro2">
          <table:table-cell office:value-type="string" calcext:value-type="string">
            <text:p>DPSF007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0]=&quot;Text&quot;;&quot;varchar(&quot;&amp;[.C80]&amp;&quot;)&quot;;IF([.B80]=&quot;Number (Long)&quot;; &quot;int&quot;; &quot;other&quot;))" office:value-type="string" office:string-value="int" calcext:value-type="string">
            <text:p>int</text:p>
          </table:table-cell>
          <table:table-cell table:formula="of:=[.A80]&amp;&quot; &quot; &amp;[.D80]&amp;&quot;,&quot;" office:value-type="string" office:string-value="DPSF0070002 int," calcext:value-type="string">
            <text:p>DPSF0070002 int,</text:p>
          </table:table-cell>
        </table:table-row>
        <table:table-row table:style-name="ro2">
          <table:table-cell office:value-type="string" calcext:value-type="string">
            <text:p>DPSF007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1]=&quot;Text&quot;;&quot;varchar(&quot;&amp;[.C81]&amp;&quot;)&quot;;IF([.B81]=&quot;Number (Long)&quot;; &quot;int&quot;; &quot;other&quot;))" office:value-type="string" office:string-value="int" calcext:value-type="string">
            <text:p>int</text:p>
          </table:table-cell>
          <table:table-cell table:formula="of:=[.A81]&amp;&quot; &quot; &amp;[.D81]&amp;&quot;,&quot;" office:value-type="string" office:string-value="DPSF0070003 int," calcext:value-type="string">
            <text:p>DPSF0070003 int,</text:p>
          </table:table-cell>
        </table:table-row>
        <table:table-row table:style-name="ro2">
          <table:table-cell office:value-type="string" calcext:value-type="string">
            <text:p>DPSF00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2]=&quot;Text&quot;;&quot;varchar(&quot;&amp;[.C82]&amp;&quot;)&quot;;IF([.B82]=&quot;Number (Long)&quot;; &quot;int&quot;; &quot;other&quot;))" office:value-type="string" office:string-value="int" calcext:value-type="string">
            <text:p>int</text:p>
          </table:table-cell>
          <table:table-cell table:formula="of:=[.A82]&amp;&quot; &quot; &amp;[.D82]&amp;&quot;,&quot;" office:value-type="string" office:string-value="DPSF0080001 int," calcext:value-type="string">
            <text:p>DPSF0080001 int,</text:p>
          </table:table-cell>
        </table:table-row>
        <table:table-row table:style-name="ro2">
          <table:table-cell office:value-type="string" calcext:value-type="string">
            <text:p>DPSF00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3]=&quot;Text&quot;;&quot;varchar(&quot;&amp;[.C83]&amp;&quot;)&quot;;IF([.B83]=&quot;Number (Long)&quot;; &quot;int&quot;; &quot;other&quot;))" office:value-type="string" office:string-value="int" calcext:value-type="string">
            <text:p>int</text:p>
          </table:table-cell>
          <table:table-cell table:formula="of:=[.A83]&amp;&quot; &quot; &amp;[.D83]&amp;&quot;,&quot;" office:value-type="string" office:string-value="DPSF0080002 int," calcext:value-type="string">
            <text:p>DPSF0080002 int,</text:p>
          </table:table-cell>
        </table:table-row>
        <table:table-row table:style-name="ro2">
          <table:table-cell office:value-type="string" calcext:value-type="string">
            <text:p>DPSF00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4]=&quot;Text&quot;;&quot;varchar(&quot;&amp;[.C84]&amp;&quot;)&quot;;IF([.B84]=&quot;Number (Long)&quot;; &quot;int&quot;; &quot;other&quot;))" office:value-type="string" office:string-value="int" calcext:value-type="string">
            <text:p>int</text:p>
          </table:table-cell>
          <table:table-cell table:formula="of:=[.A84]&amp;&quot; &quot; &amp;[.D84]&amp;&quot;,&quot;" office:value-type="string" office:string-value="DPSF0080003 int," calcext:value-type="string">
            <text:p>DPSF0080003 int,</text:p>
          </table:table-cell>
        </table:table-row>
        <table:table-row table:style-name="ro2">
          <table:table-cell office:value-type="string" calcext:value-type="string">
            <text:p>DPSF00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5]=&quot;Text&quot;;&quot;varchar(&quot;&amp;[.C85]&amp;&quot;)&quot;;IF([.B85]=&quot;Number (Long)&quot;; &quot;int&quot;; &quot;other&quot;))" office:value-type="string" office:string-value="int" calcext:value-type="string">
            <text:p>int</text:p>
          </table:table-cell>
          <table:table-cell table:formula="of:=[.A85]&amp;&quot; &quot; &amp;[.D85]&amp;&quot;,&quot;" office:value-type="string" office:string-value="DPSF0080004 int," calcext:value-type="string">
            <text:p>DPSF0080004 int,</text:p>
          </table:table-cell>
        </table:table-row>
        <table:table-row table:style-name="ro2">
          <table:table-cell office:value-type="string" calcext:value-type="string">
            <text:p>DPSF00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6]=&quot;Text&quot;;&quot;varchar(&quot;&amp;[.C86]&amp;&quot;)&quot;;IF([.B86]=&quot;Number (Long)&quot;; &quot;int&quot;; &quot;other&quot;))" office:value-type="string" office:string-value="int" calcext:value-type="string">
            <text:p>int</text:p>
          </table:table-cell>
          <table:table-cell table:formula="of:=[.A86]&amp;&quot; &quot; &amp;[.D86]&amp;&quot;,&quot;" office:value-type="string" office:string-value="DPSF0080005 int," calcext:value-type="string">
            <text:p>DPSF0080005 int,</text:p>
          </table:table-cell>
        </table:table-row>
        <table:table-row table:style-name="ro2">
          <table:table-cell office:value-type="string" calcext:value-type="string">
            <text:p>DPSF00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7]=&quot;Text&quot;;&quot;varchar(&quot;&amp;[.C87]&amp;&quot;)&quot;;IF([.B87]=&quot;Number (Long)&quot;; &quot;int&quot;; &quot;other&quot;))" office:value-type="string" office:string-value="int" calcext:value-type="string">
            <text:p>int</text:p>
          </table:table-cell>
          <table:table-cell table:formula="of:=[.A87]&amp;&quot; &quot; &amp;[.D87]&amp;&quot;,&quot;" office:value-type="string" office:string-value="DPSF0080006 int," calcext:value-type="string">
            <text:p>DPSF0080006 int,</text:p>
          </table:table-cell>
        </table:table-row>
        <table:table-row table:style-name="ro2">
          <table:table-cell office:value-type="string" calcext:value-type="string">
            <text:p>DPSF00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8]=&quot;Text&quot;;&quot;varchar(&quot;&amp;[.C88]&amp;&quot;)&quot;;IF([.B88]=&quot;Number (Long)&quot;; &quot;int&quot;; &quot;other&quot;))" office:value-type="string" office:string-value="int" calcext:value-type="string">
            <text:p>int</text:p>
          </table:table-cell>
          <table:table-cell table:formula="of:=[.A88]&amp;&quot; &quot; &amp;[.D88]&amp;&quot;,&quot;" office:value-type="string" office:string-value="DPSF0080007 int," calcext:value-type="string">
            <text:p>DPSF0080007 int,</text:p>
          </table:table-cell>
        </table:table-row>
        <table:table-row table:style-name="ro2">
          <table:table-cell office:value-type="string" calcext:value-type="string">
            <text:p>DPSF00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9]=&quot;Text&quot;;&quot;varchar(&quot;&amp;[.C89]&amp;&quot;)&quot;;IF([.B89]=&quot;Number (Long)&quot;; &quot;int&quot;; &quot;other&quot;))" office:value-type="string" office:string-value="int" calcext:value-type="string">
            <text:p>int</text:p>
          </table:table-cell>
          <table:table-cell table:formula="of:=[.A89]&amp;&quot; &quot; &amp;[.D89]&amp;&quot;,&quot;" office:value-type="string" office:string-value="DPSF0080008 int," calcext:value-type="string">
            <text:p>DPSF0080008 int,</text:p>
          </table:table-cell>
        </table:table-row>
        <table:table-row table:style-name="ro2">
          <table:table-cell office:value-type="string" calcext:value-type="string">
            <text:p>DPSF00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0]=&quot;Text&quot;;&quot;varchar(&quot;&amp;[.C90]&amp;&quot;)&quot;;IF([.B90]=&quot;Number (Long)&quot;; &quot;int&quot;; &quot;other&quot;))" office:value-type="string" office:string-value="int" calcext:value-type="string">
            <text:p>int</text:p>
          </table:table-cell>
          <table:table-cell table:formula="of:=[.A90]&amp;&quot; &quot; &amp;[.D90]&amp;&quot;,&quot;" office:value-type="string" office:string-value="DPSF0080009 int," calcext:value-type="string">
            <text:p>DPSF0080009 int,</text:p>
          </table:table-cell>
        </table:table-row>
        <table:table-row table:style-name="ro2">
          <table:table-cell office:value-type="string" calcext:value-type="string">
            <text:p>DPSF008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1]=&quot;Text&quot;;&quot;varchar(&quot;&amp;[.C91]&amp;&quot;)&quot;;IF([.B91]=&quot;Number (Long)&quot;; &quot;int&quot;; &quot;other&quot;))" office:value-type="string" office:string-value="int" calcext:value-type="string">
            <text:p>int</text:p>
          </table:table-cell>
          <table:table-cell table:formula="of:=[.A91]&amp;&quot; &quot; &amp;[.D91]&amp;&quot;,&quot;" office:value-type="string" office:string-value="DPSF0080010 int," calcext:value-type="string">
            <text:p>DPSF0080010 int,</text:p>
          </table:table-cell>
        </table:table-row>
        <table:table-row table:style-name="ro2">
          <table:table-cell office:value-type="string" calcext:value-type="string">
            <text:p>DPSF008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2]=&quot;Text&quot;;&quot;varchar(&quot;&amp;[.C92]&amp;&quot;)&quot;;IF([.B92]=&quot;Number (Long)&quot;; &quot;int&quot;; &quot;other&quot;))" office:value-type="string" office:string-value="int" calcext:value-type="string">
            <text:p>int</text:p>
          </table:table-cell>
          <table:table-cell table:formula="of:=[.A92]&amp;&quot; &quot; &amp;[.D92]&amp;&quot;,&quot;" office:value-type="string" office:string-value="DPSF0080011 int," calcext:value-type="string">
            <text:p>DPSF0080011 int,</text:p>
          </table:table-cell>
        </table:table-row>
        <table:table-row table:style-name="ro2">
          <table:table-cell office:value-type="string" calcext:value-type="string">
            <text:p>DPSF008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3]=&quot;Text&quot;;&quot;varchar(&quot;&amp;[.C93]&amp;&quot;)&quot;;IF([.B93]=&quot;Number (Long)&quot;; &quot;int&quot;; &quot;other&quot;))" office:value-type="string" office:string-value="int" calcext:value-type="string">
            <text:p>int</text:p>
          </table:table-cell>
          <table:table-cell table:formula="of:=[.A93]&amp;&quot; &quot; &amp;[.D93]&amp;&quot;,&quot;" office:value-type="string" office:string-value="DPSF0080012 int," calcext:value-type="string">
            <text:p>DPSF0080012 int,</text:p>
          </table:table-cell>
        </table:table-row>
        <table:table-row table:style-name="ro2">
          <table:table-cell office:value-type="string" calcext:value-type="string">
            <text:p>DPSF008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4]=&quot;Text&quot;;&quot;varchar(&quot;&amp;[.C94]&amp;&quot;)&quot;;IF([.B94]=&quot;Number (Long)&quot;; &quot;int&quot;; &quot;other&quot;))" office:value-type="string" office:string-value="int" calcext:value-type="string">
            <text:p>int</text:p>
          </table:table-cell>
          <table:table-cell table:formula="of:=[.A94]&amp;&quot; &quot; &amp;[.D94]&amp;&quot;,&quot;" office:value-type="string" office:string-value="DPSF0080013 int," calcext:value-type="string">
            <text:p>DPSF0080013 int,</text:p>
          </table:table-cell>
        </table:table-row>
        <table:table-row table:style-name="ro2">
          <table:table-cell office:value-type="string" calcext:value-type="string">
            <text:p>DPSF008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5]=&quot;Text&quot;;&quot;varchar(&quot;&amp;[.C95]&amp;&quot;)&quot;;IF([.B95]=&quot;Number (Long)&quot;; &quot;int&quot;; &quot;other&quot;))" office:value-type="string" office:string-value="int" calcext:value-type="string">
            <text:p>int</text:p>
          </table:table-cell>
          <table:table-cell table:formula="of:=[.A95]&amp;&quot; &quot; &amp;[.D95]&amp;&quot;,&quot;" office:value-type="string" office:string-value="DPSF0080014 int," calcext:value-type="string">
            <text:p>DPSF0080014 int,</text:p>
          </table:table-cell>
        </table:table-row>
        <table:table-row table:style-name="ro2">
          <table:table-cell office:value-type="string" calcext:value-type="string">
            <text:p>DPSF008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6]=&quot;Text&quot;;&quot;varchar(&quot;&amp;[.C96]&amp;&quot;)&quot;;IF([.B96]=&quot;Number (Long)&quot;; &quot;int&quot;; &quot;other&quot;))" office:value-type="string" office:string-value="int" calcext:value-type="string">
            <text:p>int</text:p>
          </table:table-cell>
          <table:table-cell table:formula="of:=[.A96]&amp;&quot; &quot; &amp;[.D96]&amp;&quot;,&quot;" office:value-type="string" office:string-value="DPSF0080015 int," calcext:value-type="string">
            <text:p>DPSF0080015 int,</text:p>
          </table:table-cell>
        </table:table-row>
        <table:table-row table:style-name="ro2">
          <table:table-cell office:value-type="string" calcext:value-type="string">
            <text:p>DPSF008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7]=&quot;Text&quot;;&quot;varchar(&quot;&amp;[.C97]&amp;&quot;)&quot;;IF([.B97]=&quot;Number (Long)&quot;; &quot;int&quot;; &quot;other&quot;))" office:value-type="string" office:string-value="int" calcext:value-type="string">
            <text:p>int</text:p>
          </table:table-cell>
          <table:table-cell table:formula="of:=[.A97]&amp;&quot; &quot; &amp;[.D97]&amp;&quot;,&quot;" office:value-type="string" office:string-value="DPSF0080016 int," calcext:value-type="string">
            <text:p>DPSF0080016 int,</text:p>
          </table:table-cell>
        </table:table-row>
        <table:table-row table:style-name="ro2">
          <table:table-cell office:value-type="string" calcext:value-type="string">
            <text:p>DPSF008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8]=&quot;Text&quot;;&quot;varchar(&quot;&amp;[.C98]&amp;&quot;)&quot;;IF([.B98]=&quot;Number (Long)&quot;; &quot;int&quot;; &quot;other&quot;))" office:value-type="string" office:string-value="int" calcext:value-type="string">
            <text:p>int</text:p>
          </table:table-cell>
          <table:table-cell table:formula="of:=[.A98]&amp;&quot; &quot; &amp;[.D98]&amp;&quot;,&quot;" office:value-type="string" office:string-value="DPSF0080017 int," calcext:value-type="string">
            <text:p>DPSF0080017 int,</text:p>
          </table:table-cell>
        </table:table-row>
        <table:table-row table:style-name="ro2">
          <table:table-cell office:value-type="string" calcext:value-type="string">
            <text:p>DPSF008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9]=&quot;Text&quot;;&quot;varchar(&quot;&amp;[.C99]&amp;&quot;)&quot;;IF([.B99]=&quot;Number (Long)&quot;; &quot;int&quot;; &quot;other&quot;))" office:value-type="string" office:string-value="int" calcext:value-type="string">
            <text:p>int</text:p>
          </table:table-cell>
          <table:table-cell table:formula="of:=[.A99]&amp;&quot; &quot; &amp;[.D99]&amp;&quot;,&quot;" office:value-type="string" office:string-value="DPSF0080018 int," calcext:value-type="string">
            <text:p>DPSF0080018 int,</text:p>
          </table:table-cell>
        </table:table-row>
        <table:table-row table:style-name="ro2">
          <table:table-cell office:value-type="string" calcext:value-type="string">
            <text:p>DPSF008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0]=&quot;Text&quot;;&quot;varchar(&quot;&amp;[.C100]&amp;&quot;)&quot;;IF([.B100]=&quot;Number (Long)&quot;; &quot;int&quot;; &quot;other&quot;))" office:value-type="string" office:string-value="int" calcext:value-type="string">
            <text:p>int</text:p>
          </table:table-cell>
          <table:table-cell table:formula="of:=[.A100]&amp;&quot; &quot; &amp;[.D100]&amp;&quot;,&quot;" office:value-type="string" office:string-value="DPSF0080019 int," calcext:value-type="string">
            <text:p>DPSF0080019 int,</text:p>
          </table:table-cell>
        </table:table-row>
        <table:table-row table:style-name="ro2">
          <table:table-cell office:value-type="string" calcext:value-type="string">
            <text:p>DPSF008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1]=&quot;Text&quot;;&quot;varchar(&quot;&amp;[.C101]&amp;&quot;)&quot;;IF([.B101]=&quot;Number (Long)&quot;; &quot;int&quot;; &quot;other&quot;))" office:value-type="string" office:string-value="int" calcext:value-type="string">
            <text:p>int</text:p>
          </table:table-cell>
          <table:table-cell table:formula="of:=[.A101]&amp;&quot; &quot; &amp;[.D101]&amp;&quot;,&quot;" office:value-type="string" office:string-value="DPSF0080020 int," calcext:value-type="string">
            <text:p>DPSF0080020 int,</text:p>
          </table:table-cell>
        </table:table-row>
        <table:table-row table:style-name="ro2">
          <table:table-cell office:value-type="string" calcext:value-type="string">
            <text:p>DPSF008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2]=&quot;Text&quot;;&quot;varchar(&quot;&amp;[.C102]&amp;&quot;)&quot;;IF([.B102]=&quot;Number (Long)&quot;; &quot;int&quot;; &quot;other&quot;))" office:value-type="string" office:string-value="int" calcext:value-type="string">
            <text:p>int</text:p>
          </table:table-cell>
          <table:table-cell table:formula="of:=[.A102]&amp;&quot; &quot; &amp;[.D102]&amp;&quot;,&quot;" office:value-type="string" office:string-value="DPSF0080021 int," calcext:value-type="string">
            <text:p>DPSF0080021 int,</text:p>
          </table:table-cell>
        </table:table-row>
        <table:table-row table:style-name="ro2">
          <table:table-cell office:value-type="string" calcext:value-type="string">
            <text:p>DPSF008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3]=&quot;Text&quot;;&quot;varchar(&quot;&amp;[.C103]&amp;&quot;)&quot;;IF([.B103]=&quot;Number (Long)&quot;; &quot;int&quot;; &quot;other&quot;))" office:value-type="string" office:string-value="int" calcext:value-type="string">
            <text:p>int</text:p>
          </table:table-cell>
          <table:table-cell table:formula="of:=[.A103]&amp;&quot; &quot; &amp;[.D103]&amp;&quot;,&quot;" office:value-type="string" office:string-value="DPSF0080022 int," calcext:value-type="string">
            <text:p>DPSF0080022 int,</text:p>
          </table:table-cell>
        </table:table-row>
        <table:table-row table:style-name="ro2">
          <table:table-cell office:value-type="string" calcext:value-type="string">
            <text:p>DPSF008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4]=&quot;Text&quot;;&quot;varchar(&quot;&amp;[.C104]&amp;&quot;)&quot;;IF([.B104]=&quot;Number (Long)&quot;; &quot;int&quot;; &quot;other&quot;))" office:value-type="string" office:string-value="int" calcext:value-type="string">
            <text:p>int</text:p>
          </table:table-cell>
          <table:table-cell table:formula="of:=[.A104]&amp;&quot; &quot; &amp;[.D104]&amp;&quot;,&quot;" office:value-type="string" office:string-value="DPSF0080023 int," calcext:value-type="string">
            <text:p>DPSF0080023 int,</text:p>
          </table:table-cell>
        </table:table-row>
        <table:table-row table:style-name="ro2">
          <table:table-cell office:value-type="string" calcext:value-type="string">
            <text:p>DPSF008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5]=&quot;Text&quot;;&quot;varchar(&quot;&amp;[.C105]&amp;&quot;)&quot;;IF([.B105]=&quot;Number (Long)&quot;; &quot;int&quot;; &quot;other&quot;))" office:value-type="string" office:string-value="int" calcext:value-type="string">
            <text:p>int</text:p>
          </table:table-cell>
          <table:table-cell table:formula="of:=[.A105]&amp;&quot; &quot; &amp;[.D105]&amp;&quot;,&quot;" office:value-type="string" office:string-value="DPSF0080024 int," calcext:value-type="string">
            <text:p>DPSF0080024 int,</text:p>
          </table:table-cell>
        </table:table-row>
        <table:table-row table:style-name="ro2">
          <table:table-cell office:value-type="string" calcext:value-type="string">
            <text:p>DPSF00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6]=&quot;Text&quot;;&quot;varchar(&quot;&amp;[.C106]&amp;&quot;)&quot;;IF([.B106]=&quot;Number (Long)&quot;; &quot;int&quot;; &quot;other&quot;))" office:value-type="string" office:string-value="int" calcext:value-type="string">
            <text:p>int</text:p>
          </table:table-cell>
          <table:table-cell table:formula="of:=[.A106]&amp;&quot; &quot; &amp;[.D106]&amp;&quot;,&quot;" office:value-type="string" office:string-value="DPSF0090001 int," calcext:value-type="string">
            <text:p>DPSF0090001 int,</text:p>
          </table:table-cell>
        </table:table-row>
        <table:table-row table:style-name="ro2">
          <table:table-cell office:value-type="string" calcext:value-type="string">
            <text:p>DPSF009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7]=&quot;Text&quot;;&quot;varchar(&quot;&amp;[.C107]&amp;&quot;)&quot;;IF([.B107]=&quot;Number (Long)&quot;; &quot;int&quot;; &quot;other&quot;))" office:value-type="string" office:string-value="int" calcext:value-type="string">
            <text:p>int</text:p>
          </table:table-cell>
          <table:table-cell table:formula="of:=[.A107]&amp;&quot; &quot; &amp;[.D107]&amp;&quot;,&quot;" office:value-type="string" office:string-value="DPSF0090002 int," calcext:value-type="string">
            <text:p>DPSF0090002 int,</text:p>
          </table:table-cell>
        </table:table-row>
        <table:table-row table:style-name="ro2">
          <table:table-cell office:value-type="string" calcext:value-type="string">
            <text:p>DPSF009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8]=&quot;Text&quot;;&quot;varchar(&quot;&amp;[.C108]&amp;&quot;)&quot;;IF([.B108]=&quot;Number (Long)&quot;; &quot;int&quot;; &quot;other&quot;))" office:value-type="string" office:string-value="int" calcext:value-type="string">
            <text:p>int</text:p>
          </table:table-cell>
          <table:table-cell table:formula="of:=[.A108]&amp;&quot; &quot; &amp;[.D108]&amp;&quot;,&quot;" office:value-type="string" office:string-value="DPSF0090003 int," calcext:value-type="string">
            <text:p>DPSF0090003 int,</text:p>
          </table:table-cell>
        </table:table-row>
        <table:table-row table:style-name="ro2">
          <table:table-cell office:value-type="string" calcext:value-type="string">
            <text:p>DPSF009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9]=&quot;Text&quot;;&quot;varchar(&quot;&amp;[.C109]&amp;&quot;)&quot;;IF([.B109]=&quot;Number (Long)&quot;; &quot;int&quot;; &quot;other&quot;))" office:value-type="string" office:string-value="int" calcext:value-type="string">
            <text:p>int</text:p>
          </table:table-cell>
          <table:table-cell table:formula="of:=[.A109]&amp;&quot; &quot; &amp;[.D109]&amp;&quot;,&quot;" office:value-type="string" office:string-value="DPSF0090004 int," calcext:value-type="string">
            <text:p>DPSF0090004 int,</text:p>
          </table:table-cell>
        </table:table-row>
        <table:table-row table:style-name="ro2">
          <table:table-cell office:value-type="string" calcext:value-type="string">
            <text:p>DPSF009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0]=&quot;Text&quot;;&quot;varchar(&quot;&amp;[.C110]&amp;&quot;)&quot;;IF([.B110]=&quot;Number (Long)&quot;; &quot;int&quot;; &quot;other&quot;))" office:value-type="string" office:string-value="int" calcext:value-type="string">
            <text:p>int</text:p>
          </table:table-cell>
          <table:table-cell table:formula="of:=[.A110]&amp;&quot; &quot; &amp;[.D110]&amp;&quot;,&quot;" office:value-type="string" office:string-value="DPSF0090005 int," calcext:value-type="string">
            <text:p>DPSF0090005 int,</text:p>
          </table:table-cell>
        </table:table-row>
        <table:table-row table:style-name="ro2">
          <table:table-cell office:value-type="string" calcext:value-type="string">
            <text:p>DPSF009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1]=&quot;Text&quot;;&quot;varchar(&quot;&amp;[.C111]&amp;&quot;)&quot;;IF([.B111]=&quot;Number (Long)&quot;; &quot;int&quot;; &quot;other&quot;))" office:value-type="string" office:string-value="int" calcext:value-type="string">
            <text:p>int</text:p>
          </table:table-cell>
          <table:table-cell table:formula="of:=[.A111]&amp;&quot; &quot; &amp;[.D111]&amp;&quot;,&quot;" office:value-type="string" office:string-value="DPSF0090006 int," calcext:value-type="string">
            <text:p>DPSF0090006 int,</text:p>
          </table:table-cell>
        </table:table-row>
        <table:table-row table:style-name="ro2">
          <table:table-cell office:value-type="string" calcext:value-type="string">
            <text:p>DPSF01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2]=&quot;Text&quot;;&quot;varchar(&quot;&amp;[.C112]&amp;&quot;)&quot;;IF([.B112]=&quot;Number (Long)&quot;; &quot;int&quot;; &quot;other&quot;))" office:value-type="string" office:string-value="int" calcext:value-type="string">
            <text:p>int</text:p>
          </table:table-cell>
          <table:table-cell table:formula="of:=[.A112]&amp;&quot; &quot; &amp;[.D112]&amp;&quot;,&quot;" office:value-type="string" office:string-value="DPSF0100001 int," calcext:value-type="string">
            <text:p>DPSF0100001 int,</text:p>
          </table:table-cell>
        </table:table-row>
        <table:table-row table:style-name="ro2">
          <table:table-cell office:value-type="string" calcext:value-type="string">
            <text:p>DPSF010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3]=&quot;Text&quot;;&quot;varchar(&quot;&amp;[.C113]&amp;&quot;)&quot;;IF([.B113]=&quot;Number (Long)&quot;; &quot;int&quot;; &quot;other&quot;))" office:value-type="string" office:string-value="int" calcext:value-type="string">
            <text:p>int</text:p>
          </table:table-cell>
          <table:table-cell table:formula="of:=[.A113]&amp;&quot; &quot; &amp;[.D113]&amp;&quot;,&quot;" office:value-type="string" office:string-value="DPSF0100002 int," calcext:value-type="string">
            <text:p>DPSF0100002 int,</text:p>
          </table:table-cell>
        </table:table-row>
        <table:table-row table:style-name="ro2">
          <table:table-cell office:value-type="string" calcext:value-type="string">
            <text:p>DPSF010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4]=&quot;Text&quot;;&quot;varchar(&quot;&amp;[.C114]&amp;&quot;)&quot;;IF([.B114]=&quot;Number (Long)&quot;; &quot;int&quot;; &quot;other&quot;))" office:value-type="string" office:string-value="int" calcext:value-type="string">
            <text:p>int</text:p>
          </table:table-cell>
          <table:table-cell table:formula="of:=[.A114]&amp;&quot; &quot; &amp;[.D114]&amp;&quot;,&quot;" office:value-type="string" office:string-value="DPSF0100003 int," calcext:value-type="string">
            <text:p>DPSF0100003 int,</text:p>
          </table:table-cell>
        </table:table-row>
        <table:table-row table:style-name="ro2">
          <table:table-cell office:value-type="string" calcext:value-type="string">
            <text:p>DPSF010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5]=&quot;Text&quot;;&quot;varchar(&quot;&amp;[.C115]&amp;&quot;)&quot;;IF([.B115]=&quot;Number (Long)&quot;; &quot;int&quot;; &quot;other&quot;))" office:value-type="string" office:string-value="int" calcext:value-type="string">
            <text:p>int</text:p>
          </table:table-cell>
          <table:table-cell table:formula="of:=[.A115]&amp;&quot; &quot; &amp;[.D115]&amp;&quot;,&quot;" office:value-type="string" office:string-value="DPSF0100004 int," calcext:value-type="string">
            <text:p>DPSF0100004 int,</text:p>
          </table:table-cell>
        </table:table-row>
        <table:table-row table:style-name="ro2">
          <table:table-cell office:value-type="string" calcext:value-type="string">
            <text:p>DPSF010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6]=&quot;Text&quot;;&quot;varchar(&quot;&amp;[.C116]&amp;&quot;)&quot;;IF([.B116]=&quot;Number (Long)&quot;; &quot;int&quot;; &quot;other&quot;))" office:value-type="string" office:string-value="int" calcext:value-type="string">
            <text:p>int</text:p>
          </table:table-cell>
          <table:table-cell table:formula="of:=[.A116]&amp;&quot; &quot; &amp;[.D116]&amp;&quot;,&quot;" office:value-type="string" office:string-value="DPSF0100005 int," calcext:value-type="string">
            <text:p>DPSF0100005 int,</text:p>
          </table:table-cell>
        </table:table-row>
        <table:table-row table:style-name="ro2">
          <table:table-cell office:value-type="string" calcext:value-type="string">
            <text:p>DPSF010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7]=&quot;Text&quot;;&quot;varchar(&quot;&amp;[.C117]&amp;&quot;)&quot;;IF([.B117]=&quot;Number (Long)&quot;; &quot;int&quot;; &quot;other&quot;))" office:value-type="string" office:string-value="int" calcext:value-type="string">
            <text:p>int</text:p>
          </table:table-cell>
          <table:table-cell table:formula="of:=[.A117]&amp;&quot; &quot; &amp;[.D117]&amp;&quot;,&quot;" office:value-type="string" office:string-value="DPSF0100006 int," calcext:value-type="string">
            <text:p>DPSF0100006 int,</text:p>
          </table:table-cell>
        </table:table-row>
        <table:table-row table:style-name="ro2">
          <table:table-cell office:value-type="string" calcext:value-type="string">
            <text:p>DPSF010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8]=&quot;Text&quot;;&quot;varchar(&quot;&amp;[.C118]&amp;&quot;)&quot;;IF([.B118]=&quot;Number (Long)&quot;; &quot;int&quot;; &quot;other&quot;))" office:value-type="string" office:string-value="int" calcext:value-type="string">
            <text:p>int</text:p>
          </table:table-cell>
          <table:table-cell table:formula="of:=[.A118]&amp;&quot; &quot; &amp;[.D118]&amp;&quot;,&quot;" office:value-type="string" office:string-value="DPSF0100007 int," calcext:value-type="string">
            <text:p>DPSF0100007 int,</text:p>
          </table:table-cell>
        </table:table-row>
        <table:table-row table:style-name="ro2">
          <table:table-cell office:value-type="string" calcext:value-type="string">
            <text:p>DPSF01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9]=&quot;Text&quot;;&quot;varchar(&quot;&amp;[.C119]&amp;&quot;)&quot;;IF([.B119]=&quot;Number (Long)&quot;; &quot;int&quot;; &quot;other&quot;))" office:value-type="string" office:string-value="int" calcext:value-type="string">
            <text:p>int</text:p>
          </table:table-cell>
          <table:table-cell table:formula="of:=[.A119]&amp;&quot; &quot; &amp;[.D119]&amp;&quot;,&quot;" office:value-type="string" office:string-value="DPSF0110001 int," calcext:value-type="string">
            <text:p>DPSF0110001 int,</text:p>
          </table:table-cell>
        </table:table-row>
        <table:table-row table:style-name="ro2">
          <table:table-cell office:value-type="string" calcext:value-type="string">
            <text:p>DPSF01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0]=&quot;Text&quot;;&quot;varchar(&quot;&amp;[.C120]&amp;&quot;)&quot;;IF([.B120]=&quot;Number (Long)&quot;; &quot;int&quot;; &quot;other&quot;))" office:value-type="string" office:string-value="int" calcext:value-type="string">
            <text:p>int</text:p>
          </table:table-cell>
          <table:table-cell table:formula="of:=[.A120]&amp;&quot; &quot; &amp;[.D120]&amp;&quot;,&quot;" office:value-type="string" office:string-value="DPSF0110002 int," calcext:value-type="string">
            <text:p>DPSF0110002 int,</text:p>
          </table:table-cell>
        </table:table-row>
        <table:table-row table:style-name="ro2">
          <table:table-cell office:value-type="string" calcext:value-type="string">
            <text:p>DPSF01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1]=&quot;Text&quot;;&quot;varchar(&quot;&amp;[.C121]&amp;&quot;)&quot;;IF([.B121]=&quot;Number (Long)&quot;; &quot;int&quot;; &quot;other&quot;))" office:value-type="string" office:string-value="int" calcext:value-type="string">
            <text:p>int</text:p>
          </table:table-cell>
          <table:table-cell table:formula="of:=[.A121]&amp;&quot; &quot; &amp;[.D121]&amp;&quot;,&quot;" office:value-type="string" office:string-value="DPSF0110003 int," calcext:value-type="string">
            <text:p>DPSF0110003 int,</text:p>
          </table:table-cell>
        </table:table-row>
        <table:table-row table:style-name="ro2">
          <table:table-cell office:value-type="string" calcext:value-type="string">
            <text:p>DPSF01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2]=&quot;Text&quot;;&quot;varchar(&quot;&amp;[.C122]&amp;&quot;)&quot;;IF([.B122]=&quot;Number (Long)&quot;; &quot;int&quot;; &quot;other&quot;))" office:value-type="string" office:string-value="int" calcext:value-type="string">
            <text:p>int</text:p>
          </table:table-cell>
          <table:table-cell table:formula="of:=[.A122]&amp;&quot; &quot; &amp;[.D122]&amp;&quot;,&quot;" office:value-type="string" office:string-value="DPSF0110004 int," calcext:value-type="string">
            <text:p>DPSF0110004 int,</text:p>
          </table:table-cell>
        </table:table-row>
        <table:table-row table:style-name="ro2">
          <table:table-cell office:value-type="string" calcext:value-type="string">
            <text:p>DPSF01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3]=&quot;Text&quot;;&quot;varchar(&quot;&amp;[.C123]&amp;&quot;)&quot;;IF([.B123]=&quot;Number (Long)&quot;; &quot;int&quot;; &quot;other&quot;))" office:value-type="string" office:string-value="int" calcext:value-type="string">
            <text:p>int</text:p>
          </table:table-cell>
          <table:table-cell table:formula="of:=[.A123]&amp;&quot; &quot; &amp;[.D123]&amp;&quot;,&quot;" office:value-type="string" office:string-value="DPSF0110005 int," calcext:value-type="string">
            <text:p>DPSF0110005 int,</text:p>
          </table:table-cell>
        </table:table-row>
        <table:table-row table:style-name="ro2">
          <table:table-cell office:value-type="string" calcext:value-type="string">
            <text:p>DPSF01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4]=&quot;Text&quot;;&quot;varchar(&quot;&amp;[.C124]&amp;&quot;)&quot;;IF([.B124]=&quot;Number (Long)&quot;; &quot;int&quot;; &quot;other&quot;))" office:value-type="string" office:string-value="int" calcext:value-type="string">
            <text:p>int</text:p>
          </table:table-cell>
          <table:table-cell table:formula="of:=[.A124]&amp;&quot; &quot; &amp;[.D124]&amp;&quot;,&quot;" office:value-type="string" office:string-value="DPSF0110006 int," calcext:value-type="string">
            <text:p>DPSF0110006 int,</text:p>
          </table:table-cell>
        </table:table-row>
        <table:table-row table:style-name="ro2">
          <table:table-cell office:value-type="string" calcext:value-type="string">
            <text:p>DPSF01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5]=&quot;Text&quot;;&quot;varchar(&quot;&amp;[.C125]&amp;&quot;)&quot;;IF([.B125]=&quot;Number (Long)&quot;; &quot;int&quot;; &quot;other&quot;))" office:value-type="string" office:string-value="int" calcext:value-type="string">
            <text:p>int</text:p>
          </table:table-cell>
          <table:table-cell table:formula="of:=[.A125]&amp;&quot; &quot; &amp;[.D125]&amp;&quot;,&quot;" office:value-type="string" office:string-value="DPSF0110007 int," calcext:value-type="string">
            <text:p>DPSF0110007 int,</text:p>
          </table:table-cell>
        </table:table-row>
        <table:table-row table:style-name="ro2">
          <table:table-cell office:value-type="string" calcext:value-type="string">
            <text:p>DPSF01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6]=&quot;Text&quot;;&quot;varchar(&quot;&amp;[.C126]&amp;&quot;)&quot;;IF([.B126]=&quot;Number (Long)&quot;; &quot;int&quot;; &quot;other&quot;))" office:value-type="string" office:string-value="int" calcext:value-type="string">
            <text:p>int</text:p>
          </table:table-cell>
          <table:table-cell table:formula="of:=[.A126]&amp;&quot; &quot; &amp;[.D126]&amp;&quot;,&quot;" office:value-type="string" office:string-value="DPSF0110008 int," calcext:value-type="string">
            <text:p>DPSF0110008 int,</text:p>
          </table:table-cell>
        </table:table-row>
        <table:table-row table:style-name="ro2">
          <table:table-cell office:value-type="string" calcext:value-type="string">
            <text:p>DPSF01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7]=&quot;Text&quot;;&quot;varchar(&quot;&amp;[.C127]&amp;&quot;)&quot;;IF([.B127]=&quot;Number (Long)&quot;; &quot;int&quot;; &quot;other&quot;))" office:value-type="string" office:string-value="int" calcext:value-type="string">
            <text:p>int</text:p>
          </table:table-cell>
          <table:table-cell table:formula="of:=[.A127]&amp;&quot; &quot; &amp;[.D127]&amp;&quot;,&quot;" office:value-type="string" office:string-value="DPSF0110009 int," calcext:value-type="string">
            <text:p>DPSF0110009 int,</text:p>
          </table:table-cell>
        </table:table-row>
        <table:table-row table:style-name="ro2">
          <table:table-cell office:value-type="string" calcext:value-type="string">
            <text:p>DPSF01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8]=&quot;Text&quot;;&quot;varchar(&quot;&amp;[.C128]&amp;&quot;)&quot;;IF([.B128]=&quot;Number (Long)&quot;; &quot;int&quot;; &quot;other&quot;))" office:value-type="string" office:string-value="int" calcext:value-type="string">
            <text:p>int</text:p>
          </table:table-cell>
          <table:table-cell table:formula="of:=[.A128]&amp;&quot; &quot; &amp;[.D128]&amp;&quot;,&quot;" office:value-type="string" office:string-value="DPSF0110010 int," calcext:value-type="string">
            <text:p>DPSF0110010 int,</text:p>
          </table:table-cell>
        </table:table-row>
        <table:table-row table:style-name="ro2">
          <table:table-cell office:value-type="string" calcext:value-type="string">
            <text:p>DPSF01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9]=&quot;Text&quot;;&quot;varchar(&quot;&amp;[.C129]&amp;&quot;)&quot;;IF([.B129]=&quot;Number (Long)&quot;; &quot;int&quot;; &quot;other&quot;))" office:value-type="string" office:string-value="int" calcext:value-type="string">
            <text:p>int</text:p>
          </table:table-cell>
          <table:table-cell table:formula="of:=[.A129]&amp;&quot; &quot; &amp;[.D129]&amp;&quot;,&quot;" office:value-type="string" office:string-value="DPSF0110011 int," calcext:value-type="string">
            <text:p>DPSF0110011 int,</text:p>
          </table:table-cell>
        </table:table-row>
        <table:table-row table:style-name="ro2">
          <table:table-cell office:value-type="string" calcext:value-type="string">
            <text:p>DPSF01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0]=&quot;Text&quot;;&quot;varchar(&quot;&amp;[.C130]&amp;&quot;)&quot;;IF([.B130]=&quot;Number (Long)&quot;; &quot;int&quot;; &quot;other&quot;))" office:value-type="string" office:string-value="int" calcext:value-type="string">
            <text:p>int</text:p>
          </table:table-cell>
          <table:table-cell table:formula="of:=[.A130]&amp;&quot; &quot; &amp;[.D130]&amp;&quot;,&quot;" office:value-type="string" office:string-value="DPSF0110012 int," calcext:value-type="string">
            <text:p>DPSF0110012 int,</text:p>
          </table:table-cell>
        </table:table-row>
        <table:table-row table:style-name="ro2">
          <table:table-cell office:value-type="string" calcext:value-type="string">
            <text:p>DPSF01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1]=&quot;Text&quot;;&quot;varchar(&quot;&amp;[.C131]&amp;&quot;)&quot;;IF([.B131]=&quot;Number (Long)&quot;; &quot;int&quot;; &quot;other&quot;))" office:value-type="string" office:string-value="int" calcext:value-type="string">
            <text:p>int</text:p>
          </table:table-cell>
          <table:table-cell table:formula="of:=[.A131]&amp;&quot; &quot; &amp;[.D131]&amp;&quot;,&quot;" office:value-type="string" office:string-value="DPSF0110013 int," calcext:value-type="string">
            <text:p>DPSF0110013 int,</text:p>
          </table:table-cell>
        </table:table-row>
        <table:table-row table:style-name="ro2">
          <table:table-cell office:value-type="string" calcext:value-type="string">
            <text:p>DPSF01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2]=&quot;Text&quot;;&quot;varchar(&quot;&amp;[.C132]&amp;&quot;)&quot;;IF([.B132]=&quot;Number (Long)&quot;; &quot;int&quot;; &quot;other&quot;))" office:value-type="string" office:string-value="int" calcext:value-type="string">
            <text:p>int</text:p>
          </table:table-cell>
          <table:table-cell table:formula="of:=[.A132]&amp;&quot; &quot; &amp;[.D132]&amp;&quot;,&quot;" office:value-type="string" office:string-value="DPSF0110014 int," calcext:value-type="string">
            <text:p>DPSF0110014 int,</text:p>
          </table:table-cell>
        </table:table-row>
        <table:table-row table:style-name="ro2">
          <table:table-cell office:value-type="string" calcext:value-type="string">
            <text:p>DPSF01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3]=&quot;Text&quot;;&quot;varchar(&quot;&amp;[.C133]&amp;&quot;)&quot;;IF([.B133]=&quot;Number (Long)&quot;; &quot;int&quot;; &quot;other&quot;))" office:value-type="string" office:string-value="int" calcext:value-type="string">
            <text:p>int</text:p>
          </table:table-cell>
          <table:table-cell table:formula="of:=[.A133]&amp;&quot; &quot; &amp;[.D133]&amp;&quot;,&quot;" office:value-type="string" office:string-value="DPSF0110015 int," calcext:value-type="string">
            <text:p>DPSF0110015 int,</text:p>
          </table:table-cell>
        </table:table-row>
        <table:table-row table:style-name="ro2">
          <table:table-cell office:value-type="string" calcext:value-type="string">
            <text:p>DPSF01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4]=&quot;Text&quot;;&quot;varchar(&quot;&amp;[.C134]&amp;&quot;)&quot;;IF([.B134]=&quot;Number (Long)&quot;; &quot;int&quot;; &quot;other&quot;))" office:value-type="string" office:string-value="int" calcext:value-type="string">
            <text:p>int</text:p>
          </table:table-cell>
          <table:table-cell table:formula="of:=[.A134]&amp;&quot; &quot; &amp;[.D134]&amp;&quot;,&quot;" office:value-type="string" office:string-value="DPSF0110016 int," calcext:value-type="string">
            <text:p>DPSF0110016 int,</text:p>
          </table:table-cell>
        </table:table-row>
        <table:table-row table:style-name="ro2">
          <table:table-cell office:value-type="string" calcext:value-type="string">
            <text:p>DPSF01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5]=&quot;Text&quot;;&quot;varchar(&quot;&amp;[.C135]&amp;&quot;)&quot;;IF([.B135]=&quot;Number (Long)&quot;; &quot;int&quot;; &quot;other&quot;))" office:value-type="string" office:string-value="int" calcext:value-type="string">
            <text:p>int</text:p>
          </table:table-cell>
          <table:table-cell table:formula="of:=[.A135]&amp;&quot; &quot; &amp;[.D135]&amp;&quot;,&quot;" office:value-type="string" office:string-value="DPSF0110017 int," calcext:value-type="string">
            <text:p>DPSF0110017 int,</text:p>
          </table:table-cell>
        </table:table-row>
        <table:table-row table:style-name="ro2">
          <table:table-cell office:value-type="string" calcext:value-type="string">
            <text:p>DPSF01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6]=&quot;Text&quot;;&quot;varchar(&quot;&amp;[.C136]&amp;&quot;)&quot;;IF([.B136]=&quot;Number (Long)&quot;; &quot;int&quot;; &quot;other&quot;))" office:value-type="string" office:string-value="int" calcext:value-type="string">
            <text:p>int</text:p>
          </table:table-cell>
          <table:table-cell table:formula="of:=[.A136]&amp;&quot; &quot; &amp;[.D136]&amp;&quot;,&quot;" office:value-type="string" office:string-value="DPSF0120001 int," calcext:value-type="string">
            <text:p>DPSF0120001 int,</text:p>
          </table:table-cell>
        </table:table-row>
        <table:table-row table:style-name="ro2">
          <table:table-cell office:value-type="string" calcext:value-type="string">
            <text:p>DPSF01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7]=&quot;Text&quot;;&quot;varchar(&quot;&amp;[.C137]&amp;&quot;)&quot;;IF([.B137]=&quot;Number (Long)&quot;; &quot;int&quot;; &quot;other&quot;))" office:value-type="string" office:string-value="int" calcext:value-type="string">
            <text:p>int</text:p>
          </table:table-cell>
          <table:table-cell table:formula="of:=[.A137]&amp;&quot; &quot; &amp;[.D137]&amp;&quot;,&quot;" office:value-type="string" office:string-value="DPSF0120002 int," calcext:value-type="string">
            <text:p>DPSF0120002 int,</text:p>
          </table:table-cell>
        </table:table-row>
        <table:table-row table:style-name="ro2">
          <table:table-cell office:value-type="string" calcext:value-type="string">
            <text:p>DPSF01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8]=&quot;Text&quot;;&quot;varchar(&quot;&amp;[.C138]&amp;&quot;)&quot;;IF([.B138]=&quot;Number (Long)&quot;; &quot;int&quot;; &quot;other&quot;))" office:value-type="string" office:string-value="int" calcext:value-type="string">
            <text:p>int</text:p>
          </table:table-cell>
          <table:table-cell table:formula="of:=[.A138]&amp;&quot; &quot; &amp;[.D138]&amp;&quot;,&quot;" office:value-type="string" office:string-value="DPSF0120003 int," calcext:value-type="string">
            <text:p>DPSF0120003 int,</text:p>
          </table:table-cell>
        </table:table-row>
        <table:table-row table:style-name="ro2">
          <table:table-cell office:value-type="string" calcext:value-type="string">
            <text:p>DPSF012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9]=&quot;Text&quot;;&quot;varchar(&quot;&amp;[.C139]&amp;&quot;)&quot;;IF([.B139]=&quot;Number (Long)&quot;; &quot;int&quot;; &quot;other&quot;))" office:value-type="string" office:string-value="int" calcext:value-type="string">
            <text:p>int</text:p>
          </table:table-cell>
          <table:table-cell table:formula="of:=[.A139]&amp;&quot; &quot; &amp;[.D139]&amp;&quot;,&quot;" office:value-type="string" office:string-value="DPSF0120004 int," calcext:value-type="string">
            <text:p>DPSF0120004 int,</text:p>
          </table:table-cell>
        </table:table-row>
        <table:table-row table:style-name="ro2">
          <table:table-cell office:value-type="string" calcext:value-type="string">
            <text:p>DPSF012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0]=&quot;Text&quot;;&quot;varchar(&quot;&amp;[.C140]&amp;&quot;)&quot;;IF([.B140]=&quot;Number (Long)&quot;; &quot;int&quot;; &quot;other&quot;))" office:value-type="string" office:string-value="int" calcext:value-type="string">
            <text:p>int</text:p>
          </table:table-cell>
          <table:table-cell table:formula="of:=[.A140]&amp;&quot; &quot; &amp;[.D140]&amp;&quot;,&quot;" office:value-type="string" office:string-value="DPSF0120005 int," calcext:value-type="string">
            <text:p>DPSF0120005 int,</text:p>
          </table:table-cell>
        </table:table-row>
        <table:table-row table:style-name="ro2">
          <table:table-cell office:value-type="string" calcext:value-type="string">
            <text:p>DPSF012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1]=&quot;Text&quot;;&quot;varchar(&quot;&amp;[.C141]&amp;&quot;)&quot;;IF([.B141]=&quot;Number (Long)&quot;; &quot;int&quot;; &quot;other&quot;))" office:value-type="string" office:string-value="int" calcext:value-type="string">
            <text:p>int</text:p>
          </table:table-cell>
          <table:table-cell table:formula="of:=[.A141]&amp;&quot; &quot; &amp;[.D141]&amp;&quot;,&quot;" office:value-type="string" office:string-value="DPSF0120006 int," calcext:value-type="string">
            <text:p>DPSF0120006 int,</text:p>
          </table:table-cell>
        </table:table-row>
        <table:table-row table:style-name="ro2">
          <table:table-cell office:value-type="string" calcext:value-type="string">
            <text:p>DPSF012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2]=&quot;Text&quot;;&quot;varchar(&quot;&amp;[.C142]&amp;&quot;)&quot;;IF([.B142]=&quot;Number (Long)&quot;; &quot;int&quot;; &quot;other&quot;))" office:value-type="string" office:string-value="int" calcext:value-type="string">
            <text:p>int</text:p>
          </table:table-cell>
          <table:table-cell table:formula="of:=[.A142]&amp;&quot; &quot; &amp;[.D142]&amp;&quot;,&quot;" office:value-type="string" office:string-value="DPSF0120007 int," calcext:value-type="string">
            <text:p>DPSF0120007 int,</text:p>
          </table:table-cell>
        </table:table-row>
        <table:table-row table:style-name="ro2">
          <table:table-cell office:value-type="string" calcext:value-type="string">
            <text:p>DPSF012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3]=&quot;Text&quot;;&quot;varchar(&quot;&amp;[.C143]&amp;&quot;)&quot;;IF([.B143]=&quot;Number (Long)&quot;; &quot;int&quot;; &quot;other&quot;))" office:value-type="string" office:string-value="int" calcext:value-type="string">
            <text:p>int</text:p>
          </table:table-cell>
          <table:table-cell table:formula="of:=[.A143]&amp;&quot; &quot; &amp;[.D143]&amp;&quot;,&quot;" office:value-type="string" office:string-value="DPSF0120008 int," calcext:value-type="string">
            <text:p>DPSF0120008 int,</text:p>
          </table:table-cell>
        </table:table-row>
        <table:table-row table:style-name="ro2">
          <table:table-cell office:value-type="string" calcext:value-type="string">
            <text:p>DPSF012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4]=&quot;Text&quot;;&quot;varchar(&quot;&amp;[.C144]&amp;&quot;)&quot;;IF([.B144]=&quot;Number (Long)&quot;; &quot;int&quot;; &quot;other&quot;))" office:value-type="string" office:string-value="int" calcext:value-type="string">
            <text:p>int</text:p>
          </table:table-cell>
          <table:table-cell table:formula="of:=[.A144]&amp;&quot; &quot; &amp;[.D144]&amp;&quot;,&quot;" office:value-type="string" office:string-value="DPSF0120009 int," calcext:value-type="string">
            <text:p>DPSF0120009 int,</text:p>
          </table:table-cell>
        </table:table-row>
        <table:table-row table:style-name="ro2">
          <table:table-cell office:value-type="string" calcext:value-type="string">
            <text:p>DPSF012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5]=&quot;Text&quot;;&quot;varchar(&quot;&amp;[.C145]&amp;&quot;)&quot;;IF([.B145]=&quot;Number (Long)&quot;; &quot;int&quot;; &quot;other&quot;))" office:value-type="string" office:string-value="int" calcext:value-type="string">
            <text:p>int</text:p>
          </table:table-cell>
          <table:table-cell table:formula="of:=[.A145]&amp;&quot; &quot; &amp;[.D145]&amp;&quot;,&quot;" office:value-type="string" office:string-value="DPSF0120010 int," calcext:value-type="string">
            <text:p>DPSF0120010 int,</text:p>
          </table:table-cell>
        </table:table-row>
        <table:table-row table:style-name="ro2">
          <table:table-cell office:value-type="string" calcext:value-type="string">
            <text:p>DPSF012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6]=&quot;Text&quot;;&quot;varchar(&quot;&amp;[.C146]&amp;&quot;)&quot;;IF([.B146]=&quot;Number (Long)&quot;; &quot;int&quot;; &quot;other&quot;))" office:value-type="string" office:string-value="int" calcext:value-type="string">
            <text:p>int</text:p>
          </table:table-cell>
          <table:table-cell table:formula="of:=[.A146]&amp;&quot; &quot; &amp;[.D146]&amp;&quot;,&quot;" office:value-type="string" office:string-value="DPSF0120011 int," calcext:value-type="string">
            <text:p>DPSF0120011 int,</text:p>
          </table:table-cell>
        </table:table-row>
        <table:table-row table:style-name="ro2">
          <table:table-cell office:value-type="string" calcext:value-type="string">
            <text:p>DPSF012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7]=&quot;Text&quot;;&quot;varchar(&quot;&amp;[.C147]&amp;&quot;)&quot;;IF([.B147]=&quot;Number (Long)&quot;; &quot;int&quot;; &quot;other&quot;))" office:value-type="string" office:string-value="int" calcext:value-type="string">
            <text:p>int</text:p>
          </table:table-cell>
          <table:table-cell table:formula="of:=[.A147]&amp;&quot; &quot; &amp;[.D147]&amp;&quot;,&quot;" office:value-type="string" office:string-value="DPSF0120012 int," calcext:value-type="string">
            <text:p>DPSF0120012 int,</text:p>
          </table:table-cell>
        </table:table-row>
        <table:table-row table:style-name="ro2">
          <table:table-cell office:value-type="string" calcext:value-type="string">
            <text:p>DPSF012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8]=&quot;Text&quot;;&quot;varchar(&quot;&amp;[.C148]&amp;&quot;)&quot;;IF([.B148]=&quot;Number (Long)&quot;; &quot;int&quot;; &quot;other&quot;))" office:value-type="string" office:string-value="int" calcext:value-type="string">
            <text:p>int</text:p>
          </table:table-cell>
          <table:table-cell table:formula="of:=[.A148]&amp;&quot; &quot; &amp;[.D148]&amp;&quot;,&quot;" office:value-type="string" office:string-value="DPSF0120013 int," calcext:value-type="string">
            <text:p>DPSF0120013 int,</text:p>
          </table:table-cell>
        </table:table-row>
        <table:table-row table:style-name="ro2">
          <table:table-cell office:value-type="string" calcext:value-type="string">
            <text:p>DPSF012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9]=&quot;Text&quot;;&quot;varchar(&quot;&amp;[.C149]&amp;&quot;)&quot;;IF([.B149]=&quot;Number (Long)&quot;; &quot;int&quot;; &quot;other&quot;))" office:value-type="string" office:string-value="int" calcext:value-type="string">
            <text:p>int</text:p>
          </table:table-cell>
          <table:table-cell table:formula="of:=[.A149]&amp;&quot; &quot; &amp;[.D149]&amp;&quot;,&quot;" office:value-type="string" office:string-value="DPSF0120014 int," calcext:value-type="string">
            <text:p>DPSF0120014 int,</text:p>
          </table:table-cell>
        </table:table-row>
        <table:table-row table:style-name="ro2">
          <table:table-cell office:value-type="string" calcext:value-type="string">
            <text:p>DPSF012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0]=&quot;Text&quot;;&quot;varchar(&quot;&amp;[.C150]&amp;&quot;)&quot;;IF([.B150]=&quot;Number (Long)&quot;; &quot;int&quot;; &quot;other&quot;))" office:value-type="string" office:string-value="int" calcext:value-type="string">
            <text:p>int</text:p>
          </table:table-cell>
          <table:table-cell table:formula="of:=[.A150]&amp;&quot; &quot; &amp;[.D150]&amp;&quot;,&quot;" office:value-type="string" office:string-value="DPSF0120015 int," calcext:value-type="string">
            <text:p>DPSF0120015 int,</text:p>
          </table:table-cell>
        </table:table-row>
        <table:table-row table:style-name="ro2">
          <table:table-cell office:value-type="string" calcext:value-type="string">
            <text:p>DPSF012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1]=&quot;Text&quot;;&quot;varchar(&quot;&amp;[.C151]&amp;&quot;)&quot;;IF([.B151]=&quot;Number (Long)&quot;; &quot;int&quot;; &quot;other&quot;))" office:value-type="string" office:string-value="int" calcext:value-type="string">
            <text:p>int</text:p>
          </table:table-cell>
          <table:table-cell table:formula="of:=[.A151]&amp;&quot; &quot; &amp;[.D151]&amp;&quot;,&quot;" office:value-type="string" office:string-value="DPSF0120016 int," calcext:value-type="string">
            <text:p>DPSF0120016 int,</text:p>
          </table:table-cell>
        </table:table-row>
        <table:table-row table:style-name="ro2">
          <table:table-cell office:value-type="string" calcext:value-type="string">
            <text:p>DPSF012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2]=&quot;Text&quot;;&quot;varchar(&quot;&amp;[.C152]&amp;&quot;)&quot;;IF([.B152]=&quot;Number (Long)&quot;; &quot;int&quot;; &quot;other&quot;))" office:value-type="string" office:string-value="int" calcext:value-type="string">
            <text:p>int</text:p>
          </table:table-cell>
          <table:table-cell table:formula="of:=[.A152]&amp;&quot; &quot; &amp;[.D152]&amp;&quot;,&quot;" office:value-type="string" office:string-value="DPSF0120017 int," calcext:value-type="string">
            <text:p>DPSF0120017 int,</text:p>
          </table:table-cell>
        </table:table-row>
        <table:table-row table:style-name="ro2">
          <table:table-cell office:value-type="string" calcext:value-type="string">
            <text:p>DPSF012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3]=&quot;Text&quot;;&quot;varchar(&quot;&amp;[.C153]&amp;&quot;)&quot;;IF([.B153]=&quot;Number (Long)&quot;; &quot;int&quot;; &quot;other&quot;))" office:value-type="string" office:string-value="int" calcext:value-type="string">
            <text:p>int</text:p>
          </table:table-cell>
          <table:table-cell table:formula="of:=[.A153]&amp;&quot; &quot; &amp;[.D153]&amp;&quot;,&quot;" office:value-type="string" office:string-value="DPSF0120018 int," calcext:value-type="string">
            <text:p>DPSF0120018 int,</text:p>
          </table:table-cell>
        </table:table-row>
        <table:table-row table:style-name="ro2">
          <table:table-cell office:value-type="string" calcext:value-type="string">
            <text:p>DPSF012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4]=&quot;Text&quot;;&quot;varchar(&quot;&amp;[.C154]&amp;&quot;)&quot;;IF([.B154]=&quot;Number (Long)&quot;; &quot;int&quot;; &quot;other&quot;))" office:value-type="string" office:string-value="int" calcext:value-type="string">
            <text:p>int</text:p>
          </table:table-cell>
          <table:table-cell table:formula="of:=[.A154]&amp;&quot; &quot; &amp;[.D154]&amp;&quot;,&quot;" office:value-type="string" office:string-value="DPSF0120019 int," calcext:value-type="string">
            <text:p>DPSF0120019 int,</text:p>
          </table:table-cell>
        </table:table-row>
        <table:table-row table:style-name="ro2">
          <table:table-cell office:value-type="string" calcext:value-type="string">
            <text:p>DPSF012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5]=&quot;Text&quot;;&quot;varchar(&quot;&amp;[.C155]&amp;&quot;)&quot;;IF([.B155]=&quot;Number (Long)&quot;; &quot;int&quot;; &quot;other&quot;))" office:value-type="string" office:string-value="int" calcext:value-type="string">
            <text:p>int</text:p>
          </table:table-cell>
          <table:table-cell table:formula="of:=[.A155]&amp;&quot; &quot; &amp;[.D155]&amp;&quot;,&quot;" office:value-type="string" office:string-value="DPSF0120020 int," calcext:value-type="string">
            <text:p>DPSF0120020 int,</text:p>
          </table:table-cell>
        </table:table-row>
        <table:table-row table:style-name="ro2">
          <table:table-cell office:value-type="string" calcext:value-type="string">
            <text:p>DPSF01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6]=&quot;Text&quot;;&quot;varchar(&quot;&amp;[.C156]&amp;&quot;)&quot;;IF([.B156]=&quot;Number (Long)&quot;; &quot;int&quot;; &quot;other&quot;))" office:value-type="string" office:string-value="int" calcext:value-type="string">
            <text:p>int</text:p>
          </table:table-cell>
          <table:table-cell table:formula="of:=[.A156]&amp;&quot; &quot; &amp;[.D156]&amp;&quot;,&quot;" office:value-type="string" office:string-value="DPSF0130001 int," calcext:value-type="string">
            <text:p>DPSF0130001 int,</text:p>
          </table:table-cell>
        </table:table-row>
        <table:table-row table:style-name="ro2">
          <table:table-cell office:value-type="string" calcext:value-type="string">
            <text:p>DPSF01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7]=&quot;Text&quot;;&quot;varchar(&quot;&amp;[.C157]&amp;&quot;)&quot;;IF([.B157]=&quot;Number (Long)&quot;; &quot;int&quot;; &quot;other&quot;))" office:value-type="string" office:string-value="int" calcext:value-type="string">
            <text:p>int</text:p>
          </table:table-cell>
          <table:table-cell table:formula="of:=[.A157]&amp;&quot; &quot; &amp;[.D157]&amp;&quot;,&quot;" office:value-type="string" office:string-value="DPSF0130002 int," calcext:value-type="string">
            <text:p>DPSF0130002 int,</text:p>
          </table:table-cell>
        </table:table-row>
        <table:table-row table:style-name="ro2">
          <table:table-cell office:value-type="string" calcext:value-type="string">
            <text:p>DPSF01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8]=&quot;Text&quot;;&quot;varchar(&quot;&amp;[.C158]&amp;&quot;)&quot;;IF([.B158]=&quot;Number (Long)&quot;; &quot;int&quot;; &quot;other&quot;))" office:value-type="string" office:string-value="int" calcext:value-type="string">
            <text:p>int</text:p>
          </table:table-cell>
          <table:table-cell table:formula="of:=[.A158]&amp;&quot; &quot; &amp;[.D158]&amp;&quot;,&quot;" office:value-type="string" office:string-value="DPSF0130003 int," calcext:value-type="string">
            <text:p>DPSF0130003 int,</text:p>
          </table:table-cell>
        </table:table-row>
        <table:table-row table:style-name="ro2">
          <table:table-cell office:value-type="string" calcext:value-type="string">
            <text:p>DPSF013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9]=&quot;Text&quot;;&quot;varchar(&quot;&amp;[.C159]&amp;&quot;)&quot;;IF([.B159]=&quot;Number (Long)&quot;; &quot;int&quot;; &quot;other&quot;))" office:value-type="string" office:string-value="int" calcext:value-type="string">
            <text:p>int</text:p>
          </table:table-cell>
          <table:table-cell table:formula="of:=[.A159]&amp;&quot; &quot; &amp;[.D159]&amp;&quot;,&quot;" office:value-type="string" office:string-value="DPSF0130004 int," calcext:value-type="string">
            <text:p>DPSF0130004 int,</text:p>
          </table:table-cell>
        </table:table-row>
        <table:table-row table:style-name="ro2">
          <table:table-cell office:value-type="string" calcext:value-type="string">
            <text:p>DPSF013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0]=&quot;Text&quot;;&quot;varchar(&quot;&amp;[.C160]&amp;&quot;)&quot;;IF([.B160]=&quot;Number (Long)&quot;; &quot;int&quot;; &quot;other&quot;))" office:value-type="string" office:string-value="int" calcext:value-type="string">
            <text:p>int</text:p>
          </table:table-cell>
          <table:table-cell table:formula="of:=[.A160]&amp;&quot; &quot; &amp;[.D160]&amp;&quot;,&quot;" office:value-type="string" office:string-value="DPSF0130005 int," calcext:value-type="string">
            <text:p>DPSF0130005 int,</text:p>
          </table:table-cell>
        </table:table-row>
        <table:table-row table:style-name="ro2">
          <table:table-cell office:value-type="string" calcext:value-type="string">
            <text:p>DPSF013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1]=&quot;Text&quot;;&quot;varchar(&quot;&amp;[.C161]&amp;&quot;)&quot;;IF([.B161]=&quot;Number (Long)&quot;; &quot;int&quot;; &quot;other&quot;))" office:value-type="string" office:string-value="int" calcext:value-type="string">
            <text:p>int</text:p>
          </table:table-cell>
          <table:table-cell table:formula="of:=[.A161]&amp;&quot; &quot; &amp;[.D161]&amp;&quot;,&quot;" office:value-type="string" office:string-value="DPSF0130006 int," calcext:value-type="string">
            <text:p>DPSF0130006 int,</text:p>
          </table:table-cell>
        </table:table-row>
        <table:table-row table:style-name="ro2">
          <table:table-cell office:value-type="string" calcext:value-type="string">
            <text:p>DPSF013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2]=&quot;Text&quot;;&quot;varchar(&quot;&amp;[.C162]&amp;&quot;)&quot;;IF([.B162]=&quot;Number (Long)&quot;; &quot;int&quot;; &quot;other&quot;))" office:value-type="string" office:string-value="int" calcext:value-type="string">
            <text:p>int</text:p>
          </table:table-cell>
          <table:table-cell table:formula="of:=[.A162]&amp;&quot; &quot; &amp;[.D162]&amp;&quot;,&quot;" office:value-type="string" office:string-value="DPSF0130007 int," calcext:value-type="string">
            <text:p>DPSF0130007 int,</text:p>
          </table:table-cell>
        </table:table-row>
        <table:table-row table:style-name="ro2">
          <table:table-cell office:value-type="string" calcext:value-type="string">
            <text:p>DPSF013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3]=&quot;Text&quot;;&quot;varchar(&quot;&amp;[.C163]&amp;&quot;)&quot;;IF([.B163]=&quot;Number (Long)&quot;; &quot;int&quot;; &quot;other&quot;))" office:value-type="string" office:string-value="int" calcext:value-type="string">
            <text:p>int</text:p>
          </table:table-cell>
          <table:table-cell table:formula="of:=[.A163]&amp;&quot; &quot; &amp;[.D163]&amp;&quot;,&quot;" office:value-type="string" office:string-value="DPSF0130008 int," calcext:value-type="string">
            <text:p>DPSF0130008 int,</text:p>
          </table:table-cell>
        </table:table-row>
        <table:table-row table:style-name="ro2">
          <table:table-cell office:value-type="string" calcext:value-type="string">
            <text:p>DPSF013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4]=&quot;Text&quot;;&quot;varchar(&quot;&amp;[.C164]&amp;&quot;)&quot;;IF([.B164]=&quot;Number (Long)&quot;; &quot;int&quot;; &quot;other&quot;))" office:value-type="string" office:string-value="int" calcext:value-type="string">
            <text:p>int</text:p>
          </table:table-cell>
          <table:table-cell table:formula="of:=[.A164]&amp;&quot; &quot; &amp;[.D164]&amp;&quot;,&quot;" office:value-type="string" office:string-value="DPSF0130009 int," calcext:value-type="string">
            <text:p>DPSF0130009 int,</text:p>
          </table:table-cell>
        </table:table-row>
        <table:table-row table:style-name="ro2">
          <table:table-cell office:value-type="string" calcext:value-type="string">
            <text:p>DPSF013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5]=&quot;Text&quot;;&quot;varchar(&quot;&amp;[.C165]&amp;&quot;)&quot;;IF([.B165]=&quot;Number (Long)&quot;; &quot;int&quot;; &quot;other&quot;))" office:value-type="string" office:string-value="int" calcext:value-type="string">
            <text:p>int</text:p>
          </table:table-cell>
          <table:table-cell table:formula="of:=[.A165]&amp;&quot; &quot; &amp;[.D165]&amp;&quot;,&quot;" office:value-type="string" office:string-value="DPSF0130010 int," calcext:value-type="string">
            <text:p>DPSF0130010 int,</text:p>
          </table:table-cell>
        </table:table-row>
        <table:table-row table:style-name="ro2">
          <table:table-cell office:value-type="string" calcext:value-type="string">
            <text:p>DPSF013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6]=&quot;Text&quot;;&quot;varchar(&quot;&amp;[.C166]&amp;&quot;)&quot;;IF([.B166]=&quot;Number (Long)&quot;; &quot;int&quot;; &quot;other&quot;))" office:value-type="string" office:string-value="int" calcext:value-type="string">
            <text:p>int</text:p>
          </table:table-cell>
          <table:table-cell table:formula="of:=[.A166]&amp;&quot; &quot; &amp;[.D166]&amp;&quot;,&quot;" office:value-type="string" office:string-value="DPSF0130011 int," calcext:value-type="string">
            <text:p>DPSF0130011 int,</text:p>
          </table:table-cell>
        </table:table-row>
        <table:table-row table:style-name="ro2">
          <table:table-cell office:value-type="string" calcext:value-type="string">
            <text:p>DPSF013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7]=&quot;Text&quot;;&quot;varchar(&quot;&amp;[.C167]&amp;&quot;)&quot;;IF([.B167]=&quot;Number (Long)&quot;; &quot;int&quot;; &quot;other&quot;))" office:value-type="string" office:string-value="int" calcext:value-type="string">
            <text:p>int</text:p>
          </table:table-cell>
          <table:table-cell table:formula="of:=[.A167]&amp;&quot; &quot; &amp;[.D167]&amp;&quot;,&quot;" office:value-type="string" office:string-value="DPSF0130012 int," calcext:value-type="string">
            <text:p>DPSF0130012 int,</text:p>
          </table:table-cell>
        </table:table-row>
        <table:table-row table:style-name="ro2">
          <table:table-cell office:value-type="string" calcext:value-type="string">
            <text:p>DPSF013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8]=&quot;Text&quot;;&quot;varchar(&quot;&amp;[.C168]&amp;&quot;)&quot;;IF([.B168]=&quot;Number (Long)&quot;; &quot;int&quot;; &quot;other&quot;))" office:value-type="string" office:string-value="int" calcext:value-type="string">
            <text:p>int</text:p>
          </table:table-cell>
          <table:table-cell table:formula="of:=[.A168]&amp;&quot; &quot; &amp;[.D168]&amp;&quot;,&quot;" office:value-type="string" office:string-value="DPSF0130013 int," calcext:value-type="string">
            <text:p>DPSF0130013 int,</text:p>
          </table:table-cell>
        </table:table-row>
        <table:table-row table:style-name="ro2">
          <table:table-cell office:value-type="string" calcext:value-type="string">
            <text:p>DPSF013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9]=&quot;Text&quot;;&quot;varchar(&quot;&amp;[.C169]&amp;&quot;)&quot;;IF([.B169]=&quot;Number (Long)&quot;; &quot;int&quot;; &quot;other&quot;))" office:value-type="string" office:string-value="int" calcext:value-type="string">
            <text:p>int</text:p>
          </table:table-cell>
          <table:table-cell table:formula="of:=[.A169]&amp;&quot; &quot; &amp;[.D169]&amp;&quot;,&quot;" office:value-type="string" office:string-value="DPSF0130014 int," calcext:value-type="string">
            <text:p>DPSF0130014 int,</text:p>
          </table:table-cell>
        </table:table-row>
        <table:table-row table:style-name="ro2">
          <table:table-cell office:value-type="string" calcext:value-type="string">
            <text:p>DPSF013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0]=&quot;Text&quot;;&quot;varchar(&quot;&amp;[.C170]&amp;&quot;)&quot;;IF([.B170]=&quot;Number (Long)&quot;; &quot;int&quot;; &quot;other&quot;))" office:value-type="string" office:string-value="int" calcext:value-type="string">
            <text:p>int</text:p>
          </table:table-cell>
          <table:table-cell table:formula="of:=[.A170]&amp;&quot; &quot; &amp;[.D170]&amp;&quot;,&quot;" office:value-type="string" office:string-value="DPSF0130015 int," calcext:value-type="string">
            <text:p>DPSF0130015 int,</text:p>
          </table:table-cell>
        </table:table-row>
        <table:table-row table:style-name="ro2">
          <table:table-cell office:value-type="string" calcext:value-type="string">
            <text:p>DPSF01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1]=&quot;Text&quot;;&quot;varchar(&quot;&amp;[.C171]&amp;&quot;)&quot;;IF([.B171]=&quot;Number (Long)&quot;; &quot;int&quot;; &quot;other&quot;))" office:value-type="string" office:string-value="int" calcext:value-type="string">
            <text:p>int</text:p>
          </table:table-cell>
          <table:table-cell table:formula="of:=[.A171]&amp;&quot; &quot; &amp;[.D171]&amp;&quot;,&quot;" office:value-type="string" office:string-value="DPSF0140001 int," calcext:value-type="string">
            <text:p>DPSF0140001 int,</text:p>
          </table:table-cell>
        </table:table-row>
        <table:table-row table:style-name="ro2">
          <table:table-cell office:value-type="string" calcext:value-type="string">
            <text:p>DPSF01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2]=&quot;Text&quot;;&quot;varchar(&quot;&amp;[.C172]&amp;&quot;)&quot;;IF([.B172]=&quot;Number (Long)&quot;; &quot;int&quot;; &quot;other&quot;))" office:value-type="string" office:string-value="int" calcext:value-type="string">
            <text:p>int</text:p>
          </table:table-cell>
          <table:table-cell table:formula="of:=[.A172]&amp;&quot; &quot; &amp;[.D172]&amp;&quot;,&quot;" office:value-type="string" office:string-value="DPSF0150001 int," calcext:value-type="string">
            <text:p>DPSF0150001 int,</text:p>
          </table:table-cell>
        </table:table-row>
        <table:table-row table:style-name="ro2">
          <table:table-cell office:value-type="string" calcext:value-type="string">
            <text:p>DPSF016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3]=&quot;Text&quot;;&quot;varchar(&quot;&amp;[.C173]&amp;&quot;)&quot;;IF([.B173]=&quot;Number (Long)&quot;; &quot;int&quot;; &quot;other&quot;))" office:value-type="string" office:string-value="int" calcext:value-type="string">
            <text:p>int</text:p>
          </table:table-cell>
          <table:table-cell table:formula="of:=[.A173]&amp;&quot; &quot; &amp;[.D173]&amp;&quot;,&quot;" office:value-type="string" office:string-value="DPSF0160001 int," calcext:value-type="string">
            <text:p>DPSF0160001 int,</text:p>
          </table:table-cell>
        </table:table-row>
        <table:table-row table:style-name="ro2">
          <table:table-cell office:value-type="string" calcext:value-type="string">
            <text:p>DPSF01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4]=&quot;Text&quot;;&quot;varchar(&quot;&amp;[.C174]&amp;&quot;)&quot;;IF([.B174]=&quot;Number (Long)&quot;; &quot;int&quot;; &quot;other&quot;))" office:value-type="string" office:string-value="int" calcext:value-type="string">
            <text:p>int</text:p>
          </table:table-cell>
          <table:table-cell table:formula="of:=[.A174]&amp;&quot; &quot; &amp;[.D174]&amp;&quot;,&quot;" office:value-type="string" office:string-value="DPSF0170001 int," calcext:value-type="string">
            <text:p>DPSF0170001 int,</text:p>
          </table:table-cell>
        </table:table-row>
        <table:table-row table:style-name="ro2">
          <table:table-cell office:value-type="string" calcext:value-type="string">
            <text:p>DPSF01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5]=&quot;Text&quot;;&quot;varchar(&quot;&amp;[.C175]&amp;&quot;)&quot;;IF([.B175]=&quot;Number (Long)&quot;; &quot;int&quot;; &quot;other&quot;))" office:value-type="string" office:string-value="int" calcext:value-type="string">
            <text:p>int</text:p>
          </table:table-cell>
          <table:table-cell table:formula="of:=[.A175]&amp;&quot; &quot; &amp;[.D175]&amp;&quot;,&quot;" office:value-type="string" office:string-value="DPSF0180001 int," calcext:value-type="string">
            <text:p>DPSF0180001 int,</text:p>
          </table:table-cell>
        </table:table-row>
        <table:table-row table:style-name="ro2">
          <table:table-cell office:value-type="string" calcext:value-type="string">
            <text:p>DPSF01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6]=&quot;Text&quot;;&quot;varchar(&quot;&amp;[.C176]&amp;&quot;)&quot;;IF([.B176]=&quot;Number (Long)&quot;; &quot;int&quot;; &quot;other&quot;))" office:value-type="string" office:string-value="int" calcext:value-type="string">
            <text:p>int</text:p>
          </table:table-cell>
          <table:table-cell table:formula="of:=[.A176]&amp;&quot; &quot; &amp;[.D176]&amp;&quot;,&quot;" office:value-type="string" office:string-value="DPSF0180002 int," calcext:value-type="string">
            <text:p>DPSF0180002 int,</text:p>
          </table:table-cell>
        </table:table-row>
        <table:table-row table:style-name="ro2">
          <table:table-cell office:value-type="string" calcext:value-type="string">
            <text:p>DPSF01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7]=&quot;Text&quot;;&quot;varchar(&quot;&amp;[.C177]&amp;&quot;)&quot;;IF([.B177]=&quot;Number (Long)&quot;; &quot;int&quot;; &quot;other&quot;))" office:value-type="string" office:string-value="int" calcext:value-type="string">
            <text:p>int</text:p>
          </table:table-cell>
          <table:table-cell table:formula="of:=[.A177]&amp;&quot; &quot; &amp;[.D177]&amp;&quot;,&quot;" office:value-type="string" office:string-value="DPSF0180003 int," calcext:value-type="string">
            <text:p>DPSF0180003 int,</text:p>
          </table:table-cell>
        </table:table-row>
        <table:table-row table:style-name="ro2">
          <table:table-cell office:value-type="string" calcext:value-type="string">
            <text:p>DPSF01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8]=&quot;Text&quot;;&quot;varchar(&quot;&amp;[.C178]&amp;&quot;)&quot;;IF([.B178]=&quot;Number (Long)&quot;; &quot;int&quot;; &quot;other&quot;))" office:value-type="string" office:string-value="int" calcext:value-type="string">
            <text:p>int</text:p>
          </table:table-cell>
          <table:table-cell table:formula="of:=[.A178]&amp;&quot; &quot; &amp;[.D178]&amp;&quot;,&quot;" office:value-type="string" office:string-value="DPSF0180004 int," calcext:value-type="string">
            <text:p>DPSF0180004 int,</text:p>
          </table:table-cell>
        </table:table-row>
        <table:table-row table:style-name="ro2">
          <table:table-cell office:value-type="string" calcext:value-type="string">
            <text:p>DPSF01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9]=&quot;Text&quot;;&quot;varchar(&quot;&amp;[.C179]&amp;&quot;)&quot;;IF([.B179]=&quot;Number (Long)&quot;; &quot;int&quot;; &quot;other&quot;))" office:value-type="string" office:string-value="int" calcext:value-type="string">
            <text:p>int</text:p>
          </table:table-cell>
          <table:table-cell table:formula="of:=[.A179]&amp;&quot; &quot; &amp;[.D179]&amp;&quot;,&quot;" office:value-type="string" office:string-value="DPSF0180005 int," calcext:value-type="string">
            <text:p>DPSF0180005 int,</text:p>
          </table:table-cell>
        </table:table-row>
        <table:table-row table:style-name="ro2">
          <table:table-cell office:value-type="string" calcext:value-type="string">
            <text:p>DPSF01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0]=&quot;Text&quot;;&quot;varchar(&quot;&amp;[.C180]&amp;&quot;)&quot;;IF([.B180]=&quot;Number (Long)&quot;; &quot;int&quot;; &quot;other&quot;))" office:value-type="string" office:string-value="int" calcext:value-type="string">
            <text:p>int</text:p>
          </table:table-cell>
          <table:table-cell table:formula="of:=[.A180]&amp;&quot; &quot; &amp;[.D180]&amp;&quot;,&quot;" office:value-type="string" office:string-value="DPSF0180006 int," calcext:value-type="string">
            <text:p>DPSF0180006 int,</text:p>
          </table:table-cell>
        </table:table-row>
        <table:table-row table:style-name="ro2">
          <table:table-cell office:value-type="string" calcext:value-type="string">
            <text:p>DPSF01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1]=&quot;Text&quot;;&quot;varchar(&quot;&amp;[.C181]&amp;&quot;)&quot;;IF([.B181]=&quot;Number (Long)&quot;; &quot;int&quot;; &quot;other&quot;))" office:value-type="string" office:string-value="int" calcext:value-type="string">
            <text:p>int</text:p>
          </table:table-cell>
          <table:table-cell table:formula="of:=[.A181]&amp;&quot; &quot; &amp;[.D181]&amp;&quot;,&quot;" office:value-type="string" office:string-value="DPSF0180007 int," calcext:value-type="string">
            <text:p>DPSF0180007 int,</text:p>
          </table:table-cell>
        </table:table-row>
        <table:table-row table:style-name="ro2">
          <table:table-cell office:value-type="string" calcext:value-type="string">
            <text:p>DPSF01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2]=&quot;Text&quot;;&quot;varchar(&quot;&amp;[.C182]&amp;&quot;)&quot;;IF([.B182]=&quot;Number (Long)&quot;; &quot;int&quot;; &quot;other&quot;))" office:value-type="string" office:string-value="int" calcext:value-type="string">
            <text:p>int</text:p>
          </table:table-cell>
          <table:table-cell table:formula="of:=[.A182]&amp;&quot; &quot; &amp;[.D182]&amp;&quot;,&quot;" office:value-type="string" office:string-value="DPSF0180008 int," calcext:value-type="string">
            <text:p>DPSF0180008 int,</text:p>
          </table:table-cell>
        </table:table-row>
        <table:table-row table:style-name="ro2">
          <table:table-cell office:value-type="string" calcext:value-type="string">
            <text:p>DPSF01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3]=&quot;Text&quot;;&quot;varchar(&quot;&amp;[.C183]&amp;&quot;)&quot;;IF([.B183]=&quot;Number (Long)&quot;; &quot;int&quot;; &quot;other&quot;))" office:value-type="string" office:string-value="int" calcext:value-type="string">
            <text:p>int</text:p>
          </table:table-cell>
          <table:table-cell table:formula="of:=[.A183]&amp;&quot; &quot; &amp;[.D183]&amp;&quot;,&quot;" office:value-type="string" office:string-value="DPSF0180009 int," calcext:value-type="string">
            <text:p>DPSF0180009 int,</text:p>
          </table:table-cell>
        </table:table-row>
        <table:table-row table:style-name="ro2">
          <table:table-cell office:value-type="string" calcext:value-type="string">
            <text:p>DPSF01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4]=&quot;Text&quot;;&quot;varchar(&quot;&amp;[.C184]&amp;&quot;)&quot;;IF([.B184]=&quot;Number (Long)&quot;; &quot;int&quot;; &quot;other&quot;))" office:value-type="string" office:string-value="int" calcext:value-type="string">
            <text:p>int</text:p>
          </table:table-cell>
          <table:table-cell table:formula="of:=[.A184]&amp;&quot; &quot; &amp;[.D184]&amp;&quot;,&quot;" office:value-type="string" office:string-value="DPSF0190001 int," calcext:value-type="string">
            <text:p>DPSF0190001 int,</text:p>
          </table:table-cell>
        </table:table-row>
        <table:table-row table:style-name="ro2">
          <table:table-cell office:value-type="string" calcext:value-type="string">
            <text:p>DPSF02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5]=&quot;Text&quot;;&quot;varchar(&quot;&amp;[.C185]&amp;&quot;)&quot;;IF([.B185]=&quot;Number (Long)&quot;; &quot;int&quot;; &quot;other&quot;))" office:value-type="string" office:string-value="int" calcext:value-type="string">
            <text:p>int</text:p>
          </table:table-cell>
          <table:table-cell table:formula="of:=[.A185]&amp;&quot; &quot; &amp;[.D185]&amp;&quot;,&quot;" office:value-type="string" office:string-value="DPSF0200001 int," calcext:value-type="string">
            <text:p>DPSF0200001 int,</text:p>
          </table:table-cell>
        </table:table-row>
        <table:table-row table:style-name="ro2">
          <table:table-cell office:value-type="string" calcext:value-type="string">
            <text:p>DPSF02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6]=&quot;Text&quot;;&quot;varchar(&quot;&amp;[.C186]&amp;&quot;)&quot;;IF([.B186]=&quot;Number (Long)&quot;; &quot;int&quot;; &quot;other&quot;))" office:value-type="string" office:string-value="int" calcext:value-type="string">
            <text:p>int</text:p>
          </table:table-cell>
          <table:table-cell table:formula="of:=[.A186]&amp;&quot; &quot; &amp;[.D186]&amp;&quot;,&quot;" office:value-type="string" office:string-value="DPSF0210001 int," calcext:value-type="string">
            <text:p>DPSF0210001 int,</text:p>
          </table:table-cell>
        </table:table-row>
        <table:table-row table:style-name="ro2">
          <table:table-cell office:value-type="string" calcext:value-type="string">
            <text:p>DPSF02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7]=&quot;Text&quot;;&quot;varchar(&quot;&amp;[.C187]&amp;&quot;)&quot;;IF([.B187]=&quot;Number (Long)&quot;; &quot;int&quot;; &quot;other&quot;))" office:value-type="string" office:string-value="int" calcext:value-type="string">
            <text:p>int</text:p>
          </table:table-cell>
          <table:table-cell table:formula="of:=[.A187]&amp;&quot; &quot; &amp;[.D187]&amp;&quot;,&quot;" office:value-type="string" office:string-value="DPSF0210002 int," calcext:value-type="string">
            <text:p>DPSF0210002 int,</text:p>
          </table:table-cell>
        </table:table-row>
        <table:table-row table:style-name="ro2">
          <table:table-cell office:value-type="string" calcext:value-type="string">
            <text:p>DPSF02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8]=&quot;Text&quot;;&quot;varchar(&quot;&amp;[.C188]&amp;&quot;)&quot;;IF([.B188]=&quot;Number (Long)&quot;; &quot;int&quot;; &quot;other&quot;))" office:value-type="string" office:string-value="int" calcext:value-type="string">
            <text:p>int</text:p>
          </table:table-cell>
          <table:table-cell table:formula="of:=[.A188]&amp;&quot; &quot; &amp;[.D188]&amp;&quot;,&quot;" office:value-type="string" office:string-value="DPSF0210003 int," calcext:value-type="string">
            <text:p>DPSF0210003 int,</text:p>
          </table:table-cell>
        </table:table-row>
        <table:table-row table:style-name="ro2">
          <table:table-cell office:value-type="string" calcext:value-type="string">
            <text:p>DPSF02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9]=&quot;Text&quot;;&quot;varchar(&quot;&amp;[.C189]&amp;&quot;)&quot;;IF([.B189]=&quot;Number (Long)&quot;; &quot;int&quot;; &quot;other&quot;))" office:value-type="string" office:string-value="int" calcext:value-type="string">
            <text:p>int</text:p>
          </table:table-cell>
          <table:table-cell table:formula="of:=[.A189]&amp;&quot; &quot; &amp;[.D189]&amp;&quot;,&quot;" office:value-type="string" office:string-value="DPSF0220001 int," calcext:value-type="string">
            <text:p>DPSF0220001 int,</text:p>
          </table:table-cell>
        </table:table-row>
        <table:table-row table:style-name="ro2">
          <table:table-cell office:value-type="string" calcext:value-type="string">
            <text:p>DPSF02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0]=&quot;Text&quot;;&quot;varchar(&quot;&amp;[.C190]&amp;&quot;)&quot;;IF([.B190]=&quot;Number (Long)&quot;; &quot;int&quot;; &quot;other&quot;))" office:value-type="string" office:string-value="int" calcext:value-type="string">
            <text:p>int</text:p>
          </table:table-cell>
          <table:table-cell table:formula="of:=[.A190]&amp;&quot; &quot; &amp;[.D190]&amp;&quot;,&quot;" office:value-type="string" office:string-value="DPSF0220002 int," calcext:value-type="string">
            <text:p>DPSF0220002 int,</text:p>
          </table:table-cell>
        </table:table-row>
        <table:table-row table:style-name="ro2">
          <table:table-cell office:value-type="string" calcext:value-type="string">
            <text:p>DPSF02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1]=&quot;Text&quot;;&quot;varchar(&quot;&amp;[.C191]&amp;&quot;)&quot;;IF([.B191]=&quot;Number (Long)&quot;; &quot;int&quot;; &quot;other&quot;))" office:value-type="string" office:string-value="int" calcext:value-type="string">
            <text:p>int</text:p>
          </table:table-cell>
          <table:table-cell table:formula="of:=[.A191]&amp;&quot; &quot; &amp;[.D191]&amp;&quot;,&quot;" office:value-type="string" office:string-value="DPSF0230001 int," calcext:value-type="string">
            <text:p>DPSF0230001 int,</text:p>
          </table:table-cell>
        </table:table-row>
        <table:table-row table:style-name="ro2">
          <table:table-cell office:value-type="string" calcext:value-type="string">
            <text:p>DPSF02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2]=&quot;Text&quot;;&quot;varchar(&quot;&amp;[.C192]&amp;&quot;)&quot;;IF([.B192]=&quot;Number (Long)&quot;; &quot;int&quot;; &quot;other&quot;))" office:value-type="string" office:string-value="int" calcext:value-type="string">
            <text:p>int</text:p>
          </table:table-cell>
          <table:table-cell table:formula="of:=[.A192]&amp;&quot; &quot; &amp;[.D192]&amp;&quot;,&quot;" office:value-type="string" office:string-value="DPSF0230002 int," calcext:value-type="string">
            <text:p>DPSF0230002 int,</text:p>
          </table:table-cell>
        </table:table-row>
      </table:table>
      <table:table table:name="part2 contents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TUB</text:p>
          </table:table-cell>
          <table:table-cell table:style-name="ce6" office:value-type="string" calcext:value-type="string">
            <text:p>ITEM</text:p>
          </table:table-cell>
          <table:table-cell table:style-name="ce8" office:value-type="string" calcext:value-type="string">
            <text:p>SEGMENT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PSF1. <text:s/>SEX AND AGE [57]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verse: <text:s/>Total population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1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p</text:p>
          </table:table-cell>
          <table:table-cell table:formula="of:=[.F4]&amp;&quot;_&quot;&amp;[.E4]" office:value-type="string" office:string-value="pop_total" calcext:value-type="string">
            <text:p>pop_total</text:p>
          </table:table-cell>
          <table:table-cell/>
          <table:table-cell table:formula="of:=[.C4]" office:value-type="string" office:string-value="dpsf0010001 " calcext:value-type="string">
            <text:p>dpsf0010001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pop</text:p>
          </table:table-cell>
          <table:table-cell table:formula="of:=[.F5]&amp;&quot;_&quot;&amp;[.E5]" office:value-type="string" office:string-value="pop_under5" calcext:value-type="string">
            <text:p>pop_under5</text:p>
          </table:table-cell>
          <table:table-cell/>
          <table:table-cell table:formula="of:=[.C5]" office:value-type="string" office:string-value="dpsf0010002 " calcext:value-type="string">
            <text:p>dpsf0010002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pop</text:p>
          </table:table-cell>
          <table:table-cell table:formula="of:=[.F6]&amp;&quot;_&quot;&amp;[.E6]" office:value-type="string" office:string-value="pop_under10" calcext:value-type="string">
            <text:p>pop_under10</text:p>
          </table:table-cell>
          <table:table-cell/>
          <table:table-cell table:formula="of:=[.C6]" office:value-type="string" office:string-value="dpsf0010003 " calcext:value-type="string">
            <text:p>dpsf0010003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pop</text:p>
          </table:table-cell>
          <table:table-cell table:formula="of:=[.F7]&amp;&quot;_&quot;&amp;[.E7]" office:value-type="string" office:string-value="pop_under15" calcext:value-type="string">
            <text:p>pop_under15</text:p>
          </table:table-cell>
          <table:table-cell/>
          <table:table-cell table:formula="of:=[.C7]" office:value-type="string" office:string-value="dpsf0010004 " calcext:value-type="string">
            <text:p>dpsf0010004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pop</text:p>
          </table:table-cell>
          <table:table-cell table:formula="of:=[.F8]&amp;&quot;_&quot;&amp;[.E8]" office:value-type="string" office:string-value="pop_under20" calcext:value-type="string">
            <text:p>pop_under20</text:p>
          </table:table-cell>
          <table:table-cell/>
          <table:table-cell table:formula="of:=[.C8]" office:value-type="string" office:string-value="dpsf0010005 " calcext:value-type="string">
            <text:p>dpsf0010005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pop</text:p>
          </table:table-cell>
          <table:table-cell table:formula="of:=[.F9]&amp;&quot;_&quot;&amp;[.E9]" office:value-type="string" office:string-value="pop_under25" calcext:value-type="string">
            <text:p>pop_under25</text:p>
          </table:table-cell>
          <table:table-cell/>
          <table:table-cell table:formula="of:=[.C9]" office:value-type="string" office:string-value="dpsf0010006 " calcext:value-type="string">
            <text:p>dpsf001000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pop</text:p>
          </table:table-cell>
          <table:table-cell table:formula="of:=[.F10]&amp;&quot;_&quot;&amp;[.E10]" office:value-type="string" office:string-value="pop_under30" calcext:value-type="string">
            <text:p>pop_under30</text:p>
          </table:table-cell>
          <table:table-cell/>
          <table:table-cell table:formula="of:=[.C10]" office:value-type="string" office:string-value="dpsf0010007 " calcext:value-type="string">
            <text:p>dpsf0010007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pop</text:p>
          </table:table-cell>
          <table:table-cell table:formula="of:=[.F11]&amp;&quot;_&quot;&amp;[.E11]" office:value-type="string" office:string-value="pop_under35" calcext:value-type="string">
            <text:p>pop_under35</text:p>
          </table:table-cell>
          <table:table-cell/>
          <table:table-cell table:formula="of:=[.C11]" office:value-type="string" office:string-value="dpsf0010008 " calcext:value-type="string">
            <text:p>dpsf0010008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pop</text:p>
          </table:table-cell>
          <table:table-cell table:formula="of:=[.F12]&amp;&quot;_&quot;&amp;[.E12]" office:value-type="string" office:string-value="pop_under40" calcext:value-type="string">
            <text:p>pop_under40</text:p>
          </table:table-cell>
          <table:table-cell/>
          <table:table-cell table:formula="of:=[.C12]" office:value-type="string" office:string-value="dpsf0010009 " calcext:value-type="string">
            <text:p>dpsf0010009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pop</text:p>
          </table:table-cell>
          <table:table-cell table:formula="of:=[.F13]&amp;&quot;_&quot;&amp;[.E13]" office:value-type="string" office:string-value="pop_under45" calcext:value-type="string">
            <text:p>pop_under45</text:p>
          </table:table-cell>
          <table:table-cell/>
          <table:table-cell table:formula="of:=[.C13]" office:value-type="string" office:string-value="dpsf0010010 " calcext:value-type="string">
            <text:p>dpsf0010010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pop</text:p>
          </table:table-cell>
          <table:table-cell table:formula="of:=[.F14]&amp;&quot;_&quot;&amp;[.E14]" office:value-type="string" office:string-value="pop_under50" calcext:value-type="string">
            <text:p>pop_under50</text:p>
          </table:table-cell>
          <table:table-cell/>
          <table:table-cell table:formula="of:=[.C14]" office:value-type="string" office:string-value="dpsf0010011 " calcext:value-type="string">
            <text:p>dpsf0010011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pop</text:p>
          </table:table-cell>
          <table:table-cell table:formula="of:=[.F15]&amp;&quot;_&quot;&amp;[.E15]" office:value-type="string" office:string-value="pop_under55" calcext:value-type="string">
            <text:p>pop_under55</text:p>
          </table:table-cell>
          <table:table-cell/>
          <table:table-cell table:formula="of:=[.C15]" office:value-type="string" office:string-value="dpsf0010012 " calcext:value-type="string">
            <text:p>dpsf0010012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pop</text:p>
          </table:table-cell>
          <table:table-cell table:formula="of:=[.F16]&amp;&quot;_&quot;&amp;[.E16]" office:value-type="string" office:string-value="pop_under60" calcext:value-type="string">
            <text:p>pop_under60</text:p>
          </table:table-cell>
          <table:table-cell/>
          <table:table-cell table:formula="of:=[.C16]" office:value-type="string" office:string-value="dpsf0010013 " calcext:value-type="string">
            <text:p>dpsf0010013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pop</text:p>
          </table:table-cell>
          <table:table-cell table:formula="of:=[.F17]&amp;&quot;_&quot;&amp;[.E17]" office:value-type="string" office:string-value="pop_under65" calcext:value-type="string">
            <text:p>pop_under65</text:p>
          </table:table-cell>
          <table:table-cell/>
          <table:table-cell table:formula="of:=[.C17]" office:value-type="string" office:string-value="dpsf0010014 " calcext:value-type="string">
            <text:p>dpsf0010014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pop</text:p>
          </table:table-cell>
          <table:table-cell table:formula="of:=[.F18]&amp;&quot;_&quot;&amp;[.E18]" office:value-type="string" office:string-value="pop_under70" calcext:value-type="string">
            <text:p>pop_under70</text:p>
          </table:table-cell>
          <table:table-cell/>
          <table:table-cell table:formula="of:=[.C18]" office:value-type="string" office:string-value="dpsf0010015 " calcext:value-type="string">
            <text:p>dpsf0010015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pop</text:p>
          </table:table-cell>
          <table:table-cell table:formula="of:=[.F19]&amp;&quot;_&quot;&amp;[.E19]" office:value-type="string" office:string-value="pop_under75" calcext:value-type="string">
            <text:p>pop_under75</text:p>
          </table:table-cell>
          <table:table-cell/>
          <table:table-cell table:formula="of:=[.C19]" office:value-type="string" office:string-value="dpsf0010016 " calcext:value-type="string">
            <text:p>dpsf0010016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pop</text:p>
          </table:table-cell>
          <table:table-cell table:formula="of:=[.F20]&amp;&quot;_&quot;&amp;[.E20]" office:value-type="string" office:string-value="pop_under80" calcext:value-type="string">
            <text:p>pop_under80</text:p>
          </table:table-cell>
          <table:table-cell/>
          <table:table-cell table:formula="of:=[.C20]" office:value-type="string" office:string-value="dpsf0010017 " calcext:value-type="string">
            <text:p>dpsf0010017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pop</text:p>
          </table:table-cell>
          <table:table-cell table:formula="of:=[.F21]&amp;&quot;_&quot;&amp;[.E21]" office:value-type="string" office:string-value="pop_under85" calcext:value-type="string">
            <text:p>pop_under85</text:p>
          </table:table-cell>
          <table:table-cell/>
          <table:table-cell table:formula="of:=[.C21]" office:value-type="string" office:string-value="dpsf0010018 " calcext:value-type="string">
            <text:p>dpsf0010018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pop</text:p>
          </table:table-cell>
          <table:table-cell table:formula="of:=[.F22]&amp;&quot;_&quot;&amp;[.E22]" office:value-type="string" office:string-value="pop_over85" calcext:value-type="string">
            <text:p>pop_over85</text:p>
          </table:table-cell>
          <table:table-cell/>
          <table:table-cell table:formula="of:=[.C22]" office:value-type="string" office:string-value="dpsf0010019 " calcext:value-type="string">
            <text:p>dpsf0010019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:</text:p>
          </table:table-cell>
          <table:table-cell office:value-type="string" calcext:value-type="string">
            <text:p>dpsf00100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le</text:p>
          </table:table-cell>
          <table:table-cell table:formula="of:=[.F23]&amp;&quot;_&quot;&amp;[.E23]" office:value-type="string" office:string-value="male_total" calcext:value-type="string">
            <text:p>male_total</text:p>
          </table:table-cell>
          <table:table-cell/>
          <table:table-cell table:formula="of:=[.C23]" office:value-type="string" office:string-value="dpsf0010020 " calcext:value-type="string">
            <text:p>dpsf0010020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male</text:p>
          </table:table-cell>
          <table:table-cell table:formula="of:=[.F24]&amp;&quot;_&quot;&amp;[.E24]" office:value-type="string" office:string-value="male_under5" calcext:value-type="string">
            <text:p>male_under5</text:p>
          </table:table-cell>
          <table:table-cell/>
          <table:table-cell table:formula="of:=[.C24]" office:value-type="string" office:string-value="dpsf0010021 " calcext:value-type="string">
            <text:p>dpsf0010021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male</text:p>
          </table:table-cell>
          <table:table-cell table:formula="of:=[.F25]&amp;&quot;_&quot;&amp;[.E25]" office:value-type="string" office:string-value="male_under10" calcext:value-type="string">
            <text:p>male_under10</text:p>
          </table:table-cell>
          <table:table-cell/>
          <table:table-cell table:formula="of:=[.C25]" office:value-type="string" office:string-value="dpsf0010022 " calcext:value-type="string">
            <text:p>dpsf0010022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male</text:p>
          </table:table-cell>
          <table:table-cell table:formula="of:=[.F26]&amp;&quot;_&quot;&amp;[.E26]" office:value-type="string" office:string-value="male_under15" calcext:value-type="string">
            <text:p>male_under15</text:p>
          </table:table-cell>
          <table:table-cell/>
          <table:table-cell table:formula="of:=[.C26]" office:value-type="string" office:string-value="dpsf0010023 " calcext:value-type="string">
            <text:p>dpsf0010023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male</text:p>
          </table:table-cell>
          <table:table-cell table:formula="of:=[.F27]&amp;&quot;_&quot;&amp;[.E27]" office:value-type="string" office:string-value="male_under20" calcext:value-type="string">
            <text:p>male_under20</text:p>
          </table:table-cell>
          <table:table-cell/>
          <table:table-cell table:formula="of:=[.C27]" office:value-type="string" office:string-value="dpsf0010024 " calcext:value-type="string">
            <text:p>dpsf0010024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male</text:p>
          </table:table-cell>
          <table:table-cell table:formula="of:=[.F28]&amp;&quot;_&quot;&amp;[.E28]" office:value-type="string" office:string-value="male_under25" calcext:value-type="string">
            <text:p>male_under25</text:p>
          </table:table-cell>
          <table:table-cell/>
          <table:table-cell table:formula="of:=[.C28]" office:value-type="string" office:string-value="dpsf0010025 " calcext:value-type="string">
            <text:p>dpsf0010025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male</text:p>
          </table:table-cell>
          <table:table-cell table:formula="of:=[.F29]&amp;&quot;_&quot;&amp;[.E29]" office:value-type="string" office:string-value="male_under30" calcext:value-type="string">
            <text:p>male_under30</text:p>
          </table:table-cell>
          <table:table-cell/>
          <table:table-cell table:formula="of:=[.C29]" office:value-type="string" office:string-value="dpsf0010026 " calcext:value-type="string">
            <text:p>dpsf0010026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male</text:p>
          </table:table-cell>
          <table:table-cell table:formula="of:=[.F30]&amp;&quot;_&quot;&amp;[.E30]" office:value-type="string" office:string-value="male_under35" calcext:value-type="string">
            <text:p>male_under35</text:p>
          </table:table-cell>
          <table:table-cell/>
          <table:table-cell table:formula="of:=[.C30]" office:value-type="string" office:string-value="dpsf0010027 " calcext:value-type="string">
            <text:p>dpsf0010027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male</text:p>
          </table:table-cell>
          <table:table-cell table:formula="of:=[.F31]&amp;&quot;_&quot;&amp;[.E31]" office:value-type="string" office:string-value="male_under40" calcext:value-type="string">
            <text:p>male_under40</text:p>
          </table:table-cell>
          <table:table-cell/>
          <table:table-cell table:formula="of:=[.C31]" office:value-type="string" office:string-value="dpsf0010028 " calcext:value-type="string">
            <text:p>dpsf0010028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male</text:p>
          </table:table-cell>
          <table:table-cell table:formula="of:=[.F32]&amp;&quot;_&quot;&amp;[.E32]" office:value-type="string" office:string-value="male_under45" calcext:value-type="string">
            <text:p>male_under45</text:p>
          </table:table-cell>
          <table:table-cell/>
          <table:table-cell table:formula="of:=[.C32]" office:value-type="string" office:string-value="dpsf0010029 " calcext:value-type="string">
            <text:p>dpsf0010029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male</text:p>
          </table:table-cell>
          <table:table-cell table:formula="of:=[.F33]&amp;&quot;_&quot;&amp;[.E33]" office:value-type="string" office:string-value="male_under50" calcext:value-type="string">
            <text:p>male_under50</text:p>
          </table:table-cell>
          <table:table-cell/>
          <table:table-cell table:formula="of:=[.C33]" office:value-type="string" office:string-value="dpsf0010030 " calcext:value-type="string">
            <text:p>dpsf0010030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male</text:p>
          </table:table-cell>
          <table:table-cell table:formula="of:=[.F34]&amp;&quot;_&quot;&amp;[.E34]" office:value-type="string" office:string-value="male_under55" calcext:value-type="string">
            <text:p>male_under55</text:p>
          </table:table-cell>
          <table:table-cell/>
          <table:table-cell table:formula="of:=[.C34]" office:value-type="string" office:string-value="dpsf0010031 " calcext:value-type="string">
            <text:p>dpsf0010031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male</text:p>
          </table:table-cell>
          <table:table-cell table:formula="of:=[.F35]&amp;&quot;_&quot;&amp;[.E35]" office:value-type="string" office:string-value="male_under60" calcext:value-type="string">
            <text:p>male_under60</text:p>
          </table:table-cell>
          <table:table-cell/>
          <table:table-cell table:formula="of:=[.C35]" office:value-type="string" office:string-value="dpsf0010032 " calcext:value-type="string">
            <text:p>dpsf0010032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3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male</text:p>
          </table:table-cell>
          <table:table-cell table:formula="of:=[.F36]&amp;&quot;_&quot;&amp;[.E36]" office:value-type="string" office:string-value="male_under65" calcext:value-type="string">
            <text:p>male_under65</text:p>
          </table:table-cell>
          <table:table-cell/>
          <table:table-cell table:formula="of:=[.C36]" office:value-type="string" office:string-value="dpsf0010033 " calcext:value-type="string">
            <text:p>dpsf0010033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male</text:p>
          </table:table-cell>
          <table:table-cell table:formula="of:=[.F37]&amp;&quot;_&quot;&amp;[.E37]" office:value-type="string" office:string-value="male_under70" calcext:value-type="string">
            <text:p>male_under70</text:p>
          </table:table-cell>
          <table:table-cell/>
          <table:table-cell table:formula="of:=[.C37]" office:value-type="string" office:string-value="dpsf0010034 " calcext:value-type="string">
            <text:p>dpsf0010034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3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male</text:p>
          </table:table-cell>
          <table:table-cell table:formula="of:=[.F38]&amp;&quot;_&quot;&amp;[.E38]" office:value-type="string" office:string-value="male_under75" calcext:value-type="string">
            <text:p>male_under75</text:p>
          </table:table-cell>
          <table:table-cell/>
          <table:table-cell table:formula="of:=[.C38]" office:value-type="string" office:string-value="dpsf0010035 " calcext:value-type="string">
            <text:p>dpsf0010035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3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male</text:p>
          </table:table-cell>
          <table:table-cell table:formula="of:=[.F39]&amp;&quot;_&quot;&amp;[.E39]" office:value-type="string" office:string-value="male_under80" calcext:value-type="string">
            <text:p>male_under80</text:p>
          </table:table-cell>
          <table:table-cell/>
          <table:table-cell table:formula="of:=[.C39]" office:value-type="string" office:string-value="dpsf0010036 " calcext:value-type="string">
            <text:p>dpsf00100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3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male</text:p>
          </table:table-cell>
          <table:table-cell table:formula="of:=[.F40]&amp;&quot;_&quot;&amp;[.E40]" office:value-type="string" office:string-value="male_under85" calcext:value-type="string">
            <text:p>male_under85</text:p>
          </table:table-cell>
          <table:table-cell/>
          <table:table-cell table:formula="of:=[.C40]" office:value-type="string" office:string-value="dpsf0010037 " calcext:value-type="string">
            <text:p>dpsf0010037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3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male</text:p>
          </table:table-cell>
          <table:table-cell table:formula="of:=[.F41]&amp;&quot;_&quot;&amp;[.E41]" office:value-type="string" office:string-value="male_over85" calcext:value-type="string">
            <text:p>male_over85</text:p>
          </table:table-cell>
          <table:table-cell/>
          <table:table-cell table:formula="of:=[.C41]" office:value-type="string" office:string-value="dpsf0010038 " calcext:value-type="string">
            <text:p>dpsf0010038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:</text:p>
          </table:table-cell>
          <table:table-cell office:value-type="string" calcext:value-type="string">
            <text:p>dpsf00100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male</text:p>
          </table:table-cell>
          <table:table-cell table:formula="of:=[.F42]&amp;&quot;_&quot;&amp;[.E42]" office:value-type="string" office:string-value="female_total" calcext:value-type="string">
            <text:p>female_total</text:p>
          </table:table-cell>
          <table:table-cell/>
          <table:table-cell table:formula="of:=[.C42]" office:value-type="string" office:string-value="dpsf0010039 " calcext:value-type="string">
            <text:p>dpsf0010039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female</text:p>
          </table:table-cell>
          <table:table-cell table:formula="of:=[.F43]&amp;&quot;_&quot;&amp;[.E43]" office:value-type="string" office:string-value="female_under5" calcext:value-type="string">
            <text:p>female_under5</text:p>
          </table:table-cell>
          <table:table-cell/>
          <table:table-cell table:formula="of:=[.C43]" office:value-type="string" office:string-value="dpsf0010040 " calcext:value-type="string">
            <text:p>dpsf0010040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4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female</text:p>
          </table:table-cell>
          <table:table-cell table:formula="of:=[.F44]&amp;&quot;_&quot;&amp;[.E44]" office:value-type="string" office:string-value="female_under10" calcext:value-type="string">
            <text:p>female_under10</text:p>
          </table:table-cell>
          <table:table-cell/>
          <table:table-cell table:formula="of:=[.C44]" office:value-type="string" office:string-value="dpsf0010041 " calcext:value-type="string">
            <text:p>dpsf0010041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female</text:p>
          </table:table-cell>
          <table:table-cell table:formula="of:=[.F45]&amp;&quot;_&quot;&amp;[.E45]" office:value-type="string" office:string-value="female_under15" calcext:value-type="string">
            <text:p>female_under15</text:p>
          </table:table-cell>
          <table:table-cell/>
          <table:table-cell table:formula="of:=[.C45]" office:value-type="string" office:string-value="dpsf0010042 " calcext:value-type="string">
            <text:p>dpsf0010042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4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female</text:p>
          </table:table-cell>
          <table:table-cell table:formula="of:=[.F46]&amp;&quot;_&quot;&amp;[.E46]" office:value-type="string" office:string-value="female_under20" calcext:value-type="string">
            <text:p>female_under20</text:p>
          </table:table-cell>
          <table:table-cell/>
          <table:table-cell table:formula="of:=[.C46]" office:value-type="string" office:string-value="dpsf0010043 " calcext:value-type="string">
            <text:p>dpsf0010043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4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female</text:p>
          </table:table-cell>
          <table:table-cell table:formula="of:=[.F47]&amp;&quot;_&quot;&amp;[.E47]" office:value-type="string" office:string-value="female_under25" calcext:value-type="string">
            <text:p>female_under25</text:p>
          </table:table-cell>
          <table:table-cell/>
          <table:table-cell table:formula="of:=[.C47]" office:value-type="string" office:string-value="dpsf0010044 " calcext:value-type="string">
            <text:p>dpsf0010044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female</text:p>
          </table:table-cell>
          <table:table-cell table:formula="of:=[.F48]&amp;&quot;_&quot;&amp;[.E48]" office:value-type="string" office:string-value="female_under30" calcext:value-type="string">
            <text:p>female_under30</text:p>
          </table:table-cell>
          <table:table-cell/>
          <table:table-cell table:formula="of:=[.C48]" office:value-type="string" office:string-value="dpsf0010045 " calcext:value-type="string">
            <text:p>dpsf0010045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4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female</text:p>
          </table:table-cell>
          <table:table-cell table:formula="of:=[.F49]&amp;&quot;_&quot;&amp;[.E49]" office:value-type="string" office:string-value="female_under35" calcext:value-type="string">
            <text:p>female_under35</text:p>
          </table:table-cell>
          <table:table-cell/>
          <table:table-cell table:formula="of:=[.C49]" office:value-type="string" office:string-value="dpsf0010046 " calcext:value-type="string">
            <text:p>dpsf0010046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4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female</text:p>
          </table:table-cell>
          <table:table-cell table:formula="of:=[.F50]&amp;&quot;_&quot;&amp;[.E50]" office:value-type="string" office:string-value="female_under40" calcext:value-type="string">
            <text:p>female_under40</text:p>
          </table:table-cell>
          <table:table-cell/>
          <table:table-cell table:formula="of:=[.C50]" office:value-type="string" office:string-value="dpsf0010047 " calcext:value-type="string">
            <text:p>dpsf0010047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4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female</text:p>
          </table:table-cell>
          <table:table-cell table:formula="of:=[.F51]&amp;&quot;_&quot;&amp;[.E51]" office:value-type="string" office:string-value="female_under45" calcext:value-type="string">
            <text:p>female_under45</text:p>
          </table:table-cell>
          <table:table-cell/>
          <table:table-cell table:formula="of:=[.C51]" office:value-type="string" office:string-value="dpsf0010048 " calcext:value-type="string">
            <text:p>dpsf0010048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4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female</text:p>
          </table:table-cell>
          <table:table-cell table:formula="of:=[.F52]&amp;&quot;_&quot;&amp;[.E52]" office:value-type="string" office:string-value="female_under50" calcext:value-type="string">
            <text:p>female_under50</text:p>
          </table:table-cell>
          <table:table-cell/>
          <table:table-cell table:formula="of:=[.C52]" office:value-type="string" office:string-value="dpsf0010049 " calcext:value-type="string">
            <text:p>dpsf0010049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female</text:p>
          </table:table-cell>
          <table:table-cell table:formula="of:=[.F53]&amp;&quot;_&quot;&amp;[.E53]" office:value-type="string" office:string-value="female_under55" calcext:value-type="string">
            <text:p>female_under55</text:p>
          </table:table-cell>
          <table:table-cell/>
          <table:table-cell table:formula="of:=[.C53]" office:value-type="string" office:string-value="dpsf0010050 " calcext:value-type="string">
            <text:p>dpsf0010050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5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female</text:p>
          </table:table-cell>
          <table:table-cell table:formula="of:=[.F54]&amp;&quot;_&quot;&amp;[.E54]" office:value-type="string" office:string-value="female_under60" calcext:value-type="string">
            <text:p>female_under60</text:p>
          </table:table-cell>
          <table:table-cell/>
          <table:table-cell table:formula="of:=[.C54]" office:value-type="string" office:string-value="dpsf0010051 " calcext:value-type="string">
            <text:p>dpsf0010051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5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female</text:p>
          </table:table-cell>
          <table:table-cell table:formula="of:=[.F55]&amp;&quot;_&quot;&amp;[.E55]" office:value-type="string" office:string-value="female_under65" calcext:value-type="string">
            <text:p>female_under65</text:p>
          </table:table-cell>
          <table:table-cell/>
          <table:table-cell table:formula="of:=[.C55]" office:value-type="string" office:string-value="dpsf0010052 " calcext:value-type="string">
            <text:p>dpsf0010052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5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female</text:p>
          </table:table-cell>
          <table:table-cell table:formula="of:=[.F56]&amp;&quot;_&quot;&amp;[.E56]" office:value-type="string" office:string-value="female_under70" calcext:value-type="string">
            <text:p>female_under70</text:p>
          </table:table-cell>
          <table:table-cell/>
          <table:table-cell table:formula="of:=[.C56]" office:value-type="string" office:string-value="dpsf0010053 " calcext:value-type="string">
            <text:p>dpsf0010053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5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female</text:p>
          </table:table-cell>
          <table:table-cell table:formula="of:=[.F57]&amp;&quot;_&quot;&amp;[.E57]" office:value-type="string" office:string-value="female_under75" calcext:value-type="string">
            <text:p>female_under75</text:p>
          </table:table-cell>
          <table:table-cell/>
          <table:table-cell table:formula="of:=[.C57]" office:value-type="string" office:string-value="dpsf0010054 " calcext:value-type="string">
            <text:p>dpsf0010054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5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female</text:p>
          </table:table-cell>
          <table:table-cell table:formula="of:=[.F58]&amp;&quot;_&quot;&amp;[.E58]" office:value-type="string" office:string-value="female_under80" calcext:value-type="string">
            <text:p>female_under80</text:p>
          </table:table-cell>
          <table:table-cell/>
          <table:table-cell table:formula="of:=[.C58]" office:value-type="string" office:string-value="dpsf0010055 " calcext:value-type="string">
            <text:p>dpsf0010055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5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female</text:p>
          </table:table-cell>
          <table:table-cell table:formula="of:=[.F59]&amp;&quot;_&quot;&amp;[.E59]" office:value-type="string" office:string-value="female_under85" calcext:value-type="string">
            <text:p>female_under85</text:p>
          </table:table-cell>
          <table:table-cell/>
          <table:table-cell table:formula="of:=[.C59]" office:value-type="string" office:string-value="dpsf0010056 " calcext:value-type="string">
            <text:p>dpsf0010056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5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female</text:p>
          </table:table-cell>
          <table:table-cell table:formula="of:=[.F60]&amp;&quot;_&quot;&amp;[.E60]" office:value-type="string" office:string-value="female_over85" calcext:value-type="string">
            <text:p>female_over85</text:p>
          </table:table-cell>
          <table:table-cell/>
          <table:table-cell table:formula="of:=[.C60]" office:value-type="string" office:string-value="dpsf0010057 " calcext:value-type="string">
            <text:p>dpsf0010057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7"/>
          <table:table-cell table:formula="of:=[.C6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PSF2. <text:s/>MEDIAN AGE BY SEX [3] <text:s/>(1 expressed decimal)</text:p>
          </table:table-cell>
          <table:table-cell table:number-columns-repeated="6"/>
          <table:table-cell table:formula="of:=[.C6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6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edian age—</text:p>
          </table:table-cell>
          <table:table-cell table:number-columns-repeated="6"/>
          <table:table-cell table:formula="of:=[.C6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oth sexes</text:p>
          </table:table-cell>
          <table:table-cell office:value-type="string" calcext:value-type="string">
            <text:p>dpsf002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pop_age</text:p>
          </table:table-cell>
          <table:table-cell office:value-type="string" calcext:value-type="string">
            <text:p>float</text:p>
          </table:table-cell>
          <table:table-cell table:formula="of:=[.C65]" office:value-type="string" office:string-value="dpsf0020001 " calcext:value-type="string">
            <text:p>dpsf0020001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20002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male_age</text:p>
          </table:table-cell>
          <table:table-cell office:value-type="string" calcext:value-type="string">
            <text:p>float</text:p>
          </table:table-cell>
          <table:table-cell table:formula="of:=[.C66]" office:value-type="string" office:string-value="dpsf0020002 " calcext:value-type="string">
            <text:p>dpsf0020002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20003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female_age</text:p>
          </table:table-cell>
          <table:table-cell office:value-type="string" calcext:value-type="string">
            <text:p>float</text:p>
          </table:table-cell>
          <table:table-cell table:formula="of:=[.C67]" office:value-type="string" office:string-value="dpsf0020003 " calcext:value-type="string">
            <text:p>dpsf0020003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7"/>
          <table:table-cell table:formula="of:=[.C6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PSF3. <text:s/>SEX FOR THE POPULATION 16 YEARS AND OVER [3]</text:p>
          </table:table-cell>
          <table:table-cell table:number-columns-repeated="6"/>
          <table:table-cell table:formula="of:=[.C6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Universe: Population 16 years and over</text:p>
          </table:table-cell>
          <table:table-cell table:number-columns-repeated="6"/>
          <table:table-cell table:formula="of:=[.C7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3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pop</text:p>
          </table:table-cell>
          <table:table-cell table:formula="of:=[.F71]&amp;&quot;_&quot;&amp;[.E71]" office:value-type="string" office:string-value="pop_over16" calcext:value-type="string">
            <text:p>pop_over16</text:p>
          </table:table-cell>
          <table:table-cell/>
          <table:table-cell table:formula="of:=[.C71]" office:value-type="string" office:string-value="dpsf0030001 " calcext:value-type="string">
            <text:p>dpsf0030001 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3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male</text:p>
          </table:table-cell>
          <table:table-cell table:formula="of:=[.F72]&amp;&quot;_&quot;&amp;[.E72]" office:value-type="string" office:string-value="male_over16" calcext:value-type="string">
            <text:p>male_over16</text:p>
          </table:table-cell>
          <table:table-cell/>
          <table:table-cell table:formula="of:=[.C72]" office:value-type="string" office:string-value="dpsf0030002 " calcext:value-type="string">
            <text:p>dpsf0030002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3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female</text:p>
          </table:table-cell>
          <table:table-cell table:formula="of:=[.F73]&amp;&quot;_&quot;&amp;[.E73]" office:value-type="string" office:string-value="female_over16" calcext:value-type="string">
            <text:p>female_over16</text:p>
          </table:table-cell>
          <table:table-cell/>
          <table:table-cell table:formula="of:=[.C73]" office:value-type="string" office:string-value="dpsf0030003 " calcext:value-type="string">
            <text:p>dpsf0030003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7"/>
          <table:table-cell table:formula="of:=[.C7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PSF4. <text:s/>SEX FOR THE POPULATION 18 YEARS AND OVER [3]</text:p>
          </table:table-cell>
          <table:table-cell table:number-columns-repeated="6"/>
          <table:table-cell table:formula="of:=[.C7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Universe: <text:s/>Population 18 years and over</text:p>
          </table:table-cell>
          <table:table-cell table:number-columns-repeated="6"/>
          <table:table-cell table:formula="of:=[.C7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4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pop</text:p>
          </table:table-cell>
          <table:table-cell table:formula="of:=[.F77]&amp;&quot;_&quot;&amp;[.E77]" office:value-type="string" office:string-value="pop_over18" calcext:value-type="string">
            <text:p>pop_over18</text:p>
          </table:table-cell>
          <table:table-cell/>
          <table:table-cell table:formula="of:=[.C77]" office:value-type="string" office:string-value="dpsf0040001 " calcext:value-type="string">
            <text:p>dpsf0040001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4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male</text:p>
          </table:table-cell>
          <table:table-cell table:formula="of:=[.F78]&amp;&quot;_&quot;&amp;[.E78]" office:value-type="string" office:string-value="male_over18" calcext:value-type="string">
            <text:p>male_over18</text:p>
          </table:table-cell>
          <table:table-cell/>
          <table:table-cell table:formula="of:=[.C78]" office:value-type="string" office:string-value="dpsf0040002 " calcext:value-type="string">
            <text:p>dpsf0040002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4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female</text:p>
          </table:table-cell>
          <table:table-cell table:formula="of:=[.F79]&amp;&quot;_&quot;&amp;[.E79]" office:value-type="string" office:string-value="female_over18" calcext:value-type="string">
            <text:p>female_over18</text:p>
          </table:table-cell>
          <table:table-cell/>
          <table:table-cell table:formula="of:=[.C79]" office:value-type="string" office:string-value="dpsf0040003 " calcext:value-type="string">
            <text:p>dpsf0040003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/>
          <table:table-cell table:formula="of:=[.C8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PSF5. <text:s/>SEX FOR THE POPULATION 21 YEARS AND OVER [3]</text:p>
          </table:table-cell>
          <table:table-cell table:number-columns-repeated="6"/>
          <table:table-cell table:formula="of:=[.C8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Universe: <text:s/>Population 21 years and over</text:p>
          </table:table-cell>
          <table:table-cell table:number-columns-repeated="6"/>
          <table:table-cell table:formula="of:=[.C8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5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pop</text:p>
          </table:table-cell>
          <table:table-cell table:formula="of:=[.F83]&amp;&quot;_&quot;&amp;[.E83]" office:value-type="string" office:string-value="pop_over21" calcext:value-type="string">
            <text:p>pop_over21</text:p>
          </table:table-cell>
          <table:table-cell/>
          <table:table-cell table:formula="of:=[.C83]" office:value-type="string" office:string-value="dpsf0050001 " calcext:value-type="string">
            <text:p>dpsf0050001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5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male</text:p>
          </table:table-cell>
          <table:table-cell table:formula="of:=[.F84]&amp;&quot;_&quot;&amp;[.E84]" office:value-type="string" office:string-value="male_over21" calcext:value-type="string">
            <text:p>male_over21</text:p>
          </table:table-cell>
          <table:table-cell/>
          <table:table-cell table:formula="of:=[.C84]" office:value-type="string" office:string-value="dpsf0050002 " calcext:value-type="string">
            <text:p>dpsf0050002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5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female</text:p>
          </table:table-cell>
          <table:table-cell table:formula="of:=[.F85]&amp;&quot;_&quot;&amp;[.E85]" office:value-type="string" office:string-value="female_over21" calcext:value-type="string">
            <text:p>female_over21</text:p>
          </table:table-cell>
          <table:table-cell/>
          <table:table-cell table:formula="of:=[.C85]" office:value-type="string" office:string-value="dpsf0050003 " calcext:value-type="string">
            <text:p>dpsf0050003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/>
          <table:table-cell table:formula="of:=[.C8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PSF6. <text:s/>SEX FOR THE POPULATION 62 YEARS AND OVER [3]</text:p>
          </table:table-cell>
          <table:table-cell table:number-columns-repeated="6"/>
          <table:table-cell table:formula="of:=[.C8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Universe: <text:s/>Population 62 years and over</text:p>
          </table:table-cell>
          <table:table-cell table:number-columns-repeated="6"/>
          <table:table-cell table:formula="of:=[.C8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6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pop</text:p>
          </table:table-cell>
          <table:table-cell table:formula="of:=[.F89]&amp;&quot;_&quot;&amp;[.E89]" office:value-type="string" office:string-value="pop_over62" calcext:value-type="string">
            <text:p>pop_over62</text:p>
          </table:table-cell>
          <table:table-cell/>
          <table:table-cell table:formula="of:=[.C89]" office:value-type="string" office:string-value="dpsf0060001 " calcext:value-type="string">
            <text:p>dpsf0060001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6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male</text:p>
          </table:table-cell>
          <table:table-cell table:formula="of:=[.F90]&amp;&quot;_&quot;&amp;[.E90]" office:value-type="string" office:string-value="male_over62" calcext:value-type="string">
            <text:p>male_over62</text:p>
          </table:table-cell>
          <table:table-cell/>
          <table:table-cell table:formula="of:=[.C90]" office:value-type="string" office:string-value="dpsf0060002 " calcext:value-type="string">
            <text:p>dpsf0060002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6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female</text:p>
          </table:table-cell>
          <table:table-cell table:formula="of:=[.F91]&amp;&quot;_&quot;&amp;[.E91]" office:value-type="string" office:string-value="female_over62" calcext:value-type="string">
            <text:p>female_over62</text:p>
          </table:table-cell>
          <table:table-cell/>
          <table:table-cell table:formula="of:=[.C91]" office:value-type="string" office:string-value="dpsf0060003 " calcext:value-type="string">
            <text:p>dpsf0060003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7"/>
          <table:table-cell table:formula="of:=[.C9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PSF7. <text:s/>SEX FOR THE POPULATION 65 YEARS AND OVER [3]</text:p>
          </table:table-cell>
          <table:table-cell table:number-columns-repeated="6"/>
          <table:table-cell table:formula="of:=[.C9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Universe: <text:s/>Population 65 years and over</text:p>
          </table:table-cell>
          <table:table-cell table:number-columns-repeated="6"/>
          <table:table-cell table:formula="of:=[.C9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7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pop</text:p>
          </table:table-cell>
          <table:table-cell table:formula="of:=[.F95]&amp;&quot;_&quot;&amp;[.E95]" office:value-type="string" office:string-value="pop_over65" calcext:value-type="string">
            <text:p>pop_over65</text:p>
          </table:table-cell>
          <table:table-cell/>
          <table:table-cell table:formula="of:=[.C95]" office:value-type="string" office:string-value="dpsf0070001 " calcext:value-type="string">
            <text:p>dpsf0070001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7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male</text:p>
          </table:table-cell>
          <table:table-cell table:formula="of:=[.F96]&amp;&quot;_&quot;&amp;[.E96]" office:value-type="string" office:string-value="male_over65" calcext:value-type="string">
            <text:p>male_over65</text:p>
          </table:table-cell>
          <table:table-cell/>
          <table:table-cell table:formula="of:=[.C96]" office:value-type="string" office:string-value="dpsf0070002 " calcext:value-type="string">
            <text:p>dpsf0070002 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7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female</text:p>
          </table:table-cell>
          <table:table-cell table:formula="of:=[.F97]&amp;&quot;_&quot;&amp;[.E97]" office:value-type="string" office:string-value="female_over65" calcext:value-type="string">
            <text:p>female_over65</text:p>
          </table:table-cell>
          <table:table-cell/>
          <table:table-cell table:formula="of:=[.C97]" office:value-type="string" office:string-value="dpsf0070003 " calcext:value-type="string">
            <text:p>dpsf0070003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7"/>
          <table:table-cell table:formula="of:=[.C9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PSF8. <text:s/>RACE [24]</text:p>
          </table:table-cell>
          <table:table-cell table:number-columns-repeated="6"/>
          <table:table-cell table:formula="of:=[.C9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0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8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[.C101]" office:value-type="string" office:string-value="dpsf0080001 " calcext:value-type="string">
            <text:p>dpsf0080001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Population of one race:</text:p>
          </table:table-cell>
          <table:table-cell office:value-type="string" calcext:value-type="string">
            <text:p>dpsf0080002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</text:p>
          </table:table-cell>
          <table:table-cell/>
          <table:table-cell table:formula="of:=[.C102]" office:value-type="string" office:string-value="dpsf0080002 " calcext:value-type="string">
            <text:p>dpsf0080002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White</text:p>
          </table:table-cell>
          <table:table-cell office:value-type="string" calcext:value-type="string">
            <text:p>dpsf008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white</text:p>
          </table:table-cell>
          <table:table-cell/>
          <table:table-cell table:formula="of:=[.C103]" office:value-type="string" office:string-value="dpsf0080003" calcext:value-type="string">
            <text:p>dpsf008000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Black or African American</text:p>
          </table:table-cell>
          <table:table-cell office:value-type="string" calcext:value-type="string">
            <text:p>dpsf008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black</text:p>
          </table:table-cell>
          <table:table-cell/>
          <table:table-cell table:formula="of:=[.C104]" office:value-type="string" office:string-value="dpsf0080004" calcext:value-type="string">
            <text:p>dpsf00800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American Indian and Alaska Native</text:p>
          </table:table-cell>
          <table:table-cell office:value-type="string" calcext:value-type="string">
            <text:p>dpsf008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native</text:p>
          </table:table-cell>
          <table:table-cell/>
          <table:table-cell table:formula="of:=[.C105]" office:value-type="string" office:string-value="dpsf0080005" calcext:value-type="string">
            <text:p>dpsf00800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Asian:</text:p>
          </table:table-cell>
          <table:table-cell office:value-type="string" calcext:value-type="string">
            <text:p>dpsf008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asian</text:p>
          </table:table-cell>
          <table:table-cell/>
          <table:table-cell table:formula="of:=[.C106]" office:value-type="string" office:string-value="dpsf0080006" calcext:value-type="string">
            <text:p>dpsf008000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4"/>Asian Indian</text:p>
          </table:table-cell>
          <table:table-cell office:value-type="string" calcext:value-type="string">
            <text:p>dpsf008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indian</text:p>
          </table:table-cell>
          <table:table-cell/>
          <table:table-cell table:formula="of:=[.C107]" office:value-type="string" office:string-value="dpsf0080007" calcext:value-type="string">
            <text:p>dpsf008000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4"/>Chinese</text:p>
          </table:table-cell>
          <table:table-cell office:value-type="string" calcext:value-type="string">
            <text:p>dpsf008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chinese</text:p>
          </table:table-cell>
          <table:table-cell/>
          <table:table-cell table:formula="of:=[.C108]" office:value-type="string" office:string-value="dpsf0080008" calcext:value-type="string">
            <text:p>dpsf008000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4"/>Filipino</text:p>
          </table:table-cell>
          <table:table-cell office:value-type="string" calcext:value-type="string">
            <text:p>dpsf008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filipino</text:p>
          </table:table-cell>
          <table:table-cell/>
          <table:table-cell table:formula="of:=[.C109]" office:value-type="string" office:string-value="dpsf0080009" calcext:value-type="string">
            <text:p>dpsf00800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Japanese</text:p>
          </table:table-cell>
          <table:table-cell office:value-type="string" calcext:value-type="string">
            <text:p>dpsf008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japanese</text:p>
          </table:table-cell>
          <table:table-cell/>
          <table:table-cell table:formula="of:=[.C110]" office:value-type="string" office:string-value="dpsf0080010" calcext:value-type="string">
            <text:p>dpsf00800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Korean</text:p>
          </table:table-cell>
          <table:table-cell office:value-type="string" calcext:value-type="string">
            <text:p>dpsf008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korean</text:p>
          </table:table-cell>
          <table:table-cell/>
          <table:table-cell table:formula="of:=[.C111]" office:value-type="string" office:string-value="dpsf0080011" calcext:value-type="string">
            <text:p>dpsf008001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4"/>Vietnamese</text:p>
          </table:table-cell>
          <table:table-cell office:value-type="string" calcext:value-type="string">
            <text:p>dpsf008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vietnamese</text:p>
          </table:table-cell>
          <table:table-cell/>
          <table:table-cell table:formula="of:=[.C112]" office:value-type="string" office:string-value="dpsf0080012" calcext:value-type="string">
            <text:p>dpsf008001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4"/>Other Asian</text:p>
          </table:table-cell>
          <table:table-cell office:value-type="string" calcext:value-type="string">
            <text:p>dpsf008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other</text:p>
          </table:table-cell>
          <table:table-cell/>
          <table:table-cell table:formula="of:=[.C113]" office:value-type="string" office:string-value="dpsf0080013" calcext:value-type="string">
            <text:p>dpsf008001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Native Hawaiian and Other Pacific Islander:</text:p>
          </table:table-cell>
          <table:table-cell office:value-type="string" calcext:value-type="string">
            <text:p>dpsf008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</text:p>
          </table:table-cell>
          <table:table-cell/>
          <table:table-cell table:formula="of:=[.C114]" office:value-type="string" office:string-value="dpsf0080014" calcext:value-type="string">
            <text:p>dpsf00800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3"/>Native Hawaiian</text:p>
          </table:table-cell>
          <table:table-cell office:value-type="string" calcext:value-type="string">
            <text:p>dpsf008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hawaiian</text:p>
          </table:table-cell>
          <table:table-cell/>
          <table:table-cell table:formula="of:=[.C115]" office:value-type="string" office:string-value="dpsf0080015" calcext:value-type="string">
            <text:p>dpsf00800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3"/>Guamanian or Chamorro</text:p>
          </table:table-cell>
          <table:table-cell office:value-type="string" calcext:value-type="string">
            <text:p>dpsf0080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guamanian</text:p>
          </table:table-cell>
          <table:table-cell/>
          <table:table-cell table:formula="of:=[.C116]" office:value-type="string" office:string-value="dpsf0080016" calcext:value-type="string">
            <text:p>dpsf00800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3"/>Samoan</text:p>
          </table:table-cell>
          <table:table-cell office:value-type="string" calcext:value-type="string">
            <text:p>dpsf0080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samoan</text:p>
          </table:table-cell>
          <table:table-cell/>
          <table:table-cell table:formula="of:=[.C117]" office:value-type="string" office:string-value="dpsf0080017" calcext:value-type="string">
            <text:p>dpsf008001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3"/>Other Pacific Islander</text:p>
          </table:table-cell>
          <table:table-cell office:value-type="string" calcext:value-type="string">
            <text:p>dpsf0080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other</text:p>
          </table:table-cell>
          <table:table-cell/>
          <table:table-cell table:formula="of:=[.C118]" office:value-type="string" office:string-value="dpsf0080018" calcext:value-type="string">
            <text:p>dpsf008001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Some Other Race</text:p>
          </table:table-cell>
          <table:table-cell office:value-type="string" calcext:value-type="string">
            <text:p>dpsf0080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single_race</text:p>
          </table:table-cell>
          <table:table-cell/>
          <table:table-cell table:formula="of:=[.C119]" office:value-type="string" office:string-value="dpsf0080019" calcext:value-type="string">
            <text:p>dpsf00800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Population of Two or More Races</text:p>
          </table:table-cell>
          <table:table-cell office:value-type="string" calcext:value-type="string">
            <text:p>dpsf0080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</text:p>
          </table:table-cell>
          <table:table-cell/>
          <table:table-cell table:formula="of:=[.C120]" office:value-type="string" office:string-value="dpsf0080020" calcext:value-type="string">
            <text:p>dpsf00800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White; American Indian and Alaska Native</text:p>
          </table:table-cell>
          <table:table-cell office:value-type="string" calcext:value-type="string">
            <text:p>dpsf0080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native</text:p>
          </table:table-cell>
          <table:table-cell/>
          <table:table-cell table:formula="of:=[.C121]" office:value-type="string" office:string-value="dpsf0080021" calcext:value-type="string">
            <text:p>dpsf008002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White; Asian</text:p>
          </table:table-cell>
          <table:table-cell office:value-type="string" calcext:value-type="string">
            <text:p>dpsf0080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asian</text:p>
          </table:table-cell>
          <table:table-cell/>
          <table:table-cell table:formula="of:=[.C122]" office:value-type="string" office:string-value="dpsf0080022" calcext:value-type="string">
            <text:p>dpsf008002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White; Black or African American</text:p>
          </table:table-cell>
          <table:table-cell office:value-type="string" calcext:value-type="string">
            <text:p>dpsf00800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black</text:p>
          </table:table-cell>
          <table:table-cell/>
          <table:table-cell table:formula="of:=[.C123]" office:value-type="string" office:string-value="dpsf0080023" calcext:value-type="string">
            <text:p>dpsf008002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White; Some Other Race</text:p>
          </table:table-cell>
          <table:table-cell office:value-type="string" calcext:value-type="string">
            <text:p>dpsf00800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other</text:p>
          </table:table-cell>
          <table:table-cell/>
          <table:table-cell table:formula="of:=[.C124]" office:value-type="string" office:string-value="dpsf0080024" calcext:value-type="string">
            <text:p>dpsf008002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7"/>
          <table:table-cell table:formula="of:=[.C12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PSF9. <text:s/>RACE (TOTAL RACES TALLIED) [6]</text:p>
          </table:table-cell>
          <table:table-cell table:number-columns-repeated="6"/>
          <table:table-cell table:formula="of:=[.C12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Universe: <text:s/>Total races tallied</text:p>
          </table:table-cell>
          <table:table-cell table:number-columns-repeated="6"/>
          <table:table-cell table:formula="of:=[.C12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White alone or in combination with one or more other races</text:p>
          </table:table-cell>
          <table:table-cell office:value-type="string" calcext:value-type="string">
            <text:p>dpsf009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1 </text:p>
          </table:table-cell>
          <table:table-cell/>
          <table:table-cell table:formula="of:=[.C128]" office:value-type="string" office:string-value="dpsf0090001 " calcext:value-type="string">
            <text:p>dpsf0090001 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Black or African American alone or in combination with one or more other races</text:p>
          </table:table-cell>
          <table:table-cell office:value-type="string" calcext:value-type="string">
            <text:p>dpsf009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2</text:p>
          </table:table-cell>
          <table:table-cell/>
          <table:table-cell table:formula="of:=[.C129]" office:value-type="string" office:string-value="dpsf0090002" calcext:value-type="string">
            <text:p>dpsf009000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merican Indian and Alaska Native alone or in combination with one or more other races</text:p>
          </table:table-cell>
          <table:table-cell office:value-type="string" calcext:value-type="string">
            <text:p>dpsf009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3</text:p>
          </table:table-cell>
          <table:table-cell/>
          <table:table-cell table:formula="of:=[.C130]" office:value-type="string" office:string-value="dpsf0090003" calcext:value-type="string">
            <text:p>dpsf009000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Asian alone or in combination with one or more other races</text:p>
          </table:table-cell>
          <table:table-cell office:value-type="string" calcext:value-type="string">
            <text:p>dpsf009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4</text:p>
          </table:table-cell>
          <table:table-cell/>
          <table:table-cell table:formula="of:=[.C131]" office:value-type="string" office:string-value="dpsf0090004" calcext:value-type="string">
            <text:p>dpsf009000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Native Hawaiian and Other Pacific Islander alone or in combination with one or more other races</text:p>
          </table:table-cell>
          <table:table-cell office:value-type="string" calcext:value-type="string">
            <text:p>dpsf009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5</text:p>
          </table:table-cell>
          <table:table-cell/>
          <table:table-cell table:formula="of:=[.C132]" office:value-type="string" office:string-value="dpsf0090005" calcext:value-type="string">
            <text:p>dpsf009000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Some Other Race alone or in combination with one or more other races</text:p>
          </table:table-cell>
          <table:table-cell office:value-type="string" calcext:value-type="string">
            <text:p>dpsf009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6</text:p>
          </table:table-cell>
          <table:table-cell/>
          <table:table-cell table:formula="of:=[.C133]" office:value-type="string" office:string-value="dpsf0090006" calcext:value-type="string">
            <text:p>dpsf009000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/>
          <table:table-cell table:formula="of:=[.C13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PSF10. <text:s/>HISPANIC OR LATINO BY SPECIFIC ORIGIN [7]</text:p>
          </table:table-cell>
          <table:table-cell table:number-columns-repeated="6"/>
          <table:table-cell table:formula="of:=[.C13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3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0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1 </text:p>
          </table:table-cell>
          <table:table-cell/>
          <table:table-cell table:formula="of:=[.C137]" office:value-type="string" office:string-value=" dpsf0100001 " calcext:value-type="string">
            <text:p><text:s/>dpsf0100001 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Hispanic or Latino (of any race):</text:p>
          </table:table-cell>
          <table:table-cell office:value-type="string" calcext:value-type="string">
            <text:p><text:s/>dpsf010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2</text:p>
          </table:table-cell>
          <table:table-cell/>
          <table:table-cell table:formula="of:=[.C138]" office:value-type="string" office:string-value=" dpsf0100002" calcext:value-type="string">
            <text:p><text:s/>dpsf01000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Mexican</text:p>
          </table:table-cell>
          <table:table-cell office:value-type="string" calcext:value-type="string">
            <text:p><text:s/>dpsf010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3</text:p>
          </table:table-cell>
          <table:table-cell/>
          <table:table-cell table:formula="of:=[.C139]" office:value-type="string" office:string-value=" dpsf0100003" calcext:value-type="string">
            <text:p><text:s/>dpsf010000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Puerto Rican</text:p>
          </table:table-cell>
          <table:table-cell office:value-type="string" calcext:value-type="string">
            <text:p><text:s/>dpsf010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4</text:p>
          </table:table-cell>
          <table:table-cell/>
          <table:table-cell table:formula="of:=[.C140]" office:value-type="string" office:string-value=" dpsf0100004" calcext:value-type="string">
            <text:p><text:s/>dpsf010000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Cuban</text:p>
          </table:table-cell>
          <table:table-cell office:value-type="string" calcext:value-type="string">
            <text:p><text:s/>dpsf010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5</text:p>
          </table:table-cell>
          <table:table-cell/>
          <table:table-cell table:formula="of:=[.C141]" office:value-type="string" office:string-value=" dpsf0100005" calcext:value-type="string">
            <text:p><text:s/>dpsf010000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ther Hispanic or Latino</text:p>
          </table:table-cell>
          <table:table-cell office:value-type="string" calcext:value-type="string">
            <text:p><text:s/>dpsf010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6</text:p>
          </table:table-cell>
          <table:table-cell/>
          <table:table-cell table:formula="of:=[.C142]" office:value-type="string" office:string-value=" dpsf0100006" calcext:value-type="string">
            <text:p><text:s/>dpsf010000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Not Hispanic or Latino</text:p>
          </table:table-cell>
          <table:table-cell office:value-type="string" calcext:value-type="string">
            <text:p><text:s/>dpsf010000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7</text:p>
          </table:table-cell>
          <table:table-cell/>
          <table:table-cell table:formula="of:=[.C143]" office:value-type="string" office:string-value=" dpsf0100007" calcext:value-type="string">
            <text:p><text:s/>dpsf010000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/>
          <table:table-cell table:formula="of:=[.C14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PSF11. <text:s/>HISPANIC OR LATINO AND RACE [17]</text:p>
          </table:table-cell>
          <table:table-cell table:number-columns-repeated="6"/>
          <table:table-cell table:formula="of:=[.C14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4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1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1 </text:p>
          </table:table-cell>
          <table:table-cell/>
          <table:table-cell table:formula="of:=[.C147]" office:value-type="string" office:string-value=" dpsf0110001 " calcext:value-type="string">
            <text:p><text:s/>dpsf0110001 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Hispanic or Latino:</text:p>
          </table:table-cell>
          <table:table-cell office:value-type="string" calcext:value-type="string">
            <text:p><text:s/>dpsf011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2</text:p>
          </table:table-cell>
          <table:table-cell/>
          <table:table-cell table:formula="of:=[.C148]" office:value-type="string" office:string-value=" dpsf0110002" calcext:value-type="string">
            <text:p><text:s/>dpsf011000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White alone</text:p>
          </table:table-cell>
          <table:table-cell office:value-type="string" calcext:value-type="string">
            <text:p><text:s/>dpsf011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3</text:p>
          </table:table-cell>
          <table:table-cell/>
          <table:table-cell table:formula="of:=[.C149]" office:value-type="string" office:string-value=" dpsf0110003" calcext:value-type="string">
            <text:p><text:s/>dpsf011000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Black or African American alone</text:p>
          </table:table-cell>
          <table:table-cell office:value-type="string" calcext:value-type="string">
            <text:p><text:s/>dpsf011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4</text:p>
          </table:table-cell>
          <table:table-cell/>
          <table:table-cell table:formula="of:=[.C150]" office:value-type="string" office:string-value=" dpsf0110004" calcext:value-type="string">
            <text:p><text:s/>dpsf011000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American Indian and Alaska Native alone</text:p>
          </table:table-cell>
          <table:table-cell office:value-type="string" calcext:value-type="string">
            <text:p><text:s/>dpsf011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5</text:p>
          </table:table-cell>
          <table:table-cell/>
          <table:table-cell table:formula="of:=[.C151]" office:value-type="string" office:string-value=" dpsf0110005" calcext:value-type="string">
            <text:p><text:s/>dpsf01100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Asian alone</text:p>
          </table:table-cell>
          <table:table-cell office:value-type="string" calcext:value-type="string">
            <text:p><text:s/>dpsf011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6</text:p>
          </table:table-cell>
          <table:table-cell/>
          <table:table-cell table:formula="of:=[.C152]" office:value-type="string" office:string-value=" dpsf0110006" calcext:value-type="string">
            <text:p><text:s/>dpsf011000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Native Hawaiian and Other Pacific Islander alone</text:p>
          </table:table-cell>
          <table:table-cell office:value-type="string" calcext:value-type="string">
            <text:p><text:s/>dpsf011000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7</text:p>
          </table:table-cell>
          <table:table-cell/>
          <table:table-cell table:formula="of:=[.C153]" office:value-type="string" office:string-value=" dpsf0110007" calcext:value-type="string">
            <text:p><text:s/>dpsf011000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Some Other Race alone</text:p>
          </table:table-cell>
          <table:table-cell office:value-type="string" calcext:value-type="string">
            <text:p><text:s/>dpsf011000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8</text:p>
          </table:table-cell>
          <table:table-cell/>
          <table:table-cell table:formula="of:=[.C154]" office:value-type="string" office:string-value=" dpsf0110008" calcext:value-type="string">
            <text:p><text:s/>dpsf011000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Two or More Races</text:p>
          </table:table-cell>
          <table:table-cell office:value-type="string" calcext:value-type="string">
            <text:p><text:s/>dpsf011000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9</text:p>
          </table:table-cell>
          <table:table-cell/>
          <table:table-cell table:formula="of:=[.C155]" office:value-type="string" office:string-value=" dpsf0110009" calcext:value-type="string">
            <text:p><text:s/>dpsf011000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ot Hispanic or Latino:</text:p>
          </table:table-cell>
          <table:table-cell office:value-type="string" calcext:value-type="string">
            <text:p><text:s/>dpsf011001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0</text:p>
          </table:table-cell>
          <table:table-cell/>
          <table:table-cell table:formula="of:=[.C156]" office:value-type="string" office:string-value=" dpsf0110010" calcext:value-type="string">
            <text:p><text:s/>dpsf011001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White alone</text:p>
          </table:table-cell>
          <table:table-cell office:value-type="string" calcext:value-type="string">
            <text:p><text:s/>dpsf01100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1</text:p>
          </table:table-cell>
          <table:table-cell/>
          <table:table-cell table:formula="of:=[.C157]" office:value-type="string" office:string-value=" dpsf0110011" calcext:value-type="string">
            <text:p><text:s/>dpsf01100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Black or African American alone</text:p>
          </table:table-cell>
          <table:table-cell office:value-type="string" calcext:value-type="string">
            <text:p><text:s/>dpsf011001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2</text:p>
          </table:table-cell>
          <table:table-cell/>
          <table:table-cell table:formula="of:=[.C158]" office:value-type="string" office:string-value=" dpsf0110012" calcext:value-type="string">
            <text:p><text:s/>dpsf011001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American Indian and Alaska Native alone</text:p>
          </table:table-cell>
          <table:table-cell office:value-type="string" calcext:value-type="string">
            <text:p><text:s/>dpsf011001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3</text:p>
          </table:table-cell>
          <table:table-cell/>
          <table:table-cell table:formula="of:=[.C159]" office:value-type="string" office:string-value=" dpsf0110013" calcext:value-type="string">
            <text:p><text:s/>dpsf011001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Asian alone</text:p>
          </table:table-cell>
          <table:table-cell office:value-type="string" calcext:value-type="string">
            <text:p><text:s/>dpsf011001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4</text:p>
          </table:table-cell>
          <table:table-cell/>
          <table:table-cell table:formula="of:=[.C160]" office:value-type="string" office:string-value=" dpsf0110014" calcext:value-type="string">
            <text:p><text:s/>dpsf011001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Native Hawaiian and Other Pacific Islander alone</text:p>
          </table:table-cell>
          <table:table-cell office:value-type="string" calcext:value-type="string">
            <text:p><text:s/>dpsf011001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5</text:p>
          </table:table-cell>
          <table:table-cell/>
          <table:table-cell table:formula="of:=[.C161]" office:value-type="string" office:string-value=" dpsf0110015" calcext:value-type="string">
            <text:p><text:s/>dpsf011001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Some Other Race alone</text:p>
          </table:table-cell>
          <table:table-cell office:value-type="string" calcext:value-type="string">
            <text:p><text:s/>dpsf011001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6</text:p>
          </table:table-cell>
          <table:table-cell/>
          <table:table-cell table:formula="of:=[.C162]" office:value-type="string" office:string-value=" dpsf0110016" calcext:value-type="string">
            <text:p><text:s/>dpsf011001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Two or More Races</text:p>
          </table:table-cell>
          <table:table-cell office:value-type="string" calcext:value-type="string">
            <text:p><text:s/>dpsf011001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7</text:p>
          </table:table-cell>
          <table:table-cell/>
          <table:table-cell table:formula="of:=[.C163]" office:value-type="string" office:string-value=" dpsf0110017" calcext:value-type="string">
            <text:p><text:s/>dpsf011001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7"/>
          <table:table-cell table:formula="of:=[.C16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PSF12. <text:s/>RELATIONSHIP [20]</text:p>
          </table:table-cell>
          <table:table-cell table:number-columns-repeated="6"/>
          <table:table-cell table:formula="of:=[.C16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6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2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l_total</text:p>
          </table:table-cell>
          <table:table-cell/>
          <table:table-cell table:formula="of:=[.C167]" office:value-type="string" office:string-value=" dpsf0120001 " calcext:value-type="string">
            <text:p><text:s/>dpsf0120001 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In households:</text:p>
          </table:table-cell>
          <table:table-cell office:value-type="string" calcext:value-type="string">
            <text:p><text:s/>dpsf012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_households</text:p>
          </table:table-cell>
          <table:table-cell/>
          <table:table-cell table:formula="of:=[.C168]" office:value-type="string" office:string-value=" dpsf0120002" calcext:value-type="string">
            <text:p><text:s/>dpsf012000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Householder</text:p>
          </table:table-cell>
          <table:table-cell office:value-type="string" calcext:value-type="string">
            <text:p><text:s/>dpsf012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</text:p>
          </table:table-cell>
          <table:table-cell/>
          <table:table-cell table:formula="of:=[.C169]" office:value-type="string" office:string-value=" dpsf0120003" calcext:value-type="string">
            <text:p><text:s/>dpsf012000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Spouse</text:p>
          </table:table-cell>
          <table:table-cell office:value-type="string" calcext:value-type="string">
            <text:p><text:s/>dpsf012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ouse</text:p>
          </table:table-cell>
          <table:table-cell/>
          <table:table-cell table:formula="of:=[.C170]" office:value-type="string" office:string-value=" dpsf0120004" calcext:value-type="string">
            <text:p><text:s/>dpsf012000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Child</text:p>
          </table:table-cell>
          <table:table-cell office:value-type="string" calcext:value-type="string">
            <text:p><text:s/>dpsf012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ld</text:p>
          </table:table-cell>
          <table:table-cell/>
          <table:table-cell table:formula="of:=[.C171]" office:value-type="string" office:string-value=" dpsf0120005" calcext:value-type="string">
            <text:p><text:s/>dpsf012000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3"/>Own child under 18 years</text:p>
          </table:table-cell>
          <table:table-cell office:value-type="string" calcext:value-type="string">
            <text:p><text:s/>dpsf012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wn_child_under18</text:p>
          </table:table-cell>
          <table:table-cell/>
          <table:table-cell table:formula="of:=[.C172]" office:value-type="string" office:string-value=" dpsf0120006" calcext:value-type="string">
            <text:p><text:s/>dpsf012000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ther relatives</text:p>
          </table:table-cell>
          <table:table-cell office:value-type="string" calcext:value-type="string">
            <text:p><text:s/>dpsf012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</text:p>
          </table:table-cell>
          <table:table-cell/>
          <table:table-cell table:formula="of:=[.C173]" office:value-type="string" office:string-value=" dpsf0120007" calcext:value-type="string">
            <text:p><text:s/>dpsf012000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Under 18 years</text:p>
          </table:table-cell>
          <table:table-cell office:value-type="string" calcext:value-type="string">
            <text:p><text:s/>dpsf012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_under18</text:p>
          </table:table-cell>
          <table:table-cell/>
          <table:table-cell table:formula="of:=[.C174]" office:value-type="string" office:string-value=" dpsf0120008" calcext:value-type="string">
            <text:p><text:s/>dpsf012000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"/>65 years and over</text:p>
          </table:table-cell>
          <table:table-cell office:value-type="string" calcext:value-type="string">
            <text:p><text:s/>dpsf012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_over65</text:p>
          </table:table-cell>
          <table:table-cell/>
          <table:table-cell table:formula="of:=[.C175]" office:value-type="string" office:string-value=" dpsf0120009" calcext:value-type="string">
            <text:p><text:s/>dpsf012000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Nonrelatives</text:p>
          </table:table-cell>
          <table:table-cell office:value-type="string" calcext:value-type="string">
            <text:p><text:s/>dpsf012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</text:p>
          </table:table-cell>
          <table:table-cell/>
          <table:table-cell table:formula="of:=[.C176]" office:value-type="string" office:string-value=" dpsf0120010" calcext:value-type="string">
            <text:p><text:s/>dpsf012001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Under 18 years</text:p>
          </table:table-cell>
          <table:table-cell office:value-type="string" calcext:value-type="string">
            <text:p><text:s/>dpsf012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_under18</text:p>
          </table:table-cell>
          <table:table-cell/>
          <table:table-cell table:formula="of:=[.C177]" office:value-type="string" office:string-value=" dpsf0120011" calcext:value-type="string">
            <text:p><text:s/>dpsf012001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3"/>65 years and over</text:p>
          </table:table-cell>
          <table:table-cell office:value-type="string" calcext:value-type="string">
            <text:p><text:s/>dpsf012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_over65</text:p>
          </table:table-cell>
          <table:table-cell/>
          <table:table-cell table:formula="of:=[.C178]" office:value-type="string" office:string-value=" dpsf0120012" calcext:value-type="string">
            <text:p><text:s/>dpsf012001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3"/>Unmarried partner</text:p>
          </table:table-cell>
          <table:table-cell office:value-type="string" calcext:value-type="string">
            <text:p><text:s/>dpsf012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married_partner</text:p>
          </table:table-cell>
          <table:table-cell/>
          <table:table-cell table:formula="of:=[.C179]" office:value-type="string" office:string-value=" dpsf0120013" calcext:value-type="string">
            <text:p><text:s/>dpsf012001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In group quarters:</text:p>
          </table:table-cell>
          <table:table-cell office:value-type="string" calcext:value-type="string">
            <text:p><text:s/>dpsf012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_group_quarters</text:p>
          </table:table-cell>
          <table:table-cell/>
          <table:table-cell table:formula="of:=[.C180]" office:value-type="string" office:string-value=" dpsf0120014" calcext:value-type="string">
            <text:p><text:s/>dpsf012001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Institutionalized population:</text:p>
          </table:table-cell>
          <table:table-cell office:value-type="string" calcext:value-type="string">
            <text:p><text:s/>dpsf012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</text:p>
          </table:table-cell>
          <table:table-cell/>
          <table:table-cell table:formula="of:=[.C181]" office:value-type="string" office:string-value=" dpsf0120015" calcext:value-type="string">
            <text:p><text:s/>dpsf01200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20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_male</text:p>
          </table:table-cell>
          <table:table-cell/>
          <table:table-cell table:formula="of:=[.C182]" office:value-type="string" office:string-value=" dpsf0120016" calcext:value-type="string">
            <text:p><text:s/>dpsf012001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20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_female</text:p>
          </table:table-cell>
          <table:table-cell/>
          <table:table-cell table:formula="of:=[.C183]" office:value-type="string" office:string-value=" dpsf0120017" calcext:value-type="string">
            <text:p><text:s/>dpsf012001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Noninstitutionalized population:</text:p>
          </table:table-cell>
          <table:table-cell office:value-type="string" calcext:value-type="string">
            <text:p><text:s/>dpsf0120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</text:p>
          </table:table-cell>
          <table:table-cell/>
          <table:table-cell table:formula="of:=[.C184]" office:value-type="string" office:string-value=" dpsf0120018" calcext:value-type="string">
            <text:p><text:s/>dpsf012001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20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_male</text:p>
          </table:table-cell>
          <table:table-cell/>
          <table:table-cell table:formula="of:=[.C185]" office:value-type="string" office:string-value=" dpsf0120019" calcext:value-type="string">
            <text:p><text:s/>dpsf012001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20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_female</text:p>
          </table:table-cell>
          <table:table-cell/>
          <table:table-cell table:formula="of:=[.C186]" office:value-type="string" office:string-value=" dpsf0120020" calcext:value-type="string">
            <text:p><text:s/>dpsf012002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7"/>
          <table:table-cell table:formula="of:=[.C18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DPSF13. <text:s/>HOUSEHOLDS BY TYPE [15]</text:p>
          </table:table-cell>
          <table:table-cell table:number-columns-repeated="6"/>
          <table:table-cell table:formula="of:=[.C18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niverse: <text:s/>Households</text:p>
          </table:table-cell>
          <table:table-cell table:number-columns-repeated="6"/>
          <table:table-cell table:formula="of:=[.C18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3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</text:p>
          </table:table-cell>
          <table:table-cell/>
          <table:table-cell table:formula="of:=[.C190]" office:value-type="string" office:string-value=" dpsf0130001 " calcext:value-type="string">
            <text:p><text:s/>dpsf0130001 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amily households (families)</text:p>
          </table:table-cell>
          <table:table-cell office:value-type="string" calcext:value-type="string">
            <text:p><text:s/>dpsf013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</text:p>
          </table:table-cell>
          <table:table-cell/>
          <table:table-cell table:formula="of:=[.C191]" office:value-type="string" office:string-value=" dpsf0130002" calcext:value-type="string">
            <text:p><text:s/>dpsf013000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with_kids</text:p>
          </table:table-cell>
          <table:table-cell/>
          <table:table-cell table:formula="of:=[.C192]" office:value-type="string" office:string-value=" dpsf0130003" calcext:value-type="string">
            <text:p><text:s/>dpsf013000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Husband-wife family</text:p>
          </table:table-cell>
          <table:table-cell office:value-type="string" calcext:value-type="string">
            <text:p><text:s/>dpsf013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traditional</text:p>
          </table:table-cell>
          <table:table-cell/>
          <table:table-cell table:formula="of:=[.C193]" office:value-type="string" office:string-value=" dpsf0130004" calcext:value-type="string">
            <text:p><text:s/>dpsf013000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traditional_with_kids</text:p>
          </table:table-cell>
          <table:table-cell/>
          <table:table-cell table:formula="of:=[.C194]" office:value-type="string" office:string-value=" dpsf0130005" calcext:value-type="string">
            <text:p><text:s/>dpsf013000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Male householder, no wife present</text:p>
          </table:table-cell>
          <table:table-cell office:value-type="string" calcext:value-type="string">
            <text:p><text:s/>dpsf013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male</text:p>
          </table:table-cell>
          <table:table-cell/>
          <table:table-cell table:formula="of:=[.C195]" office:value-type="string" office:string-value=" dpsf0130006" calcext:value-type="string">
            <text:p><text:s/>dpsf01300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male_with_kids</text:p>
          </table:table-cell>
          <table:table-cell/>
          <table:table-cell table:formula="of:=[.C196]" office:value-type="string" office:string-value=" dpsf0130007" calcext:value-type="string">
            <text:p><text:s/>dpsf013000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Female householder, no husband present</text:p>
          </table:table-cell>
          <table:table-cell office:value-type="string" calcext:value-type="string">
            <text:p><text:s/>dpsf013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emale</text:p>
          </table:table-cell>
          <table:table-cell/>
          <table:table-cell table:formula="of:=[.C197]" office:value-type="string" office:string-value=" dpsf0130008" calcext:value-type="string">
            <text:p><text:s/>dpsf013000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emale_with_kids</text:p>
          </table:table-cell>
          <table:table-cell/>
          <table:table-cell table:formula="of:=[.C198]" office:value-type="string" office:string-value=" dpsf0130009" calcext:value-type="string">
            <text:p><text:s/>dpsf013000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Nonfamily households</text:p>
          </table:table-cell>
          <table:table-cell office:value-type="string" calcext:value-type="string">
            <text:p><text:s/>dpsf013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nonfamily</text:p>
          </table:table-cell>
          <table:table-cell/>
          <table:table-cell table:formula="of:=[.C199]" office:value-type="string" office:string-value=" dpsf0130010" calcext:value-type="string">
            <text:p><text:s/>dpsf013001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Householder living alone:</text:p>
          </table:table-cell>
          <table:table-cell office:value-type="string" calcext:value-type="string">
            <text:p><text:s/>dpsf013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</text:p>
          </table:table-cell>
          <table:table-cell/>
          <table:table-cell table:formula="of:=[.C200]" office:value-type="string" office:string-value=" dpsf0130011" calcext:value-type="string">
            <text:p><text:s/>dpsf013001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3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male</text:p>
          </table:table-cell>
          <table:table-cell/>
          <table:table-cell table:formula="of:=[.C201]" office:value-type="string" office:string-value=" dpsf0130012" calcext:value-type="string">
            <text:p><text:s/>dpsf013001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65 years and over</text:p>
          </table:table-cell>
          <table:table-cell office:value-type="string" calcext:value-type="string">
            <text:p><text:s/>dpsf013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male_over65</text:p>
          </table:table-cell>
          <table:table-cell/>
          <table:table-cell table:formula="of:=[.C202]" office:value-type="string" office:string-value=" dpsf0130013" calcext:value-type="string">
            <text:p><text:s/>dpsf013001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3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female</text:p>
          </table:table-cell>
          <table:table-cell/>
          <table:table-cell table:formula="of:=[.C203]" office:value-type="string" office:string-value=" dpsf0130014" calcext:value-type="string">
            <text:p><text:s/>dpsf013001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4"/>65 years and over</text:p>
          </table:table-cell>
          <table:table-cell office:value-type="string" calcext:value-type="string">
            <text:p><text:s/>dpsf013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female_over65</text:p>
          </table:table-cell>
          <table:table-cell/>
          <table:table-cell table:formula="of:=[.C204]" office:value-type="string" office:string-value=" dpsf0130015" calcext:value-type="string">
            <text:p><text:s/>dpsf013001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7"/>
          <table:table-cell table:formula="of:=[.C20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DPSF14. <text:s/>HOUSEHOLDS WITH INDIVIDUALS UNDER 18 YEARS [1]</text:p>
          </table:table-cell>
          <table:table-cell table:number-columns-repeated="6"/>
          <table:table-cell table:formula="of:=[.C20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Universe: <text:s/>Households with individuals under 18 years</text:p>
          </table:table-cell>
          <table:table-cell table:number-columns-repeated="6"/>
          <table:table-cell table:formula="of:=[.C20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psf014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with_kids</text:p>
          </table:table-cell>
          <table:table-cell/>
          <table:table-cell table:formula="of:=[.C208]" office:value-type="string" office:string-value="dpsf0140001 " calcext:value-type="string">
            <text:p>dpsf0140001 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7"/>
          <table:table-cell table:formula="of:=[.C20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DPSF15. <text:s/>HOUSEHOLDS WITH INDIVIDUALS 65 YEARS AND OVER [1]</text:p>
          </table:table-cell>
          <table:table-cell table:number-columns-repeated="6"/>
          <table:table-cell table:formula="of:=[.C2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Universe: <text:s/>Households with individuals 65 years and over</text:p>
          </table:table-cell>
          <table:table-cell table:number-columns-repeated="6"/>
          <table:table-cell table:formula="of:=[.C21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psf015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with_over65</text:p>
          </table:table-cell>
          <table:table-cell/>
          <table:table-cell table:formula="of:=[.C212]" office:value-type="string" office:string-value="dpsf0150001 " calcext:value-type="string">
            <text:p>dpsf0150001 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7"/>
          <table:table-cell table:formula="of:=[.C21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DPSF16. <text:s/>AVERAGE HOUSEHOLD SIZE [1] <text:s/>(2 expressed decimals)</text:p>
          </table:table-cell>
          <table:table-cell table:number-columns-repeated="6"/>
          <table:table-cell table:formula="of:=[.C21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Universe: Households</text:p>
          </table:table-cell>
          <table:table-cell table:number-columns-repeated="6"/>
          <table:table-cell table:formula="of:=[.C21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verage household size </text:p>
          </table:table-cell>
          <table:table-cell office:value-type="string" calcext:value-type="string">
            <text:p>dpsf016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_average_size</text:p>
          </table:table-cell>
          <table:table-cell office:value-type="string" calcext:value-type="string">
            <text:p>float</text:p>
          </table:table-cell>
          <table:table-cell table:formula="of:=[.C216]" office:value-type="string" office:string-value="dpsf0160001 " calcext:value-type="string">
            <text:p>dpsf0160001 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7"/>
          <table:table-cell table:formula="of:=[.C2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DPSF17. <text:s/>AVERAGE FAMILY SIZE [1] <text:s/>(2 expressed decimals)</text:p>
          </table:table-cell>
          <table:table-cell table:number-columns-repeated="6"/>
          <table:table-cell table:formula="of:=[.C2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Universe: <text:s/>Families</text:p>
          </table:table-cell>
          <table:table-cell table:number-columns-repeated="6"/>
          <table:table-cell table:formula="of:=[.C21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Average family size</text:p>
          </table:table-cell>
          <table:table-cell office:value-type="string" calcext:value-type="string">
            <text:p>dpsf017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_family_average_size</text:p>
          </table:table-cell>
          <table:table-cell office:value-type="string" calcext:value-type="string">
            <text:p>float</text:p>
          </table:table-cell>
          <table:table-cell table:formula="of:=[.C220]" office:value-type="string" office:string-value="dpsf0170001 " calcext:value-type="string">
            <text:p>dpsf0170001 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7"/>
          <table:table-cell table:formula="of:=[.C22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DPSF18. <text:s/>HOUSING OCCUPANCY [9]</text:p>
          </table:table-cell>
          <table:table-cell table:number-columns-repeated="6"/>
          <table:table-cell table:formula="of:=[.C22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Universe: <text:s/>Total housing units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formula="of:=[.C223]" office:value-type="string" office:string-value=" " calcext:value-type="string">
            <text:p><text:s/>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18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</text:p>
          </table:table-cell>
          <table:table-cell/>
          <table:table-cell table:formula="of:=[.C224]" office:value-type="string" office:string-value="dpsf0180001" calcext:value-type="string">
            <text:p>dpsf018000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Occupied housing units</text:p>
          </table:table-cell>
          <table:table-cell office:value-type="string" calcext:value-type="string">
            <text:p>dpsf018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occupied</text:p>
          </table:table-cell>
          <table:table-cell/>
          <table:table-cell table:formula="of:=[.C225]" office:value-type="string" office:string-value="dpsf0180002" calcext:value-type="string">
            <text:p>dpsf018000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Vacant housing units:</text:p>
          </table:table-cell>
          <table:table-cell office:value-type="string" calcext:value-type="string">
            <text:p>dpsf018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vacant</text:p>
          </table:table-cell>
          <table:table-cell/>
          <table:table-cell table:formula="of:=[.C226]" office:value-type="string" office:string-value="dpsf0180003" calcext:value-type="string">
            <text:p>dpsf018000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For rent</text:p>
          </table:table-cell>
          <table:table-cell office:value-type="string" calcext:value-type="string">
            <text:p>dpsf018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vacant_for_rent</text:p>
          </table:table-cell>
          <table:table-cell/>
          <table:table-cell table:formula="of:=[.C227]" office:value-type="string" office:string-value="dpsf0180004" calcext:value-type="string">
            <text:p>dpsf018000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Rented, not occupied</text:p>
          </table:table-cell>
          <table:table-cell office:value-type="string" calcext:value-type="string">
            <text:p>dpsf018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rented_not_occupied</text:p>
          </table:table-cell>
          <table:table-cell/>
          <table:table-cell table:formula="of:=[.C228]" office:value-type="string" office:string-value="dpsf0180005" calcext:value-type="string">
            <text:p>dpsf018000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For sale only</text:p>
          </table:table-cell>
          <table:table-cell office:value-type="string" calcext:value-type="string">
            <text:p>dpsf018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for_sale</text:p>
          </table:table-cell>
          <table:table-cell/>
          <table:table-cell table:formula="of:=[.C229]" office:value-type="string" office:string-value="dpsf0180006" calcext:value-type="string">
            <text:p>dpsf0180006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Sold, not occupied</text:p>
          </table:table-cell>
          <table:table-cell office:value-type="string" calcext:value-type="string">
            <text:p>dpsf018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sold_not_occupied</text:p>
          </table:table-cell>
          <table:table-cell/>
          <table:table-cell table:formula="of:=[.C230]" office:value-type="string" office:string-value="dpsf0180007" calcext:value-type="string">
            <text:p>dpsf0180007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For seasonal, recreational, or occasional use</text:p>
          </table:table-cell>
          <table:table-cell office:value-type="string" calcext:value-type="string">
            <text:p>dpsf018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housing_units_seasonal</text:p>
          </table:table-cell>
          <table:table-cell/>
          <table:table-cell table:formula="of:=[.C231]" office:value-type="string" office:string-value="dpsf0180008" calcext:value-type="string">
            <text:p>dpsf0180008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All other vacants</text:p>
          </table:table-cell>
          <table:table-cell office:value-type="string" calcext:value-type="string">
            <text:p>dpsf018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other_vacancies</text:p>
          </table:table-cell>
          <table:table-cell/>
          <table:table-cell table:formula="of:=[.C232]" office:value-type="string" office:string-value="dpsf0180009" calcext:value-type="string">
            <text:p>dpsf018000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7"/>
          <table:table-cell table:formula="of:=[.C23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DPSF19. <text:s/>HOMEOWNER VACANCY RATE [1] (1 expressed decimal)</text:p>
          </table:table-cell>
          <table:table-cell table:number-columns-repeated="6"/>
          <table:table-cell table:formula="of:=[.C23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Universe: <text:s/>Owner-occupied, vacant for sale only, and vacant sold but not occupied housing units</text:p>
          </table:table-cell>
          <table:table-cell table:number-columns-repeated="6"/>
          <table:table-cell table:formula="of:=[.C23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omeowner vacancy rate (percent)</text:p>
          </table:table-cell>
          <table:table-cell office:value-type="string" calcext:value-type="string">
            <text:p>dpsf019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cancy_rate_homeowner</text:p>
          </table:table-cell>
          <table:table-cell office:value-type="string" calcext:value-type="string">
            <text:p>float</text:p>
          </table:table-cell>
          <table:table-cell table:formula="of:=[.C236]" office:value-type="string" office:string-value="dpsf0190001" calcext:value-type="string">
            <text:p>dpsf019000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7"/>
          <table:table-cell table:formula="of:=[.C23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DPSF20. <text:s/>RENTAL VACANCY RATE [1] (1 expressed decimal)</text:p>
          </table:table-cell>
          <table:table-cell table:number-columns-repeated="6"/>
          <table:table-cell table:formula="of:=[.C23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Universe: <text:s/>Renter-occupied, vacant for rent, and vacant rented but not occupied housing units</text:p>
          </table:table-cell>
          <table:table-cell table:number-columns-repeated="6"/>
          <table:table-cell table:formula="of:=[.C23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Rental vacancy rate (percent)</text:p>
          </table:table-cell>
          <table:table-cell office:value-type="string" calcext:value-type="string">
            <text:p>dpsf020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cancy_rate_rental</text:p>
          </table:table-cell>
          <table:table-cell office:value-type="string" calcext:value-type="string">
            <text:p>float</text:p>
          </table:table-cell>
          <table:table-cell table:formula="of:=[.C240]" office:value-type="string" office:string-value="dpsf0200001" calcext:value-type="string">
            <text:p>dpsf0200001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7"/>
          <table:table-cell table:formula="of:=[.C24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DPSF21. <text:s/>HOUSING TENURE [3]</text:p>
          </table:table-cell>
          <table:table-cell table:number-columns-repeated="6"/>
          <table:table-cell table:formula="of:=[.C24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Universe: <text:s/>Occupied housing units</text:p>
          </table:table-cell>
          <table:table-cell table:number-columns-repeated="6"/>
          <table:table-cell table:formula="of:=[.C24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21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total</text:p>
          </table:table-cell>
          <table:table-cell/>
          <table:table-cell table:formula="of:=[.C244]" office:value-type="string" office:string-value="dpsf0210001" calcext:value-type="string">
            <text:p>dpsf021000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Owner-occupied housing units</text:p>
          </table:table-cell>
          <table:table-cell office:value-type="string" calcext:value-type="string">
            <text:p>dpsf021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owner</text:p>
          </table:table-cell>
          <table:table-cell/>
          <table:table-cell table:formula="of:=[.C245]" office:value-type="string" office:string-value="dpsf0210002" calcext:value-type="string">
            <text:p>dpsf021000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Renter-occupied housing units</text:p>
          </table:table-cell>
          <table:table-cell office:value-type="string" calcext:value-type="string">
            <text:p>dpsf021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renter</text:p>
          </table:table-cell>
          <table:table-cell/>
          <table:table-cell table:formula="of:=[.C246]" office:value-type="string" office:string-value="dpsf0210003" calcext:value-type="string">
            <text:p>dpsf0210003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7"/>
          <table:table-cell table:formula="of:=[.C24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DPSF22. <text:s/>POPULATION IN OCCUPIED HOUSING UNITS BY TENURE [2]</text:p>
          </table:table-cell>
          <table:table-cell table:number-columns-repeated="6"/>
          <table:table-cell table:formula="of:=[.C24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Universe: Population in occupied housing units</text:p>
          </table:table-cell>
          <table:table-cell table:number-columns-repeated="6"/>
          <table:table-cell table:formula="of:=[.C24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Owner-occupied housing units</text:p>
          </table:table-cell>
          <table:table-cell office:value-type="string" calcext:value-type="string">
            <text:p>dpsf022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pop_owner</text:p>
          </table:table-cell>
          <table:table-cell/>
          <table:table-cell table:formula="of:=[.C250]" office:value-type="string" office:string-value="dpsf0220001" calcext:value-type="string">
            <text:p>dpsf0220001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Renter-occupied housing units</text:p>
          </table:table-cell>
          <table:table-cell office:value-type="string" calcext:value-type="string">
            <text:p>dpsf022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pop_renter</text:p>
          </table:table-cell>
          <table:table-cell/>
          <table:table-cell table:formula="of:=[.C251]" office:value-type="string" office:string-value="dpsf0220002" calcext:value-type="string">
            <text:p>dpsf022000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7"/>
          <table:table-cell table:formula="of:=[.C25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DPSF23. <text:s/>AVERAGE HOUSEHOLD SIZE OF OCCUPIED HOUSING UNITS BY TENURE [2] <text:s/>(2 expressed decimals)</text:p>
          </table:table-cell>
          <table:table-cell table:number-columns-repeated="6"/>
          <table:table-cell table:formula="of:=[.C25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Universe: Occupied housing units </text:p>
          </table:table-cell>
          <table:table-cell table:number-columns-repeated="6"/>
          <table:table-cell table:formula="of:=[.C25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verage household size–</text:p>
          </table:table-cell>
          <table:table-cell table:number-columns-repeated="6"/>
          <table:table-cell table:formula="of:=[.C25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Owner occupied</text:p>
          </table:table-cell>
          <table:table-cell office:value-type="string" calcext:value-type="string">
            <text:p>dpsf023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wner_occupied_household_size</text:p>
          </table:table-cell>
          <table:table-cell office:value-type="string" calcext:value-type="string">
            <text:p>float</text:p>
          </table:table-cell>
          <table:table-cell table:formula="of:=[.C256]" office:value-type="string" office:string-value="dpsf0230001" calcext:value-type="string">
            <text:p>dpsf023000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nter occupied</text:p>
          </table:table-cell>
          <table:table-cell office:value-type="string" calcext:value-type="string">
            <text:p>dpsf023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nter_occupied_household_size</text:p>
          </table:table-cell>
          <table:table-cell office:value-type="string" calcext:value-type="string">
            <text:p>float</text:p>
          </table:table-cell>
          <table:table-cell table:formula="of:=[.C257]" office:value-type="string" office:string-value="dpsf0230002" calcext:value-type="string">
            <text:p>dpsf0230002</text:p>
          </table:table-cell>
        </table:table-row>
      </table:table>
      <table:table table:name="part 2 combined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1018" table:default-cell-style-name="Default"/>
        <table:table-row table:style-name="ro2">
          <table:table-cell table:style-name="ce11" office:value-type="string" calcext:value-type="string">
            <text:p>new titl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iginal tit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final type</text:p>
          </table:table-cell>
          <table:table-cell office:value-type="string" calcext:value-type="string">
            <text:p>final name</text:p>
          </table:table-cell>
          <table:table-cell/>
          <table:table-cell table:style-name="ce11"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FILEID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6" calcext:value-type="float">
            <text:p>6</text:p>
          </table:table-cell>
          <table:table-cell table:formula="of:=IF(LEN([.B2])=0;IF([.E2]=&quot;Text&quot;;&quot;varchar(&quot;&amp;[.F2]&amp;&quot;)&quot;;IF([.E2]=&quot;Number (Long)&quot;;&quot;int&quot;;&quot;other&quot;));[.B2])" office:value-type="string" office:string-value="varchar(6)" calcext:value-type="string">
            <text:p>varchar(6)</text:p>
          </table:table-cell>
          <table:table-cell table:formula="of:=IF(LEN([.A2])=0;[.D2];[.A2])" office:value-type="string" office:string-value="FILEID" calcext:value-type="string">
            <text:p>FILEID</text:p>
          </table:table-cell>
          <table:table-cell table:formula="of:=[.H2]&amp;&quot; &quot; &amp;[.G2]&amp;&quot;,&quot;" office:value-type="string" office:string-value="FILEID varchar(6)," calcext:value-type="string">
            <text:p>FILEID varchar(6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STUSAB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LEN([.B3])=0;IF([.E3]=&quot;Text&quot;;&quot;varchar(&quot;&amp;[.F3]&amp;&quot;)&quot;;IF([.E3]=&quot;Number (Long)&quot;;&quot;int&quot;;&quot;other&quot;));[.B3])" office:value-type="string" office:string-value="varchar(2)" calcext:value-type="string">
            <text:p>varchar(2)</text:p>
          </table:table-cell>
          <table:table-cell table:formula="of:=IF(LEN([.A3])=0;[.D3];[.A3])" office:value-type="string" office:string-value="STUSAB" calcext:value-type="string">
            <text:p>STUSAB</text:p>
          </table:table-cell>
          <table:table-cell table:formula="of:=[.H3]&amp;&quot; &quot; &amp;[.G3]&amp;&quot;,&quot;" office:value-type="string" office:string-value="STUSAB varchar(2)," calcext:value-type="string">
            <text:p>STUSAB varchar(2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CHARITER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3" calcext:value-type="float">
            <text:p>3</text:p>
          </table:table-cell>
          <table:table-cell table:formula="of:=IF(LEN([.B4])=0;IF([.E4]=&quot;Text&quot;;&quot;varchar(&quot;&amp;[.F4]&amp;&quot;)&quot;;IF([.E4]=&quot;Number (Long)&quot;;&quot;int&quot;;&quot;other&quot;));[.B4])" office:value-type="string" office:string-value="varchar(3)" calcext:value-type="string">
            <text:p>varchar(3)</text:p>
          </table:table-cell>
          <table:table-cell table:formula="of:=IF(LEN([.A4])=0;[.D4];[.A4])" office:value-type="string" office:string-value="CHARITER" calcext:value-type="string">
            <text:p>CHARITER</text:p>
          </table:table-cell>
          <table:table-cell table:formula="of:=[.H4]&amp;&quot; &quot; &amp;[.G4]&amp;&quot;,&quot;" office:value-type="string" office:string-value="CHARITER varchar(3)," calcext:value-type="string">
            <text:p>CHARITER varchar(3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CIFSN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LEN([.B5])=0;IF([.E5]=&quot;Text&quot;;&quot;varchar(&quot;&amp;[.F5]&amp;&quot;)&quot;;IF([.E5]=&quot;Number (Long)&quot;;&quot;int&quot;;&quot;other&quot;));[.B5])" office:value-type="string" office:string-value="varchar(2)" calcext:value-type="string">
            <text:p>varchar(2)</text:p>
          </table:table-cell>
          <table:table-cell table:formula="of:=IF(LEN([.A5])=0;[.D5];[.A5])" office:value-type="string" office:string-value="CIFSN" calcext:value-type="string">
            <text:p>CIFSN</text:p>
          </table:table-cell>
          <table:table-cell table:formula="of:=[.H5]&amp;&quot; &quot; &amp;[.G5]&amp;&quot;,&quot;" office:value-type="string" office:string-value="CIFSN varchar(2)," calcext:value-type="string">
            <text:p>CIFSN varchar(2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LOGRECNO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7" calcext:value-type="float">
            <text:p>7</text:p>
          </table:table-cell>
          <table:table-cell table:formula="of:=IF(LEN([.B6])=0;IF([.E6]=&quot;Text&quot;;&quot;varchar(&quot;&amp;[.F6]&amp;&quot;)&quot;;IF([.E6]=&quot;Number (Long)&quot;;&quot;int&quot;;&quot;other&quot;));[.B6])" office:value-type="string" office:string-value="varchar(7)" calcext:value-type="string">
            <text:p>varchar(7)</text:p>
          </table:table-cell>
          <table:table-cell table:formula="of:=IF(LEN([.A6])=0;[.D6];[.A6])" office:value-type="string" office:string-value="LOGRECNO" calcext:value-type="string">
            <text:p>LOGRECNO</text:p>
          </table:table-cell>
          <table:table-cell table:formula="of:=[.H6]&amp;&quot; &quot; &amp;[.G6]&amp;&quot;,&quot;" office:value-type="string" office:string-value="LOGRECNO varchar(7)," calcext:value-type="string">
            <text:p>LOGRECNO varchar(7)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1 </text:p>
          </table:table-cell>
          <table:table-cell office:value-type="string" calcext:value-type="string">
            <text:p>DPSF00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])=0;IF([.E7]=&quot;Text&quot;;&quot;varchar(&quot;&amp;[.F7]&amp;&quot;)&quot;;IF([.E7]=&quot;Number (Long)&quot;;&quot;int&quot;;&quot;other&quot;));[.B7])" office:value-type="string" office:string-value="int" calcext:value-type="string">
            <text:p>int</text:p>
          </table:table-cell>
          <table:table-cell table:formula="of:=IF(LEN([.A7])=0;[.D7];[.A7])" office:value-type="string" office:string-value="pop_total" calcext:value-type="string">
            <text:p>pop_total</text:p>
          </table:table-cell>
          <table:table-cell table:formula="of:=[.H7]&amp;&quot; &quot; &amp;[.G7]&amp;&quot;,&quot;" office:value-type="string" office:string-value="pop_total int," calcext:value-type="string">
            <text:p>pop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2 </text:p>
          </table:table-cell>
          <table:table-cell office:value-type="string" calcext:value-type="string">
            <text:p>DPSF00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])=0;IF([.E8]=&quot;Text&quot;;&quot;varchar(&quot;&amp;[.F8]&amp;&quot;)&quot;;IF([.E8]=&quot;Number (Long)&quot;;&quot;int&quot;;&quot;other&quot;));[.B8])" office:value-type="string" office:string-value="int" calcext:value-type="string">
            <text:p>int</text:p>
          </table:table-cell>
          <table:table-cell table:formula="of:=IF(LEN([.A8])=0;[.D8];[.A8])" office:value-type="string" office:string-value="pop_under5" calcext:value-type="string">
            <text:p>pop_under5</text:p>
          </table:table-cell>
          <table:table-cell table:formula="of:=[.H8]&amp;&quot; &quot; &amp;[.G8]&amp;&quot;,&quot;" office:value-type="string" office:string-value="pop_under5 int," calcext:value-type="string">
            <text:p>pop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3 </text:p>
          </table:table-cell>
          <table:table-cell office:value-type="string" calcext:value-type="string">
            <text:p>DPSF00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])=0;IF([.E9]=&quot;Text&quot;;&quot;varchar(&quot;&amp;[.F9]&amp;&quot;)&quot;;IF([.E9]=&quot;Number (Long)&quot;;&quot;int&quot;;&quot;other&quot;));[.B9])" office:value-type="string" office:string-value="int" calcext:value-type="string">
            <text:p>int</text:p>
          </table:table-cell>
          <table:table-cell table:formula="of:=IF(LEN([.A9])=0;[.D9];[.A9])" office:value-type="string" office:string-value="pop_under10" calcext:value-type="string">
            <text:p>pop_under10</text:p>
          </table:table-cell>
          <table:table-cell table:formula="of:=[.H9]&amp;&quot; &quot; &amp;[.G9]&amp;&quot;,&quot;" office:value-type="string" office:string-value="pop_under10 int," calcext:value-type="string">
            <text:p>pop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4 </text:p>
          </table:table-cell>
          <table:table-cell office:value-type="string" calcext:value-type="string">
            <text:p>DPSF00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])=0;IF([.E10]=&quot;Text&quot;;&quot;varchar(&quot;&amp;[.F10]&amp;&quot;)&quot;;IF([.E10]=&quot;Number (Long)&quot;;&quot;int&quot;;&quot;other&quot;));[.B10])" office:value-type="string" office:string-value="int" calcext:value-type="string">
            <text:p>int</text:p>
          </table:table-cell>
          <table:table-cell table:formula="of:=IF(LEN([.A10])=0;[.D10];[.A10])" office:value-type="string" office:string-value="pop_under15" calcext:value-type="string">
            <text:p>pop_under15</text:p>
          </table:table-cell>
          <table:table-cell table:formula="of:=[.H10]&amp;&quot; &quot; &amp;[.G10]&amp;&quot;,&quot;" office:value-type="string" office:string-value="pop_under15 int," calcext:value-type="string">
            <text:p>pop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5 </text:p>
          </table:table-cell>
          <table:table-cell office:value-type="string" calcext:value-type="string">
            <text:p>DPSF00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])=0;IF([.E11]=&quot;Text&quot;;&quot;varchar(&quot;&amp;[.F11]&amp;&quot;)&quot;;IF([.E11]=&quot;Number (Long)&quot;;&quot;int&quot;;&quot;other&quot;));[.B11])" office:value-type="string" office:string-value="int" calcext:value-type="string">
            <text:p>int</text:p>
          </table:table-cell>
          <table:table-cell table:formula="of:=IF(LEN([.A11])=0;[.D11];[.A11])" office:value-type="string" office:string-value="pop_under20" calcext:value-type="string">
            <text:p>pop_under20</text:p>
          </table:table-cell>
          <table:table-cell table:formula="of:=[.H11]&amp;&quot; &quot; &amp;[.G11]&amp;&quot;,&quot;" office:value-type="string" office:string-value="pop_under20 int," calcext:value-type="string">
            <text:p>pop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6 </text:p>
          </table:table-cell>
          <table:table-cell office:value-type="string" calcext:value-type="string">
            <text:p>DPSF00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])=0;IF([.E12]=&quot;Text&quot;;&quot;varchar(&quot;&amp;[.F12]&amp;&quot;)&quot;;IF([.E12]=&quot;Number (Long)&quot;;&quot;int&quot;;&quot;other&quot;));[.B12])" office:value-type="string" office:string-value="int" calcext:value-type="string">
            <text:p>int</text:p>
          </table:table-cell>
          <table:table-cell table:formula="of:=IF(LEN([.A12])=0;[.D12];[.A12])" office:value-type="string" office:string-value="pop_under25" calcext:value-type="string">
            <text:p>pop_under25</text:p>
          </table:table-cell>
          <table:table-cell table:formula="of:=[.H12]&amp;&quot; &quot; &amp;[.G12]&amp;&quot;,&quot;" office:value-type="string" office:string-value="pop_under25 int," calcext:value-type="string">
            <text:p>pop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7 </text:p>
          </table:table-cell>
          <table:table-cell office:value-type="string" calcext:value-type="string">
            <text:p>DPSF00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])=0;IF([.E13]=&quot;Text&quot;;&quot;varchar(&quot;&amp;[.F13]&amp;&quot;)&quot;;IF([.E13]=&quot;Number (Long)&quot;;&quot;int&quot;;&quot;other&quot;));[.B13])" office:value-type="string" office:string-value="int" calcext:value-type="string">
            <text:p>int</text:p>
          </table:table-cell>
          <table:table-cell table:formula="of:=IF(LEN([.A13])=0;[.D13];[.A13])" office:value-type="string" office:string-value="pop_under30" calcext:value-type="string">
            <text:p>pop_under30</text:p>
          </table:table-cell>
          <table:table-cell table:formula="of:=[.H13]&amp;&quot; &quot; &amp;[.G13]&amp;&quot;,&quot;" office:value-type="string" office:string-value="pop_under30 int," calcext:value-type="string">
            <text:p>pop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8 </text:p>
          </table:table-cell>
          <table:table-cell office:value-type="string" calcext:value-type="string">
            <text:p>DPSF00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])=0;IF([.E14]=&quot;Text&quot;;&quot;varchar(&quot;&amp;[.F14]&amp;&quot;)&quot;;IF([.E14]=&quot;Number (Long)&quot;;&quot;int&quot;;&quot;other&quot;));[.B14])" office:value-type="string" office:string-value="int" calcext:value-type="string">
            <text:p>int</text:p>
          </table:table-cell>
          <table:table-cell table:formula="of:=IF(LEN([.A14])=0;[.D14];[.A14])" office:value-type="string" office:string-value="pop_under35" calcext:value-type="string">
            <text:p>pop_under35</text:p>
          </table:table-cell>
          <table:table-cell table:formula="of:=[.H14]&amp;&quot; &quot; &amp;[.G14]&amp;&quot;,&quot;" office:value-type="string" office:string-value="pop_under35 int," calcext:value-type="string">
            <text:p>pop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9 </text:p>
          </table:table-cell>
          <table:table-cell office:value-type="string" calcext:value-type="string">
            <text:p>DPSF00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])=0;IF([.E15]=&quot;Text&quot;;&quot;varchar(&quot;&amp;[.F15]&amp;&quot;)&quot;;IF([.E15]=&quot;Number (Long)&quot;;&quot;int&quot;;&quot;other&quot;));[.B15])" office:value-type="string" office:string-value="int" calcext:value-type="string">
            <text:p>int</text:p>
          </table:table-cell>
          <table:table-cell table:formula="of:=IF(LEN([.A15])=0;[.D15];[.A15])" office:value-type="string" office:string-value="pop_under40" calcext:value-type="string">
            <text:p>pop_under40</text:p>
          </table:table-cell>
          <table:table-cell table:formula="of:=[.H15]&amp;&quot; &quot; &amp;[.G15]&amp;&quot;,&quot;" office:value-type="string" office:string-value="pop_under40 int," calcext:value-type="string">
            <text:p>pop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0 </text:p>
          </table:table-cell>
          <table:table-cell office:value-type="string" calcext:value-type="string">
            <text:p>DPSF00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])=0;IF([.E16]=&quot;Text&quot;;&quot;varchar(&quot;&amp;[.F16]&amp;&quot;)&quot;;IF([.E16]=&quot;Number (Long)&quot;;&quot;int&quot;;&quot;other&quot;));[.B16])" office:value-type="string" office:string-value="int" calcext:value-type="string">
            <text:p>int</text:p>
          </table:table-cell>
          <table:table-cell table:formula="of:=IF(LEN([.A16])=0;[.D16];[.A16])" office:value-type="string" office:string-value="pop_under45" calcext:value-type="string">
            <text:p>pop_under45</text:p>
          </table:table-cell>
          <table:table-cell table:formula="of:=[.H16]&amp;&quot; &quot; &amp;[.G16]&amp;&quot;,&quot;" office:value-type="string" office:string-value="pop_under45 int," calcext:value-type="string">
            <text:p>pop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1 </text:p>
          </table:table-cell>
          <table:table-cell office:value-type="string" calcext:value-type="string">
            <text:p>DPSF00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])=0;IF([.E17]=&quot;Text&quot;;&quot;varchar(&quot;&amp;[.F17]&amp;&quot;)&quot;;IF([.E17]=&quot;Number (Long)&quot;;&quot;int&quot;;&quot;other&quot;));[.B17])" office:value-type="string" office:string-value="int" calcext:value-type="string">
            <text:p>int</text:p>
          </table:table-cell>
          <table:table-cell table:formula="of:=IF(LEN([.A17])=0;[.D17];[.A17])" office:value-type="string" office:string-value="pop_under50" calcext:value-type="string">
            <text:p>pop_under50</text:p>
          </table:table-cell>
          <table:table-cell table:formula="of:=[.H17]&amp;&quot; &quot; &amp;[.G17]&amp;&quot;,&quot;" office:value-type="string" office:string-value="pop_under50 int," calcext:value-type="string">
            <text:p>pop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2 </text:p>
          </table:table-cell>
          <table:table-cell office:value-type="string" calcext:value-type="string">
            <text:p>DPSF00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])=0;IF([.E18]=&quot;Text&quot;;&quot;varchar(&quot;&amp;[.F18]&amp;&quot;)&quot;;IF([.E18]=&quot;Number (Long)&quot;;&quot;int&quot;;&quot;other&quot;));[.B18])" office:value-type="string" office:string-value="int" calcext:value-type="string">
            <text:p>int</text:p>
          </table:table-cell>
          <table:table-cell table:formula="of:=IF(LEN([.A18])=0;[.D18];[.A18])" office:value-type="string" office:string-value="pop_under55" calcext:value-type="string">
            <text:p>pop_under55</text:p>
          </table:table-cell>
          <table:table-cell table:formula="of:=[.H18]&amp;&quot; &quot; &amp;[.G18]&amp;&quot;,&quot;" office:value-type="string" office:string-value="pop_under55 int," calcext:value-type="string">
            <text:p>pop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3 </text:p>
          </table:table-cell>
          <table:table-cell office:value-type="string" calcext:value-type="string">
            <text:p>DPSF00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])=0;IF([.E19]=&quot;Text&quot;;&quot;varchar(&quot;&amp;[.F19]&amp;&quot;)&quot;;IF([.E19]=&quot;Number (Long)&quot;;&quot;int&quot;;&quot;other&quot;));[.B19])" office:value-type="string" office:string-value="int" calcext:value-type="string">
            <text:p>int</text:p>
          </table:table-cell>
          <table:table-cell table:formula="of:=IF(LEN([.A19])=0;[.D19];[.A19])" office:value-type="string" office:string-value="pop_under60" calcext:value-type="string">
            <text:p>pop_under60</text:p>
          </table:table-cell>
          <table:table-cell table:formula="of:=[.H19]&amp;&quot; &quot; &amp;[.G19]&amp;&quot;,&quot;" office:value-type="string" office:string-value="pop_under60 int," calcext:value-type="string">
            <text:p>pop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4 </text:p>
          </table:table-cell>
          <table:table-cell office:value-type="string" calcext:value-type="string">
            <text:p>DPSF00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0])=0;IF([.E20]=&quot;Text&quot;;&quot;varchar(&quot;&amp;[.F20]&amp;&quot;)&quot;;IF([.E20]=&quot;Number (Long)&quot;;&quot;int&quot;;&quot;other&quot;));[.B20])" office:value-type="string" office:string-value="int" calcext:value-type="string">
            <text:p>int</text:p>
          </table:table-cell>
          <table:table-cell table:formula="of:=IF(LEN([.A20])=0;[.D20];[.A20])" office:value-type="string" office:string-value="pop_under65" calcext:value-type="string">
            <text:p>pop_under65</text:p>
          </table:table-cell>
          <table:table-cell table:formula="of:=[.H20]&amp;&quot; &quot; &amp;[.G20]&amp;&quot;,&quot;" office:value-type="string" office:string-value="pop_under65 int," calcext:value-type="string">
            <text:p>pop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5 </text:p>
          </table:table-cell>
          <table:table-cell office:value-type="string" calcext:value-type="string">
            <text:p>DPSF00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1])=0;IF([.E21]=&quot;Text&quot;;&quot;varchar(&quot;&amp;[.F21]&amp;&quot;)&quot;;IF([.E21]=&quot;Number (Long)&quot;;&quot;int&quot;;&quot;other&quot;));[.B21])" office:value-type="string" office:string-value="int" calcext:value-type="string">
            <text:p>int</text:p>
          </table:table-cell>
          <table:table-cell table:formula="of:=IF(LEN([.A21])=0;[.D21];[.A21])" office:value-type="string" office:string-value="pop_under70" calcext:value-type="string">
            <text:p>pop_under70</text:p>
          </table:table-cell>
          <table:table-cell table:formula="of:=[.H21]&amp;&quot; &quot; &amp;[.G21]&amp;&quot;,&quot;" office:value-type="string" office:string-value="pop_under70 int," calcext:value-type="string">
            <text:p>pop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6 </text:p>
          </table:table-cell>
          <table:table-cell office:value-type="string" calcext:value-type="string">
            <text:p>DPSF00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2])=0;IF([.E22]=&quot;Text&quot;;&quot;varchar(&quot;&amp;[.F22]&amp;&quot;)&quot;;IF([.E22]=&quot;Number (Long)&quot;;&quot;int&quot;;&quot;other&quot;));[.B22])" office:value-type="string" office:string-value="int" calcext:value-type="string">
            <text:p>int</text:p>
          </table:table-cell>
          <table:table-cell table:formula="of:=IF(LEN([.A22])=0;[.D22];[.A22])" office:value-type="string" office:string-value="pop_under75" calcext:value-type="string">
            <text:p>pop_under75</text:p>
          </table:table-cell>
          <table:table-cell table:formula="of:=[.H22]&amp;&quot; &quot; &amp;[.G22]&amp;&quot;,&quot;" office:value-type="string" office:string-value="pop_under75 int," calcext:value-type="string">
            <text:p>pop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7 </text:p>
          </table:table-cell>
          <table:table-cell office:value-type="string" calcext:value-type="string">
            <text:p>DPSF00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3])=0;IF([.E23]=&quot;Text&quot;;&quot;varchar(&quot;&amp;[.F23]&amp;&quot;)&quot;;IF([.E23]=&quot;Number (Long)&quot;;&quot;int&quot;;&quot;other&quot;));[.B23])" office:value-type="string" office:string-value="int" calcext:value-type="string">
            <text:p>int</text:p>
          </table:table-cell>
          <table:table-cell table:formula="of:=IF(LEN([.A23])=0;[.D23];[.A23])" office:value-type="string" office:string-value="pop_under80" calcext:value-type="string">
            <text:p>pop_under80</text:p>
          </table:table-cell>
          <table:table-cell table:formula="of:=[.H23]&amp;&quot; &quot; &amp;[.G23]&amp;&quot;,&quot;" office:value-type="string" office:string-value="pop_under80 int," calcext:value-type="string">
            <text:p>pop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8 </text:p>
          </table:table-cell>
          <table:table-cell office:value-type="string" calcext:value-type="string">
            <text:p>DPSF001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4])=0;IF([.E24]=&quot;Text&quot;;&quot;varchar(&quot;&amp;[.F24]&amp;&quot;)&quot;;IF([.E24]=&quot;Number (Long)&quot;;&quot;int&quot;;&quot;other&quot;));[.B24])" office:value-type="string" office:string-value="int" calcext:value-type="string">
            <text:p>int</text:p>
          </table:table-cell>
          <table:table-cell table:formula="of:=IF(LEN([.A24])=0;[.D24];[.A24])" office:value-type="string" office:string-value="pop_under85" calcext:value-type="string">
            <text:p>pop_under85</text:p>
          </table:table-cell>
          <table:table-cell table:formula="of:=[.H24]&amp;&quot; &quot; &amp;[.G24]&amp;&quot;,&quot;" office:value-type="string" office:string-value="pop_under85 int," calcext:value-type="string">
            <text:p>pop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9 </text:p>
          </table:table-cell>
          <table:table-cell office:value-type="string" calcext:value-type="string">
            <text:p>DPSF001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5])=0;IF([.E25]=&quot;Text&quot;;&quot;varchar(&quot;&amp;[.F25]&amp;&quot;)&quot;;IF([.E25]=&quot;Number (Long)&quot;;&quot;int&quot;;&quot;other&quot;));[.B25])" office:value-type="string" office:string-value="int" calcext:value-type="string">
            <text:p>int</text:p>
          </table:table-cell>
          <table:table-cell table:formula="of:=IF(LEN([.A25])=0;[.D25];[.A25])" office:value-type="string" office:string-value="pop_over85" calcext:value-type="string">
            <text:p>pop_over85</text:p>
          </table:table-cell>
          <table:table-cell table:formula="of:=[.H25]&amp;&quot; &quot; &amp;[.G25]&amp;&quot;,&quot;" office:value-type="string" office:string-value="pop_over85 int," calcext:value-type="string">
            <text:p>pop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0 </text:p>
          </table:table-cell>
          <table:table-cell office:value-type="string" calcext:value-type="string">
            <text:p>DPSF001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6])=0;IF([.E26]=&quot;Text&quot;;&quot;varchar(&quot;&amp;[.F26]&amp;&quot;)&quot;;IF([.E26]=&quot;Number (Long)&quot;;&quot;int&quot;;&quot;other&quot;));[.B26])" office:value-type="string" office:string-value="int" calcext:value-type="string">
            <text:p>int</text:p>
          </table:table-cell>
          <table:table-cell table:formula="of:=IF(LEN([.A26])=0;[.D26];[.A26])" office:value-type="string" office:string-value="male_total" calcext:value-type="string">
            <text:p>male_total</text:p>
          </table:table-cell>
          <table:table-cell table:formula="of:=[.H26]&amp;&quot; &quot; &amp;[.G26]&amp;&quot;,&quot;" office:value-type="string" office:string-value="male_total int," calcext:value-type="string">
            <text:p>male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1 </text:p>
          </table:table-cell>
          <table:table-cell office:value-type="string" calcext:value-type="string">
            <text:p>DPSF001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7])=0;IF([.E27]=&quot;Text&quot;;&quot;varchar(&quot;&amp;[.F27]&amp;&quot;)&quot;;IF([.E27]=&quot;Number (Long)&quot;;&quot;int&quot;;&quot;other&quot;));[.B27])" office:value-type="string" office:string-value="int" calcext:value-type="string">
            <text:p>int</text:p>
          </table:table-cell>
          <table:table-cell table:formula="of:=IF(LEN([.A27])=0;[.D27];[.A27])" office:value-type="string" office:string-value="male_under5" calcext:value-type="string">
            <text:p>male_under5</text:p>
          </table:table-cell>
          <table:table-cell table:formula="of:=[.H27]&amp;&quot; &quot; &amp;[.G27]&amp;&quot;,&quot;" office:value-type="string" office:string-value="male_under5 int," calcext:value-type="string">
            <text:p>male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2 </text:p>
          </table:table-cell>
          <table:table-cell office:value-type="string" calcext:value-type="string">
            <text:p>DPSF001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8])=0;IF([.E28]=&quot;Text&quot;;&quot;varchar(&quot;&amp;[.F28]&amp;&quot;)&quot;;IF([.E28]=&quot;Number (Long)&quot;;&quot;int&quot;;&quot;other&quot;));[.B28])" office:value-type="string" office:string-value="int" calcext:value-type="string">
            <text:p>int</text:p>
          </table:table-cell>
          <table:table-cell table:formula="of:=IF(LEN([.A28])=0;[.D28];[.A28])" office:value-type="string" office:string-value="male_under10" calcext:value-type="string">
            <text:p>male_under10</text:p>
          </table:table-cell>
          <table:table-cell table:formula="of:=[.H28]&amp;&quot; &quot; &amp;[.G28]&amp;&quot;,&quot;" office:value-type="string" office:string-value="male_under10 int," calcext:value-type="string">
            <text:p>male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3 </text:p>
          </table:table-cell>
          <table:table-cell office:value-type="string" calcext:value-type="string">
            <text:p>DPSF001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9])=0;IF([.E29]=&quot;Text&quot;;&quot;varchar(&quot;&amp;[.F29]&amp;&quot;)&quot;;IF([.E29]=&quot;Number (Long)&quot;;&quot;int&quot;;&quot;other&quot;));[.B29])" office:value-type="string" office:string-value="int" calcext:value-type="string">
            <text:p>int</text:p>
          </table:table-cell>
          <table:table-cell table:formula="of:=IF(LEN([.A29])=0;[.D29];[.A29])" office:value-type="string" office:string-value="male_under15" calcext:value-type="string">
            <text:p>male_under15</text:p>
          </table:table-cell>
          <table:table-cell table:formula="of:=[.H29]&amp;&quot; &quot; &amp;[.G29]&amp;&quot;,&quot;" office:value-type="string" office:string-value="male_under15 int," calcext:value-type="string">
            <text:p>male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4 </text:p>
          </table:table-cell>
          <table:table-cell office:value-type="string" calcext:value-type="string">
            <text:p>DPSF001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0])=0;IF([.E30]=&quot;Text&quot;;&quot;varchar(&quot;&amp;[.F30]&amp;&quot;)&quot;;IF([.E30]=&quot;Number (Long)&quot;;&quot;int&quot;;&quot;other&quot;));[.B30])" office:value-type="string" office:string-value="int" calcext:value-type="string">
            <text:p>int</text:p>
          </table:table-cell>
          <table:table-cell table:formula="of:=IF(LEN([.A30])=0;[.D30];[.A30])" office:value-type="string" office:string-value="male_under20" calcext:value-type="string">
            <text:p>male_under20</text:p>
          </table:table-cell>
          <table:table-cell table:formula="of:=[.H30]&amp;&quot; &quot; &amp;[.G30]&amp;&quot;,&quot;" office:value-type="string" office:string-value="male_under20 int," calcext:value-type="string">
            <text:p>male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5 </text:p>
          </table:table-cell>
          <table:table-cell office:value-type="string" calcext:value-type="string">
            <text:p>DPSF001002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1])=0;IF([.E31]=&quot;Text&quot;;&quot;varchar(&quot;&amp;[.F31]&amp;&quot;)&quot;;IF([.E31]=&quot;Number (Long)&quot;;&quot;int&quot;;&quot;other&quot;));[.B31])" office:value-type="string" office:string-value="int" calcext:value-type="string">
            <text:p>int</text:p>
          </table:table-cell>
          <table:table-cell table:formula="of:=IF(LEN([.A31])=0;[.D31];[.A31])" office:value-type="string" office:string-value="male_under25" calcext:value-type="string">
            <text:p>male_under25</text:p>
          </table:table-cell>
          <table:table-cell table:formula="of:=[.H31]&amp;&quot; &quot; &amp;[.G31]&amp;&quot;,&quot;" office:value-type="string" office:string-value="male_under25 int," calcext:value-type="string">
            <text:p>male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6 </text:p>
          </table:table-cell>
          <table:table-cell office:value-type="string" calcext:value-type="string">
            <text:p>DPSF001002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2])=0;IF([.E32]=&quot;Text&quot;;&quot;varchar(&quot;&amp;[.F32]&amp;&quot;)&quot;;IF([.E32]=&quot;Number (Long)&quot;;&quot;int&quot;;&quot;other&quot;));[.B32])" office:value-type="string" office:string-value="int" calcext:value-type="string">
            <text:p>int</text:p>
          </table:table-cell>
          <table:table-cell table:formula="of:=IF(LEN([.A32])=0;[.D32];[.A32])" office:value-type="string" office:string-value="male_under30" calcext:value-type="string">
            <text:p>male_under30</text:p>
          </table:table-cell>
          <table:table-cell table:formula="of:=[.H32]&amp;&quot; &quot; &amp;[.G32]&amp;&quot;,&quot;" office:value-type="string" office:string-value="male_under30 int," calcext:value-type="string">
            <text:p>male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7 </text:p>
          </table:table-cell>
          <table:table-cell office:value-type="string" calcext:value-type="string">
            <text:p>DPSF001002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3])=0;IF([.E33]=&quot;Text&quot;;&quot;varchar(&quot;&amp;[.F33]&amp;&quot;)&quot;;IF([.E33]=&quot;Number (Long)&quot;;&quot;int&quot;;&quot;other&quot;));[.B33])" office:value-type="string" office:string-value="int" calcext:value-type="string">
            <text:p>int</text:p>
          </table:table-cell>
          <table:table-cell table:formula="of:=IF(LEN([.A33])=0;[.D33];[.A33])" office:value-type="string" office:string-value="male_under35" calcext:value-type="string">
            <text:p>male_under35</text:p>
          </table:table-cell>
          <table:table-cell table:formula="of:=[.H33]&amp;&quot; &quot; &amp;[.G33]&amp;&quot;,&quot;" office:value-type="string" office:string-value="male_under35 int," calcext:value-type="string">
            <text:p>male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8 </text:p>
          </table:table-cell>
          <table:table-cell office:value-type="string" calcext:value-type="string">
            <text:p>DPSF001002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4])=0;IF([.E34]=&quot;Text&quot;;&quot;varchar(&quot;&amp;[.F34]&amp;&quot;)&quot;;IF([.E34]=&quot;Number (Long)&quot;;&quot;int&quot;;&quot;other&quot;));[.B34])" office:value-type="string" office:string-value="int" calcext:value-type="string">
            <text:p>int</text:p>
          </table:table-cell>
          <table:table-cell table:formula="of:=IF(LEN([.A34])=0;[.D34];[.A34])" office:value-type="string" office:string-value="male_under40" calcext:value-type="string">
            <text:p>male_under40</text:p>
          </table:table-cell>
          <table:table-cell table:formula="of:=[.H34]&amp;&quot; &quot; &amp;[.G34]&amp;&quot;,&quot;" office:value-type="string" office:string-value="male_under40 int," calcext:value-type="string">
            <text:p>male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9 </text:p>
          </table:table-cell>
          <table:table-cell office:value-type="string" calcext:value-type="string">
            <text:p>DPSF001002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5])=0;IF([.E35]=&quot;Text&quot;;&quot;varchar(&quot;&amp;[.F35]&amp;&quot;)&quot;;IF([.E35]=&quot;Number (Long)&quot;;&quot;int&quot;;&quot;other&quot;));[.B35])" office:value-type="string" office:string-value="int" calcext:value-type="string">
            <text:p>int</text:p>
          </table:table-cell>
          <table:table-cell table:formula="of:=IF(LEN([.A35])=0;[.D35];[.A35])" office:value-type="string" office:string-value="male_under45" calcext:value-type="string">
            <text:p>male_under45</text:p>
          </table:table-cell>
          <table:table-cell table:formula="of:=[.H35]&amp;&quot; &quot; &amp;[.G35]&amp;&quot;,&quot;" office:value-type="string" office:string-value="male_under45 int," calcext:value-type="string">
            <text:p>male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0 </text:p>
          </table:table-cell>
          <table:table-cell office:value-type="string" calcext:value-type="string">
            <text:p>DPSF001003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6])=0;IF([.E36]=&quot;Text&quot;;&quot;varchar(&quot;&amp;[.F36]&amp;&quot;)&quot;;IF([.E36]=&quot;Number (Long)&quot;;&quot;int&quot;;&quot;other&quot;));[.B36])" office:value-type="string" office:string-value="int" calcext:value-type="string">
            <text:p>int</text:p>
          </table:table-cell>
          <table:table-cell table:formula="of:=IF(LEN([.A36])=0;[.D36];[.A36])" office:value-type="string" office:string-value="male_under50" calcext:value-type="string">
            <text:p>male_under50</text:p>
          </table:table-cell>
          <table:table-cell table:formula="of:=[.H36]&amp;&quot; &quot; &amp;[.G36]&amp;&quot;,&quot;" office:value-type="string" office:string-value="male_under50 int," calcext:value-type="string">
            <text:p>male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1 </text:p>
          </table:table-cell>
          <table:table-cell office:value-type="string" calcext:value-type="string">
            <text:p>DPSF001003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7])=0;IF([.E37]=&quot;Text&quot;;&quot;varchar(&quot;&amp;[.F37]&amp;&quot;)&quot;;IF([.E37]=&quot;Number (Long)&quot;;&quot;int&quot;;&quot;other&quot;));[.B37])" office:value-type="string" office:string-value="int" calcext:value-type="string">
            <text:p>int</text:p>
          </table:table-cell>
          <table:table-cell table:formula="of:=IF(LEN([.A37])=0;[.D37];[.A37])" office:value-type="string" office:string-value="male_under55" calcext:value-type="string">
            <text:p>male_under55</text:p>
          </table:table-cell>
          <table:table-cell table:formula="of:=[.H37]&amp;&quot; &quot; &amp;[.G37]&amp;&quot;,&quot;" office:value-type="string" office:string-value="male_under55 int," calcext:value-type="string">
            <text:p>male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2 </text:p>
          </table:table-cell>
          <table:table-cell office:value-type="string" calcext:value-type="string">
            <text:p>DPSF001003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8])=0;IF([.E38]=&quot;Text&quot;;&quot;varchar(&quot;&amp;[.F38]&amp;&quot;)&quot;;IF([.E38]=&quot;Number (Long)&quot;;&quot;int&quot;;&quot;other&quot;));[.B38])" office:value-type="string" office:string-value="int" calcext:value-type="string">
            <text:p>int</text:p>
          </table:table-cell>
          <table:table-cell table:formula="of:=IF(LEN([.A38])=0;[.D38];[.A38])" office:value-type="string" office:string-value="male_under60" calcext:value-type="string">
            <text:p>male_under60</text:p>
          </table:table-cell>
          <table:table-cell table:formula="of:=[.H38]&amp;&quot; &quot; &amp;[.G38]&amp;&quot;,&quot;" office:value-type="string" office:string-value="male_under60 int," calcext:value-type="string">
            <text:p>male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3 </text:p>
          </table:table-cell>
          <table:table-cell office:value-type="string" calcext:value-type="string">
            <text:p>DPSF001003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9])=0;IF([.E39]=&quot;Text&quot;;&quot;varchar(&quot;&amp;[.F39]&amp;&quot;)&quot;;IF([.E39]=&quot;Number (Long)&quot;;&quot;int&quot;;&quot;other&quot;));[.B39])" office:value-type="string" office:string-value="int" calcext:value-type="string">
            <text:p>int</text:p>
          </table:table-cell>
          <table:table-cell table:formula="of:=IF(LEN([.A39])=0;[.D39];[.A39])" office:value-type="string" office:string-value="male_under65" calcext:value-type="string">
            <text:p>male_under65</text:p>
          </table:table-cell>
          <table:table-cell table:formula="of:=[.H39]&amp;&quot; &quot; &amp;[.G39]&amp;&quot;,&quot;" office:value-type="string" office:string-value="male_under65 int," calcext:value-type="string">
            <text:p>male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4 </text:p>
          </table:table-cell>
          <table:table-cell office:value-type="string" calcext:value-type="string">
            <text:p>DPSF001003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0])=0;IF([.E40]=&quot;Text&quot;;&quot;varchar(&quot;&amp;[.F40]&amp;&quot;)&quot;;IF([.E40]=&quot;Number (Long)&quot;;&quot;int&quot;;&quot;other&quot;));[.B40])" office:value-type="string" office:string-value="int" calcext:value-type="string">
            <text:p>int</text:p>
          </table:table-cell>
          <table:table-cell table:formula="of:=IF(LEN([.A40])=0;[.D40];[.A40])" office:value-type="string" office:string-value="male_under70" calcext:value-type="string">
            <text:p>male_under70</text:p>
          </table:table-cell>
          <table:table-cell table:formula="of:=[.H40]&amp;&quot; &quot; &amp;[.G40]&amp;&quot;,&quot;" office:value-type="string" office:string-value="male_under70 int," calcext:value-type="string">
            <text:p>male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5 </text:p>
          </table:table-cell>
          <table:table-cell office:value-type="string" calcext:value-type="string">
            <text:p>DPSF001003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1])=0;IF([.E41]=&quot;Text&quot;;&quot;varchar(&quot;&amp;[.F41]&amp;&quot;)&quot;;IF([.E41]=&quot;Number (Long)&quot;;&quot;int&quot;;&quot;other&quot;));[.B41])" office:value-type="string" office:string-value="int" calcext:value-type="string">
            <text:p>int</text:p>
          </table:table-cell>
          <table:table-cell table:formula="of:=IF(LEN([.A41])=0;[.D41];[.A41])" office:value-type="string" office:string-value="male_under75" calcext:value-type="string">
            <text:p>male_under75</text:p>
          </table:table-cell>
          <table:table-cell table:formula="of:=[.H41]&amp;&quot; &quot; &amp;[.G41]&amp;&quot;,&quot;" office:value-type="string" office:string-value="male_under75 int," calcext:value-type="string">
            <text:p>male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6 </text:p>
          </table:table-cell>
          <table:table-cell office:value-type="string" calcext:value-type="string">
            <text:p>DPSF001003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2])=0;IF([.E42]=&quot;Text&quot;;&quot;varchar(&quot;&amp;[.F42]&amp;&quot;)&quot;;IF([.E42]=&quot;Number (Long)&quot;;&quot;int&quot;;&quot;other&quot;));[.B42])" office:value-type="string" office:string-value="int" calcext:value-type="string">
            <text:p>int</text:p>
          </table:table-cell>
          <table:table-cell table:formula="of:=IF(LEN([.A42])=0;[.D42];[.A42])" office:value-type="string" office:string-value="male_under80" calcext:value-type="string">
            <text:p>male_under80</text:p>
          </table:table-cell>
          <table:table-cell table:formula="of:=[.H42]&amp;&quot; &quot; &amp;[.G42]&amp;&quot;,&quot;" office:value-type="string" office:string-value="male_under80 int," calcext:value-type="string">
            <text:p>male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7 </text:p>
          </table:table-cell>
          <table:table-cell office:value-type="string" calcext:value-type="string">
            <text:p>DPSF001003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3])=0;IF([.E43]=&quot;Text&quot;;&quot;varchar(&quot;&amp;[.F43]&amp;&quot;)&quot;;IF([.E43]=&quot;Number (Long)&quot;;&quot;int&quot;;&quot;other&quot;));[.B43])" office:value-type="string" office:string-value="int" calcext:value-type="string">
            <text:p>int</text:p>
          </table:table-cell>
          <table:table-cell table:formula="of:=IF(LEN([.A43])=0;[.D43];[.A43])" office:value-type="string" office:string-value="male_under85" calcext:value-type="string">
            <text:p>male_under85</text:p>
          </table:table-cell>
          <table:table-cell table:formula="of:=[.H43]&amp;&quot; &quot; &amp;[.G43]&amp;&quot;,&quot;" office:value-type="string" office:string-value="male_under85 int," calcext:value-type="string">
            <text:p>male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8 </text:p>
          </table:table-cell>
          <table:table-cell office:value-type="string" calcext:value-type="string">
            <text:p>DPSF001003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4])=0;IF([.E44]=&quot;Text&quot;;&quot;varchar(&quot;&amp;[.F44]&amp;&quot;)&quot;;IF([.E44]=&quot;Number (Long)&quot;;&quot;int&quot;;&quot;other&quot;));[.B44])" office:value-type="string" office:string-value="int" calcext:value-type="string">
            <text:p>int</text:p>
          </table:table-cell>
          <table:table-cell table:formula="of:=IF(LEN([.A44])=0;[.D44];[.A44])" office:value-type="string" office:string-value="male_over85" calcext:value-type="string">
            <text:p>male_over85</text:p>
          </table:table-cell>
          <table:table-cell table:formula="of:=[.H44]&amp;&quot; &quot; &amp;[.G44]&amp;&quot;,&quot;" office:value-type="string" office:string-value="male_over85 int," calcext:value-type="string">
            <text:p>male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9 </text:p>
          </table:table-cell>
          <table:table-cell office:value-type="string" calcext:value-type="string">
            <text:p>DPSF001003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5])=0;IF([.E45]=&quot;Text&quot;;&quot;varchar(&quot;&amp;[.F45]&amp;&quot;)&quot;;IF([.E45]=&quot;Number (Long)&quot;;&quot;int&quot;;&quot;other&quot;));[.B45])" office:value-type="string" office:string-value="int" calcext:value-type="string">
            <text:p>int</text:p>
          </table:table-cell>
          <table:table-cell table:formula="of:=IF(LEN([.A45])=0;[.D45];[.A45])" office:value-type="string" office:string-value="female_total" calcext:value-type="string">
            <text:p>female_total</text:p>
          </table:table-cell>
          <table:table-cell table:formula="of:=[.H45]&amp;&quot; &quot; &amp;[.G45]&amp;&quot;,&quot;" office:value-type="string" office:string-value="female_total int," calcext:value-type="string">
            <text:p>female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0 </text:p>
          </table:table-cell>
          <table:table-cell office:value-type="string" calcext:value-type="string">
            <text:p>DPSF001004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6])=0;IF([.E46]=&quot;Text&quot;;&quot;varchar(&quot;&amp;[.F46]&amp;&quot;)&quot;;IF([.E46]=&quot;Number (Long)&quot;;&quot;int&quot;;&quot;other&quot;));[.B46])" office:value-type="string" office:string-value="int" calcext:value-type="string">
            <text:p>int</text:p>
          </table:table-cell>
          <table:table-cell table:formula="of:=IF(LEN([.A46])=0;[.D46];[.A46])" office:value-type="string" office:string-value="female_under5" calcext:value-type="string">
            <text:p>female_under5</text:p>
          </table:table-cell>
          <table:table-cell table:formula="of:=[.H46]&amp;&quot; &quot; &amp;[.G46]&amp;&quot;,&quot;" office:value-type="string" office:string-value="female_under5 int," calcext:value-type="string">
            <text:p>female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1 </text:p>
          </table:table-cell>
          <table:table-cell office:value-type="string" calcext:value-type="string">
            <text:p>DPSF001004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7])=0;IF([.E47]=&quot;Text&quot;;&quot;varchar(&quot;&amp;[.F47]&amp;&quot;)&quot;;IF([.E47]=&quot;Number (Long)&quot;;&quot;int&quot;;&quot;other&quot;));[.B47])" office:value-type="string" office:string-value="int" calcext:value-type="string">
            <text:p>int</text:p>
          </table:table-cell>
          <table:table-cell table:formula="of:=IF(LEN([.A47])=0;[.D47];[.A47])" office:value-type="string" office:string-value="female_under10" calcext:value-type="string">
            <text:p>female_under10</text:p>
          </table:table-cell>
          <table:table-cell table:formula="of:=[.H47]&amp;&quot; &quot; &amp;[.G47]&amp;&quot;,&quot;" office:value-type="string" office:string-value="female_under10 int," calcext:value-type="string">
            <text:p>female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2 </text:p>
          </table:table-cell>
          <table:table-cell office:value-type="string" calcext:value-type="string">
            <text:p>DPSF001004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8])=0;IF([.E48]=&quot;Text&quot;;&quot;varchar(&quot;&amp;[.F48]&amp;&quot;)&quot;;IF([.E48]=&quot;Number (Long)&quot;;&quot;int&quot;;&quot;other&quot;));[.B48])" office:value-type="string" office:string-value="int" calcext:value-type="string">
            <text:p>int</text:p>
          </table:table-cell>
          <table:table-cell table:formula="of:=IF(LEN([.A48])=0;[.D48];[.A48])" office:value-type="string" office:string-value="female_under15" calcext:value-type="string">
            <text:p>female_under15</text:p>
          </table:table-cell>
          <table:table-cell table:formula="of:=[.H48]&amp;&quot; &quot; &amp;[.G48]&amp;&quot;,&quot;" office:value-type="string" office:string-value="female_under15 int," calcext:value-type="string">
            <text:p>female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3 </text:p>
          </table:table-cell>
          <table:table-cell office:value-type="string" calcext:value-type="string">
            <text:p>DPSF001004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9])=0;IF([.E49]=&quot;Text&quot;;&quot;varchar(&quot;&amp;[.F49]&amp;&quot;)&quot;;IF([.E49]=&quot;Number (Long)&quot;;&quot;int&quot;;&quot;other&quot;));[.B49])" office:value-type="string" office:string-value="int" calcext:value-type="string">
            <text:p>int</text:p>
          </table:table-cell>
          <table:table-cell table:formula="of:=IF(LEN([.A49])=0;[.D49];[.A49])" office:value-type="string" office:string-value="female_under20" calcext:value-type="string">
            <text:p>female_under20</text:p>
          </table:table-cell>
          <table:table-cell table:formula="of:=[.H49]&amp;&quot; &quot; &amp;[.G49]&amp;&quot;,&quot;" office:value-type="string" office:string-value="female_under20 int," calcext:value-type="string">
            <text:p>female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4 </text:p>
          </table:table-cell>
          <table:table-cell office:value-type="string" calcext:value-type="string">
            <text:p>DPSF001004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0])=0;IF([.E50]=&quot;Text&quot;;&quot;varchar(&quot;&amp;[.F50]&amp;&quot;)&quot;;IF([.E50]=&quot;Number (Long)&quot;;&quot;int&quot;;&quot;other&quot;));[.B50])" office:value-type="string" office:string-value="int" calcext:value-type="string">
            <text:p>int</text:p>
          </table:table-cell>
          <table:table-cell table:formula="of:=IF(LEN([.A50])=0;[.D50];[.A50])" office:value-type="string" office:string-value="female_under25" calcext:value-type="string">
            <text:p>female_under25</text:p>
          </table:table-cell>
          <table:table-cell table:formula="of:=[.H50]&amp;&quot; &quot; &amp;[.G50]&amp;&quot;,&quot;" office:value-type="string" office:string-value="female_under25 int," calcext:value-type="string">
            <text:p>female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5 </text:p>
          </table:table-cell>
          <table:table-cell office:value-type="string" calcext:value-type="string">
            <text:p>DPSF001004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1])=0;IF([.E51]=&quot;Text&quot;;&quot;varchar(&quot;&amp;[.F51]&amp;&quot;)&quot;;IF([.E51]=&quot;Number (Long)&quot;;&quot;int&quot;;&quot;other&quot;));[.B51])" office:value-type="string" office:string-value="int" calcext:value-type="string">
            <text:p>int</text:p>
          </table:table-cell>
          <table:table-cell table:formula="of:=IF(LEN([.A51])=0;[.D51];[.A51])" office:value-type="string" office:string-value="female_under30" calcext:value-type="string">
            <text:p>female_under30</text:p>
          </table:table-cell>
          <table:table-cell table:formula="of:=[.H51]&amp;&quot; &quot; &amp;[.G51]&amp;&quot;,&quot;" office:value-type="string" office:string-value="female_under30 int," calcext:value-type="string">
            <text:p>female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6 </text:p>
          </table:table-cell>
          <table:table-cell office:value-type="string" calcext:value-type="string">
            <text:p>DPSF001004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2])=0;IF([.E52]=&quot;Text&quot;;&quot;varchar(&quot;&amp;[.F52]&amp;&quot;)&quot;;IF([.E52]=&quot;Number (Long)&quot;;&quot;int&quot;;&quot;other&quot;));[.B52])" office:value-type="string" office:string-value="int" calcext:value-type="string">
            <text:p>int</text:p>
          </table:table-cell>
          <table:table-cell table:formula="of:=IF(LEN([.A52])=0;[.D52];[.A52])" office:value-type="string" office:string-value="female_under35" calcext:value-type="string">
            <text:p>female_under35</text:p>
          </table:table-cell>
          <table:table-cell table:formula="of:=[.H52]&amp;&quot; &quot; &amp;[.G52]&amp;&quot;,&quot;" office:value-type="string" office:string-value="female_under35 int," calcext:value-type="string">
            <text:p>female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7 </text:p>
          </table:table-cell>
          <table:table-cell office:value-type="string" calcext:value-type="string">
            <text:p>DPSF001004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3])=0;IF([.E53]=&quot;Text&quot;;&quot;varchar(&quot;&amp;[.F53]&amp;&quot;)&quot;;IF([.E53]=&quot;Number (Long)&quot;;&quot;int&quot;;&quot;other&quot;));[.B53])" office:value-type="string" office:string-value="int" calcext:value-type="string">
            <text:p>int</text:p>
          </table:table-cell>
          <table:table-cell table:formula="of:=IF(LEN([.A53])=0;[.D53];[.A53])" office:value-type="string" office:string-value="female_under40" calcext:value-type="string">
            <text:p>female_under40</text:p>
          </table:table-cell>
          <table:table-cell table:formula="of:=[.H53]&amp;&quot; &quot; &amp;[.G53]&amp;&quot;,&quot;" office:value-type="string" office:string-value="female_under40 int," calcext:value-type="string">
            <text:p>female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8 </text:p>
          </table:table-cell>
          <table:table-cell office:value-type="string" calcext:value-type="string">
            <text:p>DPSF001004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4])=0;IF([.E54]=&quot;Text&quot;;&quot;varchar(&quot;&amp;[.F54]&amp;&quot;)&quot;;IF([.E54]=&quot;Number (Long)&quot;;&quot;int&quot;;&quot;other&quot;));[.B54])" office:value-type="string" office:string-value="int" calcext:value-type="string">
            <text:p>int</text:p>
          </table:table-cell>
          <table:table-cell table:formula="of:=IF(LEN([.A54])=0;[.D54];[.A54])" office:value-type="string" office:string-value="female_under45" calcext:value-type="string">
            <text:p>female_under45</text:p>
          </table:table-cell>
          <table:table-cell table:formula="of:=[.H54]&amp;&quot; &quot; &amp;[.G54]&amp;&quot;,&quot;" office:value-type="string" office:string-value="female_under45 int," calcext:value-type="string">
            <text:p>female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9 </text:p>
          </table:table-cell>
          <table:table-cell office:value-type="string" calcext:value-type="string">
            <text:p>DPSF001004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5])=0;IF([.E55]=&quot;Text&quot;;&quot;varchar(&quot;&amp;[.F55]&amp;&quot;)&quot;;IF([.E55]=&quot;Number (Long)&quot;;&quot;int&quot;;&quot;other&quot;));[.B55])" office:value-type="string" office:string-value="int" calcext:value-type="string">
            <text:p>int</text:p>
          </table:table-cell>
          <table:table-cell table:formula="of:=IF(LEN([.A55])=0;[.D55];[.A55])" office:value-type="string" office:string-value="female_under50" calcext:value-type="string">
            <text:p>female_under50</text:p>
          </table:table-cell>
          <table:table-cell table:formula="of:=[.H55]&amp;&quot; &quot; &amp;[.G55]&amp;&quot;,&quot;" office:value-type="string" office:string-value="female_under50 int," calcext:value-type="string">
            <text:p>female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0 </text:p>
          </table:table-cell>
          <table:table-cell office:value-type="string" calcext:value-type="string">
            <text:p>DPSF001005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6])=0;IF([.E56]=&quot;Text&quot;;&quot;varchar(&quot;&amp;[.F56]&amp;&quot;)&quot;;IF([.E56]=&quot;Number (Long)&quot;;&quot;int&quot;;&quot;other&quot;));[.B56])" office:value-type="string" office:string-value="int" calcext:value-type="string">
            <text:p>int</text:p>
          </table:table-cell>
          <table:table-cell table:formula="of:=IF(LEN([.A56])=0;[.D56];[.A56])" office:value-type="string" office:string-value="female_under55" calcext:value-type="string">
            <text:p>female_under55</text:p>
          </table:table-cell>
          <table:table-cell table:formula="of:=[.H56]&amp;&quot; &quot; &amp;[.G56]&amp;&quot;,&quot;" office:value-type="string" office:string-value="female_under55 int," calcext:value-type="string">
            <text:p>female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1 </text:p>
          </table:table-cell>
          <table:table-cell office:value-type="string" calcext:value-type="string">
            <text:p>DPSF001005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7])=0;IF([.E57]=&quot;Text&quot;;&quot;varchar(&quot;&amp;[.F57]&amp;&quot;)&quot;;IF([.E57]=&quot;Number (Long)&quot;;&quot;int&quot;;&quot;other&quot;));[.B57])" office:value-type="string" office:string-value="int" calcext:value-type="string">
            <text:p>int</text:p>
          </table:table-cell>
          <table:table-cell table:formula="of:=IF(LEN([.A57])=0;[.D57];[.A57])" office:value-type="string" office:string-value="female_under60" calcext:value-type="string">
            <text:p>female_under60</text:p>
          </table:table-cell>
          <table:table-cell table:formula="of:=[.H57]&amp;&quot; &quot; &amp;[.G57]&amp;&quot;,&quot;" office:value-type="string" office:string-value="female_under60 int," calcext:value-type="string">
            <text:p>female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2 </text:p>
          </table:table-cell>
          <table:table-cell office:value-type="string" calcext:value-type="string">
            <text:p>DPSF001005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8])=0;IF([.E58]=&quot;Text&quot;;&quot;varchar(&quot;&amp;[.F58]&amp;&quot;)&quot;;IF([.E58]=&quot;Number (Long)&quot;;&quot;int&quot;;&quot;other&quot;));[.B58])" office:value-type="string" office:string-value="int" calcext:value-type="string">
            <text:p>int</text:p>
          </table:table-cell>
          <table:table-cell table:formula="of:=IF(LEN([.A58])=0;[.D58];[.A58])" office:value-type="string" office:string-value="female_under65" calcext:value-type="string">
            <text:p>female_under65</text:p>
          </table:table-cell>
          <table:table-cell table:formula="of:=[.H58]&amp;&quot; &quot; &amp;[.G58]&amp;&quot;,&quot;" office:value-type="string" office:string-value="female_under65 int," calcext:value-type="string">
            <text:p>female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3 </text:p>
          </table:table-cell>
          <table:table-cell office:value-type="string" calcext:value-type="string">
            <text:p>DPSF001005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9])=0;IF([.E59]=&quot;Text&quot;;&quot;varchar(&quot;&amp;[.F59]&amp;&quot;)&quot;;IF([.E59]=&quot;Number (Long)&quot;;&quot;int&quot;;&quot;other&quot;));[.B59])" office:value-type="string" office:string-value="int" calcext:value-type="string">
            <text:p>int</text:p>
          </table:table-cell>
          <table:table-cell table:formula="of:=IF(LEN([.A59])=0;[.D59];[.A59])" office:value-type="string" office:string-value="female_under70" calcext:value-type="string">
            <text:p>female_under70</text:p>
          </table:table-cell>
          <table:table-cell table:formula="of:=[.H59]&amp;&quot; &quot; &amp;[.G59]&amp;&quot;,&quot;" office:value-type="string" office:string-value="female_under70 int," calcext:value-type="string">
            <text:p>female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4 </text:p>
          </table:table-cell>
          <table:table-cell office:value-type="string" calcext:value-type="string">
            <text:p>DPSF001005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0])=0;IF([.E60]=&quot;Text&quot;;&quot;varchar(&quot;&amp;[.F60]&amp;&quot;)&quot;;IF([.E60]=&quot;Number (Long)&quot;;&quot;int&quot;;&quot;other&quot;));[.B60])" office:value-type="string" office:string-value="int" calcext:value-type="string">
            <text:p>int</text:p>
          </table:table-cell>
          <table:table-cell table:formula="of:=IF(LEN([.A60])=0;[.D60];[.A60])" office:value-type="string" office:string-value="female_under75" calcext:value-type="string">
            <text:p>female_under75</text:p>
          </table:table-cell>
          <table:table-cell table:formula="of:=[.H60]&amp;&quot; &quot; &amp;[.G60]&amp;&quot;,&quot;" office:value-type="string" office:string-value="female_under75 int," calcext:value-type="string">
            <text:p>female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5 </text:p>
          </table:table-cell>
          <table:table-cell office:value-type="string" calcext:value-type="string">
            <text:p>DPSF001005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1])=0;IF([.E61]=&quot;Text&quot;;&quot;varchar(&quot;&amp;[.F61]&amp;&quot;)&quot;;IF([.E61]=&quot;Number (Long)&quot;;&quot;int&quot;;&quot;other&quot;));[.B61])" office:value-type="string" office:string-value="int" calcext:value-type="string">
            <text:p>int</text:p>
          </table:table-cell>
          <table:table-cell table:formula="of:=IF(LEN([.A61])=0;[.D61];[.A61])" office:value-type="string" office:string-value="female_under80" calcext:value-type="string">
            <text:p>female_under80</text:p>
          </table:table-cell>
          <table:table-cell table:formula="of:=[.H61]&amp;&quot; &quot; &amp;[.G61]&amp;&quot;,&quot;" office:value-type="string" office:string-value="female_under80 int," calcext:value-type="string">
            <text:p>female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6 </text:p>
          </table:table-cell>
          <table:table-cell office:value-type="string" calcext:value-type="string">
            <text:p>DPSF001005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2])=0;IF([.E62]=&quot;Text&quot;;&quot;varchar(&quot;&amp;[.F62]&amp;&quot;)&quot;;IF([.E62]=&quot;Number (Long)&quot;;&quot;int&quot;;&quot;other&quot;));[.B62])" office:value-type="string" office:string-value="int" calcext:value-type="string">
            <text:p>int</text:p>
          </table:table-cell>
          <table:table-cell table:formula="of:=IF(LEN([.A62])=0;[.D62];[.A62])" office:value-type="string" office:string-value="female_under85" calcext:value-type="string">
            <text:p>female_under85</text:p>
          </table:table-cell>
          <table:table-cell table:formula="of:=[.H62]&amp;&quot; &quot; &amp;[.G62]&amp;&quot;,&quot;" office:value-type="string" office:string-value="female_under85 int," calcext:value-type="string">
            <text:p>female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7 </text:p>
          </table:table-cell>
          <table:table-cell office:value-type="string" calcext:value-type="string">
            <text:p>DPSF001005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3])=0;IF([.E63]=&quot;Text&quot;;&quot;varchar(&quot;&amp;[.F63]&amp;&quot;)&quot;;IF([.E63]=&quot;Number (Long)&quot;;&quot;int&quot;;&quot;other&quot;));[.B63])" office:value-type="string" office:string-value="int" calcext:value-type="string">
            <text:p>int</text:p>
          </table:table-cell>
          <table:table-cell table:formula="of:=IF(LEN([.A63])=0;[.D63];[.A63])" office:value-type="string" office:string-value="female_over85" calcext:value-type="string">
            <text:p>female_over85</text:p>
          </table:table-cell>
          <table:table-cell table:formula="of:=[.H63]&amp;&quot; &quot; &amp;[.G63]&amp;&quot;,&quot;" office:value-type="string" office:string-value="female_over85 int," calcext:value-type="string">
            <text:p>female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pop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1 </text:p>
          </table:table-cell>
          <table:table-cell office:value-type="string" calcext:value-type="string">
            <text:p>DPSF00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4])=0;IF([.E64]=&quot;Text&quot;;&quot;varchar(&quot;&amp;[.F64]&amp;&quot;)&quot;;IF([.E64]=&quot;Number (Long)&quot;;&quot;int&quot;;&quot;other&quot;));[.B64])" office:value-type="string" office:string-value="float" calcext:value-type="string">
            <text:p>float</text:p>
          </table:table-cell>
          <table:table-cell table:formula="of:=IF(LEN([.A64])=0;[.D64];[.A64])" office:value-type="string" office:string-value="median_pop_age" calcext:value-type="string">
            <text:p>median_pop_age</text:p>
          </table:table-cell>
          <table:table-cell table:formula="of:=[.H64]&amp;&quot; &quot; &amp;[.G64]&amp;&quot;,&quot;" office:value-type="string" office:string-value="median_pop_age float," calcext:value-type="string">
            <text:p>median_pop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male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2 </text:p>
          </table:table-cell>
          <table:table-cell office:value-type="string" calcext:value-type="string">
            <text:p>DPSF00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5])=0;IF([.E65]=&quot;Text&quot;;&quot;varchar(&quot;&amp;[.F65]&amp;&quot;)&quot;;IF([.E65]=&quot;Number (Long)&quot;;&quot;int&quot;;&quot;other&quot;));[.B65])" office:value-type="string" office:string-value="float" calcext:value-type="string">
            <text:p>float</text:p>
          </table:table-cell>
          <table:table-cell table:formula="of:=IF(LEN([.A65])=0;[.D65];[.A65])" office:value-type="string" office:string-value="median_male_age" calcext:value-type="string">
            <text:p>median_male_age</text:p>
          </table:table-cell>
          <table:table-cell table:formula="of:=[.H65]&amp;&quot; &quot; &amp;[.G65]&amp;&quot;,&quot;" office:value-type="string" office:string-value="median_male_age float," calcext:value-type="string">
            <text:p>median_male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female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3 </text:p>
          </table:table-cell>
          <table:table-cell office:value-type="string" calcext:value-type="string">
            <text:p>DPSF00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6])=0;IF([.E66]=&quot;Text&quot;;&quot;varchar(&quot;&amp;[.F66]&amp;&quot;)&quot;;IF([.E66]=&quot;Number (Long)&quot;;&quot;int&quot;;&quot;other&quot;));[.B66])" office:value-type="string" office:string-value="float" calcext:value-type="string">
            <text:p>float</text:p>
          </table:table-cell>
          <table:table-cell table:formula="of:=IF(LEN([.A66])=0;[.D66];[.A66])" office:value-type="string" office:string-value="median_female_age" calcext:value-type="string">
            <text:p>median_female_age</text:p>
          </table:table-cell>
          <table:table-cell table:formula="of:=[.H66]&amp;&quot; &quot; &amp;[.G66]&amp;&quot;,&quot;" office:value-type="string" office:string-value="median_female_age float," calcext:value-type="string">
            <text:p>median_female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1 </text:p>
          </table:table-cell>
          <table:table-cell office:value-type="string" calcext:value-type="string">
            <text:p>DPSF00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7])=0;IF([.E67]=&quot;Text&quot;;&quot;varchar(&quot;&amp;[.F67]&amp;&quot;)&quot;;IF([.E67]=&quot;Number (Long)&quot;;&quot;int&quot;;&quot;other&quot;));[.B67])" office:value-type="string" office:string-value="int" calcext:value-type="string">
            <text:p>int</text:p>
          </table:table-cell>
          <table:table-cell table:formula="of:=IF(LEN([.A67])=0;[.D67];[.A67])" office:value-type="string" office:string-value="pop_over16" calcext:value-type="string">
            <text:p>pop_over16</text:p>
          </table:table-cell>
          <table:table-cell table:formula="of:=[.H67]&amp;&quot; &quot; &amp;[.G67]&amp;&quot;,&quot;" office:value-type="string" office:string-value="pop_over16 int," calcext:value-type="string">
            <text:p>pop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2 </text:p>
          </table:table-cell>
          <table:table-cell office:value-type="string" calcext:value-type="string">
            <text:p>DPSF00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8])=0;IF([.E68]=&quot;Text&quot;;&quot;varchar(&quot;&amp;[.F68]&amp;&quot;)&quot;;IF([.E68]=&quot;Number (Long)&quot;;&quot;int&quot;;&quot;other&quot;));[.B68])" office:value-type="string" office:string-value="int" calcext:value-type="string">
            <text:p>int</text:p>
          </table:table-cell>
          <table:table-cell table:formula="of:=IF(LEN([.A68])=0;[.D68];[.A68])" office:value-type="string" office:string-value="male_over16" calcext:value-type="string">
            <text:p>male_over16</text:p>
          </table:table-cell>
          <table:table-cell table:formula="of:=[.H68]&amp;&quot; &quot; &amp;[.G68]&amp;&quot;,&quot;" office:value-type="string" office:string-value="male_over16 int," calcext:value-type="string">
            <text:p>male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3 </text:p>
          </table:table-cell>
          <table:table-cell office:value-type="string" calcext:value-type="string">
            <text:p>DPSF00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9])=0;IF([.E69]=&quot;Text&quot;;&quot;varchar(&quot;&amp;[.F69]&amp;&quot;)&quot;;IF([.E69]=&quot;Number (Long)&quot;;&quot;int&quot;;&quot;other&quot;));[.B69])" office:value-type="string" office:string-value="int" calcext:value-type="string">
            <text:p>int</text:p>
          </table:table-cell>
          <table:table-cell table:formula="of:=IF(LEN([.A69])=0;[.D69];[.A69])" office:value-type="string" office:string-value="female_over16" calcext:value-type="string">
            <text:p>female_over16</text:p>
          </table:table-cell>
          <table:table-cell table:formula="of:=[.H69]&amp;&quot; &quot; &amp;[.G69]&amp;&quot;,&quot;" office:value-type="string" office:string-value="female_over16 int," calcext:value-type="string">
            <text:p>female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1 </text:p>
          </table:table-cell>
          <table:table-cell office:value-type="string" calcext:value-type="string">
            <text:p>DPSF00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0])=0;IF([.E70]=&quot;Text&quot;;&quot;varchar(&quot;&amp;[.F70]&amp;&quot;)&quot;;IF([.E70]=&quot;Number (Long)&quot;;&quot;int&quot;;&quot;other&quot;));[.B70])" office:value-type="string" office:string-value="int" calcext:value-type="string">
            <text:p>int</text:p>
          </table:table-cell>
          <table:table-cell table:formula="of:=IF(LEN([.A70])=0;[.D70];[.A70])" office:value-type="string" office:string-value="pop_over18" calcext:value-type="string">
            <text:p>pop_over18</text:p>
          </table:table-cell>
          <table:table-cell table:formula="of:=[.H70]&amp;&quot; &quot; &amp;[.G70]&amp;&quot;,&quot;" office:value-type="string" office:string-value="pop_over18 int," calcext:value-type="string">
            <text:p>pop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2 </text:p>
          </table:table-cell>
          <table:table-cell office:value-type="string" calcext:value-type="string">
            <text:p>DPSF004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1])=0;IF([.E71]=&quot;Text&quot;;&quot;varchar(&quot;&amp;[.F71]&amp;&quot;)&quot;;IF([.E71]=&quot;Number (Long)&quot;;&quot;int&quot;;&quot;other&quot;));[.B71])" office:value-type="string" office:string-value="int" calcext:value-type="string">
            <text:p>int</text:p>
          </table:table-cell>
          <table:table-cell table:formula="of:=IF(LEN([.A71])=0;[.D71];[.A71])" office:value-type="string" office:string-value="male_over18" calcext:value-type="string">
            <text:p>male_over18</text:p>
          </table:table-cell>
          <table:table-cell table:formula="of:=[.H71]&amp;&quot; &quot; &amp;[.G71]&amp;&quot;,&quot;" office:value-type="string" office:string-value="male_over18 int," calcext:value-type="string">
            <text:p>male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3 </text:p>
          </table:table-cell>
          <table:table-cell office:value-type="string" calcext:value-type="string">
            <text:p>DPSF004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2])=0;IF([.E72]=&quot;Text&quot;;&quot;varchar(&quot;&amp;[.F72]&amp;&quot;)&quot;;IF([.E72]=&quot;Number (Long)&quot;;&quot;int&quot;;&quot;other&quot;));[.B72])" office:value-type="string" office:string-value="int" calcext:value-type="string">
            <text:p>int</text:p>
          </table:table-cell>
          <table:table-cell table:formula="of:=IF(LEN([.A72])=0;[.D72];[.A72])" office:value-type="string" office:string-value="female_over18" calcext:value-type="string">
            <text:p>female_over18</text:p>
          </table:table-cell>
          <table:table-cell table:formula="of:=[.H72]&amp;&quot; &quot; &amp;[.G72]&amp;&quot;,&quot;" office:value-type="string" office:string-value="female_over18 int," calcext:value-type="string">
            <text:p>female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1 </text:p>
          </table:table-cell>
          <table:table-cell office:value-type="string" calcext:value-type="string">
            <text:p>DPSF00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3])=0;IF([.E73]=&quot;Text&quot;;&quot;varchar(&quot;&amp;[.F73]&amp;&quot;)&quot;;IF([.E73]=&quot;Number (Long)&quot;;&quot;int&quot;;&quot;other&quot;));[.B73])" office:value-type="string" office:string-value="int" calcext:value-type="string">
            <text:p>int</text:p>
          </table:table-cell>
          <table:table-cell table:formula="of:=IF(LEN([.A73])=0;[.D73];[.A73])" office:value-type="string" office:string-value="pop_over21" calcext:value-type="string">
            <text:p>pop_over21</text:p>
          </table:table-cell>
          <table:table-cell table:formula="of:=[.H73]&amp;&quot; &quot; &amp;[.G73]&amp;&quot;,&quot;" office:value-type="string" office:string-value="pop_over21 int," calcext:value-type="string">
            <text:p>pop_over21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2 </text:p>
          </table:table-cell>
          <table:table-cell office:value-type="string" calcext:value-type="string">
            <text:p>DPSF005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4])=0;IF([.E74]=&quot;Text&quot;;&quot;varchar(&quot;&amp;[.F74]&amp;&quot;)&quot;;IF([.E74]=&quot;Number (Long)&quot;;&quot;int&quot;;&quot;other&quot;));[.B74])" office:value-type="string" office:string-value="int" calcext:value-type="string">
            <text:p>int</text:p>
          </table:table-cell>
          <table:table-cell table:formula="of:=IF(LEN([.A74])=0;[.D74];[.A74])" office:value-type="string" office:string-value="male_over21" calcext:value-type="string">
            <text:p>male_over21</text:p>
          </table:table-cell>
          <table:table-cell table:formula="of:=[.H74]&amp;&quot; &quot; &amp;[.G74]&amp;&quot;,&quot;" office:value-type="string" office:string-value="male_over21 int," calcext:value-type="string">
            <text:p>male_over21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3 </text:p>
          </table:table-cell>
          <table:table-cell office:value-type="string" calcext:value-type="string">
            <text:p>DPSF005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5])=0;IF([.E75]=&quot;Text&quot;;&quot;varchar(&quot;&amp;[.F75]&amp;&quot;)&quot;;IF([.E75]=&quot;Number (Long)&quot;;&quot;int&quot;;&quot;other&quot;));[.B75])" office:value-type="string" office:string-value="int" calcext:value-type="string">
            <text:p>int</text:p>
          </table:table-cell>
          <table:table-cell table:formula="of:=IF(LEN([.A75])=0;[.D75];[.A75])" office:value-type="string" office:string-value="female_over21" calcext:value-type="string">
            <text:p>female_over21</text:p>
          </table:table-cell>
          <table:table-cell table:formula="of:=[.H75]&amp;&quot; &quot; &amp;[.G75]&amp;&quot;,&quot;" office:value-type="string" office:string-value="female_over21 int," calcext:value-type="string">
            <text:p>female_over21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p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1 </text:p>
          </table:table-cell>
          <table:table-cell office:value-type="string" calcext:value-type="string">
            <text:p>DPSF0060001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6])=0;IF([.E76]=&quot;Text&quot;;&quot;varchar(&quot;&amp;[.F76]&amp;&quot;)&quot;;IF([.E76]=&quot;Number (Long)&quot;;&quot;int&quot;;&quot;other&quot;));[.B76])" office:value-type="string" office:string-value="int" calcext:value-type="string">
            <text:p>int</text:p>
          </table:table-cell>
          <table:table-cell table:formula="of:=IF(LEN([.A76])=0;[.D76];[.A76])" office:value-type="string" office:string-value="pop_over62" calcext:value-type="string">
            <text:p>pop_over62</text:p>
          </table:table-cell>
          <table:table-cell table:formula="of:=[.H76]&amp;&quot; &quot; &amp;[.G76]&amp;&quot;,&quot;" office:value-type="string" office:string-value="pop_over62 int," calcext:value-type="string">
            <text:p>pop_over62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le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2 </text:p>
          </table:table-cell>
          <table:table-cell office:value-type="string" calcext:value-type="string">
            <text:p>DPSF0060002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7])=0;IF([.E77]=&quot;Text&quot;;&quot;varchar(&quot;&amp;[.F77]&amp;&quot;)&quot;;IF([.E77]=&quot;Number (Long)&quot;;&quot;int&quot;;&quot;other&quot;));[.B77])" office:value-type="string" office:string-value="int" calcext:value-type="string">
            <text:p>int</text:p>
          </table:table-cell>
          <table:table-cell table:formula="of:=IF(LEN([.A77])=0;[.D77];[.A77])" office:value-type="string" office:string-value="male_over62" calcext:value-type="string">
            <text:p>male_over62</text:p>
          </table:table-cell>
          <table:table-cell table:formula="of:=[.H77]&amp;&quot; &quot; &amp;[.G77]&amp;&quot;,&quot;" office:value-type="string" office:string-value="male_over62 int," calcext:value-type="string">
            <text:p>male_over62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emale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3 </text:p>
          </table:table-cell>
          <table:table-cell office:value-type="string" calcext:value-type="string">
            <text:p>DPSF0060003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8])=0;IF([.E78]=&quot;Text&quot;;&quot;varchar(&quot;&amp;[.F78]&amp;&quot;)&quot;;IF([.E78]=&quot;Number (Long)&quot;;&quot;int&quot;;&quot;other&quot;));[.B78])" office:value-type="string" office:string-value="int" calcext:value-type="string">
            <text:p>int</text:p>
          </table:table-cell>
          <table:table-cell table:formula="of:=IF(LEN([.A78])=0;[.D78];[.A78])" office:value-type="string" office:string-value="female_over62" calcext:value-type="string">
            <text:p>female_over62</text:p>
          </table:table-cell>
          <table:table-cell table:formula="of:=[.H78]&amp;&quot; &quot; &amp;[.G78]&amp;&quot;,&quot;" office:value-type="string" office:string-value="female_over62 int," calcext:value-type="string">
            <text:p>female_over62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1 </text:p>
          </table:table-cell>
          <table:table-cell office:value-type="string" calcext:value-type="string">
            <text:p>DPSF00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9])=0;IF([.E79]=&quot;Text&quot;;&quot;varchar(&quot;&amp;[.F79]&amp;&quot;)&quot;;IF([.E79]=&quot;Number (Long)&quot;;&quot;int&quot;;&quot;other&quot;));[.B79])" office:value-type="string" office:string-value="int" calcext:value-type="string">
            <text:p>int</text:p>
          </table:table-cell>
          <table:table-cell table:formula="of:=IF(LEN([.A79])=0;[.D79];[.A79])" office:value-type="string" office:string-value="pop_over65" calcext:value-type="string">
            <text:p>pop_over65</text:p>
          </table:table-cell>
          <table:table-cell table:formula="of:=[.H79]&amp;&quot; &quot; &amp;[.G79]&amp;&quot;,&quot;" office:value-type="string" office:string-value="pop_over65 int," calcext:value-type="string">
            <text:p>pop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2 </text:p>
          </table:table-cell>
          <table:table-cell office:value-type="string" calcext:value-type="string">
            <text:p>DPSF007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0])=0;IF([.E80]=&quot;Text&quot;;&quot;varchar(&quot;&amp;[.F80]&amp;&quot;)&quot;;IF([.E80]=&quot;Number (Long)&quot;;&quot;int&quot;;&quot;other&quot;));[.B80])" office:value-type="string" office:string-value="int" calcext:value-type="string">
            <text:p>int</text:p>
          </table:table-cell>
          <table:table-cell table:formula="of:=IF(LEN([.A80])=0;[.D80];[.A80])" office:value-type="string" office:string-value="male_over65" calcext:value-type="string">
            <text:p>male_over65</text:p>
          </table:table-cell>
          <table:table-cell table:formula="of:=[.H80]&amp;&quot; &quot; &amp;[.G80]&amp;&quot;,&quot;" office:value-type="string" office:string-value="male_over65 int," calcext:value-type="string">
            <text:p>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3 </text:p>
          </table:table-cell>
          <table:table-cell office:value-type="string" calcext:value-type="string">
            <text:p>DPSF007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1])=0;IF([.E81]=&quot;Text&quot;;&quot;varchar(&quot;&amp;[.F81]&amp;&quot;)&quot;;IF([.E81]=&quot;Number (Long)&quot;;&quot;int&quot;;&quot;other&quot;));[.B81])" office:value-type="string" office:string-value="int" calcext:value-type="string">
            <text:p>int</text:p>
          </table:table-cell>
          <table:table-cell table:formula="of:=IF(LEN([.A81])=0;[.D81];[.A81])" office:value-type="string" office:string-value="female_over65" calcext:value-type="string">
            <text:p>female_over65</text:p>
          </table:table-cell>
          <table:table-cell table:formula="of:=[.H81]&amp;&quot; &quot; &amp;[.G81]&amp;&quot;,&quot;" office:value-type="string" office:string-value="female_over65 int," calcext:value-type="string">
            <text:p>fe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1 </text:p>
          </table:table-cell>
          <table:table-cell office:value-type="string" calcext:value-type="string">
            <text:p>DPSF00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2])=0;IF([.E82]=&quot;Text&quot;;&quot;varchar(&quot;&amp;[.F82]&amp;&quot;)&quot;;IF([.E82]=&quot;Number (Long)&quot;;&quot;int&quot;;&quot;other&quot;));[.B82])" office:value-type="string" office:string-value="int" calcext:value-type="string">
            <text:p>int</text:p>
          </table:table-cell>
          <table:table-cell table:formula="of:=IF(LEN([.A82])=0;[.D82];[.A82])" office:value-type="string" office:string-value="total" calcext:value-type="string">
            <text:p>total</text:p>
          </table:table-cell>
          <table:table-cell table:formula="of:=[.H82]&amp;&quot; &quot; &amp;[.G82]&amp;&quot;,&quot;" office:value-type="string" office:string-value="total int," calcext:value-type="string">
            <text:p>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2 </text:p>
          </table:table-cell>
          <table:table-cell office:value-type="string" calcext:value-type="string">
            <text:p>DPSF00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3])=0;IF([.E83]=&quot;Text&quot;;&quot;varchar(&quot;&amp;[.F83]&amp;&quot;)&quot;;IF([.E83]=&quot;Number (Long)&quot;;&quot;int&quot;;&quot;other&quot;));[.B83])" office:value-type="string" office:string-value="int" calcext:value-type="string">
            <text:p>int</text:p>
          </table:table-cell>
          <table:table-cell table:formula="of:=IF(LEN([.A83])=0;[.D83];[.A83])" office:value-type="string" office:string-value="single_race" calcext:value-type="string">
            <text:p>single_race</text:p>
          </table:table-cell>
          <table:table-cell table:formula="of:=[.H83]&amp;&quot; &quot; &amp;[.G83]&amp;&quot;,&quot;" office:value-type="string" office:string-value="single_race int," calcext:value-type="string">
            <text:p>single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whi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3</text:p>
          </table:table-cell>
          <table:table-cell office:value-type="string" calcext:value-type="string">
            <text:p>DPSF00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4])=0;IF([.E84]=&quot;Text&quot;;&quot;varchar(&quot;&amp;[.F84]&amp;&quot;)&quot;;IF([.E84]=&quot;Number (Long)&quot;;&quot;int&quot;;&quot;other&quot;));[.B84])" office:value-type="string" office:string-value="int" calcext:value-type="string">
            <text:p>int</text:p>
          </table:table-cell>
          <table:table-cell table:formula="of:=IF(LEN([.A84])=0;[.D84];[.A84])" office:value-type="string" office:string-value="single_race_white" calcext:value-type="string">
            <text:p>single_race_white</text:p>
          </table:table-cell>
          <table:table-cell table:formula="of:=[.H84]&amp;&quot; &quot; &amp;[.G84]&amp;&quot;,&quot;" office:value-type="string" office:string-value="single_race_white int," calcext:value-type="string">
            <text:p>single_race_whit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bla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4</text:p>
          </table:table-cell>
          <table:table-cell office:value-type="string" calcext:value-type="string">
            <text:p>DPSF00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5])=0;IF([.E85]=&quot;Text&quot;;&quot;varchar(&quot;&amp;[.F85]&amp;&quot;)&quot;;IF([.E85]=&quot;Number (Long)&quot;;&quot;int&quot;;&quot;other&quot;));[.B85])" office:value-type="string" office:string-value="int" calcext:value-type="string">
            <text:p>int</text:p>
          </table:table-cell>
          <table:table-cell table:formula="of:=IF(LEN([.A85])=0;[.D85];[.A85])" office:value-type="string" office:string-value="single_race_black" calcext:value-type="string">
            <text:p>single_race_black</text:p>
          </table:table-cell>
          <table:table-cell table:formula="of:=[.H85]&amp;&quot; &quot; &amp;[.G85]&amp;&quot;,&quot;" office:value-type="string" office:string-value="single_race_black int," calcext:value-type="string">
            <text:p>single_race_black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nat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5</text:p>
          </table:table-cell>
          <table:table-cell office:value-type="string" calcext:value-type="string">
            <text:p>DPSF00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6])=0;IF([.E86]=&quot;Text&quot;;&quot;varchar(&quot;&amp;[.F86]&amp;&quot;)&quot;;IF([.E86]=&quot;Number (Long)&quot;;&quot;int&quot;;&quot;other&quot;));[.B86])" office:value-type="string" office:string-value="int" calcext:value-type="string">
            <text:p>int</text:p>
          </table:table-cell>
          <table:table-cell table:formula="of:=IF(LEN([.A86])=0;[.D86];[.A86])" office:value-type="string" office:string-value="single_race_native" calcext:value-type="string">
            <text:p>single_race_native</text:p>
          </table:table-cell>
          <table:table-cell table:formula="of:=[.H86]&amp;&quot; &quot; &amp;[.G86]&amp;&quot;,&quot;" office:value-type="string" office:string-value="single_race_native int," calcext:value-type="string">
            <text:p>single_race_nativ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as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6</text:p>
          </table:table-cell>
          <table:table-cell office:value-type="string" calcext:value-type="string">
            <text:p>DPSF00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7])=0;IF([.E87]=&quot;Text&quot;;&quot;varchar(&quot;&amp;[.F87]&amp;&quot;)&quot;;IF([.E87]=&quot;Number (Long)&quot;;&quot;int&quot;;&quot;other&quot;));[.B87])" office:value-type="string" office:string-value="int" calcext:value-type="string">
            <text:p>int</text:p>
          </table:table-cell>
          <table:table-cell table:formula="of:=IF(LEN([.A87])=0;[.D87];[.A87])" office:value-type="string" office:string-value="single_race_asian" calcext:value-type="string">
            <text:p>single_race_asian</text:p>
          </table:table-cell>
          <table:table-cell table:formula="of:=[.H87]&amp;&quot; &quot; &amp;[.G87]&amp;&quot;,&quot;" office:value-type="string" office:string-value="single_race_asian int," calcext:value-type="string">
            <text:p>single_race_as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ind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7</text:p>
          </table:table-cell>
          <table:table-cell office:value-type="string" calcext:value-type="string">
            <text:p>DPSF00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8])=0;IF([.E88]=&quot;Text&quot;;&quot;varchar(&quot;&amp;[.F88]&amp;&quot;)&quot;;IF([.E88]=&quot;Number (Long)&quot;;&quot;int&quot;;&quot;other&quot;));[.B88])" office:value-type="string" office:string-value="int" calcext:value-type="string">
            <text:p>int</text:p>
          </table:table-cell>
          <table:table-cell table:formula="of:=IF(LEN([.A88])=0;[.D88];[.A88])" office:value-type="string" office:string-value="asian_indian" calcext:value-type="string">
            <text:p>asian_indian</text:p>
          </table:table-cell>
          <table:table-cell table:formula="of:=[.H88]&amp;&quot; &quot; &amp;[.G88]&amp;&quot;,&quot;" office:value-type="string" office:string-value="asian_indian int," calcext:value-type="string">
            <text:p>asian_ind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chin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8</text:p>
          </table:table-cell>
          <table:table-cell office:value-type="string" calcext:value-type="string">
            <text:p>DPSF00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9])=0;IF([.E89]=&quot;Text&quot;;&quot;varchar(&quot;&amp;[.F89]&amp;&quot;)&quot;;IF([.E89]=&quot;Number (Long)&quot;;&quot;int&quot;;&quot;other&quot;));[.B89])" office:value-type="string" office:string-value="int" calcext:value-type="string">
            <text:p>int</text:p>
          </table:table-cell>
          <table:table-cell table:formula="of:=IF(LEN([.A89])=0;[.D89];[.A89])" office:value-type="string" office:string-value="asian_chinese" calcext:value-type="string">
            <text:p>asian_chinese</text:p>
          </table:table-cell>
          <table:table-cell table:formula="of:=[.H89]&amp;&quot; &quot; &amp;[.G89]&amp;&quot;,&quot;" office:value-type="string" office:string-value="asian_chinese int," calcext:value-type="string">
            <text:p>asian_chin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filipi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9</text:p>
          </table:table-cell>
          <table:table-cell office:value-type="string" calcext:value-type="string">
            <text:p>DPSF00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0])=0;IF([.E90]=&quot;Text&quot;;&quot;varchar(&quot;&amp;[.F90]&amp;&quot;)&quot;;IF([.E90]=&quot;Number (Long)&quot;;&quot;int&quot;;&quot;other&quot;));[.B90])" office:value-type="string" office:string-value="int" calcext:value-type="string">
            <text:p>int</text:p>
          </table:table-cell>
          <table:table-cell table:formula="of:=IF(LEN([.A90])=0;[.D90];[.A90])" office:value-type="string" office:string-value="asian_filipino" calcext:value-type="string">
            <text:p>asian_filipino</text:p>
          </table:table-cell>
          <table:table-cell table:formula="of:=[.H90]&amp;&quot; &quot; &amp;[.G90]&amp;&quot;,&quot;" office:value-type="string" office:string-value="asian_filipino int," calcext:value-type="string">
            <text:p>asian_filipino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japan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0</text:p>
          </table:table-cell>
          <table:table-cell office:value-type="string" calcext:value-type="string">
            <text:p>DPSF008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1])=0;IF([.E91]=&quot;Text&quot;;&quot;varchar(&quot;&amp;[.F91]&amp;&quot;)&quot;;IF([.E91]=&quot;Number (Long)&quot;;&quot;int&quot;;&quot;other&quot;));[.B91])" office:value-type="string" office:string-value="int" calcext:value-type="string">
            <text:p>int</text:p>
          </table:table-cell>
          <table:table-cell table:formula="of:=IF(LEN([.A91])=0;[.D91];[.A91])" office:value-type="string" office:string-value="asian_japanese" calcext:value-type="string">
            <text:p>asian_japanese</text:p>
          </table:table-cell>
          <table:table-cell table:formula="of:=[.H91]&amp;&quot; &quot; &amp;[.G91]&amp;&quot;,&quot;" office:value-type="string" office:string-value="asian_japanese int," calcext:value-type="string">
            <text:p>asian_japan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kore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1</text:p>
          </table:table-cell>
          <table:table-cell office:value-type="string" calcext:value-type="string">
            <text:p>DPSF008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2])=0;IF([.E92]=&quot;Text&quot;;&quot;varchar(&quot;&amp;[.F92]&amp;&quot;)&quot;;IF([.E92]=&quot;Number (Long)&quot;;&quot;int&quot;;&quot;other&quot;));[.B92])" office:value-type="string" office:string-value="int" calcext:value-type="string">
            <text:p>int</text:p>
          </table:table-cell>
          <table:table-cell table:formula="of:=IF(LEN([.A92])=0;[.D92];[.A92])" office:value-type="string" office:string-value="asian_korean" calcext:value-type="string">
            <text:p>asian_korean</text:p>
          </table:table-cell>
          <table:table-cell table:formula="of:=[.H92]&amp;&quot; &quot; &amp;[.G92]&amp;&quot;,&quot;" office:value-type="string" office:string-value="asian_korean int," calcext:value-type="string">
            <text:p>asian_kore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vietnam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2</text:p>
          </table:table-cell>
          <table:table-cell office:value-type="string" calcext:value-type="string">
            <text:p>DPSF008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3])=0;IF([.E93]=&quot;Text&quot;;&quot;varchar(&quot;&amp;[.F93]&amp;&quot;)&quot;;IF([.E93]=&quot;Number (Long)&quot;;&quot;int&quot;;&quot;other&quot;));[.B93])" office:value-type="string" office:string-value="int" calcext:value-type="string">
            <text:p>int</text:p>
          </table:table-cell>
          <table:table-cell table:formula="of:=IF(LEN([.A93])=0;[.D93];[.A93])" office:value-type="string" office:string-value="asian_vietnamese" calcext:value-type="string">
            <text:p>asian_vietnamese</text:p>
          </table:table-cell>
          <table:table-cell table:formula="of:=[.H93]&amp;&quot; &quot; &amp;[.G93]&amp;&quot;,&quot;" office:value-type="string" office:string-value="asian_vietnamese int," calcext:value-type="string">
            <text:p>asian_vietnam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3</text:p>
          </table:table-cell>
          <table:table-cell office:value-type="string" calcext:value-type="string">
            <text:p>DPSF008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4])=0;IF([.E94]=&quot;Text&quot;;&quot;varchar(&quot;&amp;[.F94]&amp;&quot;)&quot;;IF([.E94]=&quot;Number (Long)&quot;;&quot;int&quot;;&quot;other&quot;));[.B94])" office:value-type="string" office:string-value="int" calcext:value-type="string">
            <text:p>int</text:p>
          </table:table-cell>
          <table:table-cell table:formula="of:=IF(LEN([.A94])=0;[.D94];[.A94])" office:value-type="string" office:string-value="asian_other" calcext:value-type="string">
            <text:p>asian_other</text:p>
          </table:table-cell>
          <table:table-cell table:formula="of:=[.H94]&amp;&quot; &quot; &amp;[.G94]&amp;&quot;,&quot;" office:value-type="string" office:string-value="asian_other int," calcext:value-type="string">
            <text:p>asian_oth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4</text:p>
          </table:table-cell>
          <table:table-cell office:value-type="string" calcext:value-type="string">
            <text:p>DPSF008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5])=0;IF([.E95]=&quot;Text&quot;;&quot;varchar(&quot;&amp;[.F95]&amp;&quot;)&quot;;IF([.E95]=&quot;Number (Long)&quot;;&quot;int&quot;;&quot;other&quot;));[.B95])" office:value-type="string" office:string-value="int" calcext:value-type="string">
            <text:p>int</text:p>
          </table:table-cell>
          <table:table-cell table:formula="of:=IF(LEN([.A95])=0;[.D95];[.A95])" office:value-type="string" office:string-value="islander" calcext:value-type="string">
            <text:p>islander</text:p>
          </table:table-cell>
          <table:table-cell table:formula="of:=[.H95]&amp;&quot; &quot; &amp;[.G95]&amp;&quot;,&quot;" office:value-type="string" office:string-value="islander int," calcext:value-type="string">
            <text:p>island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hawai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5</text:p>
          </table:table-cell>
          <table:table-cell office:value-type="string" calcext:value-type="string">
            <text:p>DPSF008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6])=0;IF([.E96]=&quot;Text&quot;;&quot;varchar(&quot;&amp;[.F96]&amp;&quot;)&quot;;IF([.E96]=&quot;Number (Long)&quot;;&quot;int&quot;;&quot;other&quot;));[.B96])" office:value-type="string" office:string-value="int" calcext:value-type="string">
            <text:p>int</text:p>
          </table:table-cell>
          <table:table-cell table:formula="of:=IF(LEN([.A96])=0;[.D96];[.A96])" office:value-type="string" office:string-value="islander_hawaiian" calcext:value-type="string">
            <text:p>islander_hawaiian</text:p>
          </table:table-cell>
          <table:table-cell table:formula="of:=[.H96]&amp;&quot; &quot; &amp;[.G96]&amp;&quot;,&quot;" office:value-type="string" office:string-value="islander_hawaiian int," calcext:value-type="string">
            <text:p>islander_hawai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guaman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6</text:p>
          </table:table-cell>
          <table:table-cell office:value-type="string" calcext:value-type="string">
            <text:p>DPSF008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7])=0;IF([.E97]=&quot;Text&quot;;&quot;varchar(&quot;&amp;[.F97]&amp;&quot;)&quot;;IF([.E97]=&quot;Number (Long)&quot;;&quot;int&quot;;&quot;other&quot;));[.B97])" office:value-type="string" office:string-value="int" calcext:value-type="string">
            <text:p>int</text:p>
          </table:table-cell>
          <table:table-cell table:formula="of:=IF(LEN([.A97])=0;[.D97];[.A97])" office:value-type="string" office:string-value="islander_guamanian" calcext:value-type="string">
            <text:p>islander_guamanian</text:p>
          </table:table-cell>
          <table:table-cell table:formula="of:=[.H97]&amp;&quot; &quot; &amp;[.G97]&amp;&quot;,&quot;" office:value-type="string" office:string-value="islander_guamanian int," calcext:value-type="string">
            <text:p>islander_guaman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samo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7</text:p>
          </table:table-cell>
          <table:table-cell office:value-type="string" calcext:value-type="string">
            <text:p>DPSF008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8])=0;IF([.E98]=&quot;Text&quot;;&quot;varchar(&quot;&amp;[.F98]&amp;&quot;)&quot;;IF([.E98]=&quot;Number (Long)&quot;;&quot;int&quot;;&quot;other&quot;));[.B98])" office:value-type="string" office:string-value="int" calcext:value-type="string">
            <text:p>int</text:p>
          </table:table-cell>
          <table:table-cell table:formula="of:=IF(LEN([.A98])=0;[.D98];[.A98])" office:value-type="string" office:string-value="islander_samoan" calcext:value-type="string">
            <text:p>islander_samoan</text:p>
          </table:table-cell>
          <table:table-cell table:formula="of:=[.H98]&amp;&quot; &quot; &amp;[.G98]&amp;&quot;,&quot;" office:value-type="string" office:string-value="islander_samoan int," calcext:value-type="string">
            <text:p>islander_samo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8</text:p>
          </table:table-cell>
          <table:table-cell office:value-type="string" calcext:value-type="string">
            <text:p>DPSF008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9])=0;IF([.E99]=&quot;Text&quot;;&quot;varchar(&quot;&amp;[.F99]&amp;&quot;)&quot;;IF([.E99]=&quot;Number (Long)&quot;;&quot;int&quot;;&quot;other&quot;));[.B99])" office:value-type="string" office:string-value="int" calcext:value-type="string">
            <text:p>int</text:p>
          </table:table-cell>
          <table:table-cell table:formula="of:=IF(LEN([.A99])=0;[.D99];[.A99])" office:value-type="string" office:string-value="islander_other" calcext:value-type="string">
            <text:p>islander_other</text:p>
          </table:table-cell>
          <table:table-cell table:formula="of:=[.H99]&amp;&quot; &quot; &amp;[.G99]&amp;&quot;,&quot;" office:value-type="string" office:string-value="islander_other int," calcext:value-type="string">
            <text:p>islander_oth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single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9</text:p>
          </table:table-cell>
          <table:table-cell office:value-type="string" calcext:value-type="string">
            <text:p>DPSF008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0])=0;IF([.E100]=&quot;Text&quot;;&quot;varchar(&quot;&amp;[.F100]&amp;&quot;)&quot;;IF([.E100]=&quot;Number (Long)&quot;;&quot;int&quot;;&quot;other&quot;));[.B100])" office:value-type="string" office:string-value="int" calcext:value-type="string">
            <text:p>int</text:p>
          </table:table-cell>
          <table:table-cell table:formula="of:=IF(LEN([.A100])=0;[.D100];[.A100])" office:value-type="string" office:string-value="other_single_race" calcext:value-type="string">
            <text:p>other_single_race</text:p>
          </table:table-cell>
          <table:table-cell table:formula="of:=[.H100]&amp;&quot; &quot; &amp;[.G100]&amp;&quot;,&quot;" office:value-type="string" office:string-value="other_single_race int," calcext:value-type="string">
            <text:p>other_single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0</text:p>
          </table:table-cell>
          <table:table-cell office:value-type="string" calcext:value-type="string">
            <text:p>DPSF008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1])=0;IF([.E101]=&quot;Text&quot;;&quot;varchar(&quot;&amp;[.F101]&amp;&quot;)&quot;;IF([.E101]=&quot;Number (Long)&quot;;&quot;int&quot;;&quot;other&quot;));[.B101])" office:value-type="string" office:string-value="int" calcext:value-type="string">
            <text:p>int</text:p>
          </table:table-cell>
          <table:table-cell table:formula="of:=IF(LEN([.A101])=0;[.D101];[.A101])" office:value-type="string" office:string-value="mixed_race" calcext:value-type="string">
            <text:p>mixed_race</text:p>
          </table:table-cell>
          <table:table-cell table:formula="of:=[.H101]&amp;&quot; &quot; &amp;[.G101]&amp;&quot;,&quot;" office:value-type="string" office:string-value="mixed_race int," calcext:value-type="string">
            <text:p>mixed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nat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1</text:p>
          </table:table-cell>
          <table:table-cell office:value-type="string" calcext:value-type="string">
            <text:p>DPSF008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2])=0;IF([.E102]=&quot;Text&quot;;&quot;varchar(&quot;&amp;[.F102]&amp;&quot;)&quot;;IF([.E102]=&quot;Number (Long)&quot;;&quot;int&quot;;&quot;other&quot;));[.B102])" office:value-type="string" office:string-value="int" calcext:value-type="string">
            <text:p>int</text:p>
          </table:table-cell>
          <table:table-cell table:formula="of:=IF(LEN([.A102])=0;[.D102];[.A102])" office:value-type="string" office:string-value="mixed_race_w_native" calcext:value-type="string">
            <text:p>mixed_race_w_native</text:p>
          </table:table-cell>
          <table:table-cell table:formula="of:=[.H102]&amp;&quot; &quot; &amp;[.G102]&amp;&quot;,&quot;" office:value-type="string" office:string-value="mixed_race_w_native int," calcext:value-type="string">
            <text:p>mixed_race_w_nativ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as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2</text:p>
          </table:table-cell>
          <table:table-cell office:value-type="string" calcext:value-type="string">
            <text:p>DPSF008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3])=0;IF([.E103]=&quot;Text&quot;;&quot;varchar(&quot;&amp;[.F103]&amp;&quot;)&quot;;IF([.E103]=&quot;Number (Long)&quot;;&quot;int&quot;;&quot;other&quot;));[.B103])" office:value-type="string" office:string-value="int" calcext:value-type="string">
            <text:p>int</text:p>
          </table:table-cell>
          <table:table-cell table:formula="of:=IF(LEN([.A103])=0;[.D103];[.A103])" office:value-type="string" office:string-value="mixed_race_w_asian" calcext:value-type="string">
            <text:p>mixed_race_w_asian</text:p>
          </table:table-cell>
          <table:table-cell table:formula="of:=[.H103]&amp;&quot; &quot; &amp;[.G103]&amp;&quot;,&quot;" office:value-type="string" office:string-value="mixed_race_w_asian int," calcext:value-type="string">
            <text:p>mixed_race_w_as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bla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3</text:p>
          </table:table-cell>
          <table:table-cell office:value-type="string" calcext:value-type="string">
            <text:p>DPSF008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4])=0;IF([.E104]=&quot;Text&quot;;&quot;varchar(&quot;&amp;[.F104]&amp;&quot;)&quot;;IF([.E104]=&quot;Number (Long)&quot;;&quot;int&quot;;&quot;other&quot;));[.B104])" office:value-type="string" office:string-value="int" calcext:value-type="string">
            <text:p>int</text:p>
          </table:table-cell>
          <table:table-cell table:formula="of:=IF(LEN([.A104])=0;[.D104];[.A104])" office:value-type="string" office:string-value="mixed_race_w_black" calcext:value-type="string">
            <text:p>mixed_race_w_black</text:p>
          </table:table-cell>
          <table:table-cell table:formula="of:=[.H104]&amp;&quot; &quot; &amp;[.G104]&amp;&quot;,&quot;" office:value-type="string" office:string-value="mixed_race_w_black int," calcext:value-type="string">
            <text:p>mixed_race_w_black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4</text:p>
          </table:table-cell>
          <table:table-cell office:value-type="string" calcext:value-type="string">
            <text:p>DPSF008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5])=0;IF([.E105]=&quot;Text&quot;;&quot;varchar(&quot;&amp;[.F105]&amp;&quot;)&quot;;IF([.E105]=&quot;Number (Long)&quot;;&quot;int&quot;;&quot;other&quot;));[.B105])" office:value-type="string" office:string-value="int" calcext:value-type="string">
            <text:p>int</text:p>
          </table:table-cell>
          <table:table-cell table:formula="of:=IF(LEN([.A105])=0;[.D105];[.A105])" office:value-type="string" office:string-value="mixed_race_w_other" calcext:value-type="string">
            <text:p>mixed_race_w_other</text:p>
          </table:table-cell>
          <table:table-cell table:formula="of:=[.H105]&amp;&quot; &quot; &amp;[.G105]&amp;&quot;,&quot;" office:value-type="string" office:string-value="mixed_race_w_other int," calcext:value-type="string">
            <text:p>mixed_race_w_other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1 </text:p>
          </table:table-cell>
          <table:table-cell office:value-type="string" calcext:value-type="string">
            <text:p>DPSF00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6])=0;IF([.E106]=&quot;Text&quot;;&quot;varchar(&quot;&amp;[.F106]&amp;&quot;)&quot;;IF([.E106]=&quot;Number (Long)&quot;;&quot;int&quot;;&quot;other&quot;));[.B106])" office:value-type="string" office:string-value="int" calcext:value-type="string">
            <text:p>int</text:p>
          </table:table-cell>
          <table:table-cell table:formula="of:=IF(LEN([.A106])=0;[.D106];[.A106])" office:value-type="string" office:string-value="dpsf0090001 " calcext:value-type="string">
            <text:p>dpsf0090001 </text:p>
          </table:table-cell>
          <table:table-cell table:formula="of:=[.H106]&amp;&quot; &quot; &amp;[.G106]&amp;&quot;,&quot;" office:value-type="string" office:string-value="dpsf0090001  int," calcext:value-type="string">
            <text:p>dpsf009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2</text:p>
          </table:table-cell>
          <table:table-cell office:value-type="string" calcext:value-type="string">
            <text:p>DPSF009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7])=0;IF([.E107]=&quot;Text&quot;;&quot;varchar(&quot;&amp;[.F107]&amp;&quot;)&quot;;IF([.E107]=&quot;Number (Long)&quot;;&quot;int&quot;;&quot;other&quot;));[.B107])" office:value-type="string" office:string-value="int" calcext:value-type="string">
            <text:p>int</text:p>
          </table:table-cell>
          <table:table-cell table:formula="of:=IF(LEN([.A107])=0;[.D107];[.A107])" office:value-type="string" office:string-value="dpsf0090002" calcext:value-type="string">
            <text:p>dpsf0090002</text:p>
          </table:table-cell>
          <table:table-cell table:formula="of:=[.H107]&amp;&quot; &quot; &amp;[.G107]&amp;&quot;,&quot;" office:value-type="string" office:string-value="dpsf0090002 int," calcext:value-type="string">
            <text:p>dpsf009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3</text:p>
          </table:table-cell>
          <table:table-cell office:value-type="string" calcext:value-type="string">
            <text:p>DPSF009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8])=0;IF([.E108]=&quot;Text&quot;;&quot;varchar(&quot;&amp;[.F108]&amp;&quot;)&quot;;IF([.E108]=&quot;Number (Long)&quot;;&quot;int&quot;;&quot;other&quot;));[.B108])" office:value-type="string" office:string-value="int" calcext:value-type="string">
            <text:p>int</text:p>
          </table:table-cell>
          <table:table-cell table:formula="of:=IF(LEN([.A108])=0;[.D108];[.A108])" office:value-type="string" office:string-value="dpsf0090003" calcext:value-type="string">
            <text:p>dpsf0090003</text:p>
          </table:table-cell>
          <table:table-cell table:formula="of:=[.H108]&amp;&quot; &quot; &amp;[.G108]&amp;&quot;,&quot;" office:value-type="string" office:string-value="dpsf0090003 int," calcext:value-type="string">
            <text:p>dpsf009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4</text:p>
          </table:table-cell>
          <table:table-cell office:value-type="string" calcext:value-type="string">
            <text:p>DPSF009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9])=0;IF([.E109]=&quot;Text&quot;;&quot;varchar(&quot;&amp;[.F109]&amp;&quot;)&quot;;IF([.E109]=&quot;Number (Long)&quot;;&quot;int&quot;;&quot;other&quot;));[.B109])" office:value-type="string" office:string-value="int" calcext:value-type="string">
            <text:p>int</text:p>
          </table:table-cell>
          <table:table-cell table:formula="of:=IF(LEN([.A109])=0;[.D109];[.A109])" office:value-type="string" office:string-value="dpsf0090004" calcext:value-type="string">
            <text:p>dpsf0090004</text:p>
          </table:table-cell>
          <table:table-cell table:formula="of:=[.H109]&amp;&quot; &quot; &amp;[.G109]&amp;&quot;,&quot;" office:value-type="string" office:string-value="dpsf0090004 int," calcext:value-type="string">
            <text:p>dpsf009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5</text:p>
          </table:table-cell>
          <table:table-cell office:value-type="string" calcext:value-type="string">
            <text:p>DPSF009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0])=0;IF([.E110]=&quot;Text&quot;;&quot;varchar(&quot;&amp;[.F110]&amp;&quot;)&quot;;IF([.E110]=&quot;Number (Long)&quot;;&quot;int&quot;;&quot;other&quot;));[.B110])" office:value-type="string" office:string-value="int" calcext:value-type="string">
            <text:p>int</text:p>
          </table:table-cell>
          <table:table-cell table:formula="of:=IF(LEN([.A110])=0;[.D110];[.A110])" office:value-type="string" office:string-value="dpsf0090005" calcext:value-type="string">
            <text:p>dpsf0090005</text:p>
          </table:table-cell>
          <table:table-cell table:formula="of:=[.H110]&amp;&quot; &quot; &amp;[.G110]&amp;&quot;,&quot;" office:value-type="string" office:string-value="dpsf0090005 int," calcext:value-type="string">
            <text:p>dpsf009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6</text:p>
          </table:table-cell>
          <table:table-cell office:value-type="string" calcext:value-type="string">
            <text:p>DPSF009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1])=0;IF([.E111]=&quot;Text&quot;;&quot;varchar(&quot;&amp;[.F111]&amp;&quot;)&quot;;IF([.E111]=&quot;Number (Long)&quot;;&quot;int&quot;;&quot;other&quot;));[.B111])" office:value-type="string" office:string-value="int" calcext:value-type="string">
            <text:p>int</text:p>
          </table:table-cell>
          <table:table-cell table:formula="of:=IF(LEN([.A111])=0;[.D111];[.A111])" office:value-type="string" office:string-value="dpsf0090006" calcext:value-type="string">
            <text:p>dpsf0090006</text:p>
          </table:table-cell>
          <table:table-cell table:formula="of:=[.H111]&amp;&quot; &quot; &amp;[.G111]&amp;&quot;,&quot;" office:value-type="string" office:string-value="dpsf0090006 int," calcext:value-type="string">
            <text:p>dpsf009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1 </text:p>
          </table:table-cell>
          <table:table-cell office:value-type="string" calcext:value-type="string">
            <text:p>DPSF01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2])=0;IF([.E112]=&quot;Text&quot;;&quot;varchar(&quot;&amp;[.F112]&amp;&quot;)&quot;;IF([.E112]=&quot;Number (Long)&quot;;&quot;int&quot;;&quot;other&quot;));[.B112])" office:value-type="string" office:string-value="int" calcext:value-type="string">
            <text:p>int</text:p>
          </table:table-cell>
          <table:table-cell table:formula="of:=IF(LEN([.A112])=0;[.D112];[.A112])" office:value-type="string" office:string-value=" dpsf0100001 " calcext:value-type="string">
            <text:p><text:s/>dpsf0100001 </text:p>
          </table:table-cell>
          <table:table-cell table:formula="of:=[.H112]&amp;&quot; &quot; &amp;[.G112]&amp;&quot;,&quot;" office:value-type="string" office:string-value=" dpsf0100001  int," calcext:value-type="string">
            <text:p><text:s/>dpsf010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2</text:p>
          </table:table-cell>
          <table:table-cell office:value-type="string" calcext:value-type="string">
            <text:p>DPSF010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3])=0;IF([.E113]=&quot;Text&quot;;&quot;varchar(&quot;&amp;[.F113]&amp;&quot;)&quot;;IF([.E113]=&quot;Number (Long)&quot;;&quot;int&quot;;&quot;other&quot;));[.B113])" office:value-type="string" office:string-value="int" calcext:value-type="string">
            <text:p>int</text:p>
          </table:table-cell>
          <table:table-cell table:formula="of:=IF(LEN([.A113])=0;[.D113];[.A113])" office:value-type="string" office:string-value=" dpsf0100002" calcext:value-type="string">
            <text:p><text:s/>dpsf0100002</text:p>
          </table:table-cell>
          <table:table-cell table:formula="of:=[.H113]&amp;&quot; &quot; &amp;[.G113]&amp;&quot;,&quot;" office:value-type="string" office:string-value=" dpsf0100002 int," calcext:value-type="string">
            <text:p><text:s/>dpsf010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3</text:p>
          </table:table-cell>
          <table:table-cell office:value-type="string" calcext:value-type="string">
            <text:p>DPSF010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4])=0;IF([.E114]=&quot;Text&quot;;&quot;varchar(&quot;&amp;[.F114]&amp;&quot;)&quot;;IF([.E114]=&quot;Number (Long)&quot;;&quot;int&quot;;&quot;other&quot;));[.B114])" office:value-type="string" office:string-value="int" calcext:value-type="string">
            <text:p>int</text:p>
          </table:table-cell>
          <table:table-cell table:formula="of:=IF(LEN([.A114])=0;[.D114];[.A114])" office:value-type="string" office:string-value=" dpsf0100003" calcext:value-type="string">
            <text:p><text:s/>dpsf0100003</text:p>
          </table:table-cell>
          <table:table-cell table:formula="of:=[.H114]&amp;&quot; &quot; &amp;[.G114]&amp;&quot;,&quot;" office:value-type="string" office:string-value=" dpsf0100003 int," calcext:value-type="string">
            <text:p><text:s/>dpsf010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4</text:p>
          </table:table-cell>
          <table:table-cell office:value-type="string" calcext:value-type="string">
            <text:p>DPSF010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5])=0;IF([.E115]=&quot;Text&quot;;&quot;varchar(&quot;&amp;[.F115]&amp;&quot;)&quot;;IF([.E115]=&quot;Number (Long)&quot;;&quot;int&quot;;&quot;other&quot;));[.B115])" office:value-type="string" office:string-value="int" calcext:value-type="string">
            <text:p>int</text:p>
          </table:table-cell>
          <table:table-cell table:formula="of:=IF(LEN([.A115])=0;[.D115];[.A115])" office:value-type="string" office:string-value=" dpsf0100004" calcext:value-type="string">
            <text:p><text:s/>dpsf0100004</text:p>
          </table:table-cell>
          <table:table-cell table:formula="of:=[.H115]&amp;&quot; &quot; &amp;[.G115]&amp;&quot;,&quot;" office:value-type="string" office:string-value=" dpsf0100004 int," calcext:value-type="string">
            <text:p><text:s/>dpsf010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5</text:p>
          </table:table-cell>
          <table:table-cell office:value-type="string" calcext:value-type="string">
            <text:p>DPSF010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6])=0;IF([.E116]=&quot;Text&quot;;&quot;varchar(&quot;&amp;[.F116]&amp;&quot;)&quot;;IF([.E116]=&quot;Number (Long)&quot;;&quot;int&quot;;&quot;other&quot;));[.B116])" office:value-type="string" office:string-value="int" calcext:value-type="string">
            <text:p>int</text:p>
          </table:table-cell>
          <table:table-cell table:formula="of:=IF(LEN([.A116])=0;[.D116];[.A116])" office:value-type="string" office:string-value=" dpsf0100005" calcext:value-type="string">
            <text:p><text:s/>dpsf0100005</text:p>
          </table:table-cell>
          <table:table-cell table:formula="of:=[.H116]&amp;&quot; &quot; &amp;[.G116]&amp;&quot;,&quot;" office:value-type="string" office:string-value=" dpsf0100005 int," calcext:value-type="string">
            <text:p><text:s/>dpsf010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6</text:p>
          </table:table-cell>
          <table:table-cell office:value-type="string" calcext:value-type="string">
            <text:p>DPSF010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7])=0;IF([.E117]=&quot;Text&quot;;&quot;varchar(&quot;&amp;[.F117]&amp;&quot;)&quot;;IF([.E117]=&quot;Number (Long)&quot;;&quot;int&quot;;&quot;other&quot;));[.B117])" office:value-type="string" office:string-value="int" calcext:value-type="string">
            <text:p>int</text:p>
          </table:table-cell>
          <table:table-cell table:formula="of:=IF(LEN([.A117])=0;[.D117];[.A117])" office:value-type="string" office:string-value=" dpsf0100006" calcext:value-type="string">
            <text:p><text:s/>dpsf0100006</text:p>
          </table:table-cell>
          <table:table-cell table:formula="of:=[.H117]&amp;&quot; &quot; &amp;[.G117]&amp;&quot;,&quot;" office:value-type="string" office:string-value=" dpsf0100006 int," calcext:value-type="string">
            <text:p><text:s/>dpsf010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7</text:p>
          </table:table-cell>
          <table:table-cell office:value-type="string" calcext:value-type="string">
            <text:p>DPSF010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8])=0;IF([.E118]=&quot;Text&quot;;&quot;varchar(&quot;&amp;[.F118]&amp;&quot;)&quot;;IF([.E118]=&quot;Number (Long)&quot;;&quot;int&quot;;&quot;other&quot;));[.B118])" office:value-type="string" office:string-value="int" calcext:value-type="string">
            <text:p>int</text:p>
          </table:table-cell>
          <table:table-cell table:formula="of:=IF(LEN([.A118])=0;[.D118];[.A118])" office:value-type="string" office:string-value=" dpsf0100007" calcext:value-type="string">
            <text:p><text:s/>dpsf0100007</text:p>
          </table:table-cell>
          <table:table-cell table:formula="of:=[.H118]&amp;&quot; &quot; &amp;[.G118]&amp;&quot;,&quot;" office:value-type="string" office:string-value=" dpsf0100007 int," calcext:value-type="string">
            <text:p><text:s/>dpsf0100007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1 </text:p>
          </table:table-cell>
          <table:table-cell office:value-type="string" calcext:value-type="string">
            <text:p>DPSF01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9])=0;IF([.E119]=&quot;Text&quot;;&quot;varchar(&quot;&amp;[.F119]&amp;&quot;)&quot;;IF([.E119]=&quot;Number (Long)&quot;;&quot;int&quot;;&quot;other&quot;));[.B119])" office:value-type="string" office:string-value="int" calcext:value-type="string">
            <text:p>int</text:p>
          </table:table-cell>
          <table:table-cell table:formula="of:=IF(LEN([.A119])=0;[.D119];[.A119])" office:value-type="string" office:string-value=" dpsf0110001 " calcext:value-type="string">
            <text:p><text:s/>dpsf0110001 </text:p>
          </table:table-cell>
          <table:table-cell table:formula="of:=[.H119]&amp;&quot; &quot; &amp;[.G119]&amp;&quot;,&quot;" office:value-type="string" office:string-value=" dpsf0110001  int," calcext:value-type="string">
            <text:p><text:s/>dpsf011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2</text:p>
          </table:table-cell>
          <table:table-cell office:value-type="string" calcext:value-type="string">
            <text:p>DPSF01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0])=0;IF([.E120]=&quot;Text&quot;;&quot;varchar(&quot;&amp;[.F120]&amp;&quot;)&quot;;IF([.E120]=&quot;Number (Long)&quot;;&quot;int&quot;;&quot;other&quot;));[.B120])" office:value-type="string" office:string-value="int" calcext:value-type="string">
            <text:p>int</text:p>
          </table:table-cell>
          <table:table-cell table:formula="of:=IF(LEN([.A120])=0;[.D120];[.A120])" office:value-type="string" office:string-value=" dpsf0110002" calcext:value-type="string">
            <text:p><text:s/>dpsf0110002</text:p>
          </table:table-cell>
          <table:table-cell table:formula="of:=[.H120]&amp;&quot; &quot; &amp;[.G120]&amp;&quot;,&quot;" office:value-type="string" office:string-value=" dpsf0110002 int," calcext:value-type="string">
            <text:p><text:s/>dpsf011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3</text:p>
          </table:table-cell>
          <table:table-cell office:value-type="string" calcext:value-type="string">
            <text:p>DPSF01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1])=0;IF([.E121]=&quot;Text&quot;;&quot;varchar(&quot;&amp;[.F121]&amp;&quot;)&quot;;IF([.E121]=&quot;Number (Long)&quot;;&quot;int&quot;;&quot;other&quot;));[.B121])" office:value-type="string" office:string-value="int" calcext:value-type="string">
            <text:p>int</text:p>
          </table:table-cell>
          <table:table-cell table:formula="of:=IF(LEN([.A121])=0;[.D121];[.A121])" office:value-type="string" office:string-value=" dpsf0110003" calcext:value-type="string">
            <text:p><text:s/>dpsf0110003</text:p>
          </table:table-cell>
          <table:table-cell table:formula="of:=[.H121]&amp;&quot; &quot; &amp;[.G121]&amp;&quot;,&quot;" office:value-type="string" office:string-value=" dpsf0110003 int," calcext:value-type="string">
            <text:p><text:s/>dpsf011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4</text:p>
          </table:table-cell>
          <table:table-cell office:value-type="string" calcext:value-type="string">
            <text:p>DPSF01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2])=0;IF([.E122]=&quot;Text&quot;;&quot;varchar(&quot;&amp;[.F122]&amp;&quot;)&quot;;IF([.E122]=&quot;Number (Long)&quot;;&quot;int&quot;;&quot;other&quot;));[.B122])" office:value-type="string" office:string-value="int" calcext:value-type="string">
            <text:p>int</text:p>
          </table:table-cell>
          <table:table-cell table:formula="of:=IF(LEN([.A122])=0;[.D122];[.A122])" office:value-type="string" office:string-value=" dpsf0110004" calcext:value-type="string">
            <text:p><text:s/>dpsf0110004</text:p>
          </table:table-cell>
          <table:table-cell table:formula="of:=[.H122]&amp;&quot; &quot; &amp;[.G122]&amp;&quot;,&quot;" office:value-type="string" office:string-value=" dpsf0110004 int," calcext:value-type="string">
            <text:p><text:s/>dpsf011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5</text:p>
          </table:table-cell>
          <table:table-cell office:value-type="string" calcext:value-type="string">
            <text:p>DPSF01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3])=0;IF([.E123]=&quot;Text&quot;;&quot;varchar(&quot;&amp;[.F123]&amp;&quot;)&quot;;IF([.E123]=&quot;Number (Long)&quot;;&quot;int&quot;;&quot;other&quot;));[.B123])" office:value-type="string" office:string-value="int" calcext:value-type="string">
            <text:p>int</text:p>
          </table:table-cell>
          <table:table-cell table:formula="of:=IF(LEN([.A123])=0;[.D123];[.A123])" office:value-type="string" office:string-value=" dpsf0110005" calcext:value-type="string">
            <text:p><text:s/>dpsf0110005</text:p>
          </table:table-cell>
          <table:table-cell table:formula="of:=[.H123]&amp;&quot; &quot; &amp;[.G123]&amp;&quot;,&quot;" office:value-type="string" office:string-value=" dpsf0110005 int," calcext:value-type="string">
            <text:p><text:s/>dpsf011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6</text:p>
          </table:table-cell>
          <table:table-cell office:value-type="string" calcext:value-type="string">
            <text:p>DPSF01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4])=0;IF([.E124]=&quot;Text&quot;;&quot;varchar(&quot;&amp;[.F124]&amp;&quot;)&quot;;IF([.E124]=&quot;Number (Long)&quot;;&quot;int&quot;;&quot;other&quot;));[.B124])" office:value-type="string" office:string-value="int" calcext:value-type="string">
            <text:p>int</text:p>
          </table:table-cell>
          <table:table-cell table:formula="of:=IF(LEN([.A124])=0;[.D124];[.A124])" office:value-type="string" office:string-value=" dpsf0110006" calcext:value-type="string">
            <text:p><text:s/>dpsf0110006</text:p>
          </table:table-cell>
          <table:table-cell table:formula="of:=[.H124]&amp;&quot; &quot; &amp;[.G124]&amp;&quot;,&quot;" office:value-type="string" office:string-value=" dpsf0110006 int," calcext:value-type="string">
            <text:p><text:s/>dpsf011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7</text:p>
          </table:table-cell>
          <table:table-cell office:value-type="string" calcext:value-type="string">
            <text:p>DPSF01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5])=0;IF([.E125]=&quot;Text&quot;;&quot;varchar(&quot;&amp;[.F125]&amp;&quot;)&quot;;IF([.E125]=&quot;Number (Long)&quot;;&quot;int&quot;;&quot;other&quot;));[.B125])" office:value-type="string" office:string-value="int" calcext:value-type="string">
            <text:p>int</text:p>
          </table:table-cell>
          <table:table-cell table:formula="of:=IF(LEN([.A125])=0;[.D125];[.A125])" office:value-type="string" office:string-value=" dpsf0110007" calcext:value-type="string">
            <text:p><text:s/>dpsf0110007</text:p>
          </table:table-cell>
          <table:table-cell table:formula="of:=[.H125]&amp;&quot; &quot; &amp;[.G125]&amp;&quot;,&quot;" office:value-type="string" office:string-value=" dpsf0110007 int," calcext:value-type="string">
            <text:p><text:s/>dpsf0110007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8</text:p>
          </table:table-cell>
          <table:table-cell office:value-type="string" calcext:value-type="string">
            <text:p>DPSF01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6])=0;IF([.E126]=&quot;Text&quot;;&quot;varchar(&quot;&amp;[.F126]&amp;&quot;)&quot;;IF([.E126]=&quot;Number (Long)&quot;;&quot;int&quot;;&quot;other&quot;));[.B126])" office:value-type="string" office:string-value="int" calcext:value-type="string">
            <text:p>int</text:p>
          </table:table-cell>
          <table:table-cell table:formula="of:=IF(LEN([.A126])=0;[.D126];[.A126])" office:value-type="string" office:string-value=" dpsf0110008" calcext:value-type="string">
            <text:p><text:s/>dpsf0110008</text:p>
          </table:table-cell>
          <table:table-cell table:formula="of:=[.H126]&amp;&quot; &quot; &amp;[.G126]&amp;&quot;,&quot;" office:value-type="string" office:string-value=" dpsf0110008 int," calcext:value-type="string">
            <text:p><text:s/>dpsf0110008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9</text:p>
          </table:table-cell>
          <table:table-cell office:value-type="string" calcext:value-type="string">
            <text:p>DPSF01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7])=0;IF([.E127]=&quot;Text&quot;;&quot;varchar(&quot;&amp;[.F127]&amp;&quot;)&quot;;IF([.E127]=&quot;Number (Long)&quot;;&quot;int&quot;;&quot;other&quot;));[.B127])" office:value-type="string" office:string-value="int" calcext:value-type="string">
            <text:p>int</text:p>
          </table:table-cell>
          <table:table-cell table:formula="of:=IF(LEN([.A127])=0;[.D127];[.A127])" office:value-type="string" office:string-value=" dpsf0110009" calcext:value-type="string">
            <text:p><text:s/>dpsf0110009</text:p>
          </table:table-cell>
          <table:table-cell table:formula="of:=[.H127]&amp;&quot; &quot; &amp;[.G127]&amp;&quot;,&quot;" office:value-type="string" office:string-value=" dpsf0110009 int," calcext:value-type="string">
            <text:p><text:s/>dpsf0110009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0</text:p>
          </table:table-cell>
          <table:table-cell office:value-type="string" calcext:value-type="string">
            <text:p>DPSF01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8])=0;IF([.E128]=&quot;Text&quot;;&quot;varchar(&quot;&amp;[.F128]&amp;&quot;)&quot;;IF([.E128]=&quot;Number (Long)&quot;;&quot;int&quot;;&quot;other&quot;));[.B128])" office:value-type="string" office:string-value="int" calcext:value-type="string">
            <text:p>int</text:p>
          </table:table-cell>
          <table:table-cell table:formula="of:=IF(LEN([.A128])=0;[.D128];[.A128])" office:value-type="string" office:string-value=" dpsf0110010" calcext:value-type="string">
            <text:p><text:s/>dpsf0110010</text:p>
          </table:table-cell>
          <table:table-cell table:formula="of:=[.H128]&amp;&quot; &quot; &amp;[.G128]&amp;&quot;,&quot;" office:value-type="string" office:string-value=" dpsf0110010 int," calcext:value-type="string">
            <text:p><text:s/>dpsf0110010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1</text:p>
          </table:table-cell>
          <table:table-cell office:value-type="string" calcext:value-type="string">
            <text:p>DPSF01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9])=0;IF([.E129]=&quot;Text&quot;;&quot;varchar(&quot;&amp;[.F129]&amp;&quot;)&quot;;IF([.E129]=&quot;Number (Long)&quot;;&quot;int&quot;;&quot;other&quot;));[.B129])" office:value-type="string" office:string-value="int" calcext:value-type="string">
            <text:p>int</text:p>
          </table:table-cell>
          <table:table-cell table:formula="of:=IF(LEN([.A129])=0;[.D129];[.A129])" office:value-type="string" office:string-value=" dpsf0110011" calcext:value-type="string">
            <text:p><text:s/>dpsf0110011</text:p>
          </table:table-cell>
          <table:table-cell table:formula="of:=[.H129]&amp;&quot; &quot; &amp;[.G129]&amp;&quot;,&quot;" office:value-type="string" office:string-value=" dpsf0110011 int," calcext:value-type="string">
            <text:p><text:s/>dpsf0110011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2</text:p>
          </table:table-cell>
          <table:table-cell office:value-type="string" calcext:value-type="string">
            <text:p>DPSF01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0])=0;IF([.E130]=&quot;Text&quot;;&quot;varchar(&quot;&amp;[.F130]&amp;&quot;)&quot;;IF([.E130]=&quot;Number (Long)&quot;;&quot;int&quot;;&quot;other&quot;));[.B130])" office:value-type="string" office:string-value="int" calcext:value-type="string">
            <text:p>int</text:p>
          </table:table-cell>
          <table:table-cell table:formula="of:=IF(LEN([.A130])=0;[.D130];[.A130])" office:value-type="string" office:string-value=" dpsf0110012" calcext:value-type="string">
            <text:p><text:s/>dpsf0110012</text:p>
          </table:table-cell>
          <table:table-cell table:formula="of:=[.H130]&amp;&quot; &quot; &amp;[.G130]&amp;&quot;,&quot;" office:value-type="string" office:string-value=" dpsf0110012 int," calcext:value-type="string">
            <text:p><text:s/>dpsf011001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3</text:p>
          </table:table-cell>
          <table:table-cell office:value-type="string" calcext:value-type="string">
            <text:p>DPSF01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1])=0;IF([.E131]=&quot;Text&quot;;&quot;varchar(&quot;&amp;[.F131]&amp;&quot;)&quot;;IF([.E131]=&quot;Number (Long)&quot;;&quot;int&quot;;&quot;other&quot;));[.B131])" office:value-type="string" office:string-value="int" calcext:value-type="string">
            <text:p>int</text:p>
          </table:table-cell>
          <table:table-cell table:formula="of:=IF(LEN([.A131])=0;[.D131];[.A131])" office:value-type="string" office:string-value=" dpsf0110013" calcext:value-type="string">
            <text:p><text:s/>dpsf0110013</text:p>
          </table:table-cell>
          <table:table-cell table:formula="of:=[.H131]&amp;&quot; &quot; &amp;[.G131]&amp;&quot;,&quot;" office:value-type="string" office:string-value=" dpsf0110013 int," calcext:value-type="string">
            <text:p><text:s/>dpsf011001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4</text:p>
          </table:table-cell>
          <table:table-cell office:value-type="string" calcext:value-type="string">
            <text:p>DPSF01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2])=0;IF([.E132]=&quot;Text&quot;;&quot;varchar(&quot;&amp;[.F132]&amp;&quot;)&quot;;IF([.E132]=&quot;Number (Long)&quot;;&quot;int&quot;;&quot;other&quot;));[.B132])" office:value-type="string" office:string-value="int" calcext:value-type="string">
            <text:p>int</text:p>
          </table:table-cell>
          <table:table-cell table:formula="of:=IF(LEN([.A132])=0;[.D132];[.A132])" office:value-type="string" office:string-value=" dpsf0110014" calcext:value-type="string">
            <text:p><text:s/>dpsf0110014</text:p>
          </table:table-cell>
          <table:table-cell table:formula="of:=[.H132]&amp;&quot; &quot; &amp;[.G132]&amp;&quot;,&quot;" office:value-type="string" office:string-value=" dpsf0110014 int," calcext:value-type="string">
            <text:p><text:s/>dpsf011001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5</text:p>
          </table:table-cell>
          <table:table-cell office:value-type="string" calcext:value-type="string">
            <text:p>DPSF01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3])=0;IF([.E133]=&quot;Text&quot;;&quot;varchar(&quot;&amp;[.F133]&amp;&quot;)&quot;;IF([.E133]=&quot;Number (Long)&quot;;&quot;int&quot;;&quot;other&quot;));[.B133])" office:value-type="string" office:string-value="int" calcext:value-type="string">
            <text:p>int</text:p>
          </table:table-cell>
          <table:table-cell table:formula="of:=IF(LEN([.A133])=0;[.D133];[.A133])" office:value-type="string" office:string-value=" dpsf0110015" calcext:value-type="string">
            <text:p><text:s/>dpsf0110015</text:p>
          </table:table-cell>
          <table:table-cell table:formula="of:=[.H133]&amp;&quot; &quot; &amp;[.G133]&amp;&quot;,&quot;" office:value-type="string" office:string-value=" dpsf0110015 int," calcext:value-type="string">
            <text:p><text:s/>dpsf011001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6</text:p>
          </table:table-cell>
          <table:table-cell office:value-type="string" calcext:value-type="string">
            <text:p>DPSF01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4])=0;IF([.E134]=&quot;Text&quot;;&quot;varchar(&quot;&amp;[.F134]&amp;&quot;)&quot;;IF([.E134]=&quot;Number (Long)&quot;;&quot;int&quot;;&quot;other&quot;));[.B134])" office:value-type="string" office:string-value="int" calcext:value-type="string">
            <text:p>int</text:p>
          </table:table-cell>
          <table:table-cell table:formula="of:=IF(LEN([.A134])=0;[.D134];[.A134])" office:value-type="string" office:string-value=" dpsf0110016" calcext:value-type="string">
            <text:p><text:s/>dpsf0110016</text:p>
          </table:table-cell>
          <table:table-cell table:formula="of:=[.H134]&amp;&quot; &quot; &amp;[.G134]&amp;&quot;,&quot;" office:value-type="string" office:string-value=" dpsf0110016 int," calcext:value-type="string">
            <text:p><text:s/>dpsf011001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7</text:p>
          </table:table-cell>
          <table:table-cell office:value-type="string" calcext:value-type="string">
            <text:p>DPSF01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5])=0;IF([.E135]=&quot;Text&quot;;&quot;varchar(&quot;&amp;[.F135]&amp;&quot;)&quot;;IF([.E135]=&quot;Number (Long)&quot;;&quot;int&quot;;&quot;other&quot;));[.B135])" office:value-type="string" office:string-value="int" calcext:value-type="string">
            <text:p>int</text:p>
          </table:table-cell>
          <table:table-cell table:formula="of:=IF(LEN([.A135])=0;[.D135];[.A135])" office:value-type="string" office:string-value=" dpsf0110017" calcext:value-type="string">
            <text:p><text:s/>dpsf0110017</text:p>
          </table:table-cell>
          <table:table-cell table:formula="of:=[.H135]&amp;&quot; &quot; &amp;[.G135]&amp;&quot;,&quot;" office:value-type="string" office:string-value=" dpsf0110017 int," calcext:value-type="string">
            <text:p><text:s/>dpsf0110017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l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1 </text:p>
          </table:table-cell>
          <table:table-cell office:value-type="string" calcext:value-type="string">
            <text:p>DPSF01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6])=0;IF([.E136]=&quot;Text&quot;;&quot;varchar(&quot;&amp;[.F136]&amp;&quot;)&quot;;IF([.E136]=&quot;Number (Long)&quot;;&quot;int&quot;;&quot;other&quot;));[.B136])" office:value-type="string" office:string-value="int" calcext:value-type="string">
            <text:p>int</text:p>
          </table:table-cell>
          <table:table-cell table:formula="of:=IF(LEN([.A136])=0;[.D136];[.A136])" office:value-type="string" office:string-value="rel_total" calcext:value-type="string">
            <text:p>rel_total</text:p>
          </table:table-cell>
          <table:table-cell table:formula="of:=[.H136]&amp;&quot; &quot; &amp;[.G136]&amp;&quot;,&quot;" office:value-type="string" office:string-value="rel_total int," calcext:value-type="string">
            <text:p>rel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_househol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2</text:p>
          </table:table-cell>
          <table:table-cell office:value-type="string" calcext:value-type="string">
            <text:p>DPSF01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7])=0;IF([.E137]=&quot;Text&quot;;&quot;varchar(&quot;&amp;[.F137]&amp;&quot;)&quot;;IF([.E137]=&quot;Number (Long)&quot;;&quot;int&quot;;&quot;other&quot;));[.B137])" office:value-type="string" office:string-value="int" calcext:value-type="string">
            <text:p>int</text:p>
          </table:table-cell>
          <table:table-cell table:formula="of:=IF(LEN([.A137])=0;[.D137];[.A137])" office:value-type="string" office:string-value="in_households" calcext:value-type="string">
            <text:p>in_households</text:p>
          </table:table-cell>
          <table:table-cell table:formula="of:=[.H137]&amp;&quot; &quot; &amp;[.G137]&amp;&quot;,&quot;" office:value-type="string" office:string-value="in_households int," calcext:value-type="string">
            <text:p>in_househol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3</text:p>
          </table:table-cell>
          <table:table-cell office:value-type="string" calcext:value-type="string">
            <text:p>DPSF01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8])=0;IF([.E138]=&quot;Text&quot;;&quot;varchar(&quot;&amp;[.F138]&amp;&quot;)&quot;;IF([.E138]=&quot;Number (Long)&quot;;&quot;int&quot;;&quot;other&quot;));[.B138])" office:value-type="string" office:string-value="int" calcext:value-type="string">
            <text:p>int</text:p>
          </table:table-cell>
          <table:table-cell table:formula="of:=IF(LEN([.A138])=0;[.D138];[.A138])" office:value-type="string" office:string-value="householder" calcext:value-type="string">
            <text:p>householder</text:p>
          </table:table-cell>
          <table:table-cell table:formula="of:=[.H138]&amp;&quot; &quot; &amp;[.G138]&amp;&quot;,&quot;" office:value-type="string" office:string-value="householder int," calcext:value-type="string">
            <text:p>household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ou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4</text:p>
          </table:table-cell>
          <table:table-cell office:value-type="string" calcext:value-type="string">
            <text:p>DPSF012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9])=0;IF([.E139]=&quot;Text&quot;;&quot;varchar(&quot;&amp;[.F139]&amp;&quot;)&quot;;IF([.E139]=&quot;Number (Long)&quot;;&quot;int&quot;;&quot;other&quot;));[.B139])" office:value-type="string" office:string-value="int" calcext:value-type="string">
            <text:p>int</text:p>
          </table:table-cell>
          <table:table-cell table:formula="of:=IF(LEN([.A139])=0;[.D139];[.A139])" office:value-type="string" office:string-value="spouse" calcext:value-type="string">
            <text:p>spouse</text:p>
          </table:table-cell>
          <table:table-cell table:formula="of:=[.H139]&amp;&quot; &quot; &amp;[.G139]&amp;&quot;,&quot;" office:value-type="string" office:string-value="spouse int," calcext:value-type="string">
            <text:p>spou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l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5</text:p>
          </table:table-cell>
          <table:table-cell office:value-type="string" calcext:value-type="string">
            <text:p>DPSF012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0])=0;IF([.E140]=&quot;Text&quot;;&quot;varchar(&quot;&amp;[.F140]&amp;&quot;)&quot;;IF([.E140]=&quot;Number (Long)&quot;;&quot;int&quot;;&quot;other&quot;));[.B140])" office:value-type="string" office:string-value="int" calcext:value-type="string">
            <text:p>int</text:p>
          </table:table-cell>
          <table:table-cell table:formula="of:=IF(LEN([.A140])=0;[.D140];[.A140])" office:value-type="string" office:string-value="child" calcext:value-type="string">
            <text:p>child</text:p>
          </table:table-cell>
          <table:table-cell table:formula="of:=[.H140]&amp;&quot; &quot; &amp;[.G140]&amp;&quot;,&quot;" office:value-type="string" office:string-value="child int," calcext:value-type="string">
            <text:p>chil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wn_child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6</text:p>
          </table:table-cell>
          <table:table-cell office:value-type="string" calcext:value-type="string">
            <text:p>DPSF012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1])=0;IF([.E141]=&quot;Text&quot;;&quot;varchar(&quot;&amp;[.F141]&amp;&quot;)&quot;;IF([.E141]=&quot;Number (Long)&quot;;&quot;int&quot;;&quot;other&quot;));[.B141])" office:value-type="string" office:string-value="int" calcext:value-type="string">
            <text:p>int</text:p>
          </table:table-cell>
          <table:table-cell table:formula="of:=IF(LEN([.A141])=0;[.D141];[.A141])" office:value-type="string" office:string-value="own_child_under18" calcext:value-type="string">
            <text:p>own_child_under18</text:p>
          </table:table-cell>
          <table:table-cell table:formula="of:=[.H141]&amp;&quot; &quot; &amp;[.G141]&amp;&quot;,&quot;" office:value-type="string" office:string-value="own_child_under18 int," calcext:value-type="string">
            <text:p>own_child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7</text:p>
          </table:table-cell>
          <table:table-cell office:value-type="string" calcext:value-type="string">
            <text:p>DPSF012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2])=0;IF([.E142]=&quot;Text&quot;;&quot;varchar(&quot;&amp;[.F142]&amp;&quot;)&quot;;IF([.E142]=&quot;Number (Long)&quot;;&quot;int&quot;;&quot;other&quot;));[.B142])" office:value-type="string" office:string-value="int" calcext:value-type="string">
            <text:p>int</text:p>
          </table:table-cell>
          <table:table-cell table:formula="of:=IF(LEN([.A142])=0;[.D142];[.A142])" office:value-type="string" office:string-value="other_relatives" calcext:value-type="string">
            <text:p>other_relatives</text:p>
          </table:table-cell>
          <table:table-cell table:formula="of:=[.H142]&amp;&quot; &quot; &amp;[.G142]&amp;&quot;,&quot;" office:value-type="string" office:string-value="other_relatives int," calcext:value-type="string">
            <text:p>other_relativ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8</text:p>
          </table:table-cell>
          <table:table-cell office:value-type="string" calcext:value-type="string">
            <text:p>DPSF012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3])=0;IF([.E143]=&quot;Text&quot;;&quot;varchar(&quot;&amp;[.F143]&amp;&quot;)&quot;;IF([.E143]=&quot;Number (Long)&quot;;&quot;int&quot;;&quot;other&quot;));[.B143])" office:value-type="string" office:string-value="int" calcext:value-type="string">
            <text:p>int</text:p>
          </table:table-cell>
          <table:table-cell table:formula="of:=IF(LEN([.A143])=0;[.D143];[.A143])" office:value-type="string" office:string-value="other_relatives_under18" calcext:value-type="string">
            <text:p>other_relatives_under18</text:p>
          </table:table-cell>
          <table:table-cell table:formula="of:=[.H143]&amp;&quot; &quot; &amp;[.G143]&amp;&quot;,&quot;" office:value-type="string" office:string-value="other_relatives_under18 int," calcext:value-type="string">
            <text:p>other_relatives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9</text:p>
          </table:table-cell>
          <table:table-cell office:value-type="string" calcext:value-type="string">
            <text:p>DPSF012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4])=0;IF([.E144]=&quot;Text&quot;;&quot;varchar(&quot;&amp;[.F144]&amp;&quot;)&quot;;IF([.E144]=&quot;Number (Long)&quot;;&quot;int&quot;;&quot;other&quot;));[.B144])" office:value-type="string" office:string-value="int" calcext:value-type="string">
            <text:p>int</text:p>
          </table:table-cell>
          <table:table-cell table:formula="of:=IF(LEN([.A144])=0;[.D144];[.A144])" office:value-type="string" office:string-value="other_relatives_over65" calcext:value-type="string">
            <text:p>other_relatives_over65</text:p>
          </table:table-cell>
          <table:table-cell table:formula="of:=[.H144]&amp;&quot; &quot; &amp;[.G144]&amp;&quot;,&quot;" office:value-type="string" office:string-value="other_relatives_over65 int," calcext:value-type="string">
            <text:p>other_relatives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0</text:p>
          </table:table-cell>
          <table:table-cell office:value-type="string" calcext:value-type="string">
            <text:p>DPSF012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5])=0;IF([.E145]=&quot;Text&quot;;&quot;varchar(&quot;&amp;[.F145]&amp;&quot;)&quot;;IF([.E145]=&quot;Number (Long)&quot;;&quot;int&quot;;&quot;other&quot;));[.B145])" office:value-type="string" office:string-value="int" calcext:value-type="string">
            <text:p>int</text:p>
          </table:table-cell>
          <table:table-cell table:formula="of:=IF(LEN([.A145])=0;[.D145];[.A145])" office:value-type="string" office:string-value="nonrelatives" calcext:value-type="string">
            <text:p>nonrelatives</text:p>
          </table:table-cell>
          <table:table-cell table:formula="of:=[.H145]&amp;&quot; &quot; &amp;[.G145]&amp;&quot;,&quot;" office:value-type="string" office:string-value="nonrelatives int," calcext:value-type="string">
            <text:p>nonrelativ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1</text:p>
          </table:table-cell>
          <table:table-cell office:value-type="string" calcext:value-type="string">
            <text:p>DPSF012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6])=0;IF([.E146]=&quot;Text&quot;;&quot;varchar(&quot;&amp;[.F146]&amp;&quot;)&quot;;IF([.E146]=&quot;Number (Long)&quot;;&quot;int&quot;;&quot;other&quot;));[.B146])" office:value-type="string" office:string-value="int" calcext:value-type="string">
            <text:p>int</text:p>
          </table:table-cell>
          <table:table-cell table:formula="of:=IF(LEN([.A146])=0;[.D146];[.A146])" office:value-type="string" office:string-value="nonrelatives_under18" calcext:value-type="string">
            <text:p>nonrelatives_under18</text:p>
          </table:table-cell>
          <table:table-cell table:formula="of:=[.H146]&amp;&quot; &quot; &amp;[.G146]&amp;&quot;,&quot;" office:value-type="string" office:string-value="nonrelatives_under18 int," calcext:value-type="string">
            <text:p>nonrelatives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2</text:p>
          </table:table-cell>
          <table:table-cell office:value-type="string" calcext:value-type="string">
            <text:p>DPSF012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7])=0;IF([.E147]=&quot;Text&quot;;&quot;varchar(&quot;&amp;[.F147]&amp;&quot;)&quot;;IF([.E147]=&quot;Number (Long)&quot;;&quot;int&quot;;&quot;other&quot;));[.B147])" office:value-type="string" office:string-value="int" calcext:value-type="string">
            <text:p>int</text:p>
          </table:table-cell>
          <table:table-cell table:formula="of:=IF(LEN([.A147])=0;[.D147];[.A147])" office:value-type="string" office:string-value="nonrelatives_over65" calcext:value-type="string">
            <text:p>nonrelatives_over65</text:p>
          </table:table-cell>
          <table:table-cell table:formula="of:=[.H147]&amp;&quot; &quot; &amp;[.G147]&amp;&quot;,&quot;" office:value-type="string" office:string-value="nonrelatives_over65 int," calcext:value-type="string">
            <text:p>nonrelatives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married_part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3</text:p>
          </table:table-cell>
          <table:table-cell office:value-type="string" calcext:value-type="string">
            <text:p>DPSF012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8])=0;IF([.E148]=&quot;Text&quot;;&quot;varchar(&quot;&amp;[.F148]&amp;&quot;)&quot;;IF([.E148]=&quot;Number (Long)&quot;;&quot;int&quot;;&quot;other&quot;));[.B148])" office:value-type="string" office:string-value="int" calcext:value-type="string">
            <text:p>int</text:p>
          </table:table-cell>
          <table:table-cell table:formula="of:=IF(LEN([.A148])=0;[.D148];[.A148])" office:value-type="string" office:string-value="unmarried_partner" calcext:value-type="string">
            <text:p>unmarried_partner</text:p>
          </table:table-cell>
          <table:table-cell table:formula="of:=[.H148]&amp;&quot; &quot; &amp;[.G148]&amp;&quot;,&quot;" office:value-type="string" office:string-value="unmarried_partner int," calcext:value-type="string">
            <text:p>unmarried_part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_group_quarte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4</text:p>
          </table:table-cell>
          <table:table-cell office:value-type="string" calcext:value-type="string">
            <text:p>DPSF012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9])=0;IF([.E149]=&quot;Text&quot;;&quot;varchar(&quot;&amp;[.F149]&amp;&quot;)&quot;;IF([.E149]=&quot;Number (Long)&quot;;&quot;int&quot;;&quot;other&quot;));[.B149])" office:value-type="string" office:string-value="int" calcext:value-type="string">
            <text:p>int</text:p>
          </table:table-cell>
          <table:table-cell table:formula="of:=IF(LEN([.A149])=0;[.D149];[.A149])" office:value-type="string" office:string-value="in_group_quarters" calcext:value-type="string">
            <text:p>in_group_quarters</text:p>
          </table:table-cell>
          <table:table-cell table:formula="of:=[.H149]&amp;&quot; &quot; &amp;[.G149]&amp;&quot;,&quot;" office:value-type="string" office:string-value="in_group_quarters int," calcext:value-type="string">
            <text:p>in_group_quarter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5</text:p>
          </table:table-cell>
          <table:table-cell office:value-type="string" calcext:value-type="string">
            <text:p>DPSF012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0])=0;IF([.E150]=&quot;Text&quot;;&quot;varchar(&quot;&amp;[.F150]&amp;&quot;)&quot;;IF([.E150]=&quot;Number (Long)&quot;;&quot;int&quot;;&quot;other&quot;));[.B150])" office:value-type="string" office:string-value="int" calcext:value-type="string">
            <text:p>int</text:p>
          </table:table-cell>
          <table:table-cell table:formula="of:=IF(LEN([.A150])=0;[.D150];[.A150])" office:value-type="string" office:string-value="institutionalized" calcext:value-type="string">
            <text:p>institutionalized</text:p>
          </table:table-cell>
          <table:table-cell table:formula="of:=[.H150]&amp;&quot; &quot; &amp;[.G150]&amp;&quot;,&quot;" office:value-type="string" office:string-value="institutionalized int," calcext:value-type="string">
            <text:p>institutionaliz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6</text:p>
          </table:table-cell>
          <table:table-cell office:value-type="string" calcext:value-type="string">
            <text:p>DPSF012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1])=0;IF([.E151]=&quot;Text&quot;;&quot;varchar(&quot;&amp;[.F151]&amp;&quot;)&quot;;IF([.E151]=&quot;Number (Long)&quot;;&quot;int&quot;;&quot;other&quot;));[.B151])" office:value-type="string" office:string-value="int" calcext:value-type="string">
            <text:p>int</text:p>
          </table:table-cell>
          <table:table-cell table:formula="of:=IF(LEN([.A151])=0;[.D151];[.A151])" office:value-type="string" office:string-value="institutionalized_male" calcext:value-type="string">
            <text:p>institutionalized_male</text:p>
          </table:table-cell>
          <table:table-cell table:formula="of:=[.H151]&amp;&quot; &quot; &amp;[.G151]&amp;&quot;,&quot;" office:value-type="string" office:string-value="institutionalized_male int," calcext:value-type="string">
            <text:p>institutionalized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7</text:p>
          </table:table-cell>
          <table:table-cell office:value-type="string" calcext:value-type="string">
            <text:p>DPSF012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2])=0;IF([.E152]=&quot;Text&quot;;&quot;varchar(&quot;&amp;[.F152]&amp;&quot;)&quot;;IF([.E152]=&quot;Number (Long)&quot;;&quot;int&quot;;&quot;other&quot;));[.B152])" office:value-type="string" office:string-value="int" calcext:value-type="string">
            <text:p>int</text:p>
          </table:table-cell>
          <table:table-cell table:formula="of:=IF(LEN([.A152])=0;[.D152];[.A152])" office:value-type="string" office:string-value="institutionalized_female" calcext:value-type="string">
            <text:p>institutionalized_female</text:p>
          </table:table-cell>
          <table:table-cell table:formula="of:=[.H152]&amp;&quot; &quot; &amp;[.G152]&amp;&quot;,&quot;" office:value-type="string" office:string-value="institutionalized_female int," calcext:value-type="string">
            <text:p>institutionalized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8</text:p>
          </table:table-cell>
          <table:table-cell office:value-type="string" calcext:value-type="string">
            <text:p>DPSF012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3])=0;IF([.E153]=&quot;Text&quot;;&quot;varchar(&quot;&amp;[.F153]&amp;&quot;)&quot;;IF([.E153]=&quot;Number (Long)&quot;;&quot;int&quot;;&quot;other&quot;));[.B153])" office:value-type="string" office:string-value="int" calcext:value-type="string">
            <text:p>int</text:p>
          </table:table-cell>
          <table:table-cell table:formula="of:=IF(LEN([.A153])=0;[.D153];[.A153])" office:value-type="string" office:string-value="noninstitutionalized" calcext:value-type="string">
            <text:p>noninstitutionalized</text:p>
          </table:table-cell>
          <table:table-cell table:formula="of:=[.H153]&amp;&quot; &quot; &amp;[.G153]&amp;&quot;,&quot;" office:value-type="string" office:string-value="noninstitutionalized int," calcext:value-type="string">
            <text:p>noninstitutionaliz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9</text:p>
          </table:table-cell>
          <table:table-cell office:value-type="string" calcext:value-type="string">
            <text:p>DPSF012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4])=0;IF([.E154]=&quot;Text&quot;;&quot;varchar(&quot;&amp;[.F154]&amp;&quot;)&quot;;IF([.E154]=&quot;Number (Long)&quot;;&quot;int&quot;;&quot;other&quot;));[.B154])" office:value-type="string" office:string-value="int" calcext:value-type="string">
            <text:p>int</text:p>
          </table:table-cell>
          <table:table-cell table:formula="of:=IF(LEN([.A154])=0;[.D154];[.A154])" office:value-type="string" office:string-value="noninstitutionalized_male" calcext:value-type="string">
            <text:p>noninstitutionalized_male</text:p>
          </table:table-cell>
          <table:table-cell table:formula="of:=[.H154]&amp;&quot; &quot; &amp;[.G154]&amp;&quot;,&quot;" office:value-type="string" office:string-value="noninstitutionalized_male int," calcext:value-type="string">
            <text:p>noninstitutionalized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20</text:p>
          </table:table-cell>
          <table:table-cell office:value-type="string" calcext:value-type="string">
            <text:p>DPSF012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5])=0;IF([.E155]=&quot;Text&quot;;&quot;varchar(&quot;&amp;[.F155]&amp;&quot;)&quot;;IF([.E155]=&quot;Number (Long)&quot;;&quot;int&quot;;&quot;other&quot;));[.B155])" office:value-type="string" office:string-value="int" calcext:value-type="string">
            <text:p>int</text:p>
          </table:table-cell>
          <table:table-cell table:formula="of:=IF(LEN([.A155])=0;[.D155];[.A155])" office:value-type="string" office:string-value="noninstitutionalized_female" calcext:value-type="string">
            <text:p>noninstitutionalized_female</text:p>
          </table:table-cell>
          <table:table-cell table:formula="of:=[.H155]&amp;&quot; &quot; &amp;[.G155]&amp;&quot;,&quot;" office:value-type="string" office:string-value="noninstitutionalized_female int," calcext:value-type="string">
            <text:p>noninstitutionalized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1 </text:p>
          </table:table-cell>
          <table:table-cell office:value-type="string" calcext:value-type="string">
            <text:p>DPSF01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6])=0;IF([.E156]=&quot;Text&quot;;&quot;varchar(&quot;&amp;[.F156]&amp;&quot;)&quot;;IF([.E156]=&quot;Number (Long)&quot;;&quot;int&quot;;&quot;other&quot;));[.B156])" office:value-type="string" office:string-value="int" calcext:value-type="string">
            <text:p>int</text:p>
          </table:table-cell>
          <table:table-cell table:formula="of:=IF(LEN([.A156])=0;[.D156];[.A156])" office:value-type="string" office:string-value="households" calcext:value-type="string">
            <text:p>households</text:p>
          </table:table-cell>
          <table:table-cell table:formula="of:=[.H156]&amp;&quot; &quot; &amp;[.G156]&amp;&quot;,&quot;" office:value-type="string" office:string-value="households int," calcext:value-type="string">
            <text:p>househol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2</text:p>
          </table:table-cell>
          <table:table-cell office:value-type="string" calcext:value-type="string">
            <text:p>DPSF01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7])=0;IF([.E157]=&quot;Text&quot;;&quot;varchar(&quot;&amp;[.F157]&amp;&quot;)&quot;;IF([.E157]=&quot;Number (Long)&quot;;&quot;int&quot;;&quot;other&quot;));[.B157])" office:value-type="string" office:string-value="int" calcext:value-type="string">
            <text:p>int</text:p>
          </table:table-cell>
          <table:table-cell table:formula="of:=IF(LEN([.A157])=0;[.D157];[.A157])" office:value-type="string" office:string-value="households_family" calcext:value-type="string">
            <text:p>households_family</text:p>
          </table:table-cell>
          <table:table-cell table:formula="of:=[.H157]&amp;&quot; &quot; &amp;[.G157]&amp;&quot;,&quot;" office:value-type="string" office:string-value="households_family int," calcext:value-type="string">
            <text:p>households_family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3</text:p>
          </table:table-cell>
          <table:table-cell office:value-type="string" calcext:value-type="string">
            <text:p>DPSF01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8])=0;IF([.E158]=&quot;Text&quot;;&quot;varchar(&quot;&amp;[.F158]&amp;&quot;)&quot;;IF([.E158]=&quot;Number (Long)&quot;;&quot;int&quot;;&quot;other&quot;));[.B158])" office:value-type="string" office:string-value="int" calcext:value-type="string">
            <text:p>int</text:p>
          </table:table-cell>
          <table:table-cell table:formula="of:=IF(LEN([.A158])=0;[.D158];[.A158])" office:value-type="string" office:string-value="households_family_with_kids" calcext:value-type="string">
            <text:p>households_family_with_kids</text:p>
          </table:table-cell>
          <table:table-cell table:formula="of:=[.H158]&amp;&quot; &quot; &amp;[.G158]&amp;&quot;,&quot;" office:value-type="string" office:string-value="households_family_with_kids int," calcext:value-type="string">
            <text:p>households_family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traditio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4</text:p>
          </table:table-cell>
          <table:table-cell office:value-type="string" calcext:value-type="string">
            <text:p>DPSF013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9])=0;IF([.E159]=&quot;Text&quot;;&quot;varchar(&quot;&amp;[.F159]&amp;&quot;)&quot;;IF([.E159]=&quot;Number (Long)&quot;;&quot;int&quot;;&quot;other&quot;));[.B159])" office:value-type="string" office:string-value="int" calcext:value-type="string">
            <text:p>int</text:p>
          </table:table-cell>
          <table:table-cell table:formula="of:=IF(LEN([.A159])=0;[.D159];[.A159])" office:value-type="string" office:string-value="households_family_traditional" calcext:value-type="string">
            <text:p>households_family_traditional</text:p>
          </table:table-cell>
          <table:table-cell table:formula="of:=[.H159]&amp;&quot; &quot; &amp;[.G159]&amp;&quot;,&quot;" office:value-type="string" office:string-value="households_family_traditional int," calcext:value-type="string">
            <text:p>households_family_tradition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traditional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5</text:p>
          </table:table-cell>
          <table:table-cell office:value-type="string" calcext:value-type="string">
            <text:p>DPSF013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0])=0;IF([.E160]=&quot;Text&quot;;&quot;varchar(&quot;&amp;[.F160]&amp;&quot;)&quot;;IF([.E160]=&quot;Number (Long)&quot;;&quot;int&quot;;&quot;other&quot;));[.B160])" office:value-type="string" office:string-value="int" calcext:value-type="string">
            <text:p>int</text:p>
          </table:table-cell>
          <table:table-cell table:formula="of:=IF(LEN([.A160])=0;[.D160];[.A160])" office:value-type="string" office:string-value="households_family_traditional_with_kids" calcext:value-type="string">
            <text:p>households_family_traditional_with_kids</text:p>
          </table:table-cell>
          <table:table-cell table:formula="of:=[.H160]&amp;&quot; &quot; &amp;[.G160]&amp;&quot;,&quot;" office:value-type="string" office:string-value="households_family_traditional_with_kids int," calcext:value-type="string">
            <text:p>households_family_traditional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6</text:p>
          </table:table-cell>
          <table:table-cell office:value-type="string" calcext:value-type="string">
            <text:p>DPSF013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1])=0;IF([.E161]=&quot;Text&quot;;&quot;varchar(&quot;&amp;[.F161]&amp;&quot;)&quot;;IF([.E161]=&quot;Number (Long)&quot;;&quot;int&quot;;&quot;other&quot;));[.B161])" office:value-type="string" office:string-value="int" calcext:value-type="string">
            <text:p>int</text:p>
          </table:table-cell>
          <table:table-cell table:formula="of:=IF(LEN([.A161])=0;[.D161];[.A161])" office:value-type="string" office:string-value="households_male" calcext:value-type="string">
            <text:p>households_male</text:p>
          </table:table-cell>
          <table:table-cell table:formula="of:=[.H161]&amp;&quot; &quot; &amp;[.G161]&amp;&quot;,&quot;" office:value-type="string" office:string-value="households_male int," calcext:value-type="string">
            <text:p>households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male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7</text:p>
          </table:table-cell>
          <table:table-cell office:value-type="string" calcext:value-type="string">
            <text:p>DPSF013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2])=0;IF([.E162]=&quot;Text&quot;;&quot;varchar(&quot;&amp;[.F162]&amp;&quot;)&quot;;IF([.E162]=&quot;Number (Long)&quot;;&quot;int&quot;;&quot;other&quot;));[.B162])" office:value-type="string" office:string-value="int" calcext:value-type="string">
            <text:p>int</text:p>
          </table:table-cell>
          <table:table-cell table:formula="of:=IF(LEN([.A162])=0;[.D162];[.A162])" office:value-type="string" office:string-value="households_male_with_kids" calcext:value-type="string">
            <text:p>households_male_with_kids</text:p>
          </table:table-cell>
          <table:table-cell table:formula="of:=[.H162]&amp;&quot; &quot; &amp;[.G162]&amp;&quot;,&quot;" office:value-type="string" office:string-value="households_male_with_kids int," calcext:value-type="string">
            <text:p>households_male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8</text:p>
          </table:table-cell>
          <table:table-cell office:value-type="string" calcext:value-type="string">
            <text:p>DPSF013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3])=0;IF([.E163]=&quot;Text&quot;;&quot;varchar(&quot;&amp;[.F163]&amp;&quot;)&quot;;IF([.E163]=&quot;Number (Long)&quot;;&quot;int&quot;;&quot;other&quot;));[.B163])" office:value-type="string" office:string-value="int" calcext:value-type="string">
            <text:p>int</text:p>
          </table:table-cell>
          <table:table-cell table:formula="of:=IF(LEN([.A163])=0;[.D163];[.A163])" office:value-type="string" office:string-value="households_female" calcext:value-type="string">
            <text:p>households_female</text:p>
          </table:table-cell>
          <table:table-cell table:formula="of:=[.H163]&amp;&quot; &quot; &amp;[.G163]&amp;&quot;,&quot;" office:value-type="string" office:string-value="households_female int," calcext:value-type="string">
            <text:p>households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emale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9</text:p>
          </table:table-cell>
          <table:table-cell office:value-type="string" calcext:value-type="string">
            <text:p>DPSF013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4])=0;IF([.E164]=&quot;Text&quot;;&quot;varchar(&quot;&amp;[.F164]&amp;&quot;)&quot;;IF([.E164]=&quot;Number (Long)&quot;;&quot;int&quot;;&quot;other&quot;));[.B164])" office:value-type="string" office:string-value="int" calcext:value-type="string">
            <text:p>int</text:p>
          </table:table-cell>
          <table:table-cell table:formula="of:=IF(LEN([.A164])=0;[.D164];[.A164])" office:value-type="string" office:string-value="households_female_with_kids" calcext:value-type="string">
            <text:p>households_female_with_kids</text:p>
          </table:table-cell>
          <table:table-cell table:formula="of:=[.H164]&amp;&quot; &quot; &amp;[.G164]&amp;&quot;,&quot;" office:value-type="string" office:string-value="households_female_with_kids int," calcext:value-type="string">
            <text:p>households_female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nonfamil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0</text:p>
          </table:table-cell>
          <table:table-cell office:value-type="string" calcext:value-type="string">
            <text:p>DPSF013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5])=0;IF([.E165]=&quot;Text&quot;;&quot;varchar(&quot;&amp;[.F165]&amp;&quot;)&quot;;IF([.E165]=&quot;Number (Long)&quot;;&quot;int&quot;;&quot;other&quot;));[.B165])" office:value-type="string" office:string-value="int" calcext:value-type="string">
            <text:p>int</text:p>
          </table:table-cell>
          <table:table-cell table:formula="of:=IF(LEN([.A165])=0;[.D165];[.A165])" office:value-type="string" office:string-value="households_nonfamily" calcext:value-type="string">
            <text:p>households_nonfamily</text:p>
          </table:table-cell>
          <table:table-cell table:formula="of:=[.H165]&amp;&quot; &quot; &amp;[.G165]&amp;&quot;,&quot;" office:value-type="string" office:string-value="households_nonfamily int," calcext:value-type="string">
            <text:p>households_nonfamily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1</text:p>
          </table:table-cell>
          <table:table-cell office:value-type="string" calcext:value-type="string">
            <text:p>DPSF013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6])=0;IF([.E166]=&quot;Text&quot;;&quot;varchar(&quot;&amp;[.F166]&amp;&quot;)&quot;;IF([.E166]=&quot;Number (Long)&quot;;&quot;int&quot;;&quot;other&quot;));[.B166])" office:value-type="string" office:string-value="int" calcext:value-type="string">
            <text:p>int</text:p>
          </table:table-cell>
          <table:table-cell table:formula="of:=IF(LEN([.A166])=0;[.D166];[.A166])" office:value-type="string" office:string-value="householder_living_alone" calcext:value-type="string">
            <text:p>householder_living_alone</text:p>
          </table:table-cell>
          <table:table-cell table:formula="of:=[.H166]&amp;&quot; &quot; &amp;[.G166]&amp;&quot;,&quot;" office:value-type="string" office:string-value="householder_living_alone int," calcext:value-type="string">
            <text:p>householder_living_alon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2</text:p>
          </table:table-cell>
          <table:table-cell office:value-type="string" calcext:value-type="string">
            <text:p>DPSF013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7])=0;IF([.E167]=&quot;Text&quot;;&quot;varchar(&quot;&amp;[.F167]&amp;&quot;)&quot;;IF([.E167]=&quot;Number (Long)&quot;;&quot;int&quot;;&quot;other&quot;));[.B167])" office:value-type="string" office:string-value="int" calcext:value-type="string">
            <text:p>int</text:p>
          </table:table-cell>
          <table:table-cell table:formula="of:=IF(LEN([.A167])=0;[.D167];[.A167])" office:value-type="string" office:string-value="householder_living_alone_male" calcext:value-type="string">
            <text:p>householder_living_alone_male</text:p>
          </table:table-cell>
          <table:table-cell table:formula="of:=[.H167]&amp;&quot; &quot; &amp;[.G167]&amp;&quot;,&quot;" office:value-type="string" office:string-value="householder_living_alone_male int," calcext:value-type="string">
            <text:p>householder_living_alone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3</text:p>
          </table:table-cell>
          <table:table-cell office:value-type="string" calcext:value-type="string">
            <text:p>DPSF013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8])=0;IF([.E168]=&quot;Text&quot;;&quot;varchar(&quot;&amp;[.F168]&amp;&quot;)&quot;;IF([.E168]=&quot;Number (Long)&quot;;&quot;int&quot;;&quot;other&quot;));[.B168])" office:value-type="string" office:string-value="int" calcext:value-type="string">
            <text:p>int</text:p>
          </table:table-cell>
          <table:table-cell table:formula="of:=IF(LEN([.A168])=0;[.D168];[.A168])" office:value-type="string" office:string-value="householder_living_alone_male_over65" calcext:value-type="string">
            <text:p>householder_living_alone_male_over65</text:p>
          </table:table-cell>
          <table:table-cell table:formula="of:=[.H168]&amp;&quot; &quot; &amp;[.G168]&amp;&quot;,&quot;" office:value-type="string" office:string-value="householder_living_alone_male_over65 int," calcext:value-type="string">
            <text:p>householder_living_alone_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4</text:p>
          </table:table-cell>
          <table:table-cell office:value-type="string" calcext:value-type="string">
            <text:p>DPSF013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9])=0;IF([.E169]=&quot;Text&quot;;&quot;varchar(&quot;&amp;[.F169]&amp;&quot;)&quot;;IF([.E169]=&quot;Number (Long)&quot;;&quot;int&quot;;&quot;other&quot;));[.B169])" office:value-type="string" office:string-value="int" calcext:value-type="string">
            <text:p>int</text:p>
          </table:table-cell>
          <table:table-cell table:formula="of:=IF(LEN([.A169])=0;[.D169];[.A169])" office:value-type="string" office:string-value="householder_living_alone_female" calcext:value-type="string">
            <text:p>householder_living_alone_female</text:p>
          </table:table-cell>
          <table:table-cell table:formula="of:=[.H169]&amp;&quot; &quot; &amp;[.G169]&amp;&quot;,&quot;" office:value-type="string" office:string-value="householder_living_alone_female int," calcext:value-type="string">
            <text:p>householder_living_alone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fe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5</text:p>
          </table:table-cell>
          <table:table-cell office:value-type="string" calcext:value-type="string">
            <text:p>DPSF013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0])=0;IF([.E170]=&quot;Text&quot;;&quot;varchar(&quot;&amp;[.F170]&amp;&quot;)&quot;;IF([.E170]=&quot;Number (Long)&quot;;&quot;int&quot;;&quot;other&quot;));[.B170])" office:value-type="string" office:string-value="int" calcext:value-type="string">
            <text:p>int</text:p>
          </table:table-cell>
          <table:table-cell table:formula="of:=IF(LEN([.A170])=0;[.D170];[.A170])" office:value-type="string" office:string-value="householder_living_alone_female_over65" calcext:value-type="string">
            <text:p>householder_living_alone_female_over65</text:p>
          </table:table-cell>
          <table:table-cell table:formula="of:=[.H170]&amp;&quot; &quot; &amp;[.G170]&amp;&quot;,&quot;" office:value-type="string" office:string-value="householder_living_alone_female_over65 int," calcext:value-type="string">
            <text:p>householder_living_alone_fe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40001 </text:p>
          </table:table-cell>
          <table:table-cell office:value-type="string" calcext:value-type="string">
            <text:p>DPSF01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1])=0;IF([.E171]=&quot;Text&quot;;&quot;varchar(&quot;&amp;[.F171]&amp;&quot;)&quot;;IF([.E171]=&quot;Number (Long)&quot;;&quot;int&quot;;&quot;other&quot;));[.B171])" office:value-type="string" office:string-value="int" calcext:value-type="string">
            <text:p>int</text:p>
          </table:table-cell>
          <table:table-cell table:formula="of:=IF(LEN([.A171])=0;[.D171];[.A171])" office:value-type="string" office:string-value="households_with_kids" calcext:value-type="string">
            <text:p>households_with_kids</text:p>
          </table:table-cell>
          <table:table-cell table:formula="of:=[.H171]&amp;&quot; &quot; &amp;[.G171]&amp;&quot;,&quot;" office:value-type="string" office:string-value="households_with_kids int," calcext:value-type="string">
            <text:p>households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with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50001 </text:p>
          </table:table-cell>
          <table:table-cell office:value-type="string" calcext:value-type="string">
            <text:p>DPSF01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2])=0;IF([.E172]=&quot;Text&quot;;&quot;varchar(&quot;&amp;[.F172]&amp;&quot;)&quot;;IF([.E172]=&quot;Number (Long)&quot;;&quot;int&quot;;&quot;other&quot;));[.B172])" office:value-type="string" office:string-value="int" calcext:value-type="string">
            <text:p>int</text:p>
          </table:table-cell>
          <table:table-cell table:formula="of:=IF(LEN([.A172])=0;[.D172];[.A172])" office:value-type="string" office:string-value="households_with_over65" calcext:value-type="string">
            <text:p>households_with_over65</text:p>
          </table:table-cell>
          <table:table-cell table:formula="of:=[.H172]&amp;&quot; &quot; &amp;[.G172]&amp;&quot;,&quot;" office:value-type="string" office:string-value="households_with_over65 int," calcext:value-type="string">
            <text:p>households_with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_average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60001 </text:p>
          </table:table-cell>
          <table:table-cell office:value-type="string" calcext:value-type="string">
            <text:p>DPSF016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3])=0;IF([.E173]=&quot;Text&quot;;&quot;varchar(&quot;&amp;[.F173]&amp;&quot;)&quot;;IF([.E173]=&quot;Number (Long)&quot;;&quot;int&quot;;&quot;other&quot;));[.B173])" office:value-type="string" office:string-value="float" calcext:value-type="string">
            <text:p>float</text:p>
          </table:table-cell>
          <table:table-cell table:formula="of:=IF(LEN([.A173])=0;[.D173];[.A173])" office:value-type="string" office:string-value="household_average_size" calcext:value-type="string">
            <text:p>household_average_size</text:p>
          </table:table-cell>
          <table:table-cell table:formula="of:=[.H173]&amp;&quot; &quot; &amp;[.G173]&amp;&quot;,&quot;" office:value-type="string" office:string-value="household_average_size float," calcext:value-type="string">
            <text:p>household_average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_family_average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70001 </text:p>
          </table:table-cell>
          <table:table-cell office:value-type="string" calcext:value-type="string">
            <text:p>DPSF01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4])=0;IF([.E174]=&quot;Text&quot;;&quot;varchar(&quot;&amp;[.F174]&amp;&quot;)&quot;;IF([.E174]=&quot;Number (Long)&quot;;&quot;int&quot;;&quot;other&quot;));[.B174])" office:value-type="string" office:string-value="float" calcext:value-type="string">
            <text:p>float</text:p>
          </table:table-cell>
          <table:table-cell table:formula="of:=IF(LEN([.A174])=0;[.D174];[.A174])" office:value-type="string" office:string-value="household_family_average_size" calcext:value-type="string">
            <text:p>household_family_average_size</text:p>
          </table:table-cell>
          <table:table-cell table:formula="of:=[.H174]&amp;&quot; &quot; &amp;[.G174]&amp;&quot;,&quot;" office:value-type="string" office:string-value="household_family_average_size float," calcext:value-type="string">
            <text:p>household_family_average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1</text:p>
          </table:table-cell>
          <table:table-cell office:value-type="string" calcext:value-type="string">
            <text:p>DPSF01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5])=0;IF([.E175]=&quot;Text&quot;;&quot;varchar(&quot;&amp;[.F175]&amp;&quot;)&quot;;IF([.E175]=&quot;Number (Long)&quot;;&quot;int&quot;;&quot;other&quot;));[.B175])" office:value-type="string" office:string-value="int" calcext:value-type="string">
            <text:p>int</text:p>
          </table:table-cell>
          <table:table-cell table:formula="of:=IF(LEN([.A175])=0;[.D175];[.A175])" office:value-type="string" office:string-value="housing_units" calcext:value-type="string">
            <text:p>housing_units</text:p>
          </table:table-cell>
          <table:table-cell table:formula="of:=[.H175]&amp;&quot; &quot; &amp;[.G175]&amp;&quot;,&quot;" office:value-type="string" office:string-value="housing_units int," calcext:value-type="string">
            <text:p>housing_unit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2</text:p>
          </table:table-cell>
          <table:table-cell office:value-type="string" calcext:value-type="string">
            <text:p>DPSF01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6])=0;IF([.E176]=&quot;Text&quot;;&quot;varchar(&quot;&amp;[.F176]&amp;&quot;)&quot;;IF([.E176]=&quot;Number (Long)&quot;;&quot;int&quot;;&quot;other&quot;));[.B176])" office:value-type="string" office:string-value="int" calcext:value-type="string">
            <text:p>int</text:p>
          </table:table-cell>
          <table:table-cell table:formula="of:=IF(LEN([.A176])=0;[.D176];[.A176])" office:value-type="string" office:string-value="housing_units_occupied" calcext:value-type="string">
            <text:p>housing_units_occupied</text:p>
          </table:table-cell>
          <table:table-cell table:formula="of:=[.H176]&amp;&quot; &quot; &amp;[.G176]&amp;&quot;,&quot;" office:value-type="string" office:string-value="housing_units_occupied int," calcext:value-type="string">
            <text:p>housing_units_occupi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vac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3</text:p>
          </table:table-cell>
          <table:table-cell office:value-type="string" calcext:value-type="string">
            <text:p>DPSF01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7])=0;IF([.E177]=&quot;Text&quot;;&quot;varchar(&quot;&amp;[.F177]&amp;&quot;)&quot;;IF([.E177]=&quot;Number (Long)&quot;;&quot;int&quot;;&quot;other&quot;));[.B177])" office:value-type="string" office:string-value="int" calcext:value-type="string">
            <text:p>int</text:p>
          </table:table-cell>
          <table:table-cell table:formula="of:=IF(LEN([.A177])=0;[.D177];[.A177])" office:value-type="string" office:string-value="housing_units_vacant" calcext:value-type="string">
            <text:p>housing_units_vacant</text:p>
          </table:table-cell>
          <table:table-cell table:formula="of:=[.H177]&amp;&quot; &quot; &amp;[.G177]&amp;&quot;,&quot;" office:value-type="string" office:string-value="housing_units_vacant int," calcext:value-type="string">
            <text:p>housing_units_vacant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vacant_for_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4</text:p>
          </table:table-cell>
          <table:table-cell office:value-type="string" calcext:value-type="string">
            <text:p>DPSF01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8])=0;IF([.E178]=&quot;Text&quot;;&quot;varchar(&quot;&amp;[.F178]&amp;&quot;)&quot;;IF([.E178]=&quot;Number (Long)&quot;;&quot;int&quot;;&quot;other&quot;));[.B178])" office:value-type="string" office:string-value="int" calcext:value-type="string">
            <text:p>int</text:p>
          </table:table-cell>
          <table:table-cell table:formula="of:=IF(LEN([.A178])=0;[.D178];[.A178])" office:value-type="string" office:string-value="housing_units_vacant_for_rent" calcext:value-type="string">
            <text:p>housing_units_vacant_for_rent</text:p>
          </table:table-cell>
          <table:table-cell table:formula="of:=[.H178]&amp;&quot; &quot; &amp;[.G178]&amp;&quot;,&quot;" office:value-type="string" office:string-value="housing_units_vacant_for_rent int," calcext:value-type="string">
            <text:p>housing_units_vacant_for_rent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rented_not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5</text:p>
          </table:table-cell>
          <table:table-cell office:value-type="string" calcext:value-type="string">
            <text:p>DPSF01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9])=0;IF([.E179]=&quot;Text&quot;;&quot;varchar(&quot;&amp;[.F179]&amp;&quot;)&quot;;IF([.E179]=&quot;Number (Long)&quot;;&quot;int&quot;;&quot;other&quot;));[.B179])" office:value-type="string" office:string-value="int" calcext:value-type="string">
            <text:p>int</text:p>
          </table:table-cell>
          <table:table-cell table:formula="of:=IF(LEN([.A179])=0;[.D179];[.A179])" office:value-type="string" office:string-value="housing_units_rented_not_occupied" calcext:value-type="string">
            <text:p>housing_units_rented_not_occupied</text:p>
          </table:table-cell>
          <table:table-cell table:formula="of:=[.H179]&amp;&quot; &quot; &amp;[.G179]&amp;&quot;,&quot;" office:value-type="string" office:string-value="housing_units_rented_not_occupied int," calcext:value-type="string">
            <text:p>housing_units_rented_not_occupi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for_s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6</text:p>
          </table:table-cell>
          <table:table-cell office:value-type="string" calcext:value-type="string">
            <text:p>DPSF01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0])=0;IF([.E180]=&quot;Text&quot;;&quot;varchar(&quot;&amp;[.F180]&amp;&quot;)&quot;;IF([.E180]=&quot;Number (Long)&quot;;&quot;int&quot;;&quot;other&quot;));[.B180])" office:value-type="string" office:string-value="int" calcext:value-type="string">
            <text:p>int</text:p>
          </table:table-cell>
          <table:table-cell table:formula="of:=IF(LEN([.A180])=0;[.D180];[.A180])" office:value-type="string" office:string-value="housing_units_for_sale" calcext:value-type="string">
            <text:p>housing_units_for_sale</text:p>
          </table:table-cell>
          <table:table-cell table:formula="of:=[.H180]&amp;&quot; &quot; &amp;[.G180]&amp;&quot;,&quot;" office:value-type="string" office:string-value="housing_units_for_sale int," calcext:value-type="string">
            <text:p>housing_units_for_s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sold_not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7</text:p>
          </table:table-cell>
          <table:table-cell office:value-type="string" calcext:value-type="string">
            <text:p>DPSF01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1])=0;IF([.E181]=&quot;Text&quot;;&quot;varchar(&quot;&amp;[.F181]&amp;&quot;)&quot;;IF([.E181]=&quot;Number (Long)&quot;;&quot;int&quot;;&quot;other&quot;));[.B181])" office:value-type="string" office:string-value="int" calcext:value-type="string">
            <text:p>int</text:p>
          </table:table-cell>
          <table:table-cell table:formula="of:=IF(LEN([.A181])=0;[.D181];[.A181])" office:value-type="string" office:string-value="housing_units_sold_not_occupied" calcext:value-type="string">
            <text:p>housing_units_sold_not_occupied</text:p>
          </table:table-cell>
          <table:table-cell table:formula="of:=[.H181]&amp;&quot; &quot; &amp;[.G181]&amp;&quot;,&quot;" office:value-type="string" office:string-value="housing_units_sold_not_occupied int," calcext:value-type="string">
            <text:p>housing_units_sold_not_occupied int,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housing_units_seaso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8</text:p>
          </table:table-cell>
          <table:table-cell office:value-type="string" calcext:value-type="string">
            <text:p>DPSF01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2])=0;IF([.E182]=&quot;Text&quot;;&quot;varchar(&quot;&amp;[.F182]&amp;&quot;)&quot;;IF([.E182]=&quot;Number (Long)&quot;;&quot;int&quot;;&quot;other&quot;));[.B182])" office:value-type="string" office:string-value="int" calcext:value-type="string">
            <text:p>int</text:p>
          </table:table-cell>
          <table:table-cell table:formula="of:=IF(LEN([.A182])=0;[.D182];[.A182])" office:value-type="string" office:string-value="housing_units_seasonal" calcext:value-type="string">
            <text:p>housing_units_seasonal</text:p>
          </table:table-cell>
          <table:table-cell table:formula="of:=[.H182]&amp;&quot; &quot; &amp;[.G182]&amp;&quot;,&quot;" office:value-type="string" office:string-value="housing_units_seasonal int," calcext:value-type="string">
            <text:p>housing_units_season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other_vacanci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9</text:p>
          </table:table-cell>
          <table:table-cell office:value-type="string" calcext:value-type="string">
            <text:p>DPSF01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3])=0;IF([.E183]=&quot;Text&quot;;&quot;varchar(&quot;&amp;[.F183]&amp;&quot;)&quot;;IF([.E183]=&quot;Number (Long)&quot;;&quot;int&quot;;&quot;other&quot;));[.B183])" office:value-type="string" office:string-value="int" calcext:value-type="string">
            <text:p>int</text:p>
          </table:table-cell>
          <table:table-cell table:formula="of:=IF(LEN([.A183])=0;[.D183];[.A183])" office:value-type="string" office:string-value="housing_units_other_vacancies" calcext:value-type="string">
            <text:p>housing_units_other_vacancies</text:p>
          </table:table-cell>
          <table:table-cell table:formula="of:=[.H183]&amp;&quot; &quot; &amp;[.G183]&amp;&quot;,&quot;" office:value-type="string" office:string-value="housing_units_other_vacancies int," calcext:value-type="string">
            <text:p>housing_units_other_vacanci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cancy_rate_homeown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90001</text:p>
          </table:table-cell>
          <table:table-cell office:value-type="string" calcext:value-type="string">
            <text:p>DPSF01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4])=0;IF([.E184]=&quot;Text&quot;;&quot;varchar(&quot;&amp;[.F184]&amp;&quot;)&quot;;IF([.E184]=&quot;Number (Long)&quot;;&quot;int&quot;;&quot;other&quot;));[.B184])" office:value-type="string" office:string-value="float" calcext:value-type="string">
            <text:p>float</text:p>
          </table:table-cell>
          <table:table-cell table:formula="of:=IF(LEN([.A184])=0;[.D184];[.A184])" office:value-type="string" office:string-value="vacancy_rate_homeowner" calcext:value-type="string">
            <text:p>vacancy_rate_homeowner</text:p>
          </table:table-cell>
          <table:table-cell table:formula="of:=[.H184]&amp;&quot; &quot; &amp;[.G184]&amp;&quot;,&quot;" office:value-type="string" office:string-value="vacancy_rate_homeowner float," calcext:value-type="string">
            <text:p>vacancy_rate_homeowner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cancy_rate_ren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00001</text:p>
          </table:table-cell>
          <table:table-cell office:value-type="string" calcext:value-type="string">
            <text:p>DPSF02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5])=0;IF([.E185]=&quot;Text&quot;;&quot;varchar(&quot;&amp;[.F185]&amp;&quot;)&quot;;IF([.E185]=&quot;Number (Long)&quot;;&quot;int&quot;;&quot;other&quot;));[.B185])" office:value-type="string" office:string-value="float" calcext:value-type="string">
            <text:p>float</text:p>
          </table:table-cell>
          <table:table-cell table:formula="of:=IF(LEN([.A185])=0;[.D185];[.A185])" office:value-type="string" office:string-value="vacancy_rate_rental" calcext:value-type="string">
            <text:p>vacancy_rate_rental</text:p>
          </table:table-cell>
          <table:table-cell table:formula="of:=[.H185]&amp;&quot; &quot; &amp;[.G185]&amp;&quot;,&quot;" office:value-type="string" office:string-value="vacancy_rate_rental float," calcext:value-type="string">
            <text:p>vacancy_rate_rental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1</text:p>
          </table:table-cell>
          <table:table-cell office:value-type="string" calcext:value-type="string">
            <text:p>DPSF02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6])=0;IF([.E186]=&quot;Text&quot;;&quot;varchar(&quot;&amp;[.F186]&amp;&quot;)&quot;;IF([.E186]=&quot;Number (Long)&quot;;&quot;int&quot;;&quot;other&quot;));[.B186])" office:value-type="string" office:string-value="int" calcext:value-type="string">
            <text:p>int</text:p>
          </table:table-cell>
          <table:table-cell table:formula="of:=IF(LEN([.A186])=0;[.D186];[.A186])" office:value-type="string" office:string-value="occupied_units_total" calcext:value-type="string">
            <text:p>occupied_units_total</text:p>
          </table:table-cell>
          <table:table-cell table:formula="of:=[.H186]&amp;&quot; &quot; &amp;[.G186]&amp;&quot;,&quot;" office:value-type="string" office:string-value="occupied_units_total int," calcext:value-type="string">
            <text:p>occupied_units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ow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2</text:p>
          </table:table-cell>
          <table:table-cell office:value-type="string" calcext:value-type="string">
            <text:p>DPSF02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7])=0;IF([.E187]=&quot;Text&quot;;&quot;varchar(&quot;&amp;[.F187]&amp;&quot;)&quot;;IF([.E187]=&quot;Number (Long)&quot;;&quot;int&quot;;&quot;other&quot;));[.B187])" office:value-type="string" office:string-value="int" calcext:value-type="string">
            <text:p>int</text:p>
          </table:table-cell>
          <table:table-cell table:formula="of:=IF(LEN([.A187])=0;[.D187];[.A187])" office:value-type="string" office:string-value="occupied_units_owner" calcext:value-type="string">
            <text:p>occupied_units_owner</text:p>
          </table:table-cell>
          <table:table-cell table:formula="of:=[.H187]&amp;&quot; &quot; &amp;[.G187]&amp;&quot;,&quot;" office:value-type="string" office:string-value="occupied_units_owner int," calcext:value-type="string">
            <text:p>occupied_units_ow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ren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3</text:p>
          </table:table-cell>
          <table:table-cell office:value-type="string" calcext:value-type="string">
            <text:p>DPSF02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8])=0;IF([.E188]=&quot;Text&quot;;&quot;varchar(&quot;&amp;[.F188]&amp;&quot;)&quot;;IF([.E188]=&quot;Number (Long)&quot;;&quot;int&quot;;&quot;other&quot;));[.B188])" office:value-type="string" office:string-value="int" calcext:value-type="string">
            <text:p>int</text:p>
          </table:table-cell>
          <table:table-cell table:formula="of:=IF(LEN([.A188])=0;[.D188];[.A188])" office:value-type="string" office:string-value="occupied_units_renter" calcext:value-type="string">
            <text:p>occupied_units_renter</text:p>
          </table:table-cell>
          <table:table-cell table:formula="of:=[.H188]&amp;&quot; &quot; &amp;[.G188]&amp;&quot;,&quot;" office:value-type="string" office:string-value="occupied_units_renter int," calcext:value-type="string">
            <text:p>occupied_units_rent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pop_ow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20001</text:p>
          </table:table-cell>
          <table:table-cell office:value-type="string" calcext:value-type="string">
            <text:p>DPSF02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9])=0;IF([.E189]=&quot;Text&quot;;&quot;varchar(&quot;&amp;[.F189]&amp;&quot;)&quot;;IF([.E189]=&quot;Number (Long)&quot;;&quot;int&quot;;&quot;other&quot;));[.B189])" office:value-type="string" office:string-value="int" calcext:value-type="string">
            <text:p>int</text:p>
          </table:table-cell>
          <table:table-cell table:formula="of:=IF(LEN([.A189])=0;[.D189];[.A189])" office:value-type="string" office:string-value="occupied_pop_owner" calcext:value-type="string">
            <text:p>occupied_pop_owner</text:p>
          </table:table-cell>
          <table:table-cell table:formula="of:=[.H189]&amp;&quot; &quot; &amp;[.G189]&amp;&quot;,&quot;" office:value-type="string" office:string-value="occupied_pop_owner int," calcext:value-type="string">
            <text:p>occupied_pop_ow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pop_ren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20002</text:p>
          </table:table-cell>
          <table:table-cell office:value-type="string" calcext:value-type="string">
            <text:p>DPSF02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0])=0;IF([.E190]=&quot;Text&quot;;&quot;varchar(&quot;&amp;[.F190]&amp;&quot;)&quot;;IF([.E190]=&quot;Number (Long)&quot;;&quot;int&quot;;&quot;other&quot;));[.B190])" office:value-type="string" office:string-value="int" calcext:value-type="string">
            <text:p>int</text:p>
          </table:table-cell>
          <table:table-cell table:formula="of:=IF(LEN([.A190])=0;[.D190];[.A190])" office:value-type="string" office:string-value="occupied_pop_renter" calcext:value-type="string">
            <text:p>occupied_pop_renter</text:p>
          </table:table-cell>
          <table:table-cell table:formula="of:=[.H190]&amp;&quot; &quot; &amp;[.G190]&amp;&quot;,&quot;" office:value-type="string" office:string-value="occupied_pop_renter int," calcext:value-type="string">
            <text:p>occupied_pop_rent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wner_occupied_household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30001</text:p>
          </table:table-cell>
          <table:table-cell office:value-type="string" calcext:value-type="string">
            <text:p>DPSF02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1])=0;IF([.E191]=&quot;Text&quot;;&quot;varchar(&quot;&amp;[.F191]&amp;&quot;)&quot;;IF([.E191]=&quot;Number (Long)&quot;;&quot;int&quot;;&quot;other&quot;));[.B191])" office:value-type="string" office:string-value="float" calcext:value-type="string">
            <text:p>float</text:p>
          </table:table-cell>
          <table:table-cell table:formula="of:=IF(LEN([.A191])=0;[.D191];[.A191])" office:value-type="string" office:string-value="owner_occupied_household_size" calcext:value-type="string">
            <text:p>owner_occupied_household_size</text:p>
          </table:table-cell>
          <table:table-cell table:formula="of:=[.H191]&amp;&quot; &quot; &amp;[.G191]&amp;&quot;,&quot;" office:value-type="string" office:string-value="owner_occupied_household_size float," calcext:value-type="string">
            <text:p>owner_occupied_household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ter_occupied_household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30002</text:p>
          </table:table-cell>
          <table:table-cell office:value-type="string" calcext:value-type="string">
            <text:p>DPSF02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2])=0;IF([.E192]=&quot;Text&quot;;&quot;varchar(&quot;&amp;[.F192]&amp;&quot;)&quot;;IF([.E192]=&quot;Number (Long)&quot;;&quot;int&quot;;&quot;other&quot;));[.B192])" office:value-type="string" office:string-value="float" calcext:value-type="string">
            <text:p>float</text:p>
          </table:table-cell>
          <table:table-cell table:formula="of:=IF(LEN([.A192])=0;[.D192];[.A192])" office:value-type="string" office:string-value="renter_occupied_household_size" calcext:value-type="string">
            <text:p>renter_occupied_household_size</text:p>
          </table:table-cell>
          <table:table-cell table:formula="of:=[.H192]&amp;&quot; &quot; &amp;[.G192]&amp;&quot;,&quot;" office:value-type="string" office:string-value="renter_occupied_household_size float," calcext:value-type="string">
            <text:p>renter_occupied_household_size float,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3" table:target-range-address="'part 2 combined'.A1:'part 2 combined'.C1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15:50.605526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ke wander</meta:initial-creator>
    <meta:creation-date>2016-09-27T20:04:32.944600998</meta:creation-date>
    <dc:date>2016-09-29T16:24:35.649856457</dc:date>
    <dc:creator>zeke wander</dc:creator>
    <meta:editing-duration>PT11M53S</meta:editing-duration>
    <meta:editing-cycles>5</meta:editing-cycles>
    <meta:generator>LibreOffice/4.2.8.2$Linux_X86_64 LibreOffice_project/420m0$Build-2</meta:generator>
    <meta:document-statistic meta:table-count="4" meta:cell-count="4840" meta:object-count="0"/>
  </office:meta>
</office:document-meta>
</file>